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export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3791in"/>
    </style:style>
    <style:style style:name="co14" style:family="table-column">
      <style:table-column-properties fo:break-before="auto" style:column-width="0.6374in"/>
    </style:style>
    <style:style style:name="co15" style:family="table-column">
      <style:table-column-properties fo:break-before="auto" style:column-width="0.7236in"/>
    </style:style>
    <style:style style:name="co16" style:family="table-column">
      <style:table-column-properties fo:break-before="auto" style:column-width="3.5654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7646in"/>
    </style:style>
    <style:style style:name="co7" style:family="table-column">
      <style:table-column-properties fo:break-before="auto" style:column-width="0.498in"/>
    </style:style>
    <style:style style:name="co9" style:family="table-column">
      <style:table-column-properties fo:break-before="auto" style:column-width="0.5626in"/>
    </style:style>
    <style:style style:name="co10" style:family="table-column">
      <style:table-column-properties fo:break-before="auto" style:column-width="0.5807in"/>
    </style:style>
    <style:style style:name="co11" style:family="table-column">
      <style:table-column-properties fo:break-before="auto" style:column-width="1.3693in"/>
    </style:style>
    <style:style style:name="co12" style:family="table-column">
      <style:table-column-properties fo:break-before="auto" style:column-width="1.4236in"/>
    </style:style>
    <style:style style:name="co17" style:family="table-column">
      <style:table-column-properties fo:break-before="auto" style:column-width="0.9929in"/>
    </style:style>
    <style:style style:name="co18" style:family="table-column">
      <style:table-column-properties fo:break-before="auto" style:column-width="2.302in"/>
    </style:style>
    <style:style style:name="co19" style:family="table-column">
      <style:table-column-properties fo:break-before="auto" style:column-width="0.8555in"/>
    </style:style>
    <style:style style:name="co20" style:family="table-column">
      <style:table-column-properties fo:break-before="auto" style:column-width="0.7717in"/>
    </style:style>
    <style:style style:name="co21" style:family="table-column">
      <style:table-column-properties fo:break-before="auto" style:column-width="1.0228in"/>
    </style:style>
    <style:style style:name="co22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position="" style:font-name="FreeMono"/>
    </style:style>
    <style:style style:name="ce11" style:family="table-cell" style:parent-style-name="Default">
      <style:text-properties fo:color="#c90016" style:text-position="" style:font-name="FreeMono"/>
    </style:style>
    <style:style style:name="ce3" style:family="table-cell" style:parent-style-name="Default">
      <style:text-properties fo:color="#00ae00" fo:font-style="italic" style:font-style-asian="italic" style:font-style-complex="italic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none" fo:border-left="none" fo:border-right="none" fo:border-top="4pt solid #999999"/>
    </style:style>
    <style:style style:name="ce6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4pt solid 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none" fo:background-color="transparent" fo:border-left="4pt solid #ffff00" fo:padding-bottom="0.0193in" fo:padding-left="0.0138in" fo:padding-right="0.0138in" fo:padding-top="0.0193in" fo:border-right="none" fo:border-top="none"/>
    </style:style>
    <style:style style:name="ce9" style:family="table-cell" style:parent-style-name="Default">
      <style:table-cell-properties fo:border-bottom="none" fo:background-color="#ffff00" fo:border-left="4pt solid #ffff00" fo:padding-bottom="0.0193in" fo:padding-left="0.0138in" fo:padding-right="0.0138in" fo:padding-top="0.0193in" fo:border-right="none" fo:border-top="none"/>
    </style:style>
    <style:style style:name="ce12" style:family="table-cell" style:parent-style-name="Default">
      <style:table-cell-properties fo:border-bottom="none" fo:background-color="transparent" fo:border-left="none" fo:padding-bottom="0.0193in" fo:padding-left="0.0138in" fo:padding-right="0.0138in" fo:padding-top="0.0193in" fo:border-right="none" fo:border-top="4pt solid #999999"/>
    </style:style>
    <style:style style:name="ce13" style:family="table-cell" style:parent-style-name="Default">
      <style:text-properties style:font-name="Liberation Sans" style:font-name-asian="DejaVu Sans" style:font-name-complex="Lohit Hindi"/>
    </style:style>
  </office:automatic-styles>
  <office:body>
    <office:spreadsheet>
      <table:table table:name="highway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Default"/>
        <table:table-column table:style-name="co17" table:number-columns-repeated="13" table:default-cell-style-name="Default"/>
        <table:table-column table:style-name="co8" table:number-columns-repeated="1004" table:default-cell-style-name="Default"/>
        <table:table-row table:style-name="ro3">
          <table:table-cell office:value-type="string">
            <text:p>highway</text:p>
          </table:table-cell>
          <table:table-cell office:value-type="string">
            <text:p>tunnel</text:p>
          </table:table-cell>
          <table:table-cell office:value-type="string">
            <text:p>bridge</text:p>
          </table:table-cell>
          <table:table-cell office:value-type="string">
            <text:p>access</text:p>
          </table:table-cell>
          <table:table-cell office:value-type="string">
            <text:p>bicycle</text:p>
          </table:table-cell>
          <table:table-cell office:value-type="string">
            <text:p>pass</text:p>
          </table:table-cell>
          <table:table-cell office:value-type="string">
            <text:p>symbolizer</text:p>
          </table:table-cell>
          <table:table-cell office:value-type="string">
            <text:p>z6</text:p>
          </table:table-cell>
          <table:table-cell office:value-type="string">
            <text:p>z7</text:p>
          </table:table-cell>
          <table:table-cell office:value-type="string">
            <text:p>z8</text:p>
          </table:table-cell>
          <table:table-cell office:value-type="string">
            <text:p>z9</text:p>
          </table:table-cell>
          <table:table-cell office:value-type="string">
            <text:p>z10</text:p>
          </table:table-cell>
          <table:table-cell office:value-type="string">
            <text:p>z11</text:p>
          </table:table-cell>
          <table:table-cell office:value-type="string">
            <text:p>z12</text:p>
          </table:table-cell>
          <table:table-cell office:value-type="string">
            <text:p>z13</text:p>
          </table:table-cell>
          <table:table-cell office:value-type="string">
            <text:p>z14</text:p>
          </table:table-cell>
          <table:table-cell office:value-type="string">
            <text:p>z15</text:p>
          </table:table-cell>
          <table:table-cell office:value-type="string">
            <text:p>z16</text:p>
          </table:table-cell>
          <table:table-cell office:value-type="string">
            <text:p>z17</text:p>
          </table:table-cell>
          <table:table-cell office:value-type="string">
            <text:p>z1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formula="of:=[.M2]*2" office:value-type="float" office:value="433344">
            <text:p>433344</text:p>
          </table:table-cell>
          <table:table-cell office:value-type="float" office:value="216672">
            <text:p>216672</text:p>
          </table:table-cell>
          <table:table-cell office:value-type="float" office:value="108336">
            <text:p>108336</text:p>
          </table:table-cell>
          <table:table-cell office:value-type="float" office:value="54168">
            <text:p>54168</text:p>
          </table:table-cell>
          <table:table-cell office:value-type="float" office:value="27084">
            <text:p>27084</text:p>
          </table:table-cell>
          <table:table-cell office:value-type="float" office:value="13542">
            <text:p>13542</text:p>
          </table:table-cell>
          <table:table-cell office:value-type="float" office:value="6771">
            <text:p>6771</text:p>
          </table:table-cell>
          <table:table-cell office:value-type="float" office:value="3385.5">
            <text:p>3385.5</text:p>
          </table:table-cell>
          <table:table-cell office:value-type="float" office:value="1692.75">
            <text:p>1692.75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nice linejoins/caps - make it round</text:p>
          </table:table-cell>
          <table:table-cell table:number-columns-repeated="1023"/>
        </table:table-row>
        <table:table-row table:style-name="ro3">
          <table:table-cell office:value-type="string">
            <text:p>all</text:p>
          </table:table-cell>
          <table:table-cell table:number-columns-repeated="4"/>
          <table:table-cell office:value-type="string">
            <text:p>casing</text:p>
          </table:table-cell>
          <table:table-cell office:value-type="string">
            <text:p>line.stroke-linejoin</text:p>
          </table:table-cell>
          <table:table-cell table:formula="of:=[.I4]" office:value-type="string" office:string-value="round">
            <text:p>round</text:p>
          </table:table-cell>
          <table:table-cell table:formula="of:=[.J4]" office:value-type="string" office:string-value="round">
            <text:p>round</text:p>
          </table:table-cell>
          <table:table-cell table:formula="of:=[.K4]" office:value-type="string" office:string-value="round">
            <text:p>round</text:p>
          </table:table-cell>
          <table:table-cell table:formula="of:=[.L4]" office:value-type="string" office:string-value="round">
            <text:p>round</text:p>
          </table:table-cell>
          <table:table-cell table:formula="of:=[.M4]" office:value-type="string" office:string-value="round">
            <text:p>round</text:p>
          </table:table-cell>
          <table:table-cell table:formula="of:=[.N4]" office:value-type="string" office:string-value="round">
            <text:p>round</text:p>
          </table:table-cell>
          <table:table-cell table:formula="of:=[.O4]" office:value-type="string" office:string-value="round">
            <text:p>round</text:p>
          </table:table-cell>
          <table:table-cell table:formula="of:=[.P4]" office:value-type="string" office:string-value="round">
            <text:p>round</text:p>
          </table:table-cell>
          <table:table-cell table:formula="of:=[.Q4]" office:value-type="string" office:string-value="round">
            <text:p>round</text:p>
          </table:table-cell>
          <table:table-cell table:formula="of:=[.R4]" office:value-type="string" office:string-value="round">
            <text:p>round</text:p>
          </table:table-cell>
          <table:table-cell table:formula="of:=[.S4]" office:value-type="string" office:string-value="round">
            <text:p>round</text:p>
          </table:table-cell>
          <table:table-cell table:formula="of:=[.T4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3">
          <table:table-cell office:value-type="string">
            <text:p>all</text:p>
          </table:table-cell>
          <table:table-cell table:number-columns-repeated="4"/>
          <table:table-cell office:value-type="string">
            <text:p>casing</text:p>
          </table:table-cell>
          <table:table-cell office:value-type="string">
            <text:p>line.stroke-linecap</text:p>
          </table:table-cell>
          <table:table-cell table:formula="of:=[.I5]" office:value-type="string" office:string-value="round">
            <text:p>round</text:p>
          </table:table-cell>
          <table:table-cell table:formula="of:=[.J5]" office:value-type="string" office:string-value="round">
            <text:p>round</text:p>
          </table:table-cell>
          <table:table-cell table:formula="of:=[.K5]" office:value-type="string" office:string-value="round">
            <text:p>round</text:p>
          </table:table-cell>
          <table:table-cell table:formula="of:=[.L5]" office:value-type="string" office:string-value="round">
            <text:p>round</text:p>
          </table:table-cell>
          <table:table-cell table:formula="of:=[.M5]" office:value-type="string" office:string-value="round">
            <text:p>round</text:p>
          </table:table-cell>
          <table:table-cell table:formula="of:=[.N5]" office:value-type="string" office:string-value="round">
            <text:p>round</text:p>
          </table:table-cell>
          <table:table-cell table:formula="of:=[.O5]" office:value-type="string" office:string-value="round">
            <text:p>round</text:p>
          </table:table-cell>
          <table:table-cell table:formula="of:=[.P5]" office:value-type="string" office:string-value="round">
            <text:p>round</text:p>
          </table:table-cell>
          <table:table-cell table:formula="of:=[.Q5]" office:value-type="string" office:string-value="round">
            <text:p>round</text:p>
          </table:table-cell>
          <table:table-cell table:formula="of:=[.R5]" office:value-type="string" office:string-value="round">
            <text:p>round</text:p>
          </table:table-cell>
          <table:table-cell table:formula="of:=[.S5]" office:value-type="string" office:string-value="round">
            <text:p>round</text:p>
          </table:table-cell>
          <table:table-cell table:formula="of:=[.T5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3">
          <table:table-cell office:value-type="string">
            <text:p>all</text:p>
          </table:table-cell>
          <table:table-cell table:number-columns-repeated="4"/>
          <table:table-cell office:value-type="string">
            <text:p>fill</text:p>
          </table:table-cell>
          <table:table-cell office:value-type="string">
            <text:p>line.stroke-linejoin</text:p>
          </table:table-cell>
          <table:table-cell table:formula="of:=[.I6]" office:value-type="string" office:string-value="round">
            <text:p>round</text:p>
          </table:table-cell>
          <table:table-cell table:formula="of:=[.J6]" office:value-type="string" office:string-value="round">
            <text:p>round</text:p>
          </table:table-cell>
          <table:table-cell table:formula="of:=[.K6]" office:value-type="string" office:string-value="round">
            <text:p>round</text:p>
          </table:table-cell>
          <table:table-cell table:formula="of:=[.L6]" office:value-type="string" office:string-value="round">
            <text:p>round</text:p>
          </table:table-cell>
          <table:table-cell table:formula="of:=[.M6]" office:value-type="string" office:string-value="round">
            <text:p>round</text:p>
          </table:table-cell>
          <table:table-cell table:formula="of:=[.N6]" office:value-type="string" office:string-value="round">
            <text:p>round</text:p>
          </table:table-cell>
          <table:table-cell table:formula="of:=[.O6]" office:value-type="string" office:string-value="round">
            <text:p>round</text:p>
          </table:table-cell>
          <table:table-cell table:formula="of:=[.P6]" office:value-type="string" office:string-value="round">
            <text:p>round</text:p>
          </table:table-cell>
          <table:table-cell table:formula="of:=[.Q6]" office:value-type="string" office:string-value="round">
            <text:p>round</text:p>
          </table:table-cell>
          <table:table-cell table:formula="of:=[.R6]" office:value-type="string" office:string-value="round">
            <text:p>round</text:p>
          </table:table-cell>
          <table:table-cell table:formula="of:=[.S6]" office:value-type="string" office:string-value="round">
            <text:p>round</text:p>
          </table:table-cell>
          <table:table-cell table:formula="of:=[.T6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3">
          <table:table-cell office:value-type="string">
            <text:p>all</text:p>
          </table:table-cell>
          <table:table-cell table:number-columns-repeated="4"/>
          <table:table-cell office:value-type="string">
            <text:p>fill</text:p>
          </table:table-cell>
          <table:table-cell office:value-type="string">
            <text:p>line.stroke-linecap</text:p>
          </table:table-cell>
          <table:table-cell table:formula="of:=[.I7]" office:value-type="string" office:string-value="round">
            <text:p>round</text:p>
          </table:table-cell>
          <table:table-cell table:formula="of:=[.J7]" office:value-type="string" office:string-value="round">
            <text:p>round</text:p>
          </table:table-cell>
          <table:table-cell table:formula="of:=[.K7]" office:value-type="string" office:string-value="round">
            <text:p>round</text:p>
          </table:table-cell>
          <table:table-cell table:formula="of:=[.L7]" office:value-type="string" office:string-value="round">
            <text:p>round</text:p>
          </table:table-cell>
          <table:table-cell table:formula="of:=[.M7]" office:value-type="string" office:string-value="round">
            <text:p>round</text:p>
          </table:table-cell>
          <table:table-cell table:formula="of:=[.N7]" office:value-type="string" office:string-value="round">
            <text:p>round</text:p>
          </table:table-cell>
          <table:table-cell table:formula="of:=[.O7]" office:value-type="string" office:string-value="round">
            <text:p>round</text:p>
          </table:table-cell>
          <table:table-cell table:formula="of:=[.P7]" office:value-type="string" office:string-value="round">
            <text:p>round</text:p>
          </table:table-cell>
          <table:table-cell table:formula="of:=[.Q7]" office:value-type="string" office:string-value="round">
            <text:p>round</text:p>
          </table:table-cell>
          <table:table-cell table:formula="of:=[.R7]" office:value-type="string" office:string-value="round">
            <text:p>round</text:p>
          </table:table-cell>
          <table:table-cell table:formula="of:=[.S7]" office:value-type="string" office:string-value="round">
            <text:p>round</text:p>
          </table:table-cell>
          <table:table-cell table:formula="of:=[.T7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3">
          <table:table-cell office:value-type="string">
            <text:p>all</text:p>
          </table:table-cell>
          <table:table-cell table:number-columns-repeated="4"/>
          <table:table-cell office:value-type="string">
            <text:p>casing-links</text:p>
          </table:table-cell>
          <table:table-cell office:value-type="string">
            <text:p>line.stroke-linejoin</text:p>
          </table:table-cell>
          <table:table-cell table:formula="of:=[.I8]" office:value-type="string" office:string-value="round">
            <text:p>round</text:p>
          </table:table-cell>
          <table:table-cell table:formula="of:=[.J8]" office:value-type="string" office:string-value="round">
            <text:p>round</text:p>
          </table:table-cell>
          <table:table-cell table:formula="of:=[.K8]" office:value-type="string" office:string-value="round">
            <text:p>round</text:p>
          </table:table-cell>
          <table:table-cell table:formula="of:=[.L8]" office:value-type="string" office:string-value="round">
            <text:p>round</text:p>
          </table:table-cell>
          <table:table-cell table:formula="of:=[.M8]" office:value-type="string" office:string-value="round">
            <text:p>round</text:p>
          </table:table-cell>
          <table:table-cell table:formula="of:=[.N8]" office:value-type="string" office:string-value="round">
            <text:p>round</text:p>
          </table:table-cell>
          <table:table-cell table:formula="of:=[.O8]" office:value-type="string" office:string-value="round">
            <text:p>round</text:p>
          </table:table-cell>
          <table:table-cell table:formula="of:=[.P8]" office:value-type="string" office:string-value="round">
            <text:p>round</text:p>
          </table:table-cell>
          <table:table-cell table:formula="of:=[.Q8]" office:value-type="string" office:string-value="round">
            <text:p>round</text:p>
          </table:table-cell>
          <table:table-cell table:formula="of:=[.R8]" office:value-type="string" office:string-value="round">
            <text:p>round</text:p>
          </table:table-cell>
          <table:table-cell table:formula="of:=[.S8]" office:value-type="string" office:string-value="round">
            <text:p>round</text:p>
          </table:table-cell>
          <table:table-cell table:formula="of:=[.T8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3">
          <table:table-cell office:value-type="string">
            <text:p>all</text:p>
          </table:table-cell>
          <table:table-cell table:number-columns-repeated="4"/>
          <table:table-cell office:value-type="string">
            <text:p>casing-links</text:p>
          </table:table-cell>
          <table:table-cell office:value-type="string">
            <text:p>line.stroke-linecap</text:p>
          </table:table-cell>
          <table:table-cell table:formula="of:=[.I9]" office:value-type="string" office:string-value="round">
            <text:p>round</text:p>
          </table:table-cell>
          <table:table-cell table:formula="of:=[.J9]" office:value-type="string" office:string-value="round">
            <text:p>round</text:p>
          </table:table-cell>
          <table:table-cell table:formula="of:=[.K9]" office:value-type="string" office:string-value="round">
            <text:p>round</text:p>
          </table:table-cell>
          <table:table-cell table:formula="of:=[.L9]" office:value-type="string" office:string-value="round">
            <text:p>round</text:p>
          </table:table-cell>
          <table:table-cell table:formula="of:=[.M9]" office:value-type="string" office:string-value="round">
            <text:p>round</text:p>
          </table:table-cell>
          <table:table-cell table:formula="of:=[.N9]" office:value-type="string" office:string-value="round">
            <text:p>round</text:p>
          </table:table-cell>
          <table:table-cell table:formula="of:=[.O9]" office:value-type="string" office:string-value="round">
            <text:p>round</text:p>
          </table:table-cell>
          <table:table-cell table:formula="of:=[.P9]" office:value-type="string" office:string-value="round">
            <text:p>round</text:p>
          </table:table-cell>
          <table:table-cell table:formula="of:=[.Q9]" office:value-type="string" office:string-value="round">
            <text:p>round</text:p>
          </table:table-cell>
          <table:table-cell table:formula="of:=[.R9]" office:value-type="string" office:string-value="round">
            <text:p>round</text:p>
          </table:table-cell>
          <table:table-cell table:formula="of:=[.S9]" office:value-type="string" office:string-value="round">
            <text:p>round</text:p>
          </table:table-cell>
          <table:table-cell table:formula="of:=[.T9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3">
          <table:table-cell office:value-type="string">
            <text:p>all</text:p>
          </table:table-cell>
          <table:table-cell table:number-columns-repeated="4"/>
          <table:table-cell office:value-type="string">
            <text:p>fill-links</text:p>
          </table:table-cell>
          <table:table-cell office:value-type="string">
            <text:p>line.stroke-linejoin</text:p>
          </table:table-cell>
          <table:table-cell table:formula="of:=[.I10]" office:value-type="string" office:string-value="round">
            <text:p>round</text:p>
          </table:table-cell>
          <table:table-cell table:formula="of:=[.J10]" office:value-type="string" office:string-value="round">
            <text:p>round</text:p>
          </table:table-cell>
          <table:table-cell table:formula="of:=[.K10]" office:value-type="string" office:string-value="round">
            <text:p>round</text:p>
          </table:table-cell>
          <table:table-cell table:formula="of:=[.L10]" office:value-type="string" office:string-value="round">
            <text:p>round</text:p>
          </table:table-cell>
          <table:table-cell table:formula="of:=[.M10]" office:value-type="string" office:string-value="round">
            <text:p>round</text:p>
          </table:table-cell>
          <table:table-cell table:formula="of:=[.N10]" office:value-type="string" office:string-value="round">
            <text:p>round</text:p>
          </table:table-cell>
          <table:table-cell table:formula="of:=[.O10]" office:value-type="string" office:string-value="round">
            <text:p>round</text:p>
          </table:table-cell>
          <table:table-cell table:formula="of:=[.P10]" office:value-type="string" office:string-value="round">
            <text:p>round</text:p>
          </table:table-cell>
          <table:table-cell table:formula="of:=[.Q10]" office:value-type="string" office:string-value="round">
            <text:p>round</text:p>
          </table:table-cell>
          <table:table-cell table:formula="of:=[.R10]" office:value-type="string" office:string-value="round">
            <text:p>round</text:p>
          </table:table-cell>
          <table:table-cell table:formula="of:=[.S10]" office:value-type="string" office:string-value="round">
            <text:p>round</text:p>
          </table:table-cell>
          <table:table-cell table:formula="of:=[.T10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3">
          <table:table-cell office:value-type="string">
            <text:p>all</text:p>
          </table:table-cell>
          <table:table-cell table:number-columns-repeated="4"/>
          <table:table-cell office:value-type="string">
            <text:p>fill-links</text:p>
          </table:table-cell>
          <table:table-cell office:value-type="string">
            <text:p>line.stroke-linecap</text:p>
          </table:table-cell>
          <table:table-cell table:formula="of:=[.I11]" office:value-type="string" office:string-value="round">
            <text:p>round</text:p>
          </table:table-cell>
          <table:table-cell table:formula="of:=[.J11]" office:value-type="string" office:string-value="round">
            <text:p>round</text:p>
          </table:table-cell>
          <table:table-cell table:formula="of:=[.K11]" office:value-type="string" office:string-value="round">
            <text:p>round</text:p>
          </table:table-cell>
          <table:table-cell table:formula="of:=[.L11]" office:value-type="string" office:string-value="round">
            <text:p>round</text:p>
          </table:table-cell>
          <table:table-cell table:formula="of:=[.M11]" office:value-type="string" office:string-value="round">
            <text:p>round</text:p>
          </table:table-cell>
          <table:table-cell table:formula="of:=[.N11]" office:value-type="string" office:string-value="round">
            <text:p>round</text:p>
          </table:table-cell>
          <table:table-cell table:formula="of:=[.O11]" office:value-type="string" office:string-value="round">
            <text:p>round</text:p>
          </table:table-cell>
          <table:table-cell table:formula="of:=[.P11]" office:value-type="string" office:string-value="round">
            <text:p>round</text:p>
          </table:table-cell>
          <table:table-cell table:formula="of:=[.Q11]" office:value-type="string" office:string-value="round">
            <text:p>round</text:p>
          </table:table-cell>
          <table:table-cell table:formula="of:=[.R11]" office:value-type="string" office:string-value="round">
            <text:p>round</text:p>
          </table:table-cell>
          <table:table-cell table:formula="of:=[.S11]" office:value-type="string" office:string-value="round">
            <text:p>round</text:p>
          </table:table-cell>
          <table:table-cell table:formula="of:=[.T11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3">
          <table:table-cell office:value-type="string">
            <text:p>all</text:p>
          </table:table-cell>
          <table:table-cell table:number-columns-repeated="4"/>
          <table:table-cell office:value-type="string">
            <text:p>area-casing</text:p>
          </table:table-cell>
          <table:table-cell office:value-type="string">
            <text:p>line.stroke-linejoin</text:p>
          </table:table-cell>
          <table:table-cell table:formula="of:=[.I12]" office:value-type="string" office:string-value="round">
            <text:p>round</text:p>
          </table:table-cell>
          <table:table-cell table:formula="of:=[.J12]" office:value-type="string" office:string-value="round">
            <text:p>round</text:p>
          </table:table-cell>
          <table:table-cell table:formula="of:=[.K12]" office:value-type="string" office:string-value="round">
            <text:p>round</text:p>
          </table:table-cell>
          <table:table-cell table:formula="of:=[.L12]" office:value-type="string" office:string-value="round">
            <text:p>round</text:p>
          </table:table-cell>
          <table:table-cell table:formula="of:=[.M12]" office:value-type="string" office:string-value="round">
            <text:p>round</text:p>
          </table:table-cell>
          <table:table-cell table:formula="of:=[.N12]" office:value-type="string" office:string-value="round">
            <text:p>round</text:p>
          </table:table-cell>
          <table:table-cell table:formula="of:=[.O12]" office:value-type="string" office:string-value="round">
            <text:p>round</text:p>
          </table:table-cell>
          <table:table-cell table:formula="of:=[.P12]" office:value-type="string" office:string-value="round">
            <text:p>round</text:p>
          </table:table-cell>
          <table:table-cell table:formula="of:=[.Q12]" office:value-type="string" office:string-value="round">
            <text:p>round</text:p>
          </table:table-cell>
          <table:table-cell table:formula="of:=[.R12]" office:value-type="string" office:string-value="round">
            <text:p>round</text:p>
          </table:table-cell>
          <table:table-cell table:formula="of:=[.S12]" office:value-type="string" office:string-value="round">
            <text:p>round</text:p>
          </table:table-cell>
          <table:table-cell table:formula="of:=[.T12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3">
          <table:table-cell office:value-type="string">
            <text:p>all</text:p>
          </table:table-cell>
          <table:table-cell table:number-columns-repeated="4"/>
          <table:table-cell office:value-type="string">
            <text:p>area-casing</text:p>
          </table:table-cell>
          <table:table-cell office:value-type="string">
            <text:p>line.stroke-linecap</text:p>
          </table:table-cell>
          <table:table-cell table:formula="of:=[.I13]" office:value-type="string" office:string-value="round">
            <text:p>round</text:p>
          </table:table-cell>
          <table:table-cell table:formula="of:=[.J13]" office:value-type="string" office:string-value="round">
            <text:p>round</text:p>
          </table:table-cell>
          <table:table-cell table:formula="of:=[.K13]" office:value-type="string" office:string-value="round">
            <text:p>round</text:p>
          </table:table-cell>
          <table:table-cell table:formula="of:=[.L13]" office:value-type="string" office:string-value="round">
            <text:p>round</text:p>
          </table:table-cell>
          <table:table-cell table:formula="of:=[.M13]" office:value-type="string" office:string-value="round">
            <text:p>round</text:p>
          </table:table-cell>
          <table:table-cell table:formula="of:=[.N13]" office:value-type="string" office:string-value="round">
            <text:p>round</text:p>
          </table:table-cell>
          <table:table-cell table:formula="of:=[.O13]" office:value-type="string" office:string-value="round">
            <text:p>round</text:p>
          </table:table-cell>
          <table:table-cell table:formula="of:=[.P13]" office:value-type="string" office:string-value="round">
            <text:p>round</text:p>
          </table:table-cell>
          <table:table-cell table:formula="of:=[.Q13]" office:value-type="string" office:string-value="round">
            <text:p>round</text:p>
          </table:table-cell>
          <table:table-cell table:formula="of:=[.R13]" office:value-type="string" office:string-value="round">
            <text:p>round</text:p>
          </table:table-cell>
          <table:table-cell table:formula="of:=[.S13]" office:value-type="string" office:string-value="round">
            <text:p>round</text:p>
          </table:table-cell>
          <table:table-cell table:formula="of:=[.T13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3">
          <table:table-cell office:value-type="string">
            <text:p>all</text:p>
          </table:table-cell>
          <table:table-cell table:number-columns-repeated="4"/>
          <table:table-cell office:value-type="string">
            <text:p>fill-bridge</text:p>
          </table:table-cell>
          <table:table-cell office:value-type="string">
            <text:p>line.stroke-linecap</text:p>
          </table:table-cell>
          <table:table-cell table:formula="of:=[.I14]" office:value-type="string" office:string-value="round">
            <text:p>round</text:p>
          </table:table-cell>
          <table:table-cell table:formula="of:=[.J14]" office:value-type="string" office:string-value="round">
            <text:p>round</text:p>
          </table:table-cell>
          <table:table-cell table:formula="of:=[.K14]" office:value-type="string" office:string-value="round">
            <text:p>round</text:p>
          </table:table-cell>
          <table:table-cell table:formula="of:=[.L14]" office:value-type="string" office:string-value="round">
            <text:p>round</text:p>
          </table:table-cell>
          <table:table-cell table:formula="of:=[.M14]" office:value-type="string" office:string-value="round">
            <text:p>round</text:p>
          </table:table-cell>
          <table:table-cell table:formula="of:=[.N14]" office:value-type="string" office:string-value="round">
            <text:p>round</text:p>
          </table:table-cell>
          <table:table-cell table:formula="of:=[.O14]" office:value-type="string" office:string-value="round">
            <text:p>round</text:p>
          </table:table-cell>
          <table:table-cell table:formula="of:=[.P14]" office:value-type="string" office:string-value="round">
            <text:p>round</text:p>
          </table:table-cell>
          <table:table-cell table:formula="of:=[.Q14]" office:value-type="string" office:string-value="round">
            <text:p>round</text:p>
          </table:table-cell>
          <table:table-cell table:formula="of:=[.R14]" office:value-type="string" office:string-value="round">
            <text:p>round</text:p>
          </table:table-cell>
          <table:table-cell table:formula="of:=[.S14]" office:value-type="string" office:string-value="round">
            <text:p>round</text:p>
          </table:table-cell>
          <table:table-cell table:formula="of:=[.T14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3">
          <table:table-cell office:value-type="string">
            <text:p>all</text:p>
          </table:table-cell>
          <table:table-cell table:number-columns-repeated="4"/>
          <table:table-cell office:value-type="string">
            <text:p>fill-links-bridge</text:p>
          </table:table-cell>
          <table:table-cell office:value-type="string">
            <text:p>line.stroke-linecap</text:p>
          </table:table-cell>
          <table:table-cell table:formula="of:=[.I15]" office:value-type="string" office:string-value="round">
            <text:p>round</text:p>
          </table:table-cell>
          <table:table-cell table:formula="of:=[.J15]" office:value-type="string" office:string-value="round">
            <text:p>round</text:p>
          </table:table-cell>
          <table:table-cell table:formula="of:=[.K15]" office:value-type="string" office:string-value="round">
            <text:p>round</text:p>
          </table:table-cell>
          <table:table-cell table:formula="of:=[.L15]" office:value-type="string" office:string-value="round">
            <text:p>round</text:p>
          </table:table-cell>
          <table:table-cell table:formula="of:=[.M15]" office:value-type="string" office:string-value="round">
            <text:p>round</text:p>
          </table:table-cell>
          <table:table-cell table:formula="of:=[.N15]" office:value-type="string" office:string-value="round">
            <text:p>round</text:p>
          </table:table-cell>
          <table:table-cell table:formula="of:=[.O15]" office:value-type="string" office:string-value="round">
            <text:p>round</text:p>
          </table:table-cell>
          <table:table-cell table:formula="of:=[.P15]" office:value-type="string" office:string-value="round">
            <text:p>round</text:p>
          </table:table-cell>
          <table:table-cell table:formula="of:=[.Q15]" office:value-type="string" office:string-value="round">
            <text:p>round</text:p>
          </table:table-cell>
          <table:table-cell table:formula="of:=[.R15]" office:value-type="string" office:string-value="round">
            <text:p>round</text:p>
          </table:table-cell>
          <table:table-cell table:formula="of:=[.S15]" office:value-type="string" office:string-value="round">
            <text:p>round</text:p>
          </table:table-cell>
          <table:table-cell table:formula="of:=[.T15]" office:value-type="string" office:string-value="round">
            <text:p>round</text:p>
          </table:table-cell>
          <table:table-cell office:value-type="string">
            <text:p>round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disable painting of non-selected highway-types (so long as the stroke-width is not touched by a selector with highway=all</text:p>
          </table:table-cell>
          <table:table-cell table:number-columns-repeated="1023"/>
        </table:table-row>
        <table:table-row table:style-name="ro3">
          <table:table-cell office:value-type="string">
            <text:p>all</text:p>
          </table:table-cell>
          <table:table-cell table:number-columns-repeated="4"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formula="of:=[.I18]" office:value-type="float" office:value="0.00000001">
            <text:p>0.00000001</text:p>
          </table:table-cell>
          <table:table-cell table:formula="of:=[.J18]" office:value-type="float" office:value="0.00000001">
            <text:p>0.00000001</text:p>
          </table:table-cell>
          <table:table-cell table:formula="of:=[.K18]" office:value-type="float" office:value="0.00000001">
            <text:p>0.00000001</text:p>
          </table:table-cell>
          <table:table-cell table:formula="of:=[.L18]" office:value-type="float" office:value="0.00000001">
            <text:p>0.00000001</text:p>
          </table:table-cell>
          <table:table-cell table:formula="of:=[.M18]" office:value-type="float" office:value="0.00000001">
            <text:p>0.00000001</text:p>
          </table:table-cell>
          <table:table-cell table:formula="of:=[.N18]" office:value-type="float" office:value="0.00000001">
            <text:p>0.00000001</text:p>
          </table:table-cell>
          <table:table-cell table:formula="of:=[.O18]" office:value-type="float" office:value="0.00000001">
            <text:p>0.00000001</text:p>
          </table:table-cell>
          <table:table-cell table:formula="of:=[.P18]" office:value-type="float" office:value="0.00000001">
            <text:p>0.00000001</text:p>
          </table:table-cell>
          <table:table-cell table:formula="of:=[.Q18]" office:value-type="float" office:value="0.00000001">
            <text:p>0.00000001</text:p>
          </table:table-cell>
          <table:table-cell table:formula="of:=[.R18]" office:value-type="float" office:value="0.00000001">
            <text:p>0.00000001</text:p>
          </table:table-cell>
          <table:table-cell table:formula="of:=[.S18]" office:value-type="float" office:value="0.00000001">
            <text:p>0.00000001</text:p>
          </table:table-cell>
          <table:table-cell table:formula="of:=[.T18]" office:value-type="float" office:value="0.00000001">
            <text:p>0.00000001</text:p>
          </table:table-cell>
          <table:table-cell office:value-type="float" office:value="0.00000001">
            <text:p>0.00000001</text:p>
          </table:table-cell>
          <table:table-cell table:number-columns-repeated="1004"/>
        </table:table-row>
        <table:table-row table:style-name="ro3">
          <table:table-cell office:value-type="string">
            <text:p>all</text:p>
          </table:table-cell>
          <table:table-cell table:number-columns-repeated="4"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formula="of:=[.I19]" office:value-type="float" office:value="0.00000001">
            <text:p>0.00000001</text:p>
          </table:table-cell>
          <table:table-cell table:formula="of:=[.J19]" office:value-type="float" office:value="0.00000001">
            <text:p>0.00000001</text:p>
          </table:table-cell>
          <table:table-cell table:formula="of:=[.K19]" office:value-type="float" office:value="0.00000001">
            <text:p>0.00000001</text:p>
          </table:table-cell>
          <table:table-cell table:formula="of:=[.L19]" office:value-type="float" office:value="0.00000001">
            <text:p>0.00000001</text:p>
          </table:table-cell>
          <table:table-cell table:formula="of:=[.M19]" office:value-type="float" office:value="0.00000001">
            <text:p>0.00000001</text:p>
          </table:table-cell>
          <table:table-cell table:formula="of:=[.N19]" office:value-type="float" office:value="0.00000001">
            <text:p>0.00000001</text:p>
          </table:table-cell>
          <table:table-cell table:formula="of:=[.O19]" office:value-type="float" office:value="0.00000001">
            <text:p>0.00000001</text:p>
          </table:table-cell>
          <table:table-cell table:formula="of:=[.P19]" office:value-type="float" office:value="0.00000001">
            <text:p>0.00000001</text:p>
          </table:table-cell>
          <table:table-cell table:formula="of:=[.Q19]" office:value-type="float" office:value="0.00000001">
            <text:p>0.00000001</text:p>
          </table:table-cell>
          <table:table-cell table:formula="of:=[.R19]" office:value-type="float" office:value="0.00000001">
            <text:p>0.00000001</text:p>
          </table:table-cell>
          <table:table-cell table:formula="of:=[.S19]" office:value-type="float" office:value="0.00000001">
            <text:p>0.00000001</text:p>
          </table:table-cell>
          <table:table-cell table:formula="of:=[.T19]" office:value-type="float" office:value="0.00000001">
            <text:p>0.00000001</text:p>
          </table:table-cell>
          <table:table-cell office:value-type="float" office:value="0.00000001">
            <text:p>0.00000001</text:p>
          </table:table-cell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 table:number-columns-repeated="5"/>
          <table:table-cell table:style-name="ce9"/>
          <table:table-cell table:style-name="ce4"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" office:value-type="string">
            <text:p>motorway,trunk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12" office:value-type="string">
            <text:p>fill</text:p>
          </table:table-cell>
          <table:table-cell table:style-name="ce5" office:value-type="string">
            <text:p>line.stroke</text:p>
          </table:table-cell>
          <table:table-cell table:style-name="ce5" table:formula="of:=[.I25]" office:value-type="string" office:string-value="#f1eee8">
            <text:p>#f1eee8</text:p>
          </table:table-cell>
          <table:table-cell table:style-name="ce5" table:formula="of:=[.J25]" office:value-type="string" office:string-value="#f1eee8">
            <text:p>#f1eee8</text:p>
          </table:table-cell>
          <table:table-cell table:style-name="ce5" table:formula="of:=[.K25]" office:value-type="string" office:string-value="#f1eee8">
            <text:p>#f1eee8</text:p>
          </table:table-cell>
          <table:table-cell table:style-name="ce5" table:formula="of:=[.L25]" office:value-type="string" office:string-value="#f1eee8">
            <text:p>#f1eee8</text:p>
          </table:table-cell>
          <table:table-cell table:style-name="ce5" table:formula="of:=[.M25]" office:value-type="string" office:string-value="#f1eee8">
            <text:p>#f1eee8</text:p>
          </table:table-cell>
          <table:table-cell table:style-name="ce5" table:formula="of:=[.N25]" office:value-type="string" office:string-value="#f1eee8">
            <text:p>#f1eee8</text:p>
          </table:table-cell>
          <table:table-cell table:style-name="ce5" table:formula="of:=[.O25]" office:value-type="string" office:string-value="#f1eee8">
            <text:p>#f1eee8</text:p>
          </table:table-cell>
          <table:table-cell table:style-name="ce5" table:formula="of:=[.P25]" office:value-type="string" office:string-value="#f1eee8">
            <text:p>#f1eee8</text:p>
          </table:table-cell>
          <table:table-cell table:style-name="ce5" table:formula="of:=[.Q25]" office:value-type="string" office:string-value="#f1eee8">
            <text:p>#f1eee8</text:p>
          </table:table-cell>
          <table:table-cell table:style-name="ce5" table:formula="of:=[.R25]" office:value-type="string" office:string-value="#f1eee8">
            <text:p>#f1eee8</text:p>
          </table:table-cell>
          <table:table-cell table:style-name="ce5" table:formula="of:=[.S25]" office:value-type="string" office:string-value="#f1eee8">
            <text:p>#f1eee8</text:p>
          </table:table-cell>
          <table:table-cell table:style-name="ce5" table:formula="of:=[.T25]" office:value-type="string" office:string-value="#f1eee8">
            <text:p>#f1eee8</text:p>
          </table:table-cell>
          <table:table-cell table:style-name="ce5" table:formula="of:=[constants.$B$2]" office:value-type="string" office:string-value="#f1eee8">
            <text:p>#f1eee8</text:p>
          </table:table-cell>
          <table:table-cell table:style-name="ce5" table:number-columns-repeated="1004"/>
        </table:table-row>
        <table:table-row table:style-name="ro3">
          <table:table-cell office:value-type="string">
            <text:p>motorway,trunk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formula="of:=MAX(1;[.I26]/1.5)" office:value-type="float" office:value="1">
            <text:p>1</text:p>
          </table:table-cell>
          <table:table-cell table:formula="of:=MAX(1;[.J26]/1.5)" office:value-type="float" office:value="1">
            <text:p>1</text:p>
          </table:table-cell>
          <table:table-cell table:formula="of:=MAX(1;[.K26]/1.5)" office:value-type="float" office:value="1">
            <text:p>1</text:p>
          </table:table-cell>
          <table:table-cell table:formula="of:=MAX(1;[.L26]/1.5)" office:value-type="float" office:value="1">
            <text:p>1</text:p>
          </table:table-cell>
          <table:table-cell table:formula="of:=MAX(1;[.M26]/1.5)" office:value-type="float" office:value="1.40466392318244">
            <text:p>1.4046639232</text:p>
          </table:table-cell>
          <table:table-cell table:formula="of:=MAX(1;[.N26]/1.5)" office:value-type="float" office:value="2.10699588477366">
            <text:p>2.1069958848</text:p>
          </table:table-cell>
          <table:table-cell table:formula="of:=MAX(1;[.O26]/1.5)" office:value-type="float" office:value="3.16049382716049">
            <text:p>3.1604938272</text:p>
          </table:table-cell>
          <table:table-cell table:formula="of:=MAX(4;[.P26]/1.5)" office:value-type="float" office:value="4.74074074074074">
            <text:p>4.7407407407</text:p>
          </table:table-cell>
          <table:table-cell table:formula="of:=MAX(4;[.Q26]/1.5)" office:value-type="float" office:value="7.11111111111111">
            <text:p>7.1111111111</text:p>
          </table:table-cell>
          <table:table-cell table:formula="of:=MAX(4;[.R26]/1.5)" office:value-type="float" office:value="10.6666666666667">
            <text:p>10.6666666667</text:p>
          </table:table-cell>
          <table:table-cell table:formula="of:=MAX(4;[.S26]/1.5)" office:value-type="float" office:value="16">
            <text:p>16</text:p>
          </table:table-cell>
          <table:table-cell table:formula="of:=MAX(4;[.T26]/1.5)" office:value-type="float" office:value="24">
            <text:p>24</text:p>
          </table:table-cell>
          <table:table-cell table:style-name="ce5" table:formula="of:=[constants.$E$2]" office:value-type="float" office:value="36">
            <text:p>36</text:p>
          </table:table-cell>
          <table:table-cell table:number-columns-repeated="1004"/>
        </table:table-row>
        <table:table-row table:style-name="ro3">
          <table:table-cell office:value-type="string">
            <text:p>motorway,trunk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3"/>
          <table:table-cell table:formula="of:=[.L27]" office:value-type="string" office:string-value="#f1eee8">
            <text:p>#f1eee8</text:p>
          </table:table-cell>
          <table:table-cell table:formula="of:=[.M27]" office:value-type="string" office:string-value="#f1eee8">
            <text:p>#f1eee8</text:p>
          </table:table-cell>
          <table:table-cell table:formula="of:=[.N27]" office:value-type="string" office:string-value="#f1eee8">
            <text:p>#f1eee8</text:p>
          </table:table-cell>
          <table:table-cell table:formula="of:=[.O27]" office:value-type="string" office:string-value="#f1eee8">
            <text:p>#f1eee8</text:p>
          </table:table-cell>
          <table:table-cell table:formula="of:=[.P27]" office:value-type="string" office:string-value="#f1eee8">
            <text:p>#f1eee8</text:p>
          </table:table-cell>
          <table:table-cell table:formula="of:=[.Q27]" office:value-type="string" office:string-value="#f1eee8">
            <text:p>#f1eee8</text:p>
          </table:table-cell>
          <table:table-cell table:formula="of:=[.R27]" office:value-type="string" office:string-value="#f1eee8">
            <text:p>#f1eee8</text:p>
          </table:table-cell>
          <table:table-cell table:formula="of:=[.S27]" office:value-type="string" office:string-value="#f1eee8">
            <text:p>#f1eee8</text:p>
          </table:table-cell>
          <table:table-cell table:formula="of:=[.T27]" office:value-type="string" office:string-value="#f1eee8">
            <text:p>#f1eee8</text:p>
          </table:table-cell>
          <table:table-cell table:style-name="ce5" table:formula="of:=[constants.$C$2]" office:value-type="string" office:string-value="#f1eee8">
            <text:p>#f1eee8</text:p>
          </table:table-cell>
          <table:table-cell table:number-columns-repeated="1004"/>
        </table:table-row>
        <table:table-row table:style-name="ro3">
          <table:table-cell office:value-type="string">
            <text:p>motorway,trunk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3"/>
          <table:table-cell table:formula="of:=[.K26]+2" office:value-type="float" office:value="3">
            <text:p>3</text:p>
          </table:table-cell>
          <table:table-cell table:formula="of:=[.L26]+2" office:value-type="float" office:value="3.40466392318244">
            <text:p>3.4046639232</text:p>
          </table:table-cell>
          <table:table-cell table:formula="of:=[.M26]+2" office:value-type="float" office:value="4.10699588477366">
            <text:p>4.1069958848</text:p>
          </table:table-cell>
          <table:table-cell table:formula="of:=[.N26]+2" office:value-type="float" office:value="5.16049382716049">
            <text:p>5.1604938272</text:p>
          </table:table-cell>
          <table:table-cell table:formula="of:=[.O26]+2" office:value-type="float" office:value="6.74074074074074">
            <text:p>6.7407407407</text:p>
          </table:table-cell>
          <table:table-cell table:formula="of:=[.P26]+2" office:value-type="float" office:value="9.11111111111111">
            <text:p>9.1111111111</text:p>
          </table:table-cell>
          <table:table-cell table:formula="of:=[.Q26]+2" office:value-type="float" office:value="12.6666666666667">
            <text:p>12.6666666667</text:p>
          </table:table-cell>
          <table:table-cell table:formula="of:=[.R26]+2" office:value-type="float" office:value="18">
            <text:p>18</text:p>
          </table:table-cell>
          <table:table-cell table:formula="of:=[.S26]+2" office:value-type="float" office:value="26">
            <text:p>26</text:p>
          </table:table-cell>
          <table:table-cell table:formula="of:=[.T26]+2" office:value-type="float" office:value="38">
            <text:p>38</text:p>
          </table:table-cell>
          <table:table-cell table:number-columns-repeated="1004"/>
        </table:table-row>
        <table:table-row table:style-name="ro3">
          <table:table-cell table:formula="of:=[.A25]" office:value-type="string" office:string-value="motorway,trunk">
            <text:p>motorway,trunk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formula="of:=[.H25]" office:value-type="string" office:string-value="#f1eee8">
            <text:p>#f1eee8</text:p>
          </table:table-cell>
          <table:table-cell table:formula="of:=[.I25]" office:value-type="string" office:string-value="#f1eee8">
            <text:p>#f1eee8</text:p>
          </table:table-cell>
          <table:table-cell table:formula="of:=[.J25]" office:value-type="string" office:string-value="#f1eee8">
            <text:p>#f1eee8</text:p>
          </table:table-cell>
          <table:table-cell table:formula="of:=[.K25]" office:value-type="string" office:string-value="#f1eee8">
            <text:p>#f1eee8</text:p>
          </table:table-cell>
          <table:table-cell table:formula="of:=[.L25]" office:value-type="string" office:string-value="#f1eee8">
            <text:p>#f1eee8</text:p>
          </table:table-cell>
          <table:table-cell table:formula="of:=[.M25]" office:value-type="string" office:string-value="#f1eee8">
            <text:p>#f1eee8</text:p>
          </table:table-cell>
          <table:table-cell table:formula="of:=[.N25]" office:value-type="string" office:string-value="#f1eee8">
            <text:p>#f1eee8</text:p>
          </table:table-cell>
          <table:table-cell table:formula="of:=[.O25]" office:value-type="string" office:string-value="#f1eee8">
            <text:p>#f1eee8</text:p>
          </table:table-cell>
          <table:table-cell table:formula="of:=[.P25]" office:value-type="string" office:string-value="#f1eee8">
            <text:p>#f1eee8</text:p>
          </table:table-cell>
          <table:table-cell table:formula="of:=[.Q25]" office:value-type="string" office:string-value="#f1eee8">
            <text:p>#f1eee8</text:p>
          </table:table-cell>
          <table:table-cell table:formula="of:=[.R25]" office:value-type="string" office:string-value="#f1eee8">
            <text:p>#f1eee8</text:p>
          </table:table-cell>
          <table:table-cell table:formula="of:=[.S25]" office:value-type="string" office:string-value="#f1eee8">
            <text:p>#f1eee8</text:p>
          </table:table-cell>
          <table:table-cell table:formula="of:=[.T25]" office:value-type="string" office:string-value="#f1eee8">
            <text:p>#f1eee8</text:p>
          </table:table-cell>
          <table:table-cell table:number-columns-repeated="1004"/>
        </table:table-row>
        <table:table-row table:style-name="ro3">
          <table:table-cell table:formula="of:=[.A25]" office:value-type="string" office:string-value="motorway,trunk">
            <text:p>motorway,trunk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3"/>
          <table:table-cell table:formula="of:=[.K27]" office:value-type="string" office:string-value="#f1eee8">
            <text:p>#f1eee8</text:p>
          </table:table-cell>
          <table:table-cell table:formula="of:=[.L27]" office:value-type="string" office:string-value="#f1eee8">
            <text:p>#f1eee8</text:p>
          </table:table-cell>
          <table:table-cell table:formula="of:=[.M27]" office:value-type="string" office:string-value="#f1eee8">
            <text:p>#f1eee8</text:p>
          </table:table-cell>
          <table:table-cell table:formula="of:=[.N27]" office:value-type="string" office:string-value="#f1eee8">
            <text:p>#f1eee8</text:p>
          </table:table-cell>
          <table:table-cell table:formula="of:=[.O27]" office:value-type="string" office:string-value="#f1eee8">
            <text:p>#f1eee8</text:p>
          </table:table-cell>
          <table:table-cell table:formula="of:=[.P27]" office:value-type="string" office:string-value="#f1eee8">
            <text:p>#f1eee8</text:p>
          </table:table-cell>
          <table:table-cell table:formula="of:=[.Q27]" office:value-type="string" office:string-value="#f1eee8">
            <text:p>#f1eee8</text:p>
          </table:table-cell>
          <table:table-cell table:formula="of:=[.R27]" office:value-type="string" office:string-value="#f1eee8">
            <text:p>#f1eee8</text:p>
          </table:table-cell>
          <table:table-cell table:formula="of:=[.S27]" office:value-type="string" office:string-value="#f1eee8">
            <text:p>#f1eee8</text:p>
          </table:table-cell>
          <table:table-cell table:formula="of:=[.T27]" office:value-type="string" office:string-value="#f1eee8">
            <text:p>#f1eee8</text:p>
          </table:table-cell>
          <table:table-cell table:number-columns-repeated="1004"/>
        </table:table-row>
        <table:table-row table:style-name="ro3">
          <table:table-cell table:formula="of:=[.A25]" office:value-type="string" office:string-value="motorway,trunk">
            <text:p>motorway,trunk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3"/>
          <table:table-cell table:formula="of:=[.L31]" office:value-type="float" office:value="1">
            <text:p>1</text:p>
          </table:table-cell>
          <table:table-cell table:formula="of:=[.M31]" office:value-type="float" office:value="1">
            <text:p>1</text:p>
          </table:table-cell>
          <table:table-cell table:formula="of:=[.N31]" office:value-type="float" office:value="1">
            <text:p>1</text:p>
          </table:table-cell>
          <table:table-cell table:formula="of:=[.O31]" office:value-type="float" office:value="1">
            <text:p>1</text:p>
          </table:table-cell>
          <table:table-cell table:formula="of:=[.P31]" office:value-type="float" office:value="1">
            <text:p>1</text:p>
          </table:table-cell>
          <table:table-cell table:formula="of:=[.Q31]" office:value-type="float" office:value="1">
            <text:p>1</text:p>
          </table:table-cell>
          <table:table-cell table:formula="of:=[.R31]" office:value-type="float" office:value="1">
            <text:p>1</text:p>
          </table:table-cell>
          <table:table-cell table:formula="of:=[.S31]" office:value-type="float" office:value="1">
            <text:p>1</text:p>
          </table:table-cell>
          <table:table-cell table:formula="of:=[.T31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5" office:value-type="string">
            <text:p>motorway_link,trunk_link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12" office:value-type="string">
            <text:p>fill-links</text:p>
          </table:table-cell>
          <table:table-cell table:style-name="ce5" office:value-type="string">
            <text:p>line.stroke</text:p>
          </table:table-cell>
          <table:table-cell table:number-columns-repeated="3" table:style-name="ce5"/>
          <table:table-cell table:style-name="ce5" table:formula="of:=[.L32]" office:value-type="string" office:string-value="#f1eee8">
            <text:p>#f1eee8</text:p>
          </table:table-cell>
          <table:table-cell table:style-name="ce5" table:formula="of:=[.M34]" office:value-type="string" office:string-value="#f1eee8">
            <text:p>#f1eee8</text:p>
          </table:table-cell>
          <table:table-cell table:style-name="ce5" table:formula="of:=[.N32]" office:value-type="string" office:string-value="#f1eee8">
            <text:p>#f1eee8</text:p>
          </table:table-cell>
          <table:table-cell table:style-name="ce5" table:formula="of:=[.O32]" office:value-type="string" office:string-value="#f1eee8">
            <text:p>#f1eee8</text:p>
          </table:table-cell>
          <table:table-cell table:style-name="ce5" table:formula="of:=[.P32]" office:value-type="string" office:string-value="#f1eee8">
            <text:p>#f1eee8</text:p>
          </table:table-cell>
          <table:table-cell table:style-name="ce5" table:formula="of:=[.Q32]" office:value-type="string" office:string-value="#f1eee8">
            <text:p>#f1eee8</text:p>
          </table:table-cell>
          <table:table-cell table:style-name="ce5" table:formula="of:=[.R32]" office:value-type="string" office:string-value="#f1eee8">
            <text:p>#f1eee8</text:p>
          </table:table-cell>
          <table:table-cell table:style-name="ce5" table:formula="of:=[.S32]" office:value-type="string" office:string-value="#f1eee8">
            <text:p>#f1eee8</text:p>
          </table:table-cell>
          <table:table-cell table:style-name="ce5" table:formula="of:=[.T32]" office:value-type="string" office:string-value="#f1eee8">
            <text:p>#f1eee8</text:p>
          </table:table-cell>
          <table:table-cell table:style-name="ce5" table:formula="of:=[constants.$B$3]" office:value-type="string" office:string-value="#f1eee8">
            <text:p>#f1eee8</text:p>
          </table:table-cell>
          <table:table-cell table:style-name="ce5" table:number-columns-repeated="1004"/>
        </table:table-row>
        <table:table-row table:style-name="ro3">
          <table:table-cell office:value-type="string">
            <text:p>motorway_link,trunk_link</text:p>
          </table:table-cell>
          <table:table-cell/>
          <table:table-cell/>
          <table:table-cell/>
          <table:table-cell/>
          <table:table-cell office:value-type="string">
            <text:p>fill-links</text:p>
          </table:table-cell>
          <table:table-cell office:value-type="string">
            <text:p>line.stroke-width</text:p>
          </table:table-cell>
          <table:table-cell table:number-columns-repeated="3"/>
          <table:table-cell table:formula="of:=MAX(1;[.L33]/1.5)" office:value-type="float" office:value="1">
            <text:p>1</text:p>
          </table:table-cell>
          <table:table-cell table:formula="of:=MAX(1;[.M33]/1.5)" office:value-type="float" office:value="1.18518518518519">
            <text:p>1.1851851852</text:p>
          </table:table-cell>
          <table:table-cell table:formula="of:=MAX(1;[.N33]/1.5)" office:value-type="float" office:value="1.77777777777778">
            <text:p>1.7777777778</text:p>
          </table:table-cell>
          <table:table-cell table:formula="of:=MAX(1;[.O33]/1.5)" office:value-type="float" office:value="2.66666666666667">
            <text:p>2.6666666667</text:p>
          </table:table-cell>
          <table:table-cell table:formula="of:=MAX(4;[.P33]/1.5)" office:value-type="float" office:value="4">
            <text:p>4</text:p>
          </table:table-cell>
          <table:table-cell table:formula="of:=MAX(4;[.Q33]/1.5)" office:value-type="float" office:value="4.34567901234568">
            <text:p>4.3456790123</text:p>
          </table:table-cell>
          <table:table-cell table:formula="of:=MAX(4;[.R33]/1.5)" office:value-type="float" office:value="6.51851851851852">
            <text:p>6.5185185185</text:p>
          </table:table-cell>
          <table:table-cell table:formula="of:=MAX(4;[.S33]/1.5)" office:value-type="float" office:value="9.77777777777778">
            <text:p>9.7777777778</text:p>
          </table:table-cell>
          <table:table-cell table:formula="of:=MAX(4;[.T33]/1.5)" office:value-type="float" office:value="14.6666666666667">
            <text:p>14.6666666667</text:p>
          </table:table-cell>
          <table:table-cell table:style-name="ce5" table:formula="of:=[constants.$E$3]" office:value-type="float" office:value="22">
            <text:p>22</text:p>
          </table:table-cell>
          <table:table-cell table:number-columns-repeated="1004"/>
        </table:table-row>
        <table:table-row table:style-name="ro3">
          <table:table-cell office:value-type="string">
            <text:p>motorway_link,trunk_link</text:p>
          </table:table-cell>
          <table:table-cell/>
          <table:table-cell/>
          <table:table-cell/>
          <table:table-cell/>
          <table:table-cell office:value-type="string">
            <text:p>casing-links</text:p>
          </table:table-cell>
          <table:table-cell office:value-type="string">
            <text:p>line.stroke</text:p>
          </table:table-cell>
          <table:table-cell table:number-columns-repeated="5"/>
          <table:table-cell table:formula="of:=[.N34]" office:value-type="string" office:string-value="#f1eee8">
            <text:p>#f1eee8</text:p>
          </table:table-cell>
          <table:table-cell table:formula="of:=[.O34]" office:value-type="string" office:string-value="#f1eee8">
            <text:p>#f1eee8</text:p>
          </table:table-cell>
          <table:table-cell table:formula="of:=[.P34]" office:value-type="string" office:string-value="#f1eee8">
            <text:p>#f1eee8</text:p>
          </table:table-cell>
          <table:table-cell table:formula="of:=[.Q34]" office:value-type="string" office:string-value="#f1eee8">
            <text:p>#f1eee8</text:p>
          </table:table-cell>
          <table:table-cell table:formula="of:=[.R34]" office:value-type="string" office:string-value="#f1eee8">
            <text:p>#f1eee8</text:p>
          </table:table-cell>
          <table:table-cell table:formula="of:=[.S34]" office:value-type="string" office:string-value="#f1eee8">
            <text:p>#f1eee8</text:p>
          </table:table-cell>
          <table:table-cell table:formula="of:=[.T34]" office:value-type="string" office:string-value="#f1eee8">
            <text:p>#f1eee8</text:p>
          </table:table-cell>
          <table:table-cell table:formula="of:=[constants.$C$3]" office:value-type="string" office:string-value="#f1eee8">
            <text:p>#f1eee8</text:p>
          </table:table-cell>
          <table:table-cell table:number-columns-repeated="1004"/>
        </table:table-row>
        <table:table-row table:style-name="ro3">
          <table:table-cell office:value-type="string">
            <text:p>motorway_link,trunk_link</text:p>
          </table:table-cell>
          <table:table-cell/>
          <table:table-cell/>
          <table:table-cell/>
          <table:table-cell/>
          <table:table-cell office:value-type="string">
            <text:p>casing-links</text:p>
          </table:table-cell>
          <table:table-cell office:value-type="string">
            <text:p>line.stroke-width</text:p>
          </table:table-cell>
          <table:table-cell table:number-columns-repeated="5"/>
          <table:table-cell table:formula="of:=[.M33]+2" office:value-type="float" office:value="3.77777777777778">
            <text:p>3.7777777778</text:p>
          </table:table-cell>
          <table:table-cell table:formula="of:=[.N33]+2" office:value-type="float" office:value="4.66666666666667">
            <text:p>4.6666666667</text:p>
          </table:table-cell>
          <table:table-cell table:formula="of:=[.O33]+2" office:value-type="float" office:value="6">
            <text:p>6</text:p>
          </table:table-cell>
          <table:table-cell table:formula="of:=[.P33]+2" office:value-type="float" office:value="6.34567901234568">
            <text:p>6.3456790123</text:p>
          </table:table-cell>
          <table:table-cell table:formula="of:=[.Q33]+2" office:value-type="float" office:value="8.51851851851852">
            <text:p>8.5185185185</text:p>
          </table:table-cell>
          <table:table-cell table:formula="of:=[.R33]+2" office:value-type="float" office:value="11.7777777777778">
            <text:p>11.7777777778</text:p>
          </table:table-cell>
          <table:table-cell table:formula="of:=[.S33]+2" office:value-type="float" office:value="16.6666666666667">
            <text:p>16.6666666667</text:p>
          </table:table-cell>
          <table:table-cell table:formula="of:=[.T33]+2" office:value-type="float" office:value="24">
            <text:p>24</text:p>
          </table:table-cell>
          <table:table-cell table:number-columns-repeated="1004"/>
        </table:table-row>
        <table:table-row table:style-name="ro3">
          <table:table-cell table:formula="of:=[.A32]" office:value-type="string" office:string-value="motorway_link,trunk_link">
            <text:p>motorway_link,trunk_link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3"/>
          <table:table-cell table:formula="of:=[.K32]" office:value-type="string" office:string-value="#f1eee8">
            <text:p>#f1eee8</text:p>
          </table:table-cell>
          <table:table-cell table:formula="of:=[.L32]" office:value-type="string" office:string-value="#f1eee8">
            <text:p>#f1eee8</text:p>
          </table:table-cell>
          <table:table-cell table:formula="of:=[.M32]" office:value-type="string" office:string-value="#f1eee8">
            <text:p>#f1eee8</text:p>
          </table:table-cell>
          <table:table-cell table:formula="of:=[.N32]" office:value-type="string" office:string-value="#f1eee8">
            <text:p>#f1eee8</text:p>
          </table:table-cell>
          <table:table-cell table:formula="of:=[.O32]" office:value-type="string" office:string-value="#f1eee8">
            <text:p>#f1eee8</text:p>
          </table:table-cell>
          <table:table-cell table:formula="of:=[.P32]" office:value-type="string" office:string-value="#f1eee8">
            <text:p>#f1eee8</text:p>
          </table:table-cell>
          <table:table-cell table:formula="of:=[.Q32]" office:value-type="string" office:string-value="#f1eee8">
            <text:p>#f1eee8</text:p>
          </table:table-cell>
          <table:table-cell table:formula="of:=[.R32]" office:value-type="string" office:string-value="#f1eee8">
            <text:p>#f1eee8</text:p>
          </table:table-cell>
          <table:table-cell table:formula="of:=[.S32]" office:value-type="string" office:string-value="#f1eee8">
            <text:p>#f1eee8</text:p>
          </table:table-cell>
          <table:table-cell table:formula="of:=[.T32]" office:value-type="string" office:string-value="#f1eee8">
            <text:p>#f1eee8</text:p>
          </table:table-cell>
          <table:table-cell table:number-columns-repeated="1004"/>
        </table:table-row>
        <table:table-row table:style-name="ro3">
          <table:table-cell table:formula="of:=[.A32]" office:value-type="string" office:string-value="motorway_link,trunk_link">
            <text:p>motorway_link,trunk_link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5"/>
          <table:table-cell table:formula="of:=[.M34]" office:value-type="string" office:string-value="#f1eee8">
            <text:p>#f1eee8</text:p>
          </table:table-cell>
          <table:table-cell table:formula="of:=[.N34]" office:value-type="string" office:string-value="#f1eee8">
            <text:p>#f1eee8</text:p>
          </table:table-cell>
          <table:table-cell table:formula="of:=[.O34]" office:value-type="string" office:string-value="#f1eee8">
            <text:p>#f1eee8</text:p>
          </table:table-cell>
          <table:table-cell table:formula="of:=[.P34]" office:value-type="string" office:string-value="#f1eee8">
            <text:p>#f1eee8</text:p>
          </table:table-cell>
          <table:table-cell table:formula="of:=[.Q34]" office:value-type="string" office:string-value="#f1eee8">
            <text:p>#f1eee8</text:p>
          </table:table-cell>
          <table:table-cell table:formula="of:=[.R34]" office:value-type="string" office:string-value="#f1eee8">
            <text:p>#f1eee8</text:p>
          </table:table-cell>
          <table:table-cell table:formula="of:=[.S34]" office:value-type="string" office:string-value="#f1eee8">
            <text:p>#f1eee8</text:p>
          </table:table-cell>
          <table:table-cell table:formula="of:=[.T34]" office:value-type="string" office:string-value="#f1eee8">
            <text:p>#f1eee8</text:p>
          </table:table-cell>
          <table:table-cell table:number-columns-repeated="1004"/>
        </table:table-row>
        <table:table-row table:style-name="ro3">
          <table:table-cell table:formula="of:=[.A32]" office:value-type="string" office:string-value="motorway_link,trunk_link">
            <text:p>motorway_link,trunk_link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5"/>
          <table:table-cell table:formula="of:=[.N38]" office:value-type="float" office:value="1">
            <text:p>1</text:p>
          </table:table-cell>
          <table:table-cell table:formula="of:=[.O38]" office:value-type="float" office:value="1">
            <text:p>1</text:p>
          </table:table-cell>
          <table:table-cell table:formula="of:=[.P38]" office:value-type="float" office:value="1">
            <text:p>1</text:p>
          </table:table-cell>
          <table:table-cell table:formula="of:=[.Q38]" office:value-type="float" office:value="1">
            <text:p>1</text:p>
          </table:table-cell>
          <table:table-cell table:formula="of:=[.R38]" office:value-type="float" office:value="1">
            <text:p>1</text:p>
          </table:table-cell>
          <table:table-cell table:formula="of:=[.S38]" office:value-type="float" office:value="1">
            <text:p>1</text:p>
          </table:table-cell>
          <table:table-cell table:formula="of:=[.T38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5" office:value-type="string">
            <text:p>primary,primary_link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12" office:value-type="string">
            <text:p>fill</text:p>
          </table:table-cell>
          <table:table-cell table:style-name="ce5" office:value-type="string">
            <text:p>line.stroke</text:p>
          </table:table-cell>
          <table:table-cell table:number-columns-repeated="3" table:style-name="ce5"/>
          <table:table-cell table:style-name="ce5" table:formula="of:=[.L39]" office:value-type="string" office:string-value="#fff">
            <text:p>#fff</text:p>
          </table:table-cell>
          <table:table-cell table:style-name="ce5" table:formula="of:=[$constants.$B$18]" office:value-type="string" office:string-value="#fff">
            <text:p>#fff</text:p>
          </table:table-cell>
          <table:table-cell table:style-name="ce5" table:formula="of:=[.N39]" office:value-type="string" office:string-value="#ffffc3">
            <text:p>#ffffc3</text:p>
          </table:table-cell>
          <table:table-cell table:style-name="ce5" table:formula="of:=[.O39]" office:value-type="string" office:string-value="#ffffc3">
            <text:p>#ffffc3</text:p>
          </table:table-cell>
          <table:table-cell table:style-name="ce5" table:formula="of:=[.P39]" office:value-type="string" office:string-value="#ffffc3">
            <text:p>#ffffc3</text:p>
          </table:table-cell>
          <table:table-cell table:style-name="ce5" table:formula="of:=[.Q39]" office:value-type="string" office:string-value="#ffffc3">
            <text:p>#ffffc3</text:p>
          </table:table-cell>
          <table:table-cell table:style-name="ce5" table:formula="of:=[.R39]" office:value-type="string" office:string-value="#ffffc3">
            <text:p>#ffffc3</text:p>
          </table:table-cell>
          <table:table-cell table:style-name="ce5" table:formula="of:=[.S39]" office:value-type="string" office:string-value="#ffffc3">
            <text:p>#ffffc3</text:p>
          </table:table-cell>
          <table:table-cell table:style-name="ce5" table:formula="of:=[.T39]" office:value-type="string" office:string-value="#ffffc3">
            <text:p>#ffffc3</text:p>
          </table:table-cell>
          <table:table-cell table:style-name="ce5" table:formula="of:=[constants.$B$4]" office:value-type="string" office:string-value="#ffffc3">
            <text:p>#ffffc3</text:p>
          </table:table-cell>
          <table:table-cell table:style-name="ce5" table:number-columns-repeated="1004"/>
        </table:table-row>
        <table:table-row table:style-name="ro3">
          <table:table-cell office:value-type="string">
            <text:p>primary,primary_link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3"/>
          <table:table-cell table:formula="of:=MAX(1;[.L40]/1.5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MAX(1;[.N40]/1.5)" office:value-type="float" office:value="1.98994055784179">
            <text:p>1.9899405578</text:p>
          </table:table-cell>
          <table:table-cell table:formula="of:=MAX(1;[.O40]/1.5)" office:value-type="float" office:value="2.98491083676269">
            <text:p>2.9849108368</text:p>
          </table:table-cell>
          <table:table-cell table:formula="of:=MAX(3;[.P40]/1.5)" office:value-type="float" office:value="4.47736625514403">
            <text:p>4.4773662551</text:p>
          </table:table-cell>
          <table:table-cell table:formula="of:=MAX(3;[.Q40]/1.5)" office:value-type="float" office:value="6.71604938271605">
            <text:p>6.7160493827</text:p>
          </table:table-cell>
          <table:table-cell table:formula="of:=MAX(3;[.R40]/1.5)" office:value-type="float" office:value="10.0740740740741">
            <text:p>10.0740740741</text:p>
          </table:table-cell>
          <table:table-cell table:formula="of:=MAX(3;[.S40]/1.5)" office:value-type="float" office:value="15.1111111111111">
            <text:p>15.1111111111</text:p>
          </table:table-cell>
          <table:table-cell table:formula="of:=MAX(3;[.T40]/1.5)" office:value-type="float" office:value="22.6666666666667">
            <text:p>22.6666666667</text:p>
          </table:table-cell>
          <table:table-cell table:style-name="ce5" table:formula="of:=[constants.$E$4]" office:value-type="float" office:value="34">
            <text:p>34</text:p>
          </table:table-cell>
          <table:table-cell table:number-columns-repeated="1004"/>
        </table:table-row>
        <table:table-row table:style-name="ro3">
          <table:table-cell office:value-type="string">
            <text:p>primary,primary_link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5"/>
          <table:table-cell table:formula="of:=[.N41]" office:value-type="string" office:string-value="#f1eee8">
            <text:p>#f1eee8</text:p>
          </table:table-cell>
          <table:table-cell table:formula="of:=[.O41]" office:value-type="string" office:string-value="#f1eee8">
            <text:p>#f1eee8</text:p>
          </table:table-cell>
          <table:table-cell table:formula="of:=[.P41]" office:value-type="string" office:string-value="#f1eee8">
            <text:p>#f1eee8</text:p>
          </table:table-cell>
          <table:table-cell table:formula="of:=[.Q41]" office:value-type="string" office:string-value="#f1eee8">
            <text:p>#f1eee8</text:p>
          </table:table-cell>
          <table:table-cell table:formula="of:=[.R41]" office:value-type="string" office:string-value="#f1eee8">
            <text:p>#f1eee8</text:p>
          </table:table-cell>
          <table:table-cell table:formula="of:=[.S41]" office:value-type="string" office:string-value="#f1eee8">
            <text:p>#f1eee8</text:p>
          </table:table-cell>
          <table:table-cell table:formula="of:=[.T41]" office:value-type="string" office:string-value="#f1eee8">
            <text:p>#f1eee8</text:p>
          </table:table-cell>
          <table:table-cell table:formula="of:=[constants.$C$4]" office:value-type="string" office:string-value="#f1eee8">
            <text:p>#f1eee8</text:p>
          </table:table-cell>
          <table:table-cell table:number-columns-repeated="1004"/>
        </table:table-row>
        <table:table-row table:style-name="ro3">
          <table:table-cell office:value-type="string">
            <text:p>primary,primary_link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5"/>
          <table:table-cell table:formula="of:=[.M40]+2" office:value-type="float" office:value="3.98994055784179">
            <text:p>3.9899405578</text:p>
          </table:table-cell>
          <table:table-cell table:formula="of:=[.N40]+2" office:value-type="float" office:value="4.98491083676269">
            <text:p>4.9849108368</text:p>
          </table:table-cell>
          <table:table-cell table:formula="of:=[.O40]+2" office:value-type="float" office:value="6.47736625514403">
            <text:p>6.4773662551</text:p>
          </table:table-cell>
          <table:table-cell table:formula="of:=[.P40]+2" office:value-type="float" office:value="8.71604938271605">
            <text:p>8.7160493827</text:p>
          </table:table-cell>
          <table:table-cell table:formula="of:=[.Q40]+2" office:value-type="float" office:value="12.0740740740741">
            <text:p>12.0740740741</text:p>
          </table:table-cell>
          <table:table-cell table:formula="of:=[.R40]+2" office:value-type="float" office:value="17.1111111111111">
            <text:p>17.1111111111</text:p>
          </table:table-cell>
          <table:table-cell table:formula="of:=[.S40]+2" office:value-type="float" office:value="24.6666666666667">
            <text:p>24.6666666667</text:p>
          </table:table-cell>
          <table:table-cell table:formula="of:=[.T40]+2" office:value-type="float" office:value="36">
            <text:p>36</text:p>
          </table:table-cell>
          <table:table-cell table:number-columns-repeated="1004"/>
        </table:table-row>
        <table:table-row table:style-name="ro3">
          <table:table-cell table:formula="of:=[.A39]" office:value-type="string" office:string-value="primary,primary_link">
            <text:p>primary,primary_link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3"/>
          <table:table-cell table:formula="of:=[.K39]" office:value-type="string" office:string-value="#fff">
            <text:p>#fff</text:p>
          </table:table-cell>
          <table:table-cell table:formula="of:=[.L39]" office:value-type="string" office:string-value="#fff">
            <text:p>#fff</text:p>
          </table:table-cell>
          <table:table-cell table:formula="of:=[.M39]" office:value-type="string" office:string-value="#ffffc3">
            <text:p>#ffffc3</text:p>
          </table:table-cell>
          <table:table-cell table:formula="of:=[.N39]" office:value-type="string" office:string-value="#ffffc3">
            <text:p>#ffffc3</text:p>
          </table:table-cell>
          <table:table-cell table:formula="of:=[.O39]" office:value-type="string" office:string-value="#ffffc3">
            <text:p>#ffffc3</text:p>
          </table:table-cell>
          <table:table-cell table:formula="of:=[.P39]" office:value-type="string" office:string-value="#ffffc3">
            <text:p>#ffffc3</text:p>
          </table:table-cell>
          <table:table-cell table:formula="of:=[.Q39]" office:value-type="string" office:string-value="#ffffc3">
            <text:p>#ffffc3</text:p>
          </table:table-cell>
          <table:table-cell table:formula="of:=[.R39]" office:value-type="string" office:string-value="#ffffc3">
            <text:p>#ffffc3</text:p>
          </table:table-cell>
          <table:table-cell table:formula="of:=[.S39]" office:value-type="string" office:string-value="#ffffc3">
            <text:p>#ffffc3</text:p>
          </table:table-cell>
          <table:table-cell table:formula="of:=[.T39]" office:value-type="string" office:string-value="#ffffc3">
            <text:p>#ffffc3</text:p>
          </table:table-cell>
          <table:table-cell table:number-columns-repeated="1004"/>
        </table:table-row>
        <table:table-row table:style-name="ro3">
          <table:table-cell table:formula="of:=[.A39]" office:value-type="string" office:string-value="primary,primary_link">
            <text:p>primary,primary_link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5"/>
          <table:table-cell table:formula="of:=[.M41]" office:value-type="string" office:string-value="#f1eee8">
            <text:p>#f1eee8</text:p>
          </table:table-cell>
          <table:table-cell table:formula="of:=[.N41]" office:value-type="string" office:string-value="#f1eee8">
            <text:p>#f1eee8</text:p>
          </table:table-cell>
          <table:table-cell table:formula="of:=[.O41]" office:value-type="string" office:string-value="#f1eee8">
            <text:p>#f1eee8</text:p>
          </table:table-cell>
          <table:table-cell table:formula="of:=[.P41]" office:value-type="string" office:string-value="#f1eee8">
            <text:p>#f1eee8</text:p>
          </table:table-cell>
          <table:table-cell table:formula="of:=[.Q41]" office:value-type="string" office:string-value="#f1eee8">
            <text:p>#f1eee8</text:p>
          </table:table-cell>
          <table:table-cell table:formula="of:=[.R41]" office:value-type="string" office:string-value="#f1eee8">
            <text:p>#f1eee8</text:p>
          </table:table-cell>
          <table:table-cell table:formula="of:=[.S41]" office:value-type="string" office:string-value="#f1eee8">
            <text:p>#f1eee8</text:p>
          </table:table-cell>
          <table:table-cell table:formula="of:=[.T41]" office:value-type="string" office:string-value="#f1eee8">
            <text:p>#f1eee8</text:p>
          </table:table-cell>
          <table:table-cell table:number-columns-repeated="1004"/>
        </table:table-row>
        <table:table-row table:style-name="ro3">
          <table:table-cell table:formula="of:=[.A39]" office:value-type="string" office:string-value="primary,primary_link">
            <text:p>primary,primary_link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5"/>
          <table:table-cell table:formula="of:=[.N45]" office:value-type="float" office:value="1">
            <text:p>1</text:p>
          </table:table-cell>
          <table:table-cell table:formula="of:=[.O45]" office:value-type="float" office:value="1">
            <text:p>1</text:p>
          </table:table-cell>
          <table:table-cell table:formula="of:=[.P45]" office:value-type="float" office:value="1">
            <text:p>1</text:p>
          </table:table-cell>
          <table:table-cell table:formula="of:=[.Q45]" office:value-type="float" office:value="1">
            <text:p>1</text:p>
          </table:table-cell>
          <table:table-cell table:formula="of:=[.R45]" office:value-type="float" office:value="1">
            <text:p>1</text:p>
          </table:table-cell>
          <table:table-cell table:formula="of:=[.S45]" office:value-type="float" office:value="1">
            <text:p>1</text:p>
          </table:table-cell>
          <table:table-cell table:formula="of:=[.T45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5" office:value-type="string">
            <text:p>secondary,secondary_link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12" office:value-type="string">
            <text:p>fill</text:p>
          </table:table-cell>
          <table:table-cell table:style-name="ce5" office:value-type="string">
            <text:p>line.stroke</text:p>
          </table:table-cell>
          <table:table-cell table:number-columns-repeated="5" table:style-name="ce5"/>
          <table:table-cell table:style-name="ce5" table:formula="of:=[$constants.$B$18]" office:value-type="string" office:string-value="#fff">
            <text:p>#fff</text:p>
          </table:table-cell>
          <table:table-cell table:style-name="ce5" table:formula="of:=[.O46]" office:value-type="string" office:string-value="#ffffd7">
            <text:p>#ffffd7</text:p>
          </table:table-cell>
          <table:table-cell table:style-name="ce5" table:formula="of:=[.P46]" office:value-type="string" office:string-value="#ffffd7">
            <text:p>#ffffd7</text:p>
          </table:table-cell>
          <table:table-cell table:style-name="ce5" table:formula="of:=[.Q46]" office:value-type="string" office:string-value="#ffffd7">
            <text:p>#ffffd7</text:p>
          </table:table-cell>
          <table:table-cell table:style-name="ce5" table:formula="of:=[.R46]" office:value-type="string" office:string-value="#ffffd7">
            <text:p>#ffffd7</text:p>
          </table:table-cell>
          <table:table-cell table:style-name="ce5" table:formula="of:=[.S46]" office:value-type="string" office:string-value="#ffffd7">
            <text:p>#ffffd7</text:p>
          </table:table-cell>
          <table:table-cell table:style-name="ce5" table:formula="of:=[.T46]" office:value-type="string" office:string-value="#ffffd7">
            <text:p>#ffffd7</text:p>
          </table:table-cell>
          <table:table-cell table:style-name="ce5" table:formula="of:=[constants.$B$5]" office:value-type="string" office:string-value="#ffffd7">
            <text:p>#ffffd7</text:p>
          </table:table-cell>
          <table:table-cell table:style-name="ce5" table:number-columns-repeated="1004"/>
        </table:table-row>
        <table:table-row table:style-name="ro3">
          <table:table-cell office:value-type="string">
            <text:p>secondary,secondary_link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MAX(1;[.O47]/1.5)" office:value-type="float" office:value="2.28257887517147">
            <text:p>2.2825788752</text:p>
          </table:table-cell>
          <table:table-cell table:formula="of:=MAX(2;[.P47]/1.5)" office:value-type="float" office:value="3.4238683127572">
            <text:p>3.4238683128</text:p>
          </table:table-cell>
          <table:table-cell table:formula="of:=MAX(2;[.Q47]/1.5)" office:value-type="float" office:value="5.1358024691358">
            <text:p>5.1358024691</text:p>
          </table:table-cell>
          <table:table-cell table:formula="of:=MAX(2;[.R47]/1.5)" office:value-type="float" office:value="7.7037037037037">
            <text:p>7.7037037037</text:p>
          </table:table-cell>
          <table:table-cell table:formula="of:=MAX(2;[.S47]/1.5)" office:value-type="float" office:value="11.5555555555556">
            <text:p>11.5555555556</text:p>
          </table:table-cell>
          <table:table-cell table:formula="of:=MAX(2;[.T47]/1.5)" office:value-type="float" office:value="17.3333333333333">
            <text:p>17.3333333333</text:p>
          </table:table-cell>
          <table:table-cell table:formula="of:=[constants.$E$5]" office:value-type="float" office:value="26">
            <text:p>26</text:p>
          </table:table-cell>
          <table:table-cell table:number-columns-repeated="1004"/>
        </table:table-row>
        <table:table-row table:style-name="ro3">
          <table:table-cell office:value-type="string">
            <text:p>secondary,secondary_link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6"/>
          <table:table-cell table:formula="of:=[.O48]" office:value-type="string" office:string-value="#f1eee8">
            <text:p>#f1eee8</text:p>
          </table:table-cell>
          <table:table-cell table:formula="of:=[.P48]" office:value-type="string" office:string-value="#f1eee8">
            <text:p>#f1eee8</text:p>
          </table:table-cell>
          <table:table-cell table:formula="of:=[.Q48]" office:value-type="string" office:string-value="#f1eee8">
            <text:p>#f1eee8</text:p>
          </table:table-cell>
          <table:table-cell table:formula="of:=[.R48]" office:value-type="string" office:string-value="#f1eee8">
            <text:p>#f1eee8</text:p>
          </table:table-cell>
          <table:table-cell table:formula="of:=[.S48]" office:value-type="string" office:string-value="#f1eee8">
            <text:p>#f1eee8</text:p>
          </table:table-cell>
          <table:table-cell table:formula="of:=[.T48]" office:value-type="string" office:string-value="#f1eee8">
            <text:p>#f1eee8</text:p>
          </table:table-cell>
          <table:table-cell table:formula="of:=[constants.$C$5]" office:value-type="string" office:string-value="#f1eee8">
            <text:p>#f1eee8</text:p>
          </table:table-cell>
          <table:table-cell table:number-columns-repeated="1004"/>
        </table:table-row>
        <table:table-row table:style-name="ro3">
          <table:table-cell office:value-type="string">
            <text:p>secondary,secondary_link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6"/>
          <table:table-cell table:formula="of:=[.N47]+2" office:value-type="float" office:value="4.28257887517147">
            <text:p>4.2825788752</text:p>
          </table:table-cell>
          <table:table-cell table:formula="of:=[.O47]+2" office:value-type="float" office:value="5.4238683127572">
            <text:p>5.4238683128</text:p>
          </table:table-cell>
          <table:table-cell table:formula="of:=[.P47]+2" office:value-type="float" office:value="7.1358024691358">
            <text:p>7.1358024691</text:p>
          </table:table-cell>
          <table:table-cell table:formula="of:=[.Q47]+2" office:value-type="float" office:value="9.7037037037037">
            <text:p>9.7037037037</text:p>
          </table:table-cell>
          <table:table-cell table:formula="of:=[.R47]+2" office:value-type="float" office:value="13.5555555555556">
            <text:p>13.5555555556</text:p>
          </table:table-cell>
          <table:table-cell table:formula="of:=[.S47]+2" office:value-type="float" office:value="19.3333333333333">
            <text:p>19.3333333333</text:p>
          </table:table-cell>
          <table:table-cell table:formula="of:=[.T47]+2" office:value-type="float" office:value="28">
            <text:p>28</text:p>
          </table:table-cell>
          <table:table-cell table:number-columns-repeated="1004"/>
        </table:table-row>
        <table:table-row table:style-name="ro3">
          <table:table-cell table:formula="of:=[.A46]" office:value-type="string" office:string-value="secondary,secondary_link">
            <text:p>secondary,secondary_link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5"/>
          <table:table-cell table:formula="of:=[.M46]" office:value-type="string" office:string-value="#fff">
            <text:p>#fff</text:p>
          </table:table-cell>
          <table:table-cell table:formula="of:=[.N46]" office:value-type="string" office:string-value="#ffffd7">
            <text:p>#ffffd7</text:p>
          </table:table-cell>
          <table:table-cell table:formula="of:=[.O46]" office:value-type="string" office:string-value="#ffffd7">
            <text:p>#ffffd7</text:p>
          </table:table-cell>
          <table:table-cell table:formula="of:=[.P46]" office:value-type="string" office:string-value="#ffffd7">
            <text:p>#ffffd7</text:p>
          </table:table-cell>
          <table:table-cell table:formula="of:=[.Q46]" office:value-type="string" office:string-value="#ffffd7">
            <text:p>#ffffd7</text:p>
          </table:table-cell>
          <table:table-cell table:formula="of:=[.R46]" office:value-type="string" office:string-value="#ffffd7">
            <text:p>#ffffd7</text:p>
          </table:table-cell>
          <table:table-cell table:formula="of:=[.S46]" office:value-type="string" office:string-value="#ffffd7">
            <text:p>#ffffd7</text:p>
          </table:table-cell>
          <table:table-cell table:formula="of:=[.T46]" office:value-type="string" office:string-value="#ffffd7">
            <text:p>#ffffd7</text:p>
          </table:table-cell>
          <table:table-cell table:number-columns-repeated="1004"/>
        </table:table-row>
        <table:table-row table:style-name="ro3">
          <table:table-cell table:formula="of:=[.A46]" office:value-type="string" office:string-value="secondary,secondary_link">
            <text:p>secondary,secondary_link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6"/>
          <table:table-cell table:formula="of:=[.N48]" office:value-type="string" office:string-value="#f1eee8">
            <text:p>#f1eee8</text:p>
          </table:table-cell>
          <table:table-cell table:formula="of:=[.O48]" office:value-type="string" office:string-value="#f1eee8">
            <text:p>#f1eee8</text:p>
          </table:table-cell>
          <table:table-cell table:formula="of:=[.P48]" office:value-type="string" office:string-value="#f1eee8">
            <text:p>#f1eee8</text:p>
          </table:table-cell>
          <table:table-cell table:formula="of:=[.Q48]" office:value-type="string" office:string-value="#f1eee8">
            <text:p>#f1eee8</text:p>
          </table:table-cell>
          <table:table-cell table:formula="of:=[.R48]" office:value-type="string" office:string-value="#f1eee8">
            <text:p>#f1eee8</text:p>
          </table:table-cell>
          <table:table-cell table:formula="of:=[.S48]" office:value-type="string" office:string-value="#f1eee8">
            <text:p>#f1eee8</text:p>
          </table:table-cell>
          <table:table-cell table:formula="of:=[.T48]" office:value-type="string" office:string-value="#f1eee8">
            <text:p>#f1eee8</text:p>
          </table:table-cell>
          <table:table-cell table:number-columns-repeated="1004"/>
        </table:table-row>
        <table:table-row table:style-name="ro3">
          <table:table-cell table:formula="of:=[.A46]" office:value-type="string" office:string-value="secondary,secondary_link">
            <text:p>secondary,secondary_link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6"/>
          <table:table-cell table:formula="of:=[.O52]" office:value-type="float" office:value="1">
            <text:p>1</text:p>
          </table:table-cell>
          <table:table-cell table:formula="of:=[.P52]" office:value-type="float" office:value="1">
            <text:p>1</text:p>
          </table:table-cell>
          <table:table-cell table:formula="of:=[.Q52]" office:value-type="float" office:value="1">
            <text:p>1</text:p>
          </table:table-cell>
          <table:table-cell table:formula="of:=[.R52]" office:value-type="float" office:value="1">
            <text:p>1</text:p>
          </table:table-cell>
          <table:table-cell table:formula="of:=[.S52]" office:value-type="float" office:value="1">
            <text:p>1</text:p>
          </table:table-cell>
          <table:table-cell table:formula="of:=[.T52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5" office:value-type="string">
            <text:p>tertiary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12" office:value-type="string">
            <text:p>fill</text:p>
          </table:table-cell>
          <table:table-cell table:style-name="ce5" office:value-type="string">
            <text:p>line.stroke</text:p>
          </table:table-cell>
          <table:table-cell table:number-columns-repeated="6" table:style-name="ce5"/>
          <table:table-cell table:style-name="ce5" table:formula="of:=[$constants.$B$18]" office:value-type="string" office:string-value="#fff">
            <text:p>#fff</text:p>
          </table:table-cell>
          <table:table-cell table:style-name="ce5" table:formula="of:=[.P53]" office:value-type="string" office:string-value="#ffffeb">
            <text:p>#ffffeb</text:p>
          </table:table-cell>
          <table:table-cell table:style-name="ce5" table:formula="of:=[.Q53]" office:value-type="string" office:string-value="#ffffeb">
            <text:p>#ffffeb</text:p>
          </table:table-cell>
          <table:table-cell table:style-name="ce5" table:formula="of:=[.R53]" office:value-type="string" office:string-value="#ffffeb">
            <text:p>#ffffeb</text:p>
          </table:table-cell>
          <table:table-cell table:style-name="ce5" table:formula="of:=[.S53]" office:value-type="string" office:string-value="#ffffeb">
            <text:p>#ffffeb</text:p>
          </table:table-cell>
          <table:table-cell table:style-name="ce5" table:formula="of:=[.T53]" office:value-type="string" office:string-value="#ffffeb">
            <text:p>#ffffeb</text:p>
          </table:table-cell>
          <table:table-cell table:style-name="ce5" table:formula="of:=[constants.$B$6]" office:value-type="string" office:string-value="#ffffeb">
            <text:p>#ffffeb</text:p>
          </table:table-cell>
          <table:table-cell table:style-name="ce5" table:number-columns-repeated="1004"/>
        </table:table-row>
        <table:table-row table:style-name="ro3">
          <table:table-cell office:value-type="string">
            <text:p>tertiary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MAX(1;[.P54]/1.5)" office:value-type="float" office:value="2.89711934156379">
            <text:p>2.8971193416</text:p>
          </table:table-cell>
          <table:table-cell table:formula="of:=MAX(2;[.Q54]/1.5)" office:value-type="float" office:value="4.34567901234568">
            <text:p>4.3456790123</text:p>
          </table:table-cell>
          <table:table-cell table:formula="of:=MAX(2;[.R54]/1.5)" office:value-type="float" office:value="6.51851851851852">
            <text:p>6.5185185185</text:p>
          </table:table-cell>
          <table:table-cell table:formula="of:=MAX(2;[.S54]/1.5)" office:value-type="float" office:value="9.77777777777778">
            <text:p>9.7777777778</text:p>
          </table:table-cell>
          <table:table-cell table:formula="of:=MAX(2;[.T54]/1.5)" office:value-type="float" office:value="14.6666666666667">
            <text:p>14.6666666667</text:p>
          </table:table-cell>
          <table:table-cell table:formula="of:=[constants.$E$6]" office:value-type="float" office:value="22">
            <text:p>22</text:p>
          </table:table-cell>
          <table:table-cell table:number-columns-repeated="1004"/>
        </table:table-row>
        <table:table-row table:style-name="ro3">
          <table:table-cell office:value-type="string">
            <text:p>tertiary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7"/>
          <table:table-cell table:formula="of:=[.P55]" office:value-type="string" office:string-value="#f1eee8">
            <text:p>#f1eee8</text:p>
          </table:table-cell>
          <table:table-cell table:formula="of:=[.Q55]" office:value-type="string" office:string-value="#f1eee8">
            <text:p>#f1eee8</text:p>
          </table:table-cell>
          <table:table-cell table:formula="of:=[.R55]" office:value-type="string" office:string-value="#f1eee8">
            <text:p>#f1eee8</text:p>
          </table:table-cell>
          <table:table-cell table:formula="of:=[.S55]" office:value-type="string" office:string-value="#f1eee8">
            <text:p>#f1eee8</text:p>
          </table:table-cell>
          <table:table-cell table:formula="of:=[.T55]" office:value-type="string" office:string-value="#f1eee8">
            <text:p>#f1eee8</text:p>
          </table:table-cell>
          <table:table-cell table:formula="of:=[constants.$C$6]" office:value-type="string" office:string-value="#f1eee8">
            <text:p>#f1eee8</text:p>
          </table:table-cell>
          <table:table-cell table:number-columns-repeated="1004"/>
        </table:table-row>
        <table:table-row table:style-name="ro3">
          <table:table-cell office:value-type="string">
            <text:p>tertiary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[.O54]+2" office:value-type="float" office:value="4.89711934156379">
            <text:p>4.8971193416</text:p>
          </table:table-cell>
          <table:table-cell table:formula="of:=[.P54]+2" office:value-type="float" office:value="6.34567901234568">
            <text:p>6.3456790123</text:p>
          </table:table-cell>
          <table:table-cell table:formula="of:=[.Q54]+2" office:value-type="float" office:value="8.51851851851852">
            <text:p>8.5185185185</text:p>
          </table:table-cell>
          <table:table-cell table:formula="of:=[.R54]+2" office:value-type="float" office:value="11.7777777777778">
            <text:p>11.7777777778</text:p>
          </table:table-cell>
          <table:table-cell table:formula="of:=[.S54]+2" office:value-type="float" office:value="16.6666666666667">
            <text:p>16.6666666667</text:p>
          </table:table-cell>
          <table:table-cell table:formula="of:=[.T54]+2" office:value-type="float" office:value="24">
            <text:p>24</text:p>
          </table:table-cell>
          <table:table-cell table:number-columns-repeated="1004"/>
        </table:table-row>
        <table:table-row table:style-name="ro3">
          <table:table-cell table:formula="of:=[.A53]" office:value-type="string" office:string-value="tertiary">
            <text:p>tertiary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6"/>
          <table:table-cell table:formula="of:=[.N53]" office:value-type="string" office:string-value="#fff">
            <text:p>#fff</text:p>
          </table:table-cell>
          <table:table-cell table:formula="of:=[.O53]" office:value-type="string" office:string-value="#ffffeb">
            <text:p>#ffffeb</text:p>
          </table:table-cell>
          <table:table-cell table:formula="of:=[.P53]" office:value-type="string" office:string-value="#ffffeb">
            <text:p>#ffffeb</text:p>
          </table:table-cell>
          <table:table-cell table:formula="of:=[.Q53]" office:value-type="string" office:string-value="#ffffeb">
            <text:p>#ffffeb</text:p>
          </table:table-cell>
          <table:table-cell table:formula="of:=[.R53]" office:value-type="string" office:string-value="#ffffeb">
            <text:p>#ffffeb</text:p>
          </table:table-cell>
          <table:table-cell table:formula="of:=[.S53]" office:value-type="string" office:string-value="#ffffeb">
            <text:p>#ffffeb</text:p>
          </table:table-cell>
          <table:table-cell table:formula="of:=[.T53]" office:value-type="string" office:string-value="#ffffeb">
            <text:p>#ffffeb</text:p>
          </table:table-cell>
          <table:table-cell table:number-columns-repeated="1004"/>
        </table:table-row>
        <table:table-row table:style-name="ro3">
          <table:table-cell table:formula="of:=[.A53]" office:value-type="string" office:string-value="tertiary">
            <text:p>tertiary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7"/>
          <table:table-cell table:formula="of:=[.O55]" office:value-type="string" office:string-value="#f1eee8">
            <text:p>#f1eee8</text:p>
          </table:table-cell>
          <table:table-cell table:formula="of:=[.P55]" office:value-type="string" office:string-value="#f1eee8">
            <text:p>#f1eee8</text:p>
          </table:table-cell>
          <table:table-cell table:formula="of:=[.Q55]" office:value-type="string" office:string-value="#f1eee8">
            <text:p>#f1eee8</text:p>
          </table:table-cell>
          <table:table-cell table:formula="of:=[.R55]" office:value-type="string" office:string-value="#f1eee8">
            <text:p>#f1eee8</text:p>
          </table:table-cell>
          <table:table-cell table:formula="of:=[.S55]" office:value-type="string" office:string-value="#f1eee8">
            <text:p>#f1eee8</text:p>
          </table:table-cell>
          <table:table-cell table:formula="of:=[.T55]" office:value-type="string" office:string-value="#f1eee8">
            <text:p>#f1eee8</text:p>
          </table:table-cell>
          <table:table-cell table:number-columns-repeated="1004"/>
        </table:table-row>
        <table:table-row table:style-name="ro3">
          <table:table-cell table:formula="of:=[.A53]" office:value-type="string" office:string-value="tertiary">
            <text:p>tertiary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[.P59]" office:value-type="float" office:value="1">
            <text:p>1</text:p>
          </table:table-cell>
          <table:table-cell table:formula="of:=[.Q59]" office:value-type="float" office:value="1">
            <text:p>1</text:p>
          </table:table-cell>
          <table:table-cell table:formula="of:=[.R59]" office:value-type="float" office:value="1">
            <text:p>1</text:p>
          </table:table-cell>
          <table:table-cell table:formula="of:=[.S59]" office:value-type="float" office:value="1">
            <text:p>1</text:p>
          </table:table-cell>
          <table:table-cell table:formula="of:=[.T59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5" office:value-type="string">
            <text:p>unclassified,road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12" office:value-type="string">
            <text:p>fill</text:p>
          </table:table-cell>
          <table:table-cell table:style-name="ce5" office:value-type="string">
            <text:p>line.stroke</text:p>
          </table:table-cell>
          <table:table-cell table:number-columns-repeated="6" table:style-name="ce5"/>
          <table:table-cell table:style-name="ce5" table:formula="of:=[$constants.$B$18]" office:value-type="string" office:string-value="#fff">
            <text:p>#fff</text:p>
          </table:table-cell>
          <table:table-cell table:style-name="ce5" table:formula="of:=[.P60]" office:value-type="string" office:string-value="#fff">
            <text:p>#fff</text:p>
          </table:table-cell>
          <table:table-cell table:style-name="ce5" table:formula="of:=[.Q60]" office:value-type="string" office:string-value="#fff">
            <text:p>#fff</text:p>
          </table:table-cell>
          <table:table-cell table:style-name="ce5" table:formula="of:=[.R60]" office:value-type="string" office:string-value="#fff">
            <text:p>#fff</text:p>
          </table:table-cell>
          <table:table-cell table:style-name="ce5" table:formula="of:=[.S60]" office:value-type="string" office:string-value="#fff">
            <text:p>#fff</text:p>
          </table:table-cell>
          <table:table-cell table:style-name="ce5" table:formula="of:=[.T60]" office:value-type="string" office:string-value="#fff">
            <text:p>#fff</text:p>
          </table:table-cell>
          <table:table-cell table:style-name="ce5" table:formula="of:=[constants.$B$7]" office:value-type="string" office:string-value="#fff">
            <text:p>#fff</text:p>
          </table:table-cell>
          <table:table-cell table:style-name="ce5" table:number-columns-repeated="1004"/>
        </table:table-row>
        <table:table-row table:style-name="ro3">
          <table:table-cell office:value-type="string">
            <text:p>unclassified,road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MAX(2;[.P61]/1.5)" office:value-type="float" office:value="2.63374485596708">
            <text:p>2.633744856</text:p>
          </table:table-cell>
          <table:table-cell table:formula="of:=MAX(2;[.Q61]/1.5)" office:value-type="float" office:value="3.95061728395062">
            <text:p>3.950617284</text:p>
          </table:table-cell>
          <table:table-cell table:formula="of:=MAX(2;[.R61]/1.5)" office:value-type="float" office:value="5.92592592592593">
            <text:p>5.9259259259</text:p>
          </table:table-cell>
          <table:table-cell table:formula="of:=MAX(2;[.S61]/1.5)" office:value-type="float" office:value="8.88888888888889">
            <text:p>8.8888888889</text:p>
          </table:table-cell>
          <table:table-cell table:formula="of:=MAX(2;[.T61]/1.5)" office:value-type="float" office:value="13.3333333333333">
            <text:p>13.3333333333</text:p>
          </table:table-cell>
          <table:table-cell table:formula="of:=[constants.$E$7]" office:value-type="float" office:value="20">
            <text:p>20</text:p>
          </table:table-cell>
          <table:table-cell table:number-columns-repeated="1004"/>
        </table:table-row>
        <table:table-row table:style-name="ro3">
          <table:table-cell office:value-type="string">
            <text:p>unclassified,road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7"/>
          <table:table-cell table:formula="of:=[.P62]" office:value-type="string" office:string-value="#f1eee8">
            <text:p>#f1eee8</text:p>
          </table:table-cell>
          <table:table-cell table:formula="of:=[.Q62]" office:value-type="string" office:string-value="#f1eee8">
            <text:p>#f1eee8</text:p>
          </table:table-cell>
          <table:table-cell table:formula="of:=[.R62]" office:value-type="string" office:string-value="#f1eee8">
            <text:p>#f1eee8</text:p>
          </table:table-cell>
          <table:table-cell table:formula="of:=[.S62]" office:value-type="string" office:string-value="#f1eee8">
            <text:p>#f1eee8</text:p>
          </table:table-cell>
          <table:table-cell table:formula="of:=[.T62]" office:value-type="string" office:string-value="#f1eee8">
            <text:p>#f1eee8</text:p>
          </table:table-cell>
          <table:table-cell table:formula="of:=[constants.$C$7]" office:value-type="string" office:string-value="#f1eee8">
            <text:p>#f1eee8</text:p>
          </table:table-cell>
          <table:table-cell table:number-columns-repeated="1004"/>
        </table:table-row>
        <table:table-row table:style-name="ro3">
          <table:table-cell office:value-type="string">
            <text:p>unclassified,road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[.O61]+2" office:value-type="float" office:value="4.63374485596708">
            <text:p>4.633744856</text:p>
          </table:table-cell>
          <table:table-cell table:formula="of:=[.P61]+2" office:value-type="float" office:value="5.95061728395062">
            <text:p>5.950617284</text:p>
          </table:table-cell>
          <table:table-cell table:formula="of:=[.Q61]+2" office:value-type="float" office:value="7.92592592592593">
            <text:p>7.9259259259</text:p>
          </table:table-cell>
          <table:table-cell table:formula="of:=[.R61]+2" office:value-type="float" office:value="10.8888888888889">
            <text:p>10.8888888889</text:p>
          </table:table-cell>
          <table:table-cell table:formula="of:=[.S61]+2" office:value-type="float" office:value="15.3333333333333">
            <text:p>15.3333333333</text:p>
          </table:table-cell>
          <table:table-cell table:formula="of:=[.T61]+2" office:value-type="float" office:value="22">
            <text:p>22</text:p>
          </table:table-cell>
          <table:table-cell table:number-columns-repeated="1004"/>
        </table:table-row>
        <table:table-row table:style-name="ro3">
          <table:table-cell table:formula="of:=[.A60]" office:value-type="string" office:string-value="unclassified,road">
            <text:p>unclassified,road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6"/>
          <table:table-cell table:formula="of:=[.N60]" office:value-type="string" office:string-value="#fff">
            <text:p>#fff</text:p>
          </table:table-cell>
          <table:table-cell table:formula="of:=[.O60]" office:value-type="string" office:string-value="#fff">
            <text:p>#fff</text:p>
          </table:table-cell>
          <table:table-cell table:formula="of:=[.P60]" office:value-type="string" office:string-value="#fff">
            <text:p>#fff</text:p>
          </table:table-cell>
          <table:table-cell table:formula="of:=[.Q60]" office:value-type="string" office:string-value="#fff">
            <text:p>#fff</text:p>
          </table:table-cell>
          <table:table-cell table:formula="of:=[.R60]" office:value-type="string" office:string-value="#fff">
            <text:p>#fff</text:p>
          </table:table-cell>
          <table:table-cell table:formula="of:=[.S60]" office:value-type="string" office:string-value="#fff">
            <text:p>#fff</text:p>
          </table:table-cell>
          <table:table-cell table:formula="of:=[.T60]" office:value-type="string" office:string-value="#fff">
            <text:p>#fff</text:p>
          </table:table-cell>
          <table:table-cell table:number-columns-repeated="1004"/>
        </table:table-row>
        <table:table-row table:style-name="ro3">
          <table:table-cell table:formula="of:=[.A60]" office:value-type="string" office:string-value="unclassified,road">
            <text:p>unclassified,road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7"/>
          <table:table-cell table:formula="of:=[.O62]" office:value-type="string" office:string-value="#f1eee8">
            <text:p>#f1eee8</text:p>
          </table:table-cell>
          <table:table-cell table:formula="of:=[.P62]" office:value-type="string" office:string-value="#f1eee8">
            <text:p>#f1eee8</text:p>
          </table:table-cell>
          <table:table-cell table:formula="of:=[.Q62]" office:value-type="string" office:string-value="#f1eee8">
            <text:p>#f1eee8</text:p>
          </table:table-cell>
          <table:table-cell table:formula="of:=[.R62]" office:value-type="string" office:string-value="#f1eee8">
            <text:p>#f1eee8</text:p>
          </table:table-cell>
          <table:table-cell table:formula="of:=[.S62]" office:value-type="string" office:string-value="#f1eee8">
            <text:p>#f1eee8</text:p>
          </table:table-cell>
          <table:table-cell table:formula="of:=[.T62]" office:value-type="string" office:string-value="#f1eee8">
            <text:p>#f1eee8</text:p>
          </table:table-cell>
          <table:table-cell table:number-columns-repeated="1004"/>
        </table:table-row>
        <table:table-row table:style-name="ro3">
          <table:table-cell table:formula="of:=[.A60]" office:value-type="string" office:string-value="unclassified,road">
            <text:p>unclassified,road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[.P66]" office:value-type="float" office:value="1">
            <text:p>1</text:p>
          </table:table-cell>
          <table:table-cell table:formula="of:=[.Q66]" office:value-type="float" office:value="1">
            <text:p>1</text:p>
          </table:table-cell>
          <table:table-cell table:formula="of:=[.R66]" office:value-type="float" office:value="1">
            <text:p>1</text:p>
          </table:table-cell>
          <table:table-cell table:formula="of:=[.S66]" office:value-type="float" office:value="1">
            <text:p>1</text:p>
          </table:table-cell>
          <table:table-cell table:formula="of:=[.T66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5" office:value-type="string">
            <text:p>residential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12" office:value-type="string">
            <text:p>fill</text:p>
          </table:table-cell>
          <table:table-cell table:style-name="ce5" office:value-type="string">
            <text:p>line.stroke</text:p>
          </table:table-cell>
          <table:table-cell table:number-columns-repeated="7" table:style-name="ce5"/>
          <table:table-cell table:style-name="ce5" table:formula="of:=[$constants.$B$18]" office:value-type="string" office:string-value="#fff">
            <text:p>#fff</text:p>
          </table:table-cell>
          <table:table-cell table:style-name="ce5" table:formula="of:=[.Q67]" office:value-type="string" office:string-value="#fff">
            <text:p>#fff</text:p>
          </table:table-cell>
          <table:table-cell table:style-name="ce5" table:formula="of:=[.R67]" office:value-type="string" office:string-value="#fff">
            <text:p>#fff</text:p>
          </table:table-cell>
          <table:table-cell table:style-name="ce5" table:formula="of:=[.S67]" office:value-type="string" office:string-value="#fff">
            <text:p>#fff</text:p>
          </table:table-cell>
          <table:table-cell table:style-name="ce5" table:formula="of:=[.T67]" office:value-type="string" office:string-value="#fff">
            <text:p>#fff</text:p>
          </table:table-cell>
          <table:table-cell table:style-name="ce5" table:formula="of:=[constants.$B$8]" office:value-type="string" office:string-value="#fff">
            <text:p>#fff</text:p>
          </table:table-cell>
          <table:table-cell table:style-name="ce5" table:number-columns-repeated="1004"/>
        </table:table-row>
        <table:table-row table:style-name="ro3">
          <table:table-cell office:value-type="string">
            <text:p>residential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7"/>
          <table:table-cell office:value-type="float" office:value="1">
            <text:p>1</text:p>
          </table:table-cell>
          <table:table-cell table:formula="of:=MAX(2;[.Q68]/1.5)" office:value-type="float" office:value="3.16049382716049">
            <text:p>3.1604938272</text:p>
          </table:table-cell>
          <table:table-cell table:formula="of:=MAX(2;[.R68]/1.5)" office:value-type="float" office:value="4.74074074074074">
            <text:p>4.7407407407</text:p>
          </table:table-cell>
          <table:table-cell table:formula="of:=MAX(2;[.S68]/1.5)" office:value-type="float" office:value="7.11111111111111">
            <text:p>7.1111111111</text:p>
          </table:table-cell>
          <table:table-cell table:formula="of:=MAX(2;[.T68]/1.5)" office:value-type="float" office:value="10.6666666666667">
            <text:p>10.6666666667</text:p>
          </table:table-cell>
          <table:table-cell table:formula="of:=[constants.$E$8]" office:value-type="float" office:value="16">
            <text:p>16</text:p>
          </table:table-cell>
          <table:table-cell table:number-columns-repeated="1004"/>
        </table:table-row>
        <table:table-row table:style-name="ro3">
          <table:table-cell office:value-type="string">
            <text:p>residential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8"/>
          <table:table-cell table:formula="of:=[.Q69]" office:value-type="string" office:string-value="#f1eee8">
            <text:p>#f1eee8</text:p>
          </table:table-cell>
          <table:table-cell table:formula="of:=[.R69]" office:value-type="string" office:string-value="#f1eee8">
            <text:p>#f1eee8</text:p>
          </table:table-cell>
          <table:table-cell table:formula="of:=[.S69]" office:value-type="string" office:string-value="#f1eee8">
            <text:p>#f1eee8</text:p>
          </table:table-cell>
          <table:table-cell table:formula="of:=[.T69]" office:value-type="string" office:string-value="#f1eee8">
            <text:p>#f1eee8</text:p>
          </table:table-cell>
          <table:table-cell table:formula="of:=[constants.$C$8]" office:value-type="string" office:string-value="#f1eee8">
            <text:p>#f1eee8</text:p>
          </table:table-cell>
          <table:table-cell table:number-columns-repeated="1004"/>
        </table:table-row>
        <table:table-row table:style-name="ro3">
          <table:table-cell office:value-type="string">
            <text:p>residential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8"/>
          <table:table-cell table:formula="of:=[.P68]+2" office:value-type="float" office:value="5.16049382716049">
            <text:p>5.1604938272</text:p>
          </table:table-cell>
          <table:table-cell table:formula="of:=[.Q68]+2" office:value-type="float" office:value="6.74074074074074">
            <text:p>6.7407407407</text:p>
          </table:table-cell>
          <table:table-cell table:formula="of:=[.R68]+2" office:value-type="float" office:value="9.11111111111111">
            <text:p>9.1111111111</text:p>
          </table:table-cell>
          <table:table-cell table:formula="of:=[.S68]+2" office:value-type="float" office:value="12.6666666666667">
            <text:p>12.6666666667</text:p>
          </table:table-cell>
          <table:table-cell table:formula="of:=[.T68]+2" office:value-type="float" office:value="18">
            <text:p>18</text:p>
          </table:table-cell>
          <table:table-cell table:number-columns-repeated="1004"/>
        </table:table-row>
        <table:table-row table:style-name="ro3">
          <table:table-cell table:formula="of:=[.A67]" office:value-type="string" office:string-value="residential">
            <text:p>residential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7"/>
          <table:table-cell table:formula="of:=[.O67]" office:value-type="string" office:string-value="#fff">
            <text:p>#fff</text:p>
          </table:table-cell>
          <table:table-cell table:formula="of:=[.P67]" office:value-type="string" office:string-value="#fff">
            <text:p>#fff</text:p>
          </table:table-cell>
          <table:table-cell table:formula="of:=[.Q67]" office:value-type="string" office:string-value="#fff">
            <text:p>#fff</text:p>
          </table:table-cell>
          <table:table-cell table:formula="of:=[.R67]" office:value-type="string" office:string-value="#fff">
            <text:p>#fff</text:p>
          </table:table-cell>
          <table:table-cell table:formula="of:=[.S67]" office:value-type="string" office:string-value="#fff">
            <text:p>#fff</text:p>
          </table:table-cell>
          <table:table-cell table:formula="of:=[.T67]" office:value-type="string" office:string-value="#fff">
            <text:p>#fff</text:p>
          </table:table-cell>
          <table:table-cell table:number-columns-repeated="1004"/>
        </table:table-row>
        <table:table-row table:style-name="ro3">
          <table:table-cell table:formula="of:=[.A67]" office:value-type="string" office:string-value="residential">
            <text:p>residential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8"/>
          <table:table-cell table:formula="of:=[.P69]" office:value-type="string" office:string-value="#f1eee8">
            <text:p>#f1eee8</text:p>
          </table:table-cell>
          <table:table-cell table:formula="of:=[.Q69]" office:value-type="string" office:string-value="#f1eee8">
            <text:p>#f1eee8</text:p>
          </table:table-cell>
          <table:table-cell table:formula="of:=[.R69]" office:value-type="string" office:string-value="#f1eee8">
            <text:p>#f1eee8</text:p>
          </table:table-cell>
          <table:table-cell table:formula="of:=[.S69]" office:value-type="string" office:string-value="#f1eee8">
            <text:p>#f1eee8</text:p>
          </table:table-cell>
          <table:table-cell table:formula="of:=[.T69]" office:value-type="string" office:string-value="#f1eee8">
            <text:p>#f1eee8</text:p>
          </table:table-cell>
          <table:table-cell table:number-columns-repeated="1004"/>
        </table:table-row>
        <table:table-row table:style-name="ro3">
          <table:table-cell table:formula="of:=[.A67]" office:value-type="string" office:string-value="residential">
            <text:p>residential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8"/>
          <table:table-cell table:formula="of:=[.Q73]" office:value-type="float" office:value="1">
            <text:p>1</text:p>
          </table:table-cell>
          <table:table-cell table:formula="of:=[.R73]" office:value-type="float" office:value="1">
            <text:p>1</text:p>
          </table:table-cell>
          <table:table-cell table:formula="of:=[.S73]" office:value-type="float" office:value="1">
            <text:p>1</text:p>
          </table:table-cell>
          <table:table-cell table:formula="of:=[.T73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5" office:value-type="string">
            <text:p>service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12" office:value-type="string">
            <text:p>fill</text:p>
          </table:table-cell>
          <table:table-cell table:style-name="ce5" office:value-type="string">
            <text:p>line.stroke</text:p>
          </table:table-cell>
          <table:table-cell table:number-columns-repeated="8" table:style-name="ce5"/>
          <table:table-cell table:style-name="ce5" table:formula="of:=[$constants.$B$18]" office:value-type="string" office:string-value="#fff">
            <text:p>#fff</text:p>
          </table:table-cell>
          <table:table-cell table:style-name="ce5" table:formula="of:=[.R74]" office:value-type="string" office:string-value="#fff">
            <text:p>#fff</text:p>
          </table:table-cell>
          <table:table-cell table:style-name="ce5" table:formula="of:=[.S74]" office:value-type="string" office:string-value="#fff">
            <text:p>#fff</text:p>
          </table:table-cell>
          <table:table-cell table:style-name="ce5" table:formula="of:=[.T74]" office:value-type="string" office:string-value="#fff">
            <text:p>#fff</text:p>
          </table:table-cell>
          <table:table-cell table:style-name="ce5" table:formula="of:=[constants.$B$9]" office:value-type="string" office:string-value="#fff">
            <text:p>#fff</text:p>
          </table:table-cell>
          <table:table-cell table:style-name="ce5" table:number-columns-repeated="1004"/>
        </table:table-row>
        <table:table-row table:style-name="ro3">
          <table:table-cell office:value-type="string">
            <text:p>service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MAX(2;[.R75]/1.5)" office:value-type="float" office:value="2">
            <text:p>2</text:p>
          </table:table-cell>
          <table:table-cell table:formula="of:=MAX(2;[.S75]/1.5)" office:value-type="float" office:value="2.66666666666667">
            <text:p>2.6666666667</text:p>
          </table:table-cell>
          <table:table-cell table:formula="of:=MAX(2;[.T75]/1.5)" office:value-type="float" office:value="4">
            <text:p>4</text:p>
          </table:table-cell>
          <table:table-cell table:formula="of:=[constants.$E$9]" office:value-type="float" office:value="6">
            <text:p>6</text:p>
          </table:table-cell>
          <table:table-cell table:number-columns-repeated="1004"/>
        </table:table-row>
        <table:table-row table:style-name="ro3">
          <table:table-cell office:value-type="string">
            <text:p>service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9"/>
          <table:table-cell table:formula="of:=[.R76]" office:value-type="string" office:string-value="#f1eee8">
            <text:p>#f1eee8</text:p>
          </table:table-cell>
          <table:table-cell table:formula="of:=[.S76]" office:value-type="string" office:string-value="#f1eee8">
            <text:p>#f1eee8</text:p>
          </table:table-cell>
          <table:table-cell table:formula="of:=[.T76]" office:value-type="string" office:string-value="#f1eee8">
            <text:p>#f1eee8</text:p>
          </table:table-cell>
          <table:table-cell table:formula="of:=[constants.$C$9]" office:value-type="string" office:string-value="#f1eee8">
            <text:p>#f1eee8</text:p>
          </table:table-cell>
          <table:table-cell table:number-columns-repeated="1004"/>
        </table:table-row>
        <table:table-row table:style-name="ro3">
          <table:table-cell office:value-type="string">
            <text:p>service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[.Q75]+2" office:value-type="float" office:value="4">
            <text:p>4</text:p>
          </table:table-cell>
          <table:table-cell table:formula="of:=[.R75]+2" office:value-type="float" office:value="4.66666666666667">
            <text:p>4.6666666667</text:p>
          </table:table-cell>
          <table:table-cell table:formula="of:=[.S75]+2" office:value-type="float" office:value="6">
            <text:p>6</text:p>
          </table:table-cell>
          <table:table-cell table:formula="of:=[.T75]+2" office:value-type="float" office:value="8">
            <text:p>8</text:p>
          </table:table-cell>
          <table:table-cell table:number-columns-repeated="1004"/>
        </table:table-row>
        <table:table-row table:style-name="ro3">
          <table:table-cell table:formula="of:=[.A74]" office:value-type="string" office:string-value="service">
            <text:p>service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8"/>
          <table:table-cell table:formula="of:=[.P74]" office:value-type="string" office:string-value="#fff">
            <text:p>#fff</text:p>
          </table:table-cell>
          <table:table-cell table:formula="of:=[.Q74]" office:value-type="string" office:string-value="#fff">
            <text:p>#fff</text:p>
          </table:table-cell>
          <table:table-cell table:formula="of:=[.R74]" office:value-type="string" office:string-value="#fff">
            <text:p>#fff</text:p>
          </table:table-cell>
          <table:table-cell table:formula="of:=[.S74]" office:value-type="string" office:string-value="#fff">
            <text:p>#fff</text:p>
          </table:table-cell>
          <table:table-cell table:formula="of:=[.T74]" office:value-type="string" office:string-value="#fff">
            <text:p>#fff</text:p>
          </table:table-cell>
          <table:table-cell table:number-columns-repeated="1004"/>
        </table:table-row>
        <table:table-row table:style-name="ro3">
          <table:table-cell table:formula="of:=[.A74]" office:value-type="string" office:string-value="service">
            <text:p>service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9"/>
          <table:table-cell table:formula="of:=[.Q76]" office:value-type="string" office:string-value="#f1eee8">
            <text:p>#f1eee8</text:p>
          </table:table-cell>
          <table:table-cell table:formula="of:=[.R76]" office:value-type="string" office:string-value="#f1eee8">
            <text:p>#f1eee8</text:p>
          </table:table-cell>
          <table:table-cell table:formula="of:=[.S76]" office:value-type="string" office:string-value="#f1eee8">
            <text:p>#f1eee8</text:p>
          </table:table-cell>
          <table:table-cell table:formula="of:=[.T76]" office:value-type="string" office:string-value="#f1eee8">
            <text:p>#f1eee8</text:p>
          </table:table-cell>
          <table:table-cell table:number-columns-repeated="1004"/>
        </table:table-row>
        <table:table-row table:style-name="ro3">
          <table:table-cell table:formula="of:=[.A74]" office:value-type="string" office:string-value="service">
            <text:p>service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[.R80]" office:value-type="float" office:value="1">
            <text:p>1</text:p>
          </table:table-cell>
          <table:table-cell table:formula="of:=[.S80]" office:value-type="float" office:value="1">
            <text:p>1</text:p>
          </table:table-cell>
          <table:table-cell table:formula="of:=[.T80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5" office:value-type="string">
            <text:p>living_street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12" office:value-type="string">
            <text:p>fill</text:p>
          </table:table-cell>
          <table:table-cell table:style-name="ce5" office:value-type="string">
            <text:p>line.stroke</text:p>
          </table:table-cell>
          <table:table-cell table:number-columns-repeated="8" table:style-name="ce5"/>
          <table:table-cell table:style-name="ce5" table:formula="of:=[$constants.$B$18]" office:value-type="string" office:string-value="#fff">
            <text:p>#fff</text:p>
          </table:table-cell>
          <table:table-cell table:style-name="ce5" table:formula="of:=[.R81]" office:value-type="string" office:string-value="#fff">
            <text:p>#fff</text:p>
          </table:table-cell>
          <table:table-cell table:style-name="ce5" table:formula="of:=[.S81]" office:value-type="string" office:string-value="#fff">
            <text:p>#fff</text:p>
          </table:table-cell>
          <table:table-cell table:style-name="ce5" table:formula="of:=[.T81]" office:value-type="string" office:string-value="#fff">
            <text:p>#fff</text:p>
          </table:table-cell>
          <table:table-cell table:style-name="ce5" table:formula="of:=[constants.$B$10]" office:value-type="string" office:string-value="#fff">
            <text:p>#fff</text:p>
          </table:table-cell>
          <table:table-cell table:style-name="ce5" table:number-columns-repeated="1004"/>
        </table:table-row>
        <table:table-row table:style-name="ro3">
          <table:table-cell office:value-type="string">
            <text:p>living_street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MAX(2;[.R82]/1.5)" office:value-type="float" office:value="3.55555555555556">
            <text:p>3.5555555556</text:p>
          </table:table-cell>
          <table:table-cell table:formula="of:=MAX(2;[.S82]/1.5)" office:value-type="float" office:value="5.33333333333333">
            <text:p>5.3333333333</text:p>
          </table:table-cell>
          <table:table-cell table:formula="of:=MAX(2;[.T82]/1.5)" office:value-type="float" office:value="8">
            <text:p>8</text:p>
          </table:table-cell>
          <table:table-cell table:formula="of:=[constants.$E$10]" office:value-type="float" office:value="12">
            <text:p>12</text:p>
          </table:table-cell>
          <table:table-cell table:number-columns-repeated="1004"/>
        </table:table-row>
        <table:table-row table:style-name="ro3">
          <table:table-cell office:value-type="string">
            <text:p>living_street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9"/>
          <table:table-cell table:formula="of:=[.R83]" office:value-type="string" office:string-value="#f1eee8">
            <text:p>#f1eee8</text:p>
          </table:table-cell>
          <table:table-cell table:formula="of:=[.S83]" office:value-type="string" office:string-value="#f1eee8">
            <text:p>#f1eee8</text:p>
          </table:table-cell>
          <table:table-cell table:formula="of:=[.T83]" office:value-type="string" office:string-value="#f1eee8">
            <text:p>#f1eee8</text:p>
          </table:table-cell>
          <table:table-cell table:formula="of:=[constants.$C$10]" office:value-type="string" office:string-value="#f1eee8">
            <text:p>#f1eee8</text:p>
          </table:table-cell>
          <table:table-cell table:number-columns-repeated="1004"/>
        </table:table-row>
        <table:table-row table:style-name="ro3">
          <table:table-cell office:value-type="string">
            <text:p>living_street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[.Q82]+2" office:value-type="float" office:value="5.55555555555556">
            <text:p>5.5555555556</text:p>
          </table:table-cell>
          <table:table-cell table:formula="of:=[.R82]+2" office:value-type="float" office:value="7.33333333333333">
            <text:p>7.3333333333</text:p>
          </table:table-cell>
          <table:table-cell table:formula="of:=[.S82]+2" office:value-type="float" office:value="10">
            <text:p>10</text:p>
          </table:table-cell>
          <table:table-cell table:formula="of:=[.T82]+2" office:value-type="float" office:value="14">
            <text:p>14</text:p>
          </table:table-cell>
          <table:table-cell table:number-columns-repeated="1004"/>
        </table:table-row>
        <table:table-row table:style-name="ro3">
          <table:table-cell table:formula="of:=[.A81]" office:value-type="string" office:string-value="living_street">
            <text:p>living_street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8"/>
          <table:table-cell table:formula="of:=[.P81]" office:value-type="string" office:string-value="#fff">
            <text:p>#fff</text:p>
          </table:table-cell>
          <table:table-cell table:formula="of:=[.Q81]" office:value-type="string" office:string-value="#fff">
            <text:p>#fff</text:p>
          </table:table-cell>
          <table:table-cell table:formula="of:=[.R81]" office:value-type="string" office:string-value="#fff">
            <text:p>#fff</text:p>
          </table:table-cell>
          <table:table-cell table:formula="of:=[.S81]" office:value-type="string" office:string-value="#fff">
            <text:p>#fff</text:p>
          </table:table-cell>
          <table:table-cell table:formula="of:=[.T81]" office:value-type="string" office:string-value="#fff">
            <text:p>#fff</text:p>
          </table:table-cell>
          <table:table-cell table:number-columns-repeated="1004"/>
        </table:table-row>
        <table:table-row table:style-name="ro3">
          <table:table-cell table:formula="of:=[.A81]" office:value-type="string" office:string-value="living_street">
            <text:p>living_street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9"/>
          <table:table-cell table:formula="of:=[.Q83]" office:value-type="string" office:string-value="#f1eee8">
            <text:p>#f1eee8</text:p>
          </table:table-cell>
          <table:table-cell table:formula="of:=[.R83]" office:value-type="string" office:string-value="#f1eee8">
            <text:p>#f1eee8</text:p>
          </table:table-cell>
          <table:table-cell table:formula="of:=[.S83]" office:value-type="string" office:string-value="#f1eee8">
            <text:p>#f1eee8</text:p>
          </table:table-cell>
          <table:table-cell table:formula="of:=[.T83]" office:value-type="string" office:string-value="#f1eee8">
            <text:p>#f1eee8</text:p>
          </table:table-cell>
          <table:table-cell table:number-columns-repeated="1004"/>
        </table:table-row>
        <table:table-row table:style-name="ro3">
          <table:table-cell table:formula="of:=[.A81]" office:value-type="string" office:string-value="living_street">
            <text:p>living_street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[.R87]" office:value-type="float" office:value="1">
            <text:p>1</text:p>
          </table:table-cell>
          <table:table-cell table:formula="of:=[.S87]" office:value-type="float" office:value="1">
            <text:p>1</text:p>
          </table:table-cell>
          <table:table-cell table:formula="of:=[.T87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5" office:value-type="string">
            <text:p>pedestrian,track,path,footway,cycleway,bridleway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12" office:value-type="string">
            <text:p>fill</text:p>
          </table:table-cell>
          <table:table-cell table:style-name="ce5" office:value-type="string">
            <text:p>line.stroke</text:p>
          </table:table-cell>
          <table:table-cell table:number-columns-repeated="8" table:style-name="ce5"/>
          <table:table-cell table:style-name="ce5" table:formula="of:=[.Q90]" office:value-type="string" office:string-value="#f1eee8">
            <text:p>#f1eee8</text:p>
          </table:table-cell>
          <table:table-cell table:style-name="ce5" table:formula="of:=[.R88]" office:value-type="string" office:string-value="#fff">
            <text:p>#fff</text:p>
          </table:table-cell>
          <table:table-cell table:style-name="ce5" table:formula="of:=[.S88]" office:value-type="string" office:string-value="#fff">
            <text:p>#fff</text:p>
          </table:table-cell>
          <table:table-cell table:style-name="ce5" table:formula="of:=[.T88]" office:value-type="string" office:string-value="#fff">
            <text:p>#fff</text:p>
          </table:table-cell>
          <table:table-cell table:style-name="ce5" table:formula="of:=[constants.$B$11]" office:value-type="string" office:string-value="#fff">
            <text:p>#fff</text:p>
          </table:table-cell>
          <table:table-cell table:style-name="ce5" table:number-columns-repeated="1004"/>
        </table:table-row>
        <table:table-row table:style-name="ro3">
          <table:table-cell table:formula="of:=[.A88]" office:value-type="string" office:string-value="pedestrian,track,path,footway,cycleway,bridleway">
            <text:p>pedestrian,track,path,footway,cycleway,bridleway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MAX(2;[.R89]/1.5)" office:value-type="float" office:value="2">
            <text:p>2</text:p>
          </table:table-cell>
          <table:table-cell table:formula="of:=MAX(2;[.S89]/1.5)" office:value-type="float" office:value="2.66666666666667">
            <text:p>2.6666666667</text:p>
          </table:table-cell>
          <table:table-cell table:formula="of:=MAX(2;[.T89]/1.5)" office:value-type="float" office:value="4">
            <text:p>4</text:p>
          </table:table-cell>
          <table:table-cell table:style-name="ce13" table:formula="of:=[constants.$E$11]" office:value-type="float" office:value="6">
            <text:p>6</text:p>
          </table:table-cell>
          <table:table-cell table:number-columns-repeated="1004"/>
        </table:table-row>
        <table:table-row table:style-name="ro3">
          <table:table-cell table:formula="of:=[.A89]" office:value-type="string" office:string-value="pedestrian,track,path,footway,cycleway,bridleway">
            <text:p>pedestrian,track,path,footway,cycleway,bridleway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9"/>
          <table:table-cell table:formula="of:=[.R90]" office:value-type="string" office:string-value="#f1eee8">
            <text:p>#f1eee8</text:p>
          </table:table-cell>
          <table:table-cell table:formula="of:=[.S90]" office:value-type="string" office:string-value="#f1eee8">
            <text:p>#f1eee8</text:p>
          </table:table-cell>
          <table:table-cell table:formula="of:=[.T90]" office:value-type="string" office:string-value="#f1eee8">
            <text:p>#f1eee8</text:p>
          </table:table-cell>
          <table:table-cell table:formula="of:=[constants.$C$11]" office:value-type="string" office:string-value="#f1eee8">
            <text:p>#f1eee8</text:p>
          </table:table-cell>
          <table:table-cell table:number-columns-repeated="1004"/>
        </table:table-row>
        <table:table-row table:style-name="ro3">
          <table:table-cell table:formula="of:=[.A90]" office:value-type="string" office:string-value="pedestrian,track,path,footway,cycleway,bridleway">
            <text:p>pedestrian,track,path,footway,cycleway,bridleway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[.Q89]+2" office:value-type="float" office:value="4">
            <text:p>4</text:p>
          </table:table-cell>
          <table:table-cell table:formula="of:=[.R89]+2" office:value-type="float" office:value="4.66666666666667">
            <text:p>4.6666666667</text:p>
          </table:table-cell>
          <table:table-cell table:formula="of:=[.S89]+2" office:value-type="float" office:value="6">
            <text:p>6</text:p>
          </table:table-cell>
          <table:table-cell table:formula="of:=[.T89]+2" office:value-type="float" office:value="8">
            <text:p>8</text:p>
          </table:table-cell>
          <table:table-cell table:number-columns-repeated="1004"/>
        </table:table-row>
        <table:table-row table:style-name="ro3">
          <table:table-cell table:formula="of:=[.A88]" office:value-type="string" office:string-value="pedestrian,track,path,footway,cycleway,bridleway">
            <text:p>pedestrian,track,path,footway,cycleway,bridleway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8"/>
          <table:table-cell table:formula="of:=[.P88]" office:value-type="string" office:string-value="#f1eee8">
            <text:p>#f1eee8</text:p>
          </table:table-cell>
          <table:table-cell table:formula="of:=[.Q88]" office:value-type="string" office:string-value="#fff">
            <text:p>#fff</text:p>
          </table:table-cell>
          <table:table-cell table:formula="of:=[.R88]" office:value-type="string" office:string-value="#fff">
            <text:p>#fff</text:p>
          </table:table-cell>
          <table:table-cell table:formula="of:=[.S88]" office:value-type="string" office:string-value="#fff">
            <text:p>#fff</text:p>
          </table:table-cell>
          <table:table-cell table:formula="of:=[.T88]" office:value-type="string" office:string-value="#fff">
            <text:p>#fff</text:p>
          </table:table-cell>
          <table:table-cell table:number-columns-repeated="1004"/>
        </table:table-row>
        <table:table-row table:style-name="ro3">
          <table:table-cell table:formula="of:=[.A88]" office:value-type="string" office:string-value="pedestrian,track,path,footway,cycleway,bridleway">
            <text:p>pedestrian,track,path,footway,cycleway,bridleway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9"/>
          <table:table-cell table:formula="of:=[.Q90]" office:value-type="string" office:string-value="#f1eee8">
            <text:p>#f1eee8</text:p>
          </table:table-cell>
          <table:table-cell table:formula="of:=[.R90]" office:value-type="string" office:string-value="#f1eee8">
            <text:p>#f1eee8</text:p>
          </table:table-cell>
          <table:table-cell table:formula="of:=[.S90]" office:value-type="string" office:string-value="#f1eee8">
            <text:p>#f1eee8</text:p>
          </table:table-cell>
          <table:table-cell table:formula="of:=[.T90]" office:value-type="string" office:string-value="#f1eee8">
            <text:p>#f1eee8</text:p>
          </table:table-cell>
          <table:table-cell table:number-columns-repeated="1004"/>
        </table:table-row>
        <table:table-row table:style-name="ro3">
          <table:table-cell table:formula="of:=[.A88]" office:value-type="string" office:string-value="pedestrian,track,path,footway,cycleway,bridleway">
            <text:p>pedestrian,track,path,footway,cycleway,bridleway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9"/>
          <table:table-cell table:formula="of:=[.R94]" office:value-type="float" office:value="1">
            <text:p>1</text:p>
          </table:table-cell>
          <table:table-cell table:formula="of:=[.S94]" office:value-type="float" office:value="1">
            <text:p>1</text:p>
          </table:table-cell>
          <table:table-cell table:formula="of:=[.T94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office:value-type="string">
            <text:p>steps</text:p>
          </table:table-cell>
          <table:table-cell/>
          <table:table-cell/>
          <table:table-cell/>
          <table:table-cell/>
          <table:table-cell table:style-name="ce12" office:value-type="string">
            <text:p>fill</text:p>
          </table:table-cell>
          <table:table-cell table:style-name="ce5" office:value-type="string">
            <text:p>line.stroke</text:p>
          </table:table-cell>
          <table:table-cell table:number-columns-repeated="7"/>
          <table:table-cell table:style-name="ce5" table:formula="of:=[.P95]" office:value-type="string" office:string-value="#fff">
            <text:p>#fff</text:p>
          </table:table-cell>
          <table:table-cell table:style-name="ce5" table:formula="of:=[.Q95]" office:value-type="string" office:string-value="#fff">
            <text:p>#fff</text:p>
          </table:table-cell>
          <table:table-cell table:style-name="ce5" table:formula="of:=[.R95]" office:value-type="string" office:string-value="#fff">
            <text:p>#fff</text:p>
          </table:table-cell>
          <table:table-cell table:style-name="ce5" table:formula="of:=[.S95]" office:value-type="string" office:string-value="#fff">
            <text:p>#fff</text:p>
          </table:table-cell>
          <table:table-cell table:style-name="ce5" table:formula="of:=[.T95]" office:value-type="string" office:string-value="#fff">
            <text:p>#fff</text:p>
          </table:table-cell>
          <table:table-cell table:style-name="ce5" table:formula="of:=[constants.$B$12]" office:value-type="string" office:string-value="#fff">
            <text:p>#fff</text:p>
          </table:table-cell>
          <table:table-cell table:number-columns-repeated="1004"/>
        </table:table-row>
        <table:table-row table:style-name="ro3">
          <table:table-cell office:value-type="string">
            <text:p>steps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MAX(1;[.P96]/1.5)" office:value-type="float" office:value="1">
            <text:p>1</text:p>
          </table:table-cell>
          <table:table-cell table:formula="of:=MAX(1;[.Q96]/1.5)" office:value-type="float" office:value="1.18518518518519">
            <text:p>1.1851851852</text:p>
          </table:table-cell>
          <table:table-cell table:formula="of:=MAX(1;[.R96]/1.5)" office:value-type="float" office:value="1.77777777777778">
            <text:p>1.7777777778</text:p>
          </table:table-cell>
          <table:table-cell table:formula="of:=MAX(1;[.S96]/1.5)" office:value-type="float" office:value="2.66666666666667">
            <text:p>2.6666666667</text:p>
          </table:table-cell>
          <table:table-cell table:formula="of:=MAX(1;[.T96]/1.5)" office:value-type="float" office:value="4">
            <text:p>4</text:p>
          </table:table-cell>
          <table:table-cell table:formula="of:=[constants.$E$12]" office:value-type="float" office:value="6">
            <text:p>6</text:p>
          </table:table-cell>
          <table:table-cell table:number-columns-repeated="1004"/>
        </table:table-row>
        <table:table-row table:style-name="ro3">
          <table:table-cell office:value-type="string">
            <text:p>steps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dasharray</text:p>
          </table:table-cell>
          <table:table-cell table:number-columns-repeated="7"/>
          <table:table-cell table:formula="of:=[.P97]" office:value-type="string" office:string-value="2,2">
            <text:p>2,2</text:p>
          </table:table-cell>
          <table:table-cell table:formula="of:=[.Q97]" office:value-type="string" office:string-value="2,2">
            <text:p>2,2</text:p>
          </table:table-cell>
          <table:table-cell table:formula="of:=[.R97]" office:value-type="string" office:string-value="2,2">
            <text:p>2,2</text:p>
          </table:table-cell>
          <table:table-cell table:formula="of:=[.S97]" office:value-type="string" office:string-value="2,2">
            <text:p>2,2</text:p>
          </table:table-cell>
          <table:table-cell table:formula="of:=[.T97]" office:value-type="string" office:string-value="2,2">
            <text:p>2,2</text:p>
          </table:table-cell>
          <table:table-cell office:value-type="string">
            <text:p>2,2</text:p>
          </table:table-cell>
          <table:table-cell table:number-columns-repeated="1004"/>
        </table:table-row>
        <table:table-row table:style-name="ro3">
          <table:table-cell office:value-type="string">
            <text:p>steps</text:p>
          </table:table-cell>
          <table:table-cell/>
          <table:table-cell/>
          <table:table-cell/>
          <table:table-cell/>
          <table:table-cell office:value-type="string">
            <text:p>fill</text:p>
          </table:table-cell>
          <table:table-cell office:value-type="string">
            <text:p>line.stroke-linecap</text:p>
          </table:table-cell>
          <table:table-cell table:number-columns-repeated="7"/>
          <table:table-cell table:formula="of:=[.P98]" office:value-type="string" office:string-value="butt">
            <text:p>butt</text:p>
          </table:table-cell>
          <table:table-cell table:formula="of:=[.Q98]" office:value-type="string" office:string-value="butt">
            <text:p>butt</text:p>
          </table:table-cell>
          <table:table-cell table:formula="of:=[.R98]" office:value-type="string" office:string-value="butt">
            <text:p>butt</text:p>
          </table:table-cell>
          <table:table-cell table:formula="of:=[.S98]" office:value-type="string" office:string-value="butt">
            <text:p>butt</text:p>
          </table:table-cell>
          <table:table-cell table:formula="of:=[.T98]" office:value-type="string" office:string-value="butt">
            <text:p>butt</text:p>
          </table:table-cell>
          <table:table-cell office:value-type="string">
            <text:p>butt</text:p>
          </table:table-cell>
          <table:table-cell table:number-columns-repeated="1004"/>
        </table:table-row>
        <table:table-row table:style-name="ro3">
          <table:table-cell office:value-type="string">
            <text:p>steps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</text:p>
          </table:table-cell>
          <table:table-cell table:number-columns-repeated="7"/>
          <table:table-cell table:formula="of:=[.P99]" office:value-type="string" office:string-value="#f1eee8">
            <text:p>#f1eee8</text:p>
          </table:table-cell>
          <table:table-cell table:formula="of:=[.Q99]" office:value-type="string" office:string-value="#f1eee8">
            <text:p>#f1eee8</text:p>
          </table:table-cell>
          <table:table-cell table:formula="of:=[.R99]" office:value-type="string" office:string-value="#f1eee8">
            <text:p>#f1eee8</text:p>
          </table:table-cell>
          <table:table-cell table:formula="of:=[.S99]" office:value-type="string" office:string-value="#f1eee8">
            <text:p>#f1eee8</text:p>
          </table:table-cell>
          <table:table-cell table:formula="of:=[.T99]" office:value-type="string" office:string-value="#f1eee8">
            <text:p>#f1eee8</text:p>
          </table:table-cell>
          <table:table-cell table:style-name="ce5" table:formula="of:=[constants.$C$12]" office:value-type="string" office:string-value="#f1eee8">
            <text:p>#f1eee8</text:p>
          </table:table-cell>
          <table:table-cell table:number-columns-repeated="1004"/>
        </table:table-row>
        <table:table-row table:style-name="ro3">
          <table:table-cell office:value-type="string">
            <text:p>steps</text:p>
          </table:table-cell>
          <table:table-cell/>
          <table:table-cell/>
          <table:table-cell/>
          <table:table-cell/>
          <table:table-cell office:value-type="string">
            <text:p>casing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[.O96]" office:value-type="float" office:value="1">
            <text:p>1</text:p>
          </table:table-cell>
          <table:table-cell table:formula="of:=[.P96]" office:value-type="float" office:value="1.18518518518519">
            <text:p>1.1851851852</text:p>
          </table:table-cell>
          <table:table-cell table:formula="of:=[.Q96]" office:value-type="float" office:value="1.77777777777778">
            <text:p>1.7777777778</text:p>
          </table:table-cell>
          <table:table-cell table:formula="of:=[.R96]" office:value-type="float" office:value="2.66666666666667">
            <text:p>2.6666666667</text:p>
          </table:table-cell>
          <table:table-cell table:formula="of:=[.S96]" office:value-type="float" office:value="4">
            <text:p>4</text:p>
          </table:table-cell>
          <table:table-cell table:formula="of:=[.T96]" office:value-type="float" office:value="6">
            <text:p>6</text:p>
          </table:table-cell>
          <table:table-cell table:number-columns-repeated="1004"/>
        </table:table-row>
        <table:table-row table:style-name="ro3">
          <table:table-cell office:value-type="string">
            <text:p>steps</text:p>
          </table:table-cell>
          <table:table-cell/>
          <table:table-cell/>
          <table:table-cell/>
          <table:table-cell/>
          <table:table-cell office:value-type="string">
            <text:p>area-fill</text:p>
          </table:table-cell>
          <table:table-cell office:value-type="string">
            <text:p>poly.fill</text:p>
          </table:table-cell>
          <table:table-cell table:number-columns-repeated="7"/>
          <table:table-cell table:formula="of:=[.O95]" office:value-type="string" office:string-value="#fff">
            <text:p>#fff</text:p>
          </table:table-cell>
          <table:table-cell table:formula="of:=[.P95]" office:value-type="string" office:string-value="#fff">
            <text:p>#fff</text:p>
          </table:table-cell>
          <table:table-cell table:formula="of:=[.Q95]" office:value-type="string" office:string-value="#fff">
            <text:p>#fff</text:p>
          </table:table-cell>
          <table:table-cell table:formula="of:=[.R95]" office:value-type="string" office:string-value="#fff">
            <text:p>#fff</text:p>
          </table:table-cell>
          <table:table-cell table:formula="of:=[.S95]" office:value-type="string" office:string-value="#fff">
            <text:p>#fff</text:p>
          </table:table-cell>
          <table:table-cell table:formula="of:=[.T95]" office:value-type="string" office:string-value="#fff">
            <text:p>#fff</text:p>
          </table:table-cell>
          <table:table-cell table:number-columns-repeated="1004"/>
        </table:table-row>
        <table:table-row table:style-name="ro3">
          <table:table-cell office:value-type="string">
            <text:p>steps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</text:p>
          </table:table-cell>
          <table:table-cell table:number-columns-repeated="7"/>
          <table:table-cell table:formula="of:=[.P102]" office:value-type="string" office:string-value="#f1eee8">
            <text:p>#f1eee8</text:p>
          </table:table-cell>
          <table:table-cell table:formula="of:=[.Q102]" office:value-type="string" office:string-value="#f1eee8">
            <text:p>#f1eee8</text:p>
          </table:table-cell>
          <table:table-cell table:formula="of:=[.R102]" office:value-type="string" office:string-value="#f1eee8">
            <text:p>#f1eee8</text:p>
          </table:table-cell>
          <table:table-cell table:formula="of:=[.S102]" office:value-type="string" office:string-value="#f1eee8">
            <text:p>#f1eee8</text:p>
          </table:table-cell>
          <table:table-cell table:formula="of:=[.T102]" office:value-type="string" office:string-value="#f1eee8">
            <text:p>#f1eee8</text:p>
          </table:table-cell>
          <table:table-cell table:style-name="ce5" table:formula="of:=[constants.$C$12]" office:value-type="string" office:string-value="#f1eee8">
            <text:p>#f1eee8</text:p>
          </table:table-cell>
          <table:table-cell table:number-columns-repeated="1004"/>
        </table:table-row>
        <table:table-row table:style-name="ro3">
          <table:table-cell office:value-type="string">
            <text:p>steps</text:p>
          </table:table-cell>
          <table:table-cell/>
          <table:table-cell/>
          <table:table-cell/>
          <table:table-cell/>
          <table:table-cell office:value-type="string">
            <text:p>area-casing</text:p>
          </table:table-cell>
          <table:table-cell office:value-type="string">
            <text:p>line.stroke-width</text:p>
          </table:table-cell>
          <table:table-cell table:number-columns-repeated="7"/>
          <table:table-cell table:formula="of:=[.P103]" office:value-type="float" office:value="1">
            <text:p>1</text:p>
          </table:table-cell>
          <table:table-cell table:formula="of:=[.Q103]" office:value-type="float" office:value="1">
            <text:p>1</text:p>
          </table:table-cell>
          <table:table-cell table:formula="of:=[.R103]" office:value-type="float" office:value="1">
            <text:p>1</text:p>
          </table:table-cell>
          <table:table-cell table:formula="of:=[.S103]" office:value-type="float" office:value="1">
            <text:p>1</text:p>
          </table:table-cell>
          <table:table-cell table:formula="of:=[.T103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6" table:formula="of:=[.A25]" office:value-type="string" office:string-value="motorway,trunk">
            <text:p>motorway,trunk</text:p>
          </table:table-cell>
          <table:table-cell table:style-name="ce6" table:formula="of:=[.B25]" office:value-type="float" office:value="0">
            <text:p>0</text:p>
          </table:table-cell>
          <table:table-cell table:style-name="ce6" office:value-type="string">
            <text:p>yes</text:p>
          </table:table-cell>
          <table:table-cell table:style-name="ce6" table:formula="of:=[.D25]" office:value-type="float" office:value="0">
            <text:p>0</text:p>
          </table:table-cell>
          <table:table-cell table:style-name="ce6"/>
          <table:table-cell table:style-name="ce6" table:formula="of:=CONCATENATE([.F25];&quot;-bridge&quot;)" office:value-type="string" office:string-value="fill-bridge">
            <text:p>fill-bridge</text:p>
          </table:table-cell>
          <table:table-cell table:style-name="ce6" table:formula="of:=[.G25]" office:value-type="string" office:string-value="line.stroke">
            <text:p>line.stroke</text:p>
          </table:table-cell>
          <table:table-cell table:style-name="ce6" table:formula="of:=[.H25]" office:value-type="string" office:string-value="#f1eee8">
            <text:p>#f1eee8</text:p>
          </table:table-cell>
          <table:table-cell table:style-name="ce6" table:formula="of:=[.I25]" office:value-type="string" office:string-value="#f1eee8">
            <text:p>#f1eee8</text:p>
          </table:table-cell>
          <table:table-cell table:style-name="ce6" table:formula="of:=[.J25]" office:value-type="string" office:string-value="#f1eee8">
            <text:p>#f1eee8</text:p>
          </table:table-cell>
          <table:table-cell table:style-name="ce6" table:formula="of:=[.K25]" office:value-type="string" office:string-value="#f1eee8">
            <text:p>#f1eee8</text:p>
          </table:table-cell>
          <table:table-cell table:style-name="ce6" table:formula="of:=[.L25]" office:value-type="string" office:string-value="#f1eee8">
            <text:p>#f1eee8</text:p>
          </table:table-cell>
          <table:table-cell table:style-name="ce6" table:formula="of:=[.M25]" office:value-type="string" office:string-value="#f1eee8">
            <text:p>#f1eee8</text:p>
          </table:table-cell>
          <table:table-cell table:style-name="ce6" table:formula="of:=[.N25]" office:value-type="string" office:string-value="#f1eee8">
            <text:p>#f1eee8</text:p>
          </table:table-cell>
          <table:table-cell table:style-name="ce6" table:formula="of:=[.O25]" office:value-type="string" office:string-value="#f1eee8">
            <text:p>#f1eee8</text:p>
          </table:table-cell>
          <table:table-cell table:style-name="ce6" table:formula="of:=[.P25]" office:value-type="string" office:string-value="#f1eee8">
            <text:p>#f1eee8</text:p>
          </table:table-cell>
          <table:table-cell table:style-name="ce6" table:formula="of:=[.Q25]" office:value-type="string" office:string-value="#f1eee8">
            <text:p>#f1eee8</text:p>
          </table:table-cell>
          <table:table-cell table:style-name="ce6" table:formula="of:=[.R25]" office:value-type="string" office:string-value="#f1eee8">
            <text:p>#f1eee8</text:p>
          </table:table-cell>
          <table:table-cell table:style-name="ce6" table:formula="of:=[.S25]" office:value-type="string" office:string-value="#f1eee8">
            <text:p>#f1eee8</text:p>
          </table:table-cell>
          <table:table-cell table:style-name="ce6" table:formula="of:=[.T25]" office:value-type="string" office:string-value="#f1eee8">
            <text:p>#f1eee8</text:p>
          </table:table-cell>
          <table:table-cell table:style-name="ce6" table:number-columns-repeated="1004"/>
        </table:table-row>
        <table:table-row table:style-name="ro2">
          <table:table-cell table:formula="of:=[.A26]" office:value-type="string" office:string-value="motorway,trunk">
            <text:p>motorway,trunk</text:p>
          </table:table-cell>
          <table:table-cell table:formula="of:=[.B26]" office:value-type="float" office:value="0">
            <text:p>0</text:p>
          </table:table-cell>
          <table:table-cell table:formula="of:=[.C105]" office:value-type="string" office:string-value="yes">
            <text:p>yes</text:p>
          </table:table-cell>
          <table:table-cell table:formula="of:=[.D26]" office:value-type="float" office:value="0">
            <text:p>0</text:p>
          </table:table-cell>
          <table:table-cell/>
          <table:table-cell table:style-name="Default" table:formula="of:=CONCATENATE([.F26];&quot;-bridge&quot;)" office:value-type="string" office:string-value="fill-bridge">
            <text:p>fill-bridge</text:p>
          </table:table-cell>
          <table:table-cell table:formula="of:=[.G26]" office:value-type="string" office:string-value="line.stroke-width">
            <text:p>line.stroke-width</text:p>
          </table:table-cell>
          <table:table-cell table:formula="of:=[.H26]" office:value-type="float" office:value="1">
            <text:p>1</text:p>
          </table:table-cell>
          <table:table-cell table:formula="of:=[.I26]" office:value-type="float" office:value="1">
            <text:p>1</text:p>
          </table:table-cell>
          <table:table-cell table:formula="of:=[.J26]" office:value-type="float" office:value="1">
            <text:p>1</text:p>
          </table:table-cell>
          <table:table-cell table:formula="of:=[.K26]" office:value-type="float" office:value="1">
            <text:p>1</text:p>
          </table:table-cell>
          <table:table-cell table:formula="of:=[.L26]" office:value-type="float" office:value="1.40466392318244">
            <text:p>1.4046639232</text:p>
          </table:table-cell>
          <table:table-cell table:formula="of:=[.M26]" office:value-type="float" office:value="2.10699588477366">
            <text:p>2.1069958848</text:p>
          </table:table-cell>
          <table:table-cell table:formula="of:=[.N26]" office:value-type="float" office:value="3.16049382716049">
            <text:p>3.1604938272</text:p>
          </table:table-cell>
          <table:table-cell table:formula="of:=[.O26]" office:value-type="float" office:value="4.74074074074074">
            <text:p>4.7407407407</text:p>
          </table:table-cell>
          <table:table-cell table:formula="of:=[.P26]" office:value-type="float" office:value="7.11111111111111">
            <text:p>7.1111111111</text:p>
          </table:table-cell>
          <table:table-cell table:formula="of:=[.Q26]" office:value-type="float" office:value="10.6666666666667">
            <text:p>10.6666666667</text:p>
          </table:table-cell>
          <table:table-cell table:formula="of:=[.R26]" office:value-type="float" office:value="16">
            <text:p>16</text:p>
          </table:table-cell>
          <table:table-cell table:formula="of:=[.S26]" office:value-type="float" office:value="24">
            <text:p>24</text:p>
          </table:table-cell>
          <table:table-cell table:formula="of:=[.T26]" office:value-type="float" office:value="36">
            <text:p>36</text:p>
          </table:table-cell>
          <table:table-cell table:number-columns-repeated="1004"/>
        </table:table-row>
        <table:table-row table:style-name="ro2">
          <table:table-cell table:formula="of:=[.A27]" office:value-type="string" office:string-value="motorway,trunk">
            <text:p>motorway,trunk</text:p>
          </table:table-cell>
          <table:table-cell table:formula="of:=[.B27]" office:value-type="float" office:value="0">
            <text:p>0</text:p>
          </table:table-cell>
          <table:table-cell table:formula="of:=[.C106]" office:value-type="string" office:string-value="yes">
            <text:p>yes</text:p>
          </table:table-cell>
          <table:table-cell table:formula="of:=[.D27]" office:value-type="float" office:value="0">
            <text:p>0</text:p>
          </table:table-cell>
          <table:table-cell/>
          <table:table-cell table:style-name="Default" table:formula="of:=CONCATENATE([.F27];&quot;-bridge&quot;)" office:value-type="string" office:string-value="casing-bridge">
            <text:p>casing-bridge</text:p>
          </table:table-cell>
          <table:table-cell table:formula="of:=[.G27]" office:value-type="string" office:string-value="line.stroke">
            <text:p>line.stroke</text:p>
          </table:table-cell>
          <table:table-cell table:formula="of:=[.H27]" office:value-type="float" office:value="0">
            <text:p>0</text:p>
          </table:table-cell>
          <table:table-cell table:formula="of:=[.I27]" office:value-type="float" office:value="0">
            <text:p>0</text:p>
          </table:table-cell>
          <table:table-cell table:formula="of:=[.J27]" office:value-type="float" office:value="0">
            <text:p>0</text:p>
          </table:table-cell>
          <table:table-cell table:formula="of:=[.L107]" office:value-type="string" office:string-value="#aaa">
            <text:p>#aaa</text:p>
          </table:table-cell>
          <table:table-cell table:formula="of:=[.M107]" office:value-type="string" office:string-value="#aaa">
            <text:p>#aaa</text:p>
          </table:table-cell>
          <table:table-cell table:formula="of:=[.N107]" office:value-type="string" office:string-value="#aaa">
            <text:p>#aaa</text:p>
          </table:table-cell>
          <table:table-cell table:formula="of:=[.O107]" office:value-type="string" office:string-value="#aaa">
            <text:p>#aaa</text:p>
          </table:table-cell>
          <table:table-cell table:formula="of:=[.P107]" office:value-type="string" office:string-value="#aaa">
            <text:p>#aaa</text:p>
          </table:table-cell>
          <table:table-cell table:formula="of:=[.Q107]" office:value-type="string" office:string-value="#aaa">
            <text:p>#aaa</text:p>
          </table:table-cell>
          <table:table-cell table:formula="of:=[.R107]" office:value-type="string" office:string-value="#aaa">
            <text:p>#aaa</text:p>
          </table:table-cell>
          <table:table-cell table:formula="of:=[.S107]" office:value-type="string" office:string-value="#aaa">
            <text:p>#aaa</text:p>
          </table:table-cell>
          <table:table-cell table:formula="of:=[.T107]" office:value-type="string" office:string-value="#aaa">
            <text:p>#aaa</text:p>
          </table:table-cell>
          <table:table-cell table:formula="of:=[constants.$D$2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28]" office:value-type="string" office:string-value="motorway,trunk">
            <text:p>motorway,trunk</text:p>
          </table:table-cell>
          <table:table-cell table:formula="of:=[.B28]" office:value-type="float" office:value="0">
            <text:p>0</text:p>
          </table:table-cell>
          <table:table-cell table:formula="of:=[.C107]" office:value-type="string" office:string-value="yes">
            <text:p>yes</text:p>
          </table:table-cell>
          <table:table-cell table:formula="of:=[.D28]" office:value-type="float" office:value="0">
            <text:p>0</text:p>
          </table:table-cell>
          <table:table-cell/>
          <table:table-cell table:style-name="Default" table:formula="of:=CONCATENATE([.F28];&quot;-bridge&quot;)" office:value-type="string" office:string-value="casing-bridge">
            <text:p>casing-bridge</text:p>
          </table:table-cell>
          <table:table-cell table:formula="of:=[.G28]" office:value-type="string" office:string-value="line.stroke-width">
            <text:p>line.stroke-width</text:p>
          </table:table-cell>
          <table:table-cell table:formula="of:=[.H28]" office:value-type="float" office:value="0">
            <text:p>0</text:p>
          </table:table-cell>
          <table:table-cell table:formula="of:=[.I28]" office:value-type="float" office:value="0">
            <text:p>0</text:p>
          </table:table-cell>
          <table:table-cell table:formula="of:=[.J28]" office:value-type="float" office:value="0">
            <text:p>0</text:p>
          </table:table-cell>
          <table:table-cell table:formula="of:=[.K28]" office:value-type="float" office:value="3">
            <text:p>3</text:p>
          </table:table-cell>
          <table:table-cell table:formula="of:=[.L28]" office:value-type="float" office:value="3.40466392318244">
            <text:p>3.4046639232</text:p>
          </table:table-cell>
          <table:table-cell table:formula="of:=[.M28]" office:value-type="float" office:value="4.10699588477366">
            <text:p>4.1069958848</text:p>
          </table:table-cell>
          <table:table-cell table:formula="of:=[.N28]" office:value-type="float" office:value="5.16049382716049">
            <text:p>5.1604938272</text:p>
          </table:table-cell>
          <table:table-cell table:formula="of:=[.O28]" office:value-type="float" office:value="6.74074074074074">
            <text:p>6.7407407407</text:p>
          </table:table-cell>
          <table:table-cell table:formula="of:=[.P28]" office:value-type="float" office:value="9.11111111111111">
            <text:p>9.1111111111</text:p>
          </table:table-cell>
          <table:table-cell table:formula="of:=[.Q28]" office:value-type="float" office:value="12.6666666666667">
            <text:p>12.6666666667</text:p>
          </table:table-cell>
          <table:table-cell table:formula="of:=[.R28]" office:value-type="float" office:value="18">
            <text:p>18</text:p>
          </table:table-cell>
          <table:table-cell table:formula="of:=[.S28]" office:value-type="float" office:value="26">
            <text:p>26</text:p>
          </table:table-cell>
          <table:table-cell table:formula="of:=[.T28]" office:value-type="float" office:value="38">
            <text:p>38</text:p>
          </table:table-cell>
          <table:table-cell table:number-columns-repeated="1004"/>
        </table:table-row>
        <table:table-row table:style-name="ro2">
          <table:table-cell table:formula="of:=[.A29]" office:value-type="string" office:string-value="motorway,trunk">
            <text:p>motorway,trunk</text:p>
          </table:table-cell>
          <table:table-cell table:formula="of:=[.B29]" office:value-type="float" office:value="0">
            <text:p>0</text:p>
          </table:table-cell>
          <table:table-cell table:formula="of:=[.C108]" office:value-type="string" office:string-value="yes">
            <text:p>yes</text:p>
          </table:table-cell>
          <table:table-cell table:formula="of:=[.D29]" office:value-type="float" office:value="0">
            <text:p>0</text:p>
          </table:table-cell>
          <table:table-cell/>
          <table:table-cell table:style-name="Default" table:formula="of:=CONCATENATE([.F29];&quot;-bridge&quot;)" office:value-type="string" office:string-value="area-fill-bridge">
            <text:p>area-fill-bridge</text:p>
          </table:table-cell>
          <table:table-cell table:formula="of:=[.G29]" office:value-type="string" office:string-value="poly.fill">
            <text:p>poly.fill</text:p>
          </table:table-cell>
          <table:table-cell table:formula="of:=[.H29]" office:value-type="string" office:string-value="#f1eee8">
            <text:p>#f1eee8</text:p>
          </table:table-cell>
          <table:table-cell table:formula="of:=[.I29]" office:value-type="string" office:string-value="#f1eee8">
            <text:p>#f1eee8</text:p>
          </table:table-cell>
          <table:table-cell table:formula="of:=[.J29]" office:value-type="string" office:string-value="#f1eee8">
            <text:p>#f1eee8</text:p>
          </table:table-cell>
          <table:table-cell table:formula="of:=[.K29]" office:value-type="string" office:string-value="#f1eee8">
            <text:p>#f1eee8</text:p>
          </table:table-cell>
          <table:table-cell table:formula="of:=[.L29]" office:value-type="string" office:string-value="#f1eee8">
            <text:p>#f1eee8</text:p>
          </table:table-cell>
          <table:table-cell table:formula="of:=[.M29]" office:value-type="string" office:string-value="#f1eee8">
            <text:p>#f1eee8</text:p>
          </table:table-cell>
          <table:table-cell table:formula="of:=[.N29]" office:value-type="string" office:string-value="#f1eee8">
            <text:p>#f1eee8</text:p>
          </table:table-cell>
          <table:table-cell table:formula="of:=[.O29]" office:value-type="string" office:string-value="#f1eee8">
            <text:p>#f1eee8</text:p>
          </table:table-cell>
          <table:table-cell table:formula="of:=[.P29]" office:value-type="string" office:string-value="#f1eee8">
            <text:p>#f1eee8</text:p>
          </table:table-cell>
          <table:table-cell table:formula="of:=[.Q29]" office:value-type="string" office:string-value="#f1eee8">
            <text:p>#f1eee8</text:p>
          </table:table-cell>
          <table:table-cell table:formula="of:=[.R29]" office:value-type="string" office:string-value="#f1eee8">
            <text:p>#f1eee8</text:p>
          </table:table-cell>
          <table:table-cell table:formula="of:=[.S29]" office:value-type="string" office:string-value="#f1eee8">
            <text:p>#f1eee8</text:p>
          </table:table-cell>
          <table:table-cell table:formula="of:=[.T29]" office:value-type="string" office:string-value="#f1eee8">
            <text:p>#f1eee8</text:p>
          </table:table-cell>
          <table:table-cell table:number-columns-repeated="1004"/>
        </table:table-row>
        <table:table-row table:style-name="ro2">
          <table:table-cell table:formula="of:=[.A30]" office:value-type="string" office:string-value="motorway,trunk">
            <text:p>motorway,trunk</text:p>
          </table:table-cell>
          <table:table-cell table:formula="of:=[.B30]" office:value-type="float" office:value="0">
            <text:p>0</text:p>
          </table:table-cell>
          <table:table-cell table:formula="of:=[.C109]" office:value-type="string" office:string-value="yes">
            <text:p>yes</text:p>
          </table:table-cell>
          <table:table-cell table:formula="of:=[.D30]" office:value-type="float" office:value="0">
            <text:p>0</text:p>
          </table:table-cell>
          <table:table-cell/>
          <table:table-cell table:style-name="Default" table:formula="of:=CONCATENATE([.F30];&quot;-bridge&quot;)" office:value-type="string" office:string-value="area-casing-bridge">
            <text:p>area-casing-bridge</text:p>
          </table:table-cell>
          <table:table-cell table:formula="of:=[.G30]" office:value-type="string" office:string-value="line.stroke">
            <text:p>line.stroke</text:p>
          </table:table-cell>
          <table:table-cell table:formula="of:=[.H30]" office:value-type="float" office:value="0">
            <text:p>0</text:p>
          </table:table-cell>
          <table:table-cell table:formula="of:=[.I30]" office:value-type="float" office:value="0">
            <text:p>0</text:p>
          </table:table-cell>
          <table:table-cell table:formula="of:=[.J30]" office:value-type="float" office:value="0">
            <text:p>0</text:p>
          </table:table-cell>
          <table:table-cell table:formula="of:=[.L110]" office:value-type="string" office:string-value="#aaa">
            <text:p>#aaa</text:p>
          </table:table-cell>
          <table:table-cell table:formula="of:=[.M110]" office:value-type="string" office:string-value="#aaa">
            <text:p>#aaa</text:p>
          </table:table-cell>
          <table:table-cell table:formula="of:=[.N110]" office:value-type="string" office:string-value="#aaa">
            <text:p>#aaa</text:p>
          </table:table-cell>
          <table:table-cell table:formula="of:=[.O110]" office:value-type="string" office:string-value="#aaa">
            <text:p>#aaa</text:p>
          </table:table-cell>
          <table:table-cell table:formula="of:=[.P110]" office:value-type="string" office:string-value="#aaa">
            <text:p>#aaa</text:p>
          </table:table-cell>
          <table:table-cell table:formula="of:=[.Q110]" office:value-type="string" office:string-value="#aaa">
            <text:p>#aaa</text:p>
          </table:table-cell>
          <table:table-cell table:formula="of:=[.R110]" office:value-type="string" office:string-value="#aaa">
            <text:p>#aaa</text:p>
          </table:table-cell>
          <table:table-cell table:formula="of:=[.S110]" office:value-type="string" office:string-value="#aaa">
            <text:p>#aaa</text:p>
          </table:table-cell>
          <table:table-cell table:formula="of:=[.T110]" office:value-type="string" office:string-value="#aaa">
            <text:p>#aaa</text:p>
          </table:table-cell>
          <table:table-cell table:formula="of:=[constants.$D$2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31]" office:value-type="string" office:string-value="motorway,trunk">
            <text:p>motorway,trunk</text:p>
          </table:table-cell>
          <table:table-cell table:formula="of:=[.B31]" office:value-type="float" office:value="0">
            <text:p>0</text:p>
          </table:table-cell>
          <table:table-cell table:formula="of:=[.C110]" office:value-type="string" office:string-value="yes">
            <text:p>yes</text:p>
          </table:table-cell>
          <table:table-cell table:formula="of:=[.D31]" office:value-type="float" office:value="0">
            <text:p>0</text:p>
          </table:table-cell>
          <table:table-cell/>
          <table:table-cell table:style-name="Default" table:formula="of:=CONCATENATE([.F31];&quot;-bridge&quot;)" office:value-type="string" office:string-value="area-casing-bridge">
            <text:p>area-casing-bridge</text:p>
          </table:table-cell>
          <table:table-cell table:formula="of:=[.G31]" office:value-type="string" office:string-value="line.stroke-width">
            <text:p>line.stroke-width</text:p>
          </table:table-cell>
          <table:table-cell table:formula="of:=[.H31]" office:value-type="float" office:value="0">
            <text:p>0</text:p>
          </table:table-cell>
          <table:table-cell table:formula="of:=[.I31]" office:value-type="float" office:value="0">
            <text:p>0</text:p>
          </table:table-cell>
          <table:table-cell table:formula="of:=[.J31]" office:value-type="float" office:value="0">
            <text:p>0</text:p>
          </table:table-cell>
          <table:table-cell table:formula="of:=[.K31]" office:value-type="float" office:value="1">
            <text:p>1</text:p>
          </table:table-cell>
          <table:table-cell table:formula="of:=[.L31]" office:value-type="float" office:value="1">
            <text:p>1</text:p>
          </table:table-cell>
          <table:table-cell table:formula="of:=[.M31]" office:value-type="float" office:value="1">
            <text:p>1</text:p>
          </table:table-cell>
          <table:table-cell table:formula="of:=[.N31]" office:value-type="float" office:value="1">
            <text:p>1</text:p>
          </table:table-cell>
          <table:table-cell table:formula="of:=[.O31]" office:value-type="float" office:value="1">
            <text:p>1</text:p>
          </table:table-cell>
          <table:table-cell table:formula="of:=[.P31]" office:value-type="float" office:value="1">
            <text:p>1</text:p>
          </table:table-cell>
          <table:table-cell table:formula="of:=[.Q31]" office:value-type="float" office:value="1">
            <text:p>1</text:p>
          </table:table-cell>
          <table:table-cell table:formula="of:=[.R31]" office:value-type="float" office:value="1">
            <text:p>1</text:p>
          </table:table-cell>
          <table:table-cell table:formula="of:=[.S31]" office:value-type="float" office:value="1">
            <text:p>1</text:p>
          </table:table-cell>
          <table:table-cell table:formula="of:=[.T31]"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6" table:formula="of:=[.A32]" office:value-type="string" office:string-value="motorway_link,trunk_link">
            <text:p>motorway_link,trunk_link</text:p>
          </table:table-cell>
          <table:table-cell table:style-name="ce6" table:formula="of:=[.B32]" office:value-type="float" office:value="0">
            <text:p>0</text:p>
          </table:table-cell>
          <table:table-cell table:style-name="ce6" table:formula="of:=[.C111]" office:value-type="string" office:string-value="yes">
            <text:p>yes</text:p>
          </table:table-cell>
          <table:table-cell table:style-name="ce6" table:formula="of:=[.D32]" office:value-type="float" office:value="0">
            <text:p>0</text:p>
          </table:table-cell>
          <table:table-cell table:style-name="ce6"/>
          <table:table-cell table:style-name="ce6" table:formula="of:=CONCATENATE([.F32];&quot;-bridge&quot;)" office:value-type="string" office:string-value="fill-links-bridge">
            <text:p>fill-links-bridge</text:p>
          </table:table-cell>
          <table:table-cell table:style-name="ce6" table:formula="of:=[.G32]" office:value-type="string" office:string-value="line.stroke">
            <text:p>line.stroke</text:p>
          </table:table-cell>
          <table:table-cell table:style-name="ce6" table:formula="of:=[.H32]" office:value-type="float" office:value="0">
            <text:p>0</text:p>
          </table:table-cell>
          <table:table-cell table:style-name="ce6" table:formula="of:=[.I32]" office:value-type="float" office:value="0">
            <text:p>0</text:p>
          </table:table-cell>
          <table:table-cell table:style-name="ce6" table:formula="of:=[.J32]" office:value-type="float" office:value="0">
            <text:p>0</text:p>
          </table:table-cell>
          <table:table-cell table:style-name="ce6" table:formula="of:=[.K32]" office:value-type="string" office:string-value="#f1eee8">
            <text:p>#f1eee8</text:p>
          </table:table-cell>
          <table:table-cell table:style-name="ce6" table:formula="of:=[.L32]" office:value-type="string" office:string-value="#f1eee8">
            <text:p>#f1eee8</text:p>
          </table:table-cell>
          <table:table-cell table:style-name="ce6" table:formula="of:=[.M32]" office:value-type="string" office:string-value="#f1eee8">
            <text:p>#f1eee8</text:p>
          </table:table-cell>
          <table:table-cell table:style-name="ce6" table:formula="of:=[.N32]" office:value-type="string" office:string-value="#f1eee8">
            <text:p>#f1eee8</text:p>
          </table:table-cell>
          <table:table-cell table:style-name="ce6" table:formula="of:=[.O32]" office:value-type="string" office:string-value="#f1eee8">
            <text:p>#f1eee8</text:p>
          </table:table-cell>
          <table:table-cell table:style-name="ce6" table:formula="of:=[.P32]" office:value-type="string" office:string-value="#f1eee8">
            <text:p>#f1eee8</text:p>
          </table:table-cell>
          <table:table-cell table:style-name="ce6" table:formula="of:=[.Q32]" office:value-type="string" office:string-value="#f1eee8">
            <text:p>#f1eee8</text:p>
          </table:table-cell>
          <table:table-cell table:style-name="ce6" table:formula="of:=[.R32]" office:value-type="string" office:string-value="#f1eee8">
            <text:p>#f1eee8</text:p>
          </table:table-cell>
          <table:table-cell table:style-name="ce6" table:formula="of:=[.S32]" office:value-type="string" office:string-value="#f1eee8">
            <text:p>#f1eee8</text:p>
          </table:table-cell>
          <table:table-cell table:style-name="ce6" table:formula="of:=[.T32]" office:value-type="string" office:string-value="#f1eee8">
            <text:p>#f1eee8</text:p>
          </table:table-cell>
          <table:table-cell table:style-name="ce6" table:number-columns-repeated="1004"/>
        </table:table-row>
        <table:table-row table:style-name="ro2">
          <table:table-cell table:formula="of:=[.A33]" office:value-type="string" office:string-value="motorway_link,trunk_link">
            <text:p>motorway_link,trunk_link</text:p>
          </table:table-cell>
          <table:table-cell table:formula="of:=[.B33]" office:value-type="float" office:value="0">
            <text:p>0</text:p>
          </table:table-cell>
          <table:table-cell table:formula="of:=[.C112]" office:value-type="string" office:string-value="yes">
            <text:p>yes</text:p>
          </table:table-cell>
          <table:table-cell table:formula="of:=[.D33]" office:value-type="float" office:value="0">
            <text:p>0</text:p>
          </table:table-cell>
          <table:table-cell/>
          <table:table-cell table:style-name="Default" table:formula="of:=CONCATENATE([.F33];&quot;-bridge&quot;)" office:value-type="string" office:string-value="fill-links-bridge">
            <text:p>fill-links-bridge</text:p>
          </table:table-cell>
          <table:table-cell table:formula="of:=[.G33]" office:value-type="string" office:string-value="line.stroke-width">
            <text:p>line.stroke-width</text:p>
          </table:table-cell>
          <table:table-cell table:formula="of:=[.H33]" office:value-type="float" office:value="0">
            <text:p>0</text:p>
          </table:table-cell>
          <table:table-cell table:formula="of:=[.I33]" office:value-type="float" office:value="0">
            <text:p>0</text:p>
          </table:table-cell>
          <table:table-cell table:formula="of:=[.J33]" office:value-type="float" office:value="0">
            <text:p>0</text:p>
          </table:table-cell>
          <table:table-cell table:formula="of:=[.K33]" office:value-type="float" office:value="1">
            <text:p>1</text:p>
          </table:table-cell>
          <table:table-cell table:formula="of:=[.L33]" office:value-type="float" office:value="1.18518518518519">
            <text:p>1.1851851852</text:p>
          </table:table-cell>
          <table:table-cell table:formula="of:=[.M33]" office:value-type="float" office:value="1.77777777777778">
            <text:p>1.7777777778</text:p>
          </table:table-cell>
          <table:table-cell table:formula="of:=[.N33]" office:value-type="float" office:value="2.66666666666667">
            <text:p>2.6666666667</text:p>
          </table:table-cell>
          <table:table-cell table:formula="of:=[.O33]" office:value-type="float" office:value="4">
            <text:p>4</text:p>
          </table:table-cell>
          <table:table-cell table:formula="of:=[.P33]" office:value-type="float" office:value="4.34567901234568">
            <text:p>4.3456790123</text:p>
          </table:table-cell>
          <table:table-cell table:formula="of:=[.Q33]" office:value-type="float" office:value="6.51851851851852">
            <text:p>6.5185185185</text:p>
          </table:table-cell>
          <table:table-cell table:formula="of:=[.R33]" office:value-type="float" office:value="9.77777777777778">
            <text:p>9.7777777778</text:p>
          </table:table-cell>
          <table:table-cell table:formula="of:=[.S33]" office:value-type="float" office:value="14.6666666666667">
            <text:p>14.6666666667</text:p>
          </table:table-cell>
          <table:table-cell table:formula="of:=[.T33]" office:value-type="float" office:value="22">
            <text:p>22</text:p>
          </table:table-cell>
          <table:table-cell table:number-columns-repeated="1004"/>
        </table:table-row>
        <table:table-row table:style-name="ro2">
          <table:table-cell table:formula="of:=[.A34]" office:value-type="string" office:string-value="motorway_link,trunk_link">
            <text:p>motorway_link,trunk_link</text:p>
          </table:table-cell>
          <table:table-cell table:formula="of:=[.B34]" office:value-type="float" office:value="0">
            <text:p>0</text:p>
          </table:table-cell>
          <table:table-cell table:formula="of:=[.C113]" office:value-type="string" office:string-value="yes">
            <text:p>yes</text:p>
          </table:table-cell>
          <table:table-cell table:formula="of:=[.D34]" office:value-type="float" office:value="0">
            <text:p>0</text:p>
          </table:table-cell>
          <table:table-cell/>
          <table:table-cell table:style-name="Default" table:formula="of:=CONCATENATE([.F34];&quot;-bridge&quot;)" office:value-type="string" office:string-value="casing-links-bridge">
            <text:p>casing-links-bridge</text:p>
          </table:table-cell>
          <table:table-cell table:formula="of:=[.G34]" office:value-type="string" office:string-value="line.stroke">
            <text:p>line.stroke</text:p>
          </table:table-cell>
          <table:table-cell table:formula="of:=[.H34]" office:value-type="float" office:value="0">
            <text:p>0</text:p>
          </table:table-cell>
          <table:table-cell table:formula="of:=[.I34]" office:value-type="float" office:value="0">
            <text:p>0</text:p>
          </table:table-cell>
          <table:table-cell table:formula="of:=[.J34]" office:value-type="float" office:value="0">
            <text:p>0</text:p>
          </table:table-cell>
          <table:table-cell table:formula="of:=[.K34]" office:value-type="float" office:value="0">
            <text:p>0</text:p>
          </table:table-cell>
          <table:table-cell table:formula="of:=[.L34]" office:value-type="float" office:value="0">
            <text:p>0</text:p>
          </table:table-cell>
          <table:table-cell table:formula="of:=[.N114]" office:value-type="string" office:string-value="#aaa">
            <text:p>#aaa</text:p>
          </table:table-cell>
          <table:table-cell table:formula="of:=[.O114]" office:value-type="string" office:string-value="#aaa">
            <text:p>#aaa</text:p>
          </table:table-cell>
          <table:table-cell table:formula="of:=[.P114]" office:value-type="string" office:string-value="#aaa">
            <text:p>#aaa</text:p>
          </table:table-cell>
          <table:table-cell table:formula="of:=[.Q114]" office:value-type="string" office:string-value="#aaa">
            <text:p>#aaa</text:p>
          </table:table-cell>
          <table:table-cell table:formula="of:=[.R114]" office:value-type="string" office:string-value="#aaa">
            <text:p>#aaa</text:p>
          </table:table-cell>
          <table:table-cell table:formula="of:=[.S114]" office:value-type="string" office:string-value="#aaa">
            <text:p>#aaa</text:p>
          </table:table-cell>
          <table:table-cell table:formula="of:=[.T114]" office:value-type="string" office:string-value="#aaa">
            <text:p>#aaa</text:p>
          </table:table-cell>
          <table:table-cell table:formula="of:=[constants.$D$3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35]" office:value-type="string" office:string-value="motorway_link,trunk_link">
            <text:p>motorway_link,trunk_link</text:p>
          </table:table-cell>
          <table:table-cell table:formula="of:=[.B35]" office:value-type="float" office:value="0">
            <text:p>0</text:p>
          </table:table-cell>
          <table:table-cell table:formula="of:=[.C114]" office:value-type="string" office:string-value="yes">
            <text:p>yes</text:p>
          </table:table-cell>
          <table:table-cell table:formula="of:=[.D35]" office:value-type="float" office:value="0">
            <text:p>0</text:p>
          </table:table-cell>
          <table:table-cell/>
          <table:table-cell table:style-name="Default" table:formula="of:=CONCATENATE([.F35];&quot;-bridge&quot;)" office:value-type="string" office:string-value="casing-links-bridge">
            <text:p>casing-links-bridge</text:p>
          </table:table-cell>
          <table:table-cell table:formula="of:=[.G35]" office:value-type="string" office:string-value="line.stroke-width">
            <text:p>line.stroke-width</text:p>
          </table:table-cell>
          <table:table-cell table:formula="of:=[.H35]" office:value-type="float" office:value="0">
            <text:p>0</text:p>
          </table:table-cell>
          <table:table-cell table:formula="of:=[.I35]" office:value-type="float" office:value="0">
            <text:p>0</text:p>
          </table:table-cell>
          <table:table-cell table:formula="of:=[.J35]" office:value-type="float" office:value="0">
            <text:p>0</text:p>
          </table:table-cell>
          <table:table-cell table:formula="of:=[.K35]" office:value-type="float" office:value="0">
            <text:p>0</text:p>
          </table:table-cell>
          <table:table-cell table:formula="of:=[.L35]" office:value-type="float" office:value="0">
            <text:p>0</text:p>
          </table:table-cell>
          <table:table-cell table:formula="of:=[.M35]" office:value-type="float" office:value="3.77777777777778">
            <text:p>3.7777777778</text:p>
          </table:table-cell>
          <table:table-cell table:formula="of:=[.N35]" office:value-type="float" office:value="4.66666666666667">
            <text:p>4.6666666667</text:p>
          </table:table-cell>
          <table:table-cell table:formula="of:=[.O35]" office:value-type="float" office:value="6">
            <text:p>6</text:p>
          </table:table-cell>
          <table:table-cell table:formula="of:=[.P35]" office:value-type="float" office:value="6.34567901234568">
            <text:p>6.3456790123</text:p>
          </table:table-cell>
          <table:table-cell table:formula="of:=[.Q35]" office:value-type="float" office:value="8.51851851851852">
            <text:p>8.5185185185</text:p>
          </table:table-cell>
          <table:table-cell table:formula="of:=[.R35]" office:value-type="float" office:value="11.7777777777778">
            <text:p>11.7777777778</text:p>
          </table:table-cell>
          <table:table-cell table:formula="of:=[.S35]" office:value-type="float" office:value="16.6666666666667">
            <text:p>16.6666666667</text:p>
          </table:table-cell>
          <table:table-cell table:formula="of:=[.T35]" office:value-type="float" office:value="24">
            <text:p>24</text:p>
          </table:table-cell>
          <table:table-cell table:number-columns-repeated="1004"/>
        </table:table-row>
        <table:table-row table:style-name="ro2">
          <table:table-cell table:formula="of:=[.A36]" office:value-type="string" office:string-value="motorway_link,trunk_link">
            <text:p>motorway_link,trunk_link</text:p>
          </table:table-cell>
          <table:table-cell table:formula="of:=[.B36]" office:value-type="float" office:value="0">
            <text:p>0</text:p>
          </table:table-cell>
          <table:table-cell table:formula="of:=[.C115]" office:value-type="string" office:string-value="yes">
            <text:p>yes</text:p>
          </table:table-cell>
          <table:table-cell table:formula="of:=[.D36]" office:value-type="float" office:value="0">
            <text:p>0</text:p>
          </table:table-cell>
          <table:table-cell/>
          <table:table-cell table:style-name="Default" table:formula="of:=CONCATENATE([.F36];&quot;-bridge&quot;)" office:value-type="string" office:string-value="area-fill-bridge">
            <text:p>area-fill-bridge</text:p>
          </table:table-cell>
          <table:table-cell table:formula="of:=[.G36]" office:value-type="string" office:string-value="poly.fill">
            <text:p>poly.fill</text:p>
          </table:table-cell>
          <table:table-cell table:formula="of:=[.H36]" office:value-type="float" office:value="0">
            <text:p>0</text:p>
          </table:table-cell>
          <table:table-cell table:formula="of:=[.I36]" office:value-type="float" office:value="0">
            <text:p>0</text:p>
          </table:table-cell>
          <table:table-cell table:formula="of:=[.J36]" office:value-type="float" office:value="0">
            <text:p>0</text:p>
          </table:table-cell>
          <table:table-cell table:formula="of:=[.K36]" office:value-type="string" office:string-value="#f1eee8">
            <text:p>#f1eee8</text:p>
          </table:table-cell>
          <table:table-cell table:formula="of:=[.L36]" office:value-type="string" office:string-value="#f1eee8">
            <text:p>#f1eee8</text:p>
          </table:table-cell>
          <table:table-cell table:formula="of:=[.M36]" office:value-type="string" office:string-value="#f1eee8">
            <text:p>#f1eee8</text:p>
          </table:table-cell>
          <table:table-cell table:formula="of:=[.N36]" office:value-type="string" office:string-value="#f1eee8">
            <text:p>#f1eee8</text:p>
          </table:table-cell>
          <table:table-cell table:formula="of:=[.O36]" office:value-type="string" office:string-value="#f1eee8">
            <text:p>#f1eee8</text:p>
          </table:table-cell>
          <table:table-cell table:formula="of:=[.P36]" office:value-type="string" office:string-value="#f1eee8">
            <text:p>#f1eee8</text:p>
          </table:table-cell>
          <table:table-cell table:formula="of:=[.Q36]" office:value-type="string" office:string-value="#f1eee8">
            <text:p>#f1eee8</text:p>
          </table:table-cell>
          <table:table-cell table:formula="of:=[.R36]" office:value-type="string" office:string-value="#f1eee8">
            <text:p>#f1eee8</text:p>
          </table:table-cell>
          <table:table-cell table:formula="of:=[.S36]" office:value-type="string" office:string-value="#f1eee8">
            <text:p>#f1eee8</text:p>
          </table:table-cell>
          <table:table-cell table:formula="of:=[.T36]" office:value-type="string" office:string-value="#f1eee8">
            <text:p>#f1eee8</text:p>
          </table:table-cell>
          <table:table-cell table:number-columns-repeated="1004"/>
        </table:table-row>
        <table:table-row table:style-name="ro2">
          <table:table-cell table:formula="of:=[.A37]" office:value-type="string" office:string-value="motorway_link,trunk_link">
            <text:p>motorway_link,trunk_link</text:p>
          </table:table-cell>
          <table:table-cell table:formula="of:=[.B37]" office:value-type="float" office:value="0">
            <text:p>0</text:p>
          </table:table-cell>
          <table:table-cell table:formula="of:=[.C116]" office:value-type="string" office:string-value="yes">
            <text:p>yes</text:p>
          </table:table-cell>
          <table:table-cell table:formula="of:=[.D37]" office:value-type="float" office:value="0">
            <text:p>0</text:p>
          </table:table-cell>
          <table:table-cell/>
          <table:table-cell table:style-name="Default" table:formula="of:=CONCATENATE([.F37];&quot;-bridge&quot;)" office:value-type="string" office:string-value="area-casing-bridge">
            <text:p>area-casing-bridge</text:p>
          </table:table-cell>
          <table:table-cell table:formula="of:=[.G37]" office:value-type="string" office:string-value="line.stroke">
            <text:p>line.stroke</text:p>
          </table:table-cell>
          <table:table-cell table:formula="of:=[.H37]" office:value-type="float" office:value="0">
            <text:p>0</text:p>
          </table:table-cell>
          <table:table-cell table:formula="of:=[.I37]" office:value-type="float" office:value="0">
            <text:p>0</text:p>
          </table:table-cell>
          <table:table-cell table:formula="of:=[.J37]" office:value-type="float" office:value="0">
            <text:p>0</text:p>
          </table:table-cell>
          <table:table-cell table:formula="of:=[.K37]" office:value-type="float" office:value="0">
            <text:p>0</text:p>
          </table:table-cell>
          <table:table-cell table:formula="of:=[.L37]" office:value-type="float" office:value="0">
            <text:p>0</text:p>
          </table:table-cell>
          <table:table-cell table:formula="of:=[.N117]" office:value-type="string" office:string-value="#aaa">
            <text:p>#aaa</text:p>
          </table:table-cell>
          <table:table-cell table:formula="of:=[.O117]" office:value-type="string" office:string-value="#aaa">
            <text:p>#aaa</text:p>
          </table:table-cell>
          <table:table-cell table:formula="of:=[.P117]" office:value-type="string" office:string-value="#aaa">
            <text:p>#aaa</text:p>
          </table:table-cell>
          <table:table-cell table:formula="of:=[.Q117]" office:value-type="string" office:string-value="#aaa">
            <text:p>#aaa</text:p>
          </table:table-cell>
          <table:table-cell table:formula="of:=[.R117]" office:value-type="string" office:string-value="#aaa">
            <text:p>#aaa</text:p>
          </table:table-cell>
          <table:table-cell table:formula="of:=[.S117]" office:value-type="string" office:string-value="#aaa">
            <text:p>#aaa</text:p>
          </table:table-cell>
          <table:table-cell table:formula="of:=[.T117]" office:value-type="string" office:string-value="#aaa">
            <text:p>#aaa</text:p>
          </table:table-cell>
          <table:table-cell table:formula="of:=[constants.$D$3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38]" office:value-type="string" office:string-value="motorway_link,trunk_link">
            <text:p>motorway_link,trunk_link</text:p>
          </table:table-cell>
          <table:table-cell table:formula="of:=[.B38]" office:value-type="float" office:value="0">
            <text:p>0</text:p>
          </table:table-cell>
          <table:table-cell table:formula="of:=[.C117]" office:value-type="string" office:string-value="yes">
            <text:p>yes</text:p>
          </table:table-cell>
          <table:table-cell table:formula="of:=[.D38]" office:value-type="float" office:value="0">
            <text:p>0</text:p>
          </table:table-cell>
          <table:table-cell/>
          <table:table-cell table:style-name="Default" table:formula="of:=CONCATENATE([.F38];&quot;-bridge&quot;)" office:value-type="string" office:string-value="area-casing-bridge">
            <text:p>area-casing-bridge</text:p>
          </table:table-cell>
          <table:table-cell table:formula="of:=[.G38]" office:value-type="string" office:string-value="line.stroke-width">
            <text:p>line.stroke-width</text:p>
          </table:table-cell>
          <table:table-cell table:formula="of:=[.H38]" office:value-type="float" office:value="0">
            <text:p>0</text:p>
          </table:table-cell>
          <table:table-cell table:formula="of:=[.I38]" office:value-type="float" office:value="0">
            <text:p>0</text:p>
          </table:table-cell>
          <table:table-cell table:formula="of:=[.J38]" office:value-type="float" office:value="0">
            <text:p>0</text:p>
          </table:table-cell>
          <table:table-cell table:formula="of:=[.K38]" office:value-type="float" office:value="0">
            <text:p>0</text:p>
          </table:table-cell>
          <table:table-cell table:formula="of:=[.L38]" office:value-type="float" office:value="0">
            <text:p>0</text:p>
          </table:table-cell>
          <table:table-cell table:formula="of:=[.M38]" office:value-type="float" office:value="1">
            <text:p>1</text:p>
          </table:table-cell>
          <table:table-cell table:formula="of:=[.N38]" office:value-type="float" office:value="1">
            <text:p>1</text:p>
          </table:table-cell>
          <table:table-cell table:formula="of:=[.O38]" office:value-type="float" office:value="1">
            <text:p>1</text:p>
          </table:table-cell>
          <table:table-cell table:formula="of:=[.P38]" office:value-type="float" office:value="1">
            <text:p>1</text:p>
          </table:table-cell>
          <table:table-cell table:formula="of:=[.Q38]" office:value-type="float" office:value="1">
            <text:p>1</text:p>
          </table:table-cell>
          <table:table-cell table:formula="of:=[.R38]" office:value-type="float" office:value="1">
            <text:p>1</text:p>
          </table:table-cell>
          <table:table-cell table:formula="of:=[.S38]" office:value-type="float" office:value="1">
            <text:p>1</text:p>
          </table:table-cell>
          <table:table-cell table:formula="of:=[.T38]"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6" table:formula="of:=[.A39]" office:value-type="string" office:string-value="primary,primary_link">
            <text:p>primary,primary_link</text:p>
          </table:table-cell>
          <table:table-cell table:style-name="ce6" table:formula="of:=[.B39]" office:value-type="float" office:value="0">
            <text:p>0</text:p>
          </table:table-cell>
          <table:table-cell table:style-name="ce6" table:formula="of:=[.C118]" office:value-type="string" office:string-value="yes">
            <text:p>yes</text:p>
          </table:table-cell>
          <table:table-cell table:style-name="ce6" table:formula="of:=[.D39]" office:value-type="float" office:value="0">
            <text:p>0</text:p>
          </table:table-cell>
          <table:table-cell table:style-name="ce6"/>
          <table:table-cell table:style-name="ce6" table:formula="of:=CONCATENATE([.F39];&quot;-bridge&quot;)" office:value-type="string" office:string-value="fill-bridge">
            <text:p>fill-bridge</text:p>
          </table:table-cell>
          <table:table-cell table:style-name="ce6" table:formula="of:=[.G39]" office:value-type="string" office:string-value="line.stroke">
            <text:p>line.stroke</text:p>
          </table:table-cell>
          <table:table-cell table:style-name="ce6" table:formula="of:=[.H39]" office:value-type="float" office:value="0">
            <text:p>0</text:p>
          </table:table-cell>
          <table:table-cell table:style-name="ce6" table:formula="of:=[.I39]" office:value-type="float" office:value="0">
            <text:p>0</text:p>
          </table:table-cell>
          <table:table-cell table:style-name="ce6" table:formula="of:=[.J39]" office:value-type="float" office:value="0">
            <text:p>0</text:p>
          </table:table-cell>
          <table:table-cell table:style-name="ce6" table:formula="of:=[.K39]" office:value-type="string" office:string-value="#fff">
            <text:p>#fff</text:p>
          </table:table-cell>
          <table:table-cell table:style-name="ce6" table:formula="of:=[.L39]" office:value-type="string" office:string-value="#fff">
            <text:p>#fff</text:p>
          </table:table-cell>
          <table:table-cell table:style-name="ce6" table:formula="of:=[.M39]" office:value-type="string" office:string-value="#ffffc3">
            <text:p>#ffffc3</text:p>
          </table:table-cell>
          <table:table-cell table:style-name="ce6" table:formula="of:=[.N39]" office:value-type="string" office:string-value="#ffffc3">
            <text:p>#ffffc3</text:p>
          </table:table-cell>
          <table:table-cell table:style-name="ce6" table:formula="of:=[.O39]" office:value-type="string" office:string-value="#ffffc3">
            <text:p>#ffffc3</text:p>
          </table:table-cell>
          <table:table-cell table:style-name="ce6" table:formula="of:=[.P39]" office:value-type="string" office:string-value="#ffffc3">
            <text:p>#ffffc3</text:p>
          </table:table-cell>
          <table:table-cell table:style-name="ce6" table:formula="of:=[.Q39]" office:value-type="string" office:string-value="#ffffc3">
            <text:p>#ffffc3</text:p>
          </table:table-cell>
          <table:table-cell table:style-name="ce6" table:formula="of:=[.R39]" office:value-type="string" office:string-value="#ffffc3">
            <text:p>#ffffc3</text:p>
          </table:table-cell>
          <table:table-cell table:style-name="ce6" table:formula="of:=[.S39]" office:value-type="string" office:string-value="#ffffc3">
            <text:p>#ffffc3</text:p>
          </table:table-cell>
          <table:table-cell table:style-name="ce6" table:formula="of:=[.T39]" office:value-type="string" office:string-value="#ffffc3">
            <text:p>#ffffc3</text:p>
          </table:table-cell>
          <table:table-cell table:style-name="ce6" table:number-columns-repeated="1004"/>
        </table:table-row>
        <table:table-row table:style-name="ro2">
          <table:table-cell table:formula="of:=[.A40]" office:value-type="string" office:string-value="primary,primary_link">
            <text:p>primary,primary_link</text:p>
          </table:table-cell>
          <table:table-cell table:formula="of:=[.B40]" office:value-type="float" office:value="0">
            <text:p>0</text:p>
          </table:table-cell>
          <table:table-cell table:formula="of:=[.C119]" office:value-type="string" office:string-value="yes">
            <text:p>yes</text:p>
          </table:table-cell>
          <table:table-cell table:formula="of:=[.D40]" office:value-type="float" office:value="0">
            <text:p>0</text:p>
          </table:table-cell>
          <table:table-cell/>
          <table:table-cell table:style-name="Default" table:formula="of:=CONCATENATE([.F40];&quot;-bridge&quot;)" office:value-type="string" office:string-value="fill-bridge">
            <text:p>fill-bridge</text:p>
          </table:table-cell>
          <table:table-cell table:formula="of:=[.G40]" office:value-type="string" office:string-value="line.stroke-width">
            <text:p>line.stroke-width</text:p>
          </table:table-cell>
          <table:table-cell table:formula="of:=[.H40]" office:value-type="float" office:value="0">
            <text:p>0</text:p>
          </table:table-cell>
          <table:table-cell table:formula="of:=[.I40]" office:value-type="float" office:value="0">
            <text:p>0</text:p>
          </table:table-cell>
          <table:table-cell table:formula="of:=[.J40]" office:value-type="float" office:value="0">
            <text:p>0</text:p>
          </table:table-cell>
          <table:table-cell table:formula="of:=[.K40]" office:value-type="float" office:value="1">
            <text:p>1</text:p>
          </table:table-cell>
          <table:table-cell table:formula="of:=[.L40]" office:value-type="float" office:value="1">
            <text:p>1</text:p>
          </table:table-cell>
          <table:table-cell table:formula="of:=[.M40]" office:value-type="float" office:value="1.98994055784179">
            <text:p>1.9899405578</text:p>
          </table:table-cell>
          <table:table-cell table:formula="of:=[.N40]" office:value-type="float" office:value="2.98491083676269">
            <text:p>2.9849108368</text:p>
          </table:table-cell>
          <table:table-cell table:formula="of:=[.O40]" office:value-type="float" office:value="4.47736625514403">
            <text:p>4.4773662551</text:p>
          </table:table-cell>
          <table:table-cell table:formula="of:=[.P40]" office:value-type="float" office:value="6.71604938271605">
            <text:p>6.7160493827</text:p>
          </table:table-cell>
          <table:table-cell table:formula="of:=[.Q40]" office:value-type="float" office:value="10.0740740740741">
            <text:p>10.0740740741</text:p>
          </table:table-cell>
          <table:table-cell table:formula="of:=[.R40]" office:value-type="float" office:value="15.1111111111111">
            <text:p>15.1111111111</text:p>
          </table:table-cell>
          <table:table-cell table:formula="of:=[.S40]" office:value-type="float" office:value="22.6666666666667">
            <text:p>22.6666666667</text:p>
          </table:table-cell>
          <table:table-cell table:formula="of:=[.T40]" office:value-type="float" office:value="34">
            <text:p>34</text:p>
          </table:table-cell>
          <table:table-cell table:number-columns-repeated="1004"/>
        </table:table-row>
        <table:table-row table:style-name="ro2">
          <table:table-cell table:formula="of:=[.A41]" office:value-type="string" office:string-value="primary,primary_link">
            <text:p>primary,primary_link</text:p>
          </table:table-cell>
          <table:table-cell table:formula="of:=[.B41]" office:value-type="float" office:value="0">
            <text:p>0</text:p>
          </table:table-cell>
          <table:table-cell table:formula="of:=[.C120]" office:value-type="string" office:string-value="yes">
            <text:p>yes</text:p>
          </table:table-cell>
          <table:table-cell table:formula="of:=[.D41]" office:value-type="float" office:value="0">
            <text:p>0</text:p>
          </table:table-cell>
          <table:table-cell/>
          <table:table-cell table:style-name="Default" table:formula="of:=CONCATENATE([.F41];&quot;-bridge&quot;)" office:value-type="string" office:string-value="casing-bridge">
            <text:p>casing-bridge</text:p>
          </table:table-cell>
          <table:table-cell table:formula="of:=[.G41]" office:value-type="string" office:string-value="line.stroke">
            <text:p>line.stroke</text:p>
          </table:table-cell>
          <table:table-cell table:formula="of:=[.H41]" office:value-type="float" office:value="0">
            <text:p>0</text:p>
          </table:table-cell>
          <table:table-cell table:formula="of:=[.I41]" office:value-type="float" office:value="0">
            <text:p>0</text:p>
          </table:table-cell>
          <table:table-cell table:formula="of:=[.J41]" office:value-type="float" office:value="0">
            <text:p>0</text:p>
          </table:table-cell>
          <table:table-cell table:formula="of:=[.K41]" office:value-type="float" office:value="0">
            <text:p>0</text:p>
          </table:table-cell>
          <table:table-cell table:formula="of:=[.L41]" office:value-type="float" office:value="0">
            <text:p>0</text:p>
          </table:table-cell>
          <table:table-cell table:formula="of:=[.N121]" office:value-type="string" office:string-value="#aaa">
            <text:p>#aaa</text:p>
          </table:table-cell>
          <table:table-cell table:formula="of:=[.O121]" office:value-type="string" office:string-value="#aaa">
            <text:p>#aaa</text:p>
          </table:table-cell>
          <table:table-cell table:formula="of:=[.P121]" office:value-type="string" office:string-value="#aaa">
            <text:p>#aaa</text:p>
          </table:table-cell>
          <table:table-cell table:formula="of:=[.Q121]" office:value-type="string" office:string-value="#aaa">
            <text:p>#aaa</text:p>
          </table:table-cell>
          <table:table-cell table:formula="of:=[.R121]" office:value-type="string" office:string-value="#aaa">
            <text:p>#aaa</text:p>
          </table:table-cell>
          <table:table-cell table:formula="of:=[.S121]" office:value-type="string" office:string-value="#aaa">
            <text:p>#aaa</text:p>
          </table:table-cell>
          <table:table-cell table:formula="of:=[.T121]" office:value-type="string" office:string-value="#aaa">
            <text:p>#aaa</text:p>
          </table:table-cell>
          <table:table-cell table:formula="of:=[constants.$D$4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42]" office:value-type="string" office:string-value="primary,primary_link">
            <text:p>primary,primary_link</text:p>
          </table:table-cell>
          <table:table-cell table:formula="of:=[.B42]" office:value-type="float" office:value="0">
            <text:p>0</text:p>
          </table:table-cell>
          <table:table-cell table:formula="of:=[.C121]" office:value-type="string" office:string-value="yes">
            <text:p>yes</text:p>
          </table:table-cell>
          <table:table-cell table:formula="of:=[.D42]" office:value-type="float" office:value="0">
            <text:p>0</text:p>
          </table:table-cell>
          <table:table-cell/>
          <table:table-cell table:style-name="Default" table:formula="of:=CONCATENATE([.F42];&quot;-bridge&quot;)" office:value-type="string" office:string-value="casing-bridge">
            <text:p>casing-bridge</text:p>
          </table:table-cell>
          <table:table-cell table:formula="of:=[.G42]" office:value-type="string" office:string-value="line.stroke-width">
            <text:p>line.stroke-width</text:p>
          </table:table-cell>
          <table:table-cell table:formula="of:=[.H42]" office:value-type="float" office:value="0">
            <text:p>0</text:p>
          </table:table-cell>
          <table:table-cell table:formula="of:=[.I42]" office:value-type="float" office:value="0">
            <text:p>0</text:p>
          </table:table-cell>
          <table:table-cell table:formula="of:=[.J42]" office:value-type="float" office:value="0">
            <text:p>0</text:p>
          </table:table-cell>
          <table:table-cell table:formula="of:=[.K42]" office:value-type="float" office:value="0">
            <text:p>0</text:p>
          </table:table-cell>
          <table:table-cell table:formula="of:=[.L42]" office:value-type="float" office:value="0">
            <text:p>0</text:p>
          </table:table-cell>
          <table:table-cell table:formula="of:=[.M42]" office:value-type="float" office:value="3.98994055784179">
            <text:p>3.9899405578</text:p>
          </table:table-cell>
          <table:table-cell table:formula="of:=[.N42]" office:value-type="float" office:value="4.98491083676269">
            <text:p>4.9849108368</text:p>
          </table:table-cell>
          <table:table-cell table:formula="of:=[.O42]" office:value-type="float" office:value="6.47736625514403">
            <text:p>6.4773662551</text:p>
          </table:table-cell>
          <table:table-cell table:formula="of:=[.P42]" office:value-type="float" office:value="8.71604938271605">
            <text:p>8.7160493827</text:p>
          </table:table-cell>
          <table:table-cell table:formula="of:=[.Q42]" office:value-type="float" office:value="12.0740740740741">
            <text:p>12.0740740741</text:p>
          </table:table-cell>
          <table:table-cell table:formula="of:=[.R42]" office:value-type="float" office:value="17.1111111111111">
            <text:p>17.1111111111</text:p>
          </table:table-cell>
          <table:table-cell table:formula="of:=[.S42]" office:value-type="float" office:value="24.6666666666667">
            <text:p>24.6666666667</text:p>
          </table:table-cell>
          <table:table-cell table:formula="of:=[.T42]" office:value-type="float" office:value="36">
            <text:p>36</text:p>
          </table:table-cell>
          <table:table-cell table:number-columns-repeated="1004"/>
        </table:table-row>
        <table:table-row table:style-name="ro2">
          <table:table-cell table:formula="of:=[.A43]" office:value-type="string" office:string-value="primary,primary_link">
            <text:p>primary,primary_link</text:p>
          </table:table-cell>
          <table:table-cell table:formula="of:=[.B43]" office:value-type="float" office:value="0">
            <text:p>0</text:p>
          </table:table-cell>
          <table:table-cell table:formula="of:=[.C122]" office:value-type="string" office:string-value="yes">
            <text:p>yes</text:p>
          </table:table-cell>
          <table:table-cell table:formula="of:=[.D43]" office:value-type="float" office:value="0">
            <text:p>0</text:p>
          </table:table-cell>
          <table:table-cell/>
          <table:table-cell table:style-name="Default" table:formula="of:=CONCATENATE([.F43];&quot;-bridge&quot;)" office:value-type="string" office:string-value="area-fill-bridge">
            <text:p>area-fill-bridge</text:p>
          </table:table-cell>
          <table:table-cell table:formula="of:=[.G43]" office:value-type="string" office:string-value="poly.fill">
            <text:p>poly.fill</text:p>
          </table:table-cell>
          <table:table-cell table:formula="of:=[.H43]" office:value-type="float" office:value="0">
            <text:p>0</text:p>
          </table:table-cell>
          <table:table-cell table:formula="of:=[.I43]" office:value-type="float" office:value="0">
            <text:p>0</text:p>
          </table:table-cell>
          <table:table-cell table:formula="of:=[.J43]" office:value-type="float" office:value="0">
            <text:p>0</text:p>
          </table:table-cell>
          <table:table-cell table:formula="of:=[.K43]" office:value-type="string" office:string-value="#fff">
            <text:p>#fff</text:p>
          </table:table-cell>
          <table:table-cell table:formula="of:=[.L43]" office:value-type="string" office:string-value="#fff">
            <text:p>#fff</text:p>
          </table:table-cell>
          <table:table-cell table:formula="of:=[.M43]" office:value-type="string" office:string-value="#ffffc3">
            <text:p>#ffffc3</text:p>
          </table:table-cell>
          <table:table-cell table:formula="of:=[.N43]" office:value-type="string" office:string-value="#ffffc3">
            <text:p>#ffffc3</text:p>
          </table:table-cell>
          <table:table-cell table:formula="of:=[.O43]" office:value-type="string" office:string-value="#ffffc3">
            <text:p>#ffffc3</text:p>
          </table:table-cell>
          <table:table-cell table:formula="of:=[.P43]" office:value-type="string" office:string-value="#ffffc3">
            <text:p>#ffffc3</text:p>
          </table:table-cell>
          <table:table-cell table:formula="of:=[.Q43]" office:value-type="string" office:string-value="#ffffc3">
            <text:p>#ffffc3</text:p>
          </table:table-cell>
          <table:table-cell table:formula="of:=[.R43]" office:value-type="string" office:string-value="#ffffc3">
            <text:p>#ffffc3</text:p>
          </table:table-cell>
          <table:table-cell table:formula="of:=[.S43]" office:value-type="string" office:string-value="#ffffc3">
            <text:p>#ffffc3</text:p>
          </table:table-cell>
          <table:table-cell table:formula="of:=[.T43]" office:value-type="string" office:string-value="#ffffc3">
            <text:p>#ffffc3</text:p>
          </table:table-cell>
          <table:table-cell table:number-columns-repeated="1004"/>
        </table:table-row>
        <table:table-row table:style-name="ro2">
          <table:table-cell table:formula="of:=[.A44]" office:value-type="string" office:string-value="primary,primary_link">
            <text:p>primary,primary_link</text:p>
          </table:table-cell>
          <table:table-cell table:formula="of:=[.B44]" office:value-type="float" office:value="0">
            <text:p>0</text:p>
          </table:table-cell>
          <table:table-cell table:formula="of:=[.C123]" office:value-type="string" office:string-value="yes">
            <text:p>yes</text:p>
          </table:table-cell>
          <table:table-cell table:formula="of:=[.D44]" office:value-type="float" office:value="0">
            <text:p>0</text:p>
          </table:table-cell>
          <table:table-cell/>
          <table:table-cell table:style-name="Default" table:formula="of:=CONCATENATE([.F44];&quot;-bridge&quot;)" office:value-type="string" office:string-value="area-casing-bridge">
            <text:p>area-casing-bridge</text:p>
          </table:table-cell>
          <table:table-cell table:formula="of:=[.G44]" office:value-type="string" office:string-value="line.stroke">
            <text:p>line.stroke</text:p>
          </table:table-cell>
          <table:table-cell table:formula="of:=[.H44]" office:value-type="float" office:value="0">
            <text:p>0</text:p>
          </table:table-cell>
          <table:table-cell table:formula="of:=[.I44]" office:value-type="float" office:value="0">
            <text:p>0</text:p>
          </table:table-cell>
          <table:table-cell table:formula="of:=[.J44]" office:value-type="float" office:value="0">
            <text:p>0</text:p>
          </table:table-cell>
          <table:table-cell table:formula="of:=[.K44]" office:value-type="float" office:value="0">
            <text:p>0</text:p>
          </table:table-cell>
          <table:table-cell table:formula="of:=[.L44]" office:value-type="float" office:value="0">
            <text:p>0</text:p>
          </table:table-cell>
          <table:table-cell table:formula="of:=[.N124]" office:value-type="string" office:string-value="#aaa">
            <text:p>#aaa</text:p>
          </table:table-cell>
          <table:table-cell table:formula="of:=[.O124]" office:value-type="string" office:string-value="#aaa">
            <text:p>#aaa</text:p>
          </table:table-cell>
          <table:table-cell table:formula="of:=[.P124]" office:value-type="string" office:string-value="#aaa">
            <text:p>#aaa</text:p>
          </table:table-cell>
          <table:table-cell table:formula="of:=[.Q124]" office:value-type="string" office:string-value="#aaa">
            <text:p>#aaa</text:p>
          </table:table-cell>
          <table:table-cell table:formula="of:=[.R124]" office:value-type="string" office:string-value="#aaa">
            <text:p>#aaa</text:p>
          </table:table-cell>
          <table:table-cell table:formula="of:=[.S124]" office:value-type="string" office:string-value="#aaa">
            <text:p>#aaa</text:p>
          </table:table-cell>
          <table:table-cell table:formula="of:=[.T124]" office:value-type="string" office:string-value="#aaa">
            <text:p>#aaa</text:p>
          </table:table-cell>
          <table:table-cell table:formula="of:=[constants.$D$4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45]" office:value-type="string" office:string-value="primary,primary_link">
            <text:p>primary,primary_link</text:p>
          </table:table-cell>
          <table:table-cell table:formula="of:=[.B45]" office:value-type="float" office:value="0">
            <text:p>0</text:p>
          </table:table-cell>
          <table:table-cell table:formula="of:=[.C124]" office:value-type="string" office:string-value="yes">
            <text:p>yes</text:p>
          </table:table-cell>
          <table:table-cell table:formula="of:=[.D45]" office:value-type="float" office:value="0">
            <text:p>0</text:p>
          </table:table-cell>
          <table:table-cell/>
          <table:table-cell table:style-name="Default" table:formula="of:=CONCATENATE([.F45];&quot;-bridge&quot;)" office:value-type="string" office:string-value="area-casing-bridge">
            <text:p>area-casing-bridge</text:p>
          </table:table-cell>
          <table:table-cell table:formula="of:=[.G45]" office:value-type="string" office:string-value="line.stroke-width">
            <text:p>line.stroke-width</text:p>
          </table:table-cell>
          <table:table-cell table:formula="of:=[.H45]" office:value-type="float" office:value="0">
            <text:p>0</text:p>
          </table:table-cell>
          <table:table-cell table:formula="of:=[.I45]" office:value-type="float" office:value="0">
            <text:p>0</text:p>
          </table:table-cell>
          <table:table-cell table:formula="of:=[.J45]" office:value-type="float" office:value="0">
            <text:p>0</text:p>
          </table:table-cell>
          <table:table-cell table:formula="of:=[.K45]" office:value-type="float" office:value="0">
            <text:p>0</text:p>
          </table:table-cell>
          <table:table-cell table:formula="of:=[.L45]" office:value-type="float" office:value="0">
            <text:p>0</text:p>
          </table:table-cell>
          <table:table-cell table:formula="of:=[.M45]" office:value-type="float" office:value="1">
            <text:p>1</text:p>
          </table:table-cell>
          <table:table-cell table:formula="of:=[.N45]" office:value-type="float" office:value="1">
            <text:p>1</text:p>
          </table:table-cell>
          <table:table-cell table:formula="of:=[.O45]" office:value-type="float" office:value="1">
            <text:p>1</text:p>
          </table:table-cell>
          <table:table-cell table:formula="of:=[.P45]" office:value-type="float" office:value="1">
            <text:p>1</text:p>
          </table:table-cell>
          <table:table-cell table:formula="of:=[.Q45]" office:value-type="float" office:value="1">
            <text:p>1</text:p>
          </table:table-cell>
          <table:table-cell table:formula="of:=[.R45]" office:value-type="float" office:value="1">
            <text:p>1</text:p>
          </table:table-cell>
          <table:table-cell table:formula="of:=[.S45]" office:value-type="float" office:value="1">
            <text:p>1</text:p>
          </table:table-cell>
          <table:table-cell table:formula="of:=[.T45]"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6" table:formula="of:=[.A46]" office:value-type="string" office:string-value="secondary,secondary_link">
            <text:p>secondary,secondary_link</text:p>
          </table:table-cell>
          <table:table-cell table:style-name="ce6" table:formula="of:=[.B46]" office:value-type="float" office:value="0">
            <text:p>0</text:p>
          </table:table-cell>
          <table:table-cell table:style-name="ce6" table:formula="of:=[.C125]" office:value-type="string" office:string-value="yes">
            <text:p>yes</text:p>
          </table:table-cell>
          <table:table-cell table:style-name="ce6" table:formula="of:=[.D46]" office:value-type="float" office:value="0">
            <text:p>0</text:p>
          </table:table-cell>
          <table:table-cell table:style-name="ce6"/>
          <table:table-cell table:style-name="ce6" table:formula="of:=CONCATENATE([.F46];&quot;-bridge&quot;)" office:value-type="string" office:string-value="fill-bridge">
            <text:p>fill-bridge</text:p>
          </table:table-cell>
          <table:table-cell table:style-name="ce6" table:formula="of:=[.G46]" office:value-type="string" office:string-value="line.stroke">
            <text:p>line.stroke</text:p>
          </table:table-cell>
          <table:table-cell table:style-name="ce6" table:formula="of:=[.H46]" office:value-type="float" office:value="0">
            <text:p>0</text:p>
          </table:table-cell>
          <table:table-cell table:style-name="ce6" table:formula="of:=[.I46]" office:value-type="float" office:value="0">
            <text:p>0</text:p>
          </table:table-cell>
          <table:table-cell table:style-name="ce6" table:formula="of:=[.J46]" office:value-type="float" office:value="0">
            <text:p>0</text:p>
          </table:table-cell>
          <table:table-cell table:style-name="ce6" table:formula="of:=[.K46]" office:value-type="float" office:value="0">
            <text:p>0</text:p>
          </table:table-cell>
          <table:table-cell table:style-name="ce6" table:formula="of:=[.L46]" office:value-type="float" office:value="0">
            <text:p>0</text:p>
          </table:table-cell>
          <table:table-cell table:style-name="ce6" table:formula="of:=[.M46]" office:value-type="string" office:string-value="#fff">
            <text:p>#fff</text:p>
          </table:table-cell>
          <table:table-cell table:style-name="ce6" table:formula="of:=[.N46]" office:value-type="string" office:string-value="#ffffd7">
            <text:p>#ffffd7</text:p>
          </table:table-cell>
          <table:table-cell table:style-name="ce6" table:formula="of:=[.O46]" office:value-type="string" office:string-value="#ffffd7">
            <text:p>#ffffd7</text:p>
          </table:table-cell>
          <table:table-cell table:style-name="ce6" table:formula="of:=[.P46]" office:value-type="string" office:string-value="#ffffd7">
            <text:p>#ffffd7</text:p>
          </table:table-cell>
          <table:table-cell table:style-name="ce6" table:formula="of:=[.Q46]" office:value-type="string" office:string-value="#ffffd7">
            <text:p>#ffffd7</text:p>
          </table:table-cell>
          <table:table-cell table:style-name="ce6" table:formula="of:=[.R46]" office:value-type="string" office:string-value="#ffffd7">
            <text:p>#ffffd7</text:p>
          </table:table-cell>
          <table:table-cell table:style-name="ce6" table:formula="of:=[.S46]" office:value-type="string" office:string-value="#ffffd7">
            <text:p>#ffffd7</text:p>
          </table:table-cell>
          <table:table-cell table:style-name="ce6" table:formula="of:=[.T46]" office:value-type="string" office:string-value="#ffffd7">
            <text:p>#ffffd7</text:p>
          </table:table-cell>
          <table:table-cell table:style-name="ce6" table:number-columns-repeated="1004"/>
        </table:table-row>
        <table:table-row table:style-name="ro2">
          <table:table-cell table:formula="of:=[.A47]" office:value-type="string" office:string-value="secondary,secondary_link">
            <text:p>secondary,secondary_link</text:p>
          </table:table-cell>
          <table:table-cell table:formula="of:=[.B47]" office:value-type="float" office:value="0">
            <text:p>0</text:p>
          </table:table-cell>
          <table:table-cell table:formula="of:=[.C126]" office:value-type="string" office:string-value="yes">
            <text:p>yes</text:p>
          </table:table-cell>
          <table:table-cell table:formula="of:=[.D47]" office:value-type="float" office:value="0">
            <text:p>0</text:p>
          </table:table-cell>
          <table:table-cell/>
          <table:table-cell table:style-name="Default" table:formula="of:=CONCATENATE([.F47];&quot;-bridge&quot;)" office:value-type="string" office:string-value="fill-bridge">
            <text:p>fill-bridge</text:p>
          </table:table-cell>
          <table:table-cell table:formula="of:=[.G47]" office:value-type="string" office:string-value="line.stroke-width">
            <text:p>line.stroke-width</text:p>
          </table:table-cell>
          <table:table-cell table:formula="of:=[.H47]" office:value-type="float" office:value="0">
            <text:p>0</text:p>
          </table:table-cell>
          <table:table-cell table:formula="of:=[.I47]" office:value-type="float" office:value="0">
            <text:p>0</text:p>
          </table:table-cell>
          <table:table-cell table:formula="of:=[.J47]" office:value-type="float" office:value="0">
            <text:p>0</text:p>
          </table:table-cell>
          <table:table-cell table:formula="of:=[.K47]" office:value-type="float" office:value="0">
            <text:p>0</text:p>
          </table:table-cell>
          <table:table-cell table:formula="of:=[.L47]" office:value-type="float" office:value="0">
            <text:p>0</text:p>
          </table:table-cell>
          <table:table-cell table:formula="of:=[.M47]" office:value-type="float" office:value="1">
            <text:p>1</text:p>
          </table:table-cell>
          <table:table-cell table:formula="of:=[.N47]" office:value-type="float" office:value="2.28257887517147">
            <text:p>2.2825788752</text:p>
          </table:table-cell>
          <table:table-cell table:formula="of:=[.O47]" office:value-type="float" office:value="3.4238683127572">
            <text:p>3.4238683128</text:p>
          </table:table-cell>
          <table:table-cell table:formula="of:=[.P47]" office:value-type="float" office:value="5.1358024691358">
            <text:p>5.1358024691</text:p>
          </table:table-cell>
          <table:table-cell table:formula="of:=[.Q47]" office:value-type="float" office:value="7.7037037037037">
            <text:p>7.7037037037</text:p>
          </table:table-cell>
          <table:table-cell table:formula="of:=[.R47]" office:value-type="float" office:value="11.5555555555556">
            <text:p>11.5555555556</text:p>
          </table:table-cell>
          <table:table-cell table:formula="of:=[.S47]" office:value-type="float" office:value="17.3333333333333">
            <text:p>17.3333333333</text:p>
          </table:table-cell>
          <table:table-cell table:formula="of:=[.T47]" office:value-type="float" office:value="26">
            <text:p>26</text:p>
          </table:table-cell>
          <table:table-cell table:number-columns-repeated="1004"/>
        </table:table-row>
        <table:table-row table:style-name="ro2">
          <table:table-cell table:formula="of:=[.A48]" office:value-type="string" office:string-value="secondary,secondary_link">
            <text:p>secondary,secondary_link</text:p>
          </table:table-cell>
          <table:table-cell table:formula="of:=[.B48]" office:value-type="float" office:value="0">
            <text:p>0</text:p>
          </table:table-cell>
          <table:table-cell table:formula="of:=[.C127]" office:value-type="string" office:string-value="yes">
            <text:p>yes</text:p>
          </table:table-cell>
          <table:table-cell table:formula="of:=[.D48]" office:value-type="float" office:value="0">
            <text:p>0</text:p>
          </table:table-cell>
          <table:table-cell/>
          <table:table-cell table:style-name="Default" table:formula="of:=CONCATENATE([.F48];&quot;-bridge&quot;)" office:value-type="string" office:string-value="casing-bridge">
            <text:p>casing-bridge</text:p>
          </table:table-cell>
          <table:table-cell table:formula="of:=[.G48]" office:value-type="string" office:string-value="line.stroke">
            <text:p>line.stroke</text:p>
          </table:table-cell>
          <table:table-cell table:formula="of:=[.H48]" office:value-type="float" office:value="0">
            <text:p>0</text:p>
          </table:table-cell>
          <table:table-cell table:formula="of:=[.I48]" office:value-type="float" office:value="0">
            <text:p>0</text:p>
          </table:table-cell>
          <table:table-cell table:formula="of:=[.J48]" office:value-type="float" office:value="0">
            <text:p>0</text:p>
          </table:table-cell>
          <table:table-cell table:formula="of:=[.K48]" office:value-type="float" office:value="0">
            <text:p>0</text:p>
          </table:table-cell>
          <table:table-cell table:formula="of:=[.L48]" office:value-type="float" office:value="0">
            <text:p>0</text:p>
          </table:table-cell>
          <table:table-cell table:formula="of:=[.M48]" office:value-type="float" office:value="0">
            <text:p>0</text:p>
          </table:table-cell>
          <table:table-cell table:formula="of:=[.O128]" office:value-type="string" office:string-value="#aaa">
            <text:p>#aaa</text:p>
          </table:table-cell>
          <table:table-cell table:formula="of:=[.P128]" office:value-type="string" office:string-value="#aaa">
            <text:p>#aaa</text:p>
          </table:table-cell>
          <table:table-cell table:formula="of:=[.Q128]" office:value-type="string" office:string-value="#aaa">
            <text:p>#aaa</text:p>
          </table:table-cell>
          <table:table-cell table:formula="of:=[.R128]" office:value-type="string" office:string-value="#aaa">
            <text:p>#aaa</text:p>
          </table:table-cell>
          <table:table-cell table:formula="of:=[.S128]" office:value-type="string" office:string-value="#aaa">
            <text:p>#aaa</text:p>
          </table:table-cell>
          <table:table-cell table:formula="of:=[.T128]" office:value-type="string" office:string-value="#aaa">
            <text:p>#aaa</text:p>
          </table:table-cell>
          <table:table-cell table:formula="of:=[constants.$D$5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49]" office:value-type="string" office:string-value="secondary,secondary_link">
            <text:p>secondary,secondary_link</text:p>
          </table:table-cell>
          <table:table-cell table:formula="of:=[.B49]" office:value-type="float" office:value="0">
            <text:p>0</text:p>
          </table:table-cell>
          <table:table-cell table:formula="of:=[.C128]" office:value-type="string" office:string-value="yes">
            <text:p>yes</text:p>
          </table:table-cell>
          <table:table-cell table:formula="of:=[.D49]" office:value-type="float" office:value="0">
            <text:p>0</text:p>
          </table:table-cell>
          <table:table-cell/>
          <table:table-cell table:style-name="Default" table:formula="of:=CONCATENATE([.F49];&quot;-bridge&quot;)" office:value-type="string" office:string-value="casing-bridge">
            <text:p>casing-bridge</text:p>
          </table:table-cell>
          <table:table-cell table:formula="of:=[.G49]" office:value-type="string" office:string-value="line.stroke-width">
            <text:p>line.stroke-width</text:p>
          </table:table-cell>
          <table:table-cell table:formula="of:=[.H49]" office:value-type="float" office:value="0">
            <text:p>0</text:p>
          </table:table-cell>
          <table:table-cell table:formula="of:=[.I49]" office:value-type="float" office:value="0">
            <text:p>0</text:p>
          </table:table-cell>
          <table:table-cell table:formula="of:=[.J49]" office:value-type="float" office:value="0">
            <text:p>0</text:p>
          </table:table-cell>
          <table:table-cell table:formula="of:=[.K49]" office:value-type="float" office:value="0">
            <text:p>0</text:p>
          </table:table-cell>
          <table:table-cell table:formula="of:=[.L49]" office:value-type="float" office:value="0">
            <text:p>0</text:p>
          </table:table-cell>
          <table:table-cell table:formula="of:=[.M49]" office:value-type="float" office:value="0">
            <text:p>0</text:p>
          </table:table-cell>
          <table:table-cell table:formula="of:=[.N49]" office:value-type="float" office:value="4.28257887517147">
            <text:p>4.2825788752</text:p>
          </table:table-cell>
          <table:table-cell table:formula="of:=[.O49]" office:value-type="float" office:value="5.4238683127572">
            <text:p>5.4238683128</text:p>
          </table:table-cell>
          <table:table-cell table:formula="of:=[.P49]" office:value-type="float" office:value="7.1358024691358">
            <text:p>7.1358024691</text:p>
          </table:table-cell>
          <table:table-cell table:formula="of:=[.Q49]" office:value-type="float" office:value="9.7037037037037">
            <text:p>9.7037037037</text:p>
          </table:table-cell>
          <table:table-cell table:formula="of:=[.R49]" office:value-type="float" office:value="13.5555555555556">
            <text:p>13.5555555556</text:p>
          </table:table-cell>
          <table:table-cell table:formula="of:=[.S49]" office:value-type="float" office:value="19.3333333333333">
            <text:p>19.3333333333</text:p>
          </table:table-cell>
          <table:table-cell table:formula="of:=[.T49]" office:value-type="float" office:value="28">
            <text:p>28</text:p>
          </table:table-cell>
          <table:table-cell table:number-columns-repeated="1004"/>
        </table:table-row>
        <table:table-row table:style-name="ro2">
          <table:table-cell table:formula="of:=[.A50]" office:value-type="string" office:string-value="secondary,secondary_link">
            <text:p>secondary,secondary_link</text:p>
          </table:table-cell>
          <table:table-cell table:formula="of:=[.B50]" office:value-type="float" office:value="0">
            <text:p>0</text:p>
          </table:table-cell>
          <table:table-cell table:formula="of:=[.C129]" office:value-type="string" office:string-value="yes">
            <text:p>yes</text:p>
          </table:table-cell>
          <table:table-cell table:formula="of:=[.D50]" office:value-type="float" office:value="0">
            <text:p>0</text:p>
          </table:table-cell>
          <table:table-cell/>
          <table:table-cell table:style-name="Default" table:formula="of:=CONCATENATE([.F50];&quot;-bridge&quot;)" office:value-type="string" office:string-value="area-fill-bridge">
            <text:p>area-fill-bridge</text:p>
          </table:table-cell>
          <table:table-cell table:formula="of:=[.G50]" office:value-type="string" office:string-value="poly.fill">
            <text:p>poly.fill</text:p>
          </table:table-cell>
          <table:table-cell table:formula="of:=[.H50]" office:value-type="float" office:value="0">
            <text:p>0</text:p>
          </table:table-cell>
          <table:table-cell table:formula="of:=[.I50]" office:value-type="float" office:value="0">
            <text:p>0</text:p>
          </table:table-cell>
          <table:table-cell table:formula="of:=[.J50]" office:value-type="float" office:value="0">
            <text:p>0</text:p>
          </table:table-cell>
          <table:table-cell table:formula="of:=[.K50]" office:value-type="float" office:value="0">
            <text:p>0</text:p>
          </table:table-cell>
          <table:table-cell table:formula="of:=[.L50]" office:value-type="float" office:value="0">
            <text:p>0</text:p>
          </table:table-cell>
          <table:table-cell table:formula="of:=[.M50]" office:value-type="string" office:string-value="#fff">
            <text:p>#fff</text:p>
          </table:table-cell>
          <table:table-cell table:formula="of:=[.N50]" office:value-type="string" office:string-value="#ffffd7">
            <text:p>#ffffd7</text:p>
          </table:table-cell>
          <table:table-cell table:formula="of:=[.O50]" office:value-type="string" office:string-value="#ffffd7">
            <text:p>#ffffd7</text:p>
          </table:table-cell>
          <table:table-cell table:formula="of:=[.P50]" office:value-type="string" office:string-value="#ffffd7">
            <text:p>#ffffd7</text:p>
          </table:table-cell>
          <table:table-cell table:formula="of:=[.Q50]" office:value-type="string" office:string-value="#ffffd7">
            <text:p>#ffffd7</text:p>
          </table:table-cell>
          <table:table-cell table:formula="of:=[.R50]" office:value-type="string" office:string-value="#ffffd7">
            <text:p>#ffffd7</text:p>
          </table:table-cell>
          <table:table-cell table:formula="of:=[.S50]" office:value-type="string" office:string-value="#ffffd7">
            <text:p>#ffffd7</text:p>
          </table:table-cell>
          <table:table-cell table:formula="of:=[.T50]" office:value-type="string" office:string-value="#ffffd7">
            <text:p>#ffffd7</text:p>
          </table:table-cell>
          <table:table-cell table:number-columns-repeated="1004"/>
        </table:table-row>
        <table:table-row table:style-name="ro2">
          <table:table-cell table:formula="of:=[.A51]" office:value-type="string" office:string-value="secondary,secondary_link">
            <text:p>secondary,secondary_link</text:p>
          </table:table-cell>
          <table:table-cell table:formula="of:=[.B51]" office:value-type="float" office:value="0">
            <text:p>0</text:p>
          </table:table-cell>
          <table:table-cell table:formula="of:=[.C130]" office:value-type="string" office:string-value="yes">
            <text:p>yes</text:p>
          </table:table-cell>
          <table:table-cell table:formula="of:=[.D51]" office:value-type="float" office:value="0">
            <text:p>0</text:p>
          </table:table-cell>
          <table:table-cell/>
          <table:table-cell table:style-name="Default" table:formula="of:=CONCATENATE([.F51];&quot;-bridge&quot;)" office:value-type="string" office:string-value="area-casing-bridge">
            <text:p>area-casing-bridge</text:p>
          </table:table-cell>
          <table:table-cell table:formula="of:=[.G51]" office:value-type="string" office:string-value="line.stroke">
            <text:p>line.stroke</text:p>
          </table:table-cell>
          <table:table-cell table:formula="of:=[.H51]" office:value-type="float" office:value="0">
            <text:p>0</text:p>
          </table:table-cell>
          <table:table-cell table:formula="of:=[.I51]" office:value-type="float" office:value="0">
            <text:p>0</text:p>
          </table:table-cell>
          <table:table-cell table:formula="of:=[.J51]" office:value-type="float" office:value="0">
            <text:p>0</text:p>
          </table:table-cell>
          <table:table-cell table:formula="of:=[.K51]" office:value-type="float" office:value="0">
            <text:p>0</text:p>
          </table:table-cell>
          <table:table-cell table:formula="of:=[.L51]" office:value-type="float" office:value="0">
            <text:p>0</text:p>
          </table:table-cell>
          <table:table-cell table:formula="of:=[.M51]" office:value-type="float" office:value="0">
            <text:p>0</text:p>
          </table:table-cell>
          <table:table-cell table:formula="of:=[.O131]" office:value-type="string" office:string-value="#aaa">
            <text:p>#aaa</text:p>
          </table:table-cell>
          <table:table-cell table:formula="of:=[.P131]" office:value-type="string" office:string-value="#aaa">
            <text:p>#aaa</text:p>
          </table:table-cell>
          <table:table-cell table:formula="of:=[.Q131]" office:value-type="string" office:string-value="#aaa">
            <text:p>#aaa</text:p>
          </table:table-cell>
          <table:table-cell table:formula="of:=[.R131]" office:value-type="string" office:string-value="#aaa">
            <text:p>#aaa</text:p>
          </table:table-cell>
          <table:table-cell table:formula="of:=[.S131]" office:value-type="string" office:string-value="#aaa">
            <text:p>#aaa</text:p>
          </table:table-cell>
          <table:table-cell table:formula="of:=[.T131]" office:value-type="string" office:string-value="#aaa">
            <text:p>#aaa</text:p>
          </table:table-cell>
          <table:table-cell table:formula="of:=[constants.$D$5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52]" office:value-type="string" office:string-value="secondary,secondary_link">
            <text:p>secondary,secondary_link</text:p>
          </table:table-cell>
          <table:table-cell table:formula="of:=[.B52]" office:value-type="float" office:value="0">
            <text:p>0</text:p>
          </table:table-cell>
          <table:table-cell table:formula="of:=[.C131]" office:value-type="string" office:string-value="yes">
            <text:p>yes</text:p>
          </table:table-cell>
          <table:table-cell table:formula="of:=[.D52]" office:value-type="float" office:value="0">
            <text:p>0</text:p>
          </table:table-cell>
          <table:table-cell/>
          <table:table-cell table:style-name="Default" table:formula="of:=CONCATENATE([.F52];&quot;-bridge&quot;)" office:value-type="string" office:string-value="area-casing-bridge">
            <text:p>area-casing-bridge</text:p>
          </table:table-cell>
          <table:table-cell table:formula="of:=[.G52]" office:value-type="string" office:string-value="line.stroke-width">
            <text:p>line.stroke-width</text:p>
          </table:table-cell>
          <table:table-cell table:formula="of:=[.H52]" office:value-type="float" office:value="0">
            <text:p>0</text:p>
          </table:table-cell>
          <table:table-cell table:formula="of:=[.I52]" office:value-type="float" office:value="0">
            <text:p>0</text:p>
          </table:table-cell>
          <table:table-cell table:formula="of:=[.J52]" office:value-type="float" office:value="0">
            <text:p>0</text:p>
          </table:table-cell>
          <table:table-cell table:formula="of:=[.K52]" office:value-type="float" office:value="0">
            <text:p>0</text:p>
          </table:table-cell>
          <table:table-cell table:formula="of:=[.L52]" office:value-type="float" office:value="0">
            <text:p>0</text:p>
          </table:table-cell>
          <table:table-cell table:formula="of:=[.M52]" office:value-type="float" office:value="0">
            <text:p>0</text:p>
          </table:table-cell>
          <table:table-cell table:formula="of:=[.N52]" office:value-type="float" office:value="1">
            <text:p>1</text:p>
          </table:table-cell>
          <table:table-cell table:formula="of:=[.O52]" office:value-type="float" office:value="1">
            <text:p>1</text:p>
          </table:table-cell>
          <table:table-cell table:formula="of:=[.P52]" office:value-type="float" office:value="1">
            <text:p>1</text:p>
          </table:table-cell>
          <table:table-cell table:formula="of:=[.Q52]" office:value-type="float" office:value="1">
            <text:p>1</text:p>
          </table:table-cell>
          <table:table-cell table:formula="of:=[.R52]" office:value-type="float" office:value="1">
            <text:p>1</text:p>
          </table:table-cell>
          <table:table-cell table:formula="of:=[.S52]" office:value-type="float" office:value="1">
            <text:p>1</text:p>
          </table:table-cell>
          <table:table-cell table:formula="of:=[.T52]"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6" table:formula="of:=[.A53]" office:value-type="string" office:string-value="tertiary">
            <text:p>tertiary</text:p>
          </table:table-cell>
          <table:table-cell table:style-name="ce6" table:formula="of:=[.B53]" office:value-type="float" office:value="0">
            <text:p>0</text:p>
          </table:table-cell>
          <table:table-cell table:style-name="ce6" table:formula="of:=[.C132]" office:value-type="string" office:string-value="yes">
            <text:p>yes</text:p>
          </table:table-cell>
          <table:table-cell table:style-name="ce6" table:formula="of:=[.D53]" office:value-type="float" office:value="0">
            <text:p>0</text:p>
          </table:table-cell>
          <table:table-cell table:style-name="ce6"/>
          <table:table-cell table:style-name="ce6" table:formula="of:=CONCATENATE([.F53];&quot;-bridge&quot;)" office:value-type="string" office:string-value="fill-bridge">
            <text:p>fill-bridge</text:p>
          </table:table-cell>
          <table:table-cell table:style-name="ce6" table:formula="of:=[.G53]" office:value-type="string" office:string-value="line.stroke">
            <text:p>line.stroke</text:p>
          </table:table-cell>
          <table:table-cell table:style-name="ce6" table:formula="of:=[.H53]" office:value-type="float" office:value="0">
            <text:p>0</text:p>
          </table:table-cell>
          <table:table-cell table:style-name="ce6" table:formula="of:=[.I53]" office:value-type="float" office:value="0">
            <text:p>0</text:p>
          </table:table-cell>
          <table:table-cell table:style-name="ce6" table:formula="of:=[.J53]" office:value-type="float" office:value="0">
            <text:p>0</text:p>
          </table:table-cell>
          <table:table-cell table:style-name="ce6" table:formula="of:=[.K53]" office:value-type="float" office:value="0">
            <text:p>0</text:p>
          </table:table-cell>
          <table:table-cell table:style-name="ce6" table:formula="of:=[.L53]" office:value-type="float" office:value="0">
            <text:p>0</text:p>
          </table:table-cell>
          <table:table-cell table:style-name="ce6" table:formula="of:=[.M53]" office:value-type="float" office:value="0">
            <text:p>0</text:p>
          </table:table-cell>
          <table:table-cell table:style-name="ce6" table:formula="of:=[.N53]" office:value-type="string" office:string-value="#fff">
            <text:p>#fff</text:p>
          </table:table-cell>
          <table:table-cell table:style-name="ce6" table:formula="of:=[.O53]" office:value-type="string" office:string-value="#ffffeb">
            <text:p>#ffffeb</text:p>
          </table:table-cell>
          <table:table-cell table:style-name="ce6" table:formula="of:=[.P53]" office:value-type="string" office:string-value="#ffffeb">
            <text:p>#ffffeb</text:p>
          </table:table-cell>
          <table:table-cell table:style-name="ce6" table:formula="of:=[.Q53]" office:value-type="string" office:string-value="#ffffeb">
            <text:p>#ffffeb</text:p>
          </table:table-cell>
          <table:table-cell table:style-name="ce6" table:formula="of:=[.R53]" office:value-type="string" office:string-value="#ffffeb">
            <text:p>#ffffeb</text:p>
          </table:table-cell>
          <table:table-cell table:style-name="ce6" table:formula="of:=[.S53]" office:value-type="string" office:string-value="#ffffeb">
            <text:p>#ffffeb</text:p>
          </table:table-cell>
          <table:table-cell table:style-name="ce6" table:formula="of:=[.T53]" office:value-type="string" office:string-value="#ffffeb">
            <text:p>#ffffeb</text:p>
          </table:table-cell>
          <table:table-cell table:style-name="ce6" table:number-columns-repeated="1004"/>
        </table:table-row>
        <table:table-row table:style-name="ro2">
          <table:table-cell table:formula="of:=[.A54]" office:value-type="string" office:string-value="tertiary">
            <text:p>tertiary</text:p>
          </table:table-cell>
          <table:table-cell table:formula="of:=[.B54]" office:value-type="float" office:value="0">
            <text:p>0</text:p>
          </table:table-cell>
          <table:table-cell table:formula="of:=[.C133]" office:value-type="string" office:string-value="yes">
            <text:p>yes</text:p>
          </table:table-cell>
          <table:table-cell table:formula="of:=[.D54]" office:value-type="float" office:value="0">
            <text:p>0</text:p>
          </table:table-cell>
          <table:table-cell/>
          <table:table-cell table:style-name="Default" table:formula="of:=CONCATENATE([.F54];&quot;-bridge&quot;)" office:value-type="string" office:string-value="fill-bridge">
            <text:p>fill-bridge</text:p>
          </table:table-cell>
          <table:table-cell table:formula="of:=[.G54]" office:value-type="string" office:string-value="line.stroke-width">
            <text:p>line.stroke-width</text:p>
          </table:table-cell>
          <table:table-cell table:formula="of:=[.H54]" office:value-type="float" office:value="0">
            <text:p>0</text:p>
          </table:table-cell>
          <table:table-cell table:formula="of:=[.I54]" office:value-type="float" office:value="0">
            <text:p>0</text:p>
          </table:table-cell>
          <table:table-cell table:formula="of:=[.J54]" office:value-type="float" office:value="0">
            <text:p>0</text:p>
          </table:table-cell>
          <table:table-cell table:formula="of:=[.K54]" office:value-type="float" office:value="0">
            <text:p>0</text:p>
          </table:table-cell>
          <table:table-cell table:formula="of:=[.L54]" office:value-type="float" office:value="0">
            <text:p>0</text:p>
          </table:table-cell>
          <table:table-cell table:formula="of:=[.M54]" office:value-type="float" office:value="0">
            <text:p>0</text:p>
          </table:table-cell>
          <table:table-cell table:formula="of:=[.N54]" office:value-type="float" office:value="1">
            <text:p>1</text:p>
          </table:table-cell>
          <table:table-cell table:formula="of:=[.O54]" office:value-type="float" office:value="2.89711934156379">
            <text:p>2.8971193416</text:p>
          </table:table-cell>
          <table:table-cell table:formula="of:=[.P54]" office:value-type="float" office:value="4.34567901234568">
            <text:p>4.3456790123</text:p>
          </table:table-cell>
          <table:table-cell table:formula="of:=[.Q54]" office:value-type="float" office:value="6.51851851851852">
            <text:p>6.5185185185</text:p>
          </table:table-cell>
          <table:table-cell table:formula="of:=[.R54]" office:value-type="float" office:value="9.77777777777778">
            <text:p>9.7777777778</text:p>
          </table:table-cell>
          <table:table-cell table:formula="of:=[.S54]" office:value-type="float" office:value="14.6666666666667">
            <text:p>14.6666666667</text:p>
          </table:table-cell>
          <table:table-cell table:formula="of:=[.T54]" office:value-type="float" office:value="22">
            <text:p>22</text:p>
          </table:table-cell>
          <table:table-cell table:number-columns-repeated="1004"/>
        </table:table-row>
        <table:table-row table:style-name="ro2">
          <table:table-cell table:formula="of:=[.A55]" office:value-type="string" office:string-value="tertiary">
            <text:p>tertiary</text:p>
          </table:table-cell>
          <table:table-cell table:formula="of:=[.B55]" office:value-type="float" office:value="0">
            <text:p>0</text:p>
          </table:table-cell>
          <table:table-cell table:formula="of:=[.C134]" office:value-type="string" office:string-value="yes">
            <text:p>yes</text:p>
          </table:table-cell>
          <table:table-cell table:formula="of:=[.D55]" office:value-type="float" office:value="0">
            <text:p>0</text:p>
          </table:table-cell>
          <table:table-cell/>
          <table:table-cell table:style-name="Default" table:formula="of:=CONCATENATE([.F55];&quot;-bridge&quot;)" office:value-type="string" office:string-value="casing-bridge">
            <text:p>casing-bridge</text:p>
          </table:table-cell>
          <table:table-cell table:formula="of:=[.G55]" office:value-type="string" office:string-value="line.stroke">
            <text:p>line.stroke</text:p>
          </table:table-cell>
          <table:table-cell table:formula="of:=[.H55]" office:value-type="float" office:value="0">
            <text:p>0</text:p>
          </table:table-cell>
          <table:table-cell table:formula="of:=[.I55]" office:value-type="float" office:value="0">
            <text:p>0</text:p>
          </table:table-cell>
          <table:table-cell table:formula="of:=[.J55]" office:value-type="float" office:value="0">
            <text:p>0</text:p>
          </table:table-cell>
          <table:table-cell table:formula="of:=[.K55]" office:value-type="float" office:value="0">
            <text:p>0</text:p>
          </table:table-cell>
          <table:table-cell table:formula="of:=[.L55]" office:value-type="float" office:value="0">
            <text:p>0</text:p>
          </table:table-cell>
          <table:table-cell table:formula="of:=[.M55]" office:value-type="float" office:value="0">
            <text:p>0</text:p>
          </table:table-cell>
          <table:table-cell table:formula="of:=[.N55]" office:value-type="float" office:value="0">
            <text:p>0</text:p>
          </table:table-cell>
          <table:table-cell table:formula="of:=[.P135]" office:value-type="string" office:string-value="#aaa">
            <text:p>#aaa</text:p>
          </table:table-cell>
          <table:table-cell table:formula="of:=[.Q135]" office:value-type="string" office:string-value="#aaa">
            <text:p>#aaa</text:p>
          </table:table-cell>
          <table:table-cell table:formula="of:=[.R135]" office:value-type="string" office:string-value="#aaa">
            <text:p>#aaa</text:p>
          </table:table-cell>
          <table:table-cell table:formula="of:=[.S135]" office:value-type="string" office:string-value="#aaa">
            <text:p>#aaa</text:p>
          </table:table-cell>
          <table:table-cell table:formula="of:=[.T135]" office:value-type="string" office:string-value="#aaa">
            <text:p>#aaa</text:p>
          </table:table-cell>
          <table:table-cell table:formula="of:=[constants.$D$6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56]" office:value-type="string" office:string-value="tertiary">
            <text:p>tertiary</text:p>
          </table:table-cell>
          <table:table-cell table:formula="of:=[.B56]" office:value-type="float" office:value="0">
            <text:p>0</text:p>
          </table:table-cell>
          <table:table-cell table:formula="of:=[.C135]" office:value-type="string" office:string-value="yes">
            <text:p>yes</text:p>
          </table:table-cell>
          <table:table-cell table:formula="of:=[.D56]" office:value-type="float" office:value="0">
            <text:p>0</text:p>
          </table:table-cell>
          <table:table-cell/>
          <table:table-cell table:style-name="Default" table:formula="of:=CONCATENATE([.F56];&quot;-bridge&quot;)" office:value-type="string" office:string-value="casing-bridge">
            <text:p>casing-bridge</text:p>
          </table:table-cell>
          <table:table-cell table:formula="of:=[.G56]" office:value-type="string" office:string-value="line.stroke-width">
            <text:p>line.stroke-width</text:p>
          </table:table-cell>
          <table:table-cell table:formula="of:=[.H56]" office:value-type="float" office:value="0">
            <text:p>0</text:p>
          </table:table-cell>
          <table:table-cell table:formula="of:=[.I56]" office:value-type="float" office:value="0">
            <text:p>0</text:p>
          </table:table-cell>
          <table:table-cell table:formula="of:=[.J56]" office:value-type="float" office:value="0">
            <text:p>0</text:p>
          </table:table-cell>
          <table:table-cell table:formula="of:=[.K56]" office:value-type="float" office:value="0">
            <text:p>0</text:p>
          </table:table-cell>
          <table:table-cell table:formula="of:=[.L56]" office:value-type="float" office:value="0">
            <text:p>0</text:p>
          </table:table-cell>
          <table:table-cell table:formula="of:=[.M56]" office:value-type="float" office:value="0">
            <text:p>0</text:p>
          </table:table-cell>
          <table:table-cell table:formula="of:=[.N56]" office:value-type="float" office:value="0">
            <text:p>0</text:p>
          </table:table-cell>
          <table:table-cell table:formula="of:=[.O56]" office:value-type="float" office:value="4.89711934156379">
            <text:p>4.8971193416</text:p>
          </table:table-cell>
          <table:table-cell table:formula="of:=[.P56]" office:value-type="float" office:value="6.34567901234568">
            <text:p>6.3456790123</text:p>
          </table:table-cell>
          <table:table-cell table:formula="of:=[.Q56]" office:value-type="float" office:value="8.51851851851852">
            <text:p>8.5185185185</text:p>
          </table:table-cell>
          <table:table-cell table:formula="of:=[.R56]" office:value-type="float" office:value="11.7777777777778">
            <text:p>11.7777777778</text:p>
          </table:table-cell>
          <table:table-cell table:formula="of:=[.S56]" office:value-type="float" office:value="16.6666666666667">
            <text:p>16.6666666667</text:p>
          </table:table-cell>
          <table:table-cell table:formula="of:=[.T56]" office:value-type="float" office:value="24">
            <text:p>24</text:p>
          </table:table-cell>
          <table:table-cell table:number-columns-repeated="1004"/>
        </table:table-row>
        <table:table-row table:style-name="ro2">
          <table:table-cell table:formula="of:=[.A57]" office:value-type="string" office:string-value="tertiary">
            <text:p>tertiary</text:p>
          </table:table-cell>
          <table:table-cell table:formula="of:=[.B57]" office:value-type="float" office:value="0">
            <text:p>0</text:p>
          </table:table-cell>
          <table:table-cell table:formula="of:=[.C136]" office:value-type="string" office:string-value="yes">
            <text:p>yes</text:p>
          </table:table-cell>
          <table:table-cell table:formula="of:=[.D57]" office:value-type="float" office:value="0">
            <text:p>0</text:p>
          </table:table-cell>
          <table:table-cell/>
          <table:table-cell table:style-name="Default" table:formula="of:=CONCATENATE([.F57];&quot;-bridge&quot;)" office:value-type="string" office:string-value="area-fill-bridge">
            <text:p>area-fill-bridge</text:p>
          </table:table-cell>
          <table:table-cell table:formula="of:=[.G57]" office:value-type="string" office:string-value="poly.fill">
            <text:p>poly.fill</text:p>
          </table:table-cell>
          <table:table-cell table:formula="of:=[.H57]" office:value-type="float" office:value="0">
            <text:p>0</text:p>
          </table:table-cell>
          <table:table-cell table:formula="of:=[.I57]" office:value-type="float" office:value="0">
            <text:p>0</text:p>
          </table:table-cell>
          <table:table-cell table:formula="of:=[.J57]" office:value-type="float" office:value="0">
            <text:p>0</text:p>
          </table:table-cell>
          <table:table-cell table:formula="of:=[.K57]" office:value-type="float" office:value="0">
            <text:p>0</text:p>
          </table:table-cell>
          <table:table-cell table:formula="of:=[.L57]" office:value-type="float" office:value="0">
            <text:p>0</text:p>
          </table:table-cell>
          <table:table-cell table:formula="of:=[.M57]" office:value-type="float" office:value="0">
            <text:p>0</text:p>
          </table:table-cell>
          <table:table-cell table:formula="of:=[.N57]" office:value-type="string" office:string-value="#fff">
            <text:p>#fff</text:p>
          </table:table-cell>
          <table:table-cell table:formula="of:=[.O57]" office:value-type="string" office:string-value="#ffffeb">
            <text:p>#ffffeb</text:p>
          </table:table-cell>
          <table:table-cell table:formula="of:=[.P57]" office:value-type="string" office:string-value="#ffffeb">
            <text:p>#ffffeb</text:p>
          </table:table-cell>
          <table:table-cell table:formula="of:=[.Q57]" office:value-type="string" office:string-value="#ffffeb">
            <text:p>#ffffeb</text:p>
          </table:table-cell>
          <table:table-cell table:formula="of:=[.R57]" office:value-type="string" office:string-value="#ffffeb">
            <text:p>#ffffeb</text:p>
          </table:table-cell>
          <table:table-cell table:formula="of:=[.S57]" office:value-type="string" office:string-value="#ffffeb">
            <text:p>#ffffeb</text:p>
          </table:table-cell>
          <table:table-cell table:formula="of:=[.T57]" office:value-type="string" office:string-value="#ffffeb">
            <text:p>#ffffeb</text:p>
          </table:table-cell>
          <table:table-cell table:number-columns-repeated="1004"/>
        </table:table-row>
        <table:table-row table:style-name="ro2">
          <table:table-cell table:formula="of:=[.A58]" office:value-type="string" office:string-value="tertiary">
            <text:p>tertiary</text:p>
          </table:table-cell>
          <table:table-cell table:formula="of:=[.B58]" office:value-type="float" office:value="0">
            <text:p>0</text:p>
          </table:table-cell>
          <table:table-cell table:formula="of:=[.C137]" office:value-type="string" office:string-value="yes">
            <text:p>yes</text:p>
          </table:table-cell>
          <table:table-cell table:formula="of:=[.D58]" office:value-type="float" office:value="0">
            <text:p>0</text:p>
          </table:table-cell>
          <table:table-cell/>
          <table:table-cell table:style-name="Default" table:formula="of:=CONCATENATE([.F58];&quot;-bridge&quot;)" office:value-type="string" office:string-value="area-casing-bridge">
            <text:p>area-casing-bridge</text:p>
          </table:table-cell>
          <table:table-cell table:formula="of:=[.G58]" office:value-type="string" office:string-value="line.stroke">
            <text:p>line.stroke</text:p>
          </table:table-cell>
          <table:table-cell table:formula="of:=[.H58]" office:value-type="float" office:value="0">
            <text:p>0</text:p>
          </table:table-cell>
          <table:table-cell table:formula="of:=[.I58]" office:value-type="float" office:value="0">
            <text:p>0</text:p>
          </table:table-cell>
          <table:table-cell table:formula="of:=[.J58]" office:value-type="float" office:value="0">
            <text:p>0</text:p>
          </table:table-cell>
          <table:table-cell table:formula="of:=[.K58]" office:value-type="float" office:value="0">
            <text:p>0</text:p>
          </table:table-cell>
          <table:table-cell table:formula="of:=[.L58]" office:value-type="float" office:value="0">
            <text:p>0</text:p>
          </table:table-cell>
          <table:table-cell table:formula="of:=[.M58]" office:value-type="float" office:value="0">
            <text:p>0</text:p>
          </table:table-cell>
          <table:table-cell table:formula="of:=[.N58]" office:value-type="float" office:value="0">
            <text:p>0</text:p>
          </table:table-cell>
          <table:table-cell table:formula="of:=[.P138]" office:value-type="string" office:string-value="#aaa">
            <text:p>#aaa</text:p>
          </table:table-cell>
          <table:table-cell table:formula="of:=[.Q138]" office:value-type="string" office:string-value="#aaa">
            <text:p>#aaa</text:p>
          </table:table-cell>
          <table:table-cell table:formula="of:=[.R138]" office:value-type="string" office:string-value="#aaa">
            <text:p>#aaa</text:p>
          </table:table-cell>
          <table:table-cell table:formula="of:=[.S138]" office:value-type="string" office:string-value="#aaa">
            <text:p>#aaa</text:p>
          </table:table-cell>
          <table:table-cell table:formula="of:=[.T138]" office:value-type="string" office:string-value="#aaa">
            <text:p>#aaa</text:p>
          </table:table-cell>
          <table:table-cell table:formula="of:=[constants.$D$6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59]" office:value-type="string" office:string-value="tertiary">
            <text:p>tertiary</text:p>
          </table:table-cell>
          <table:table-cell table:formula="of:=[.B59]" office:value-type="float" office:value="0">
            <text:p>0</text:p>
          </table:table-cell>
          <table:table-cell table:formula="of:=[.C138]" office:value-type="string" office:string-value="yes">
            <text:p>yes</text:p>
          </table:table-cell>
          <table:table-cell table:formula="of:=[.D59]" office:value-type="float" office:value="0">
            <text:p>0</text:p>
          </table:table-cell>
          <table:table-cell/>
          <table:table-cell table:style-name="Default" table:formula="of:=CONCATENATE([.F59];&quot;-bridge&quot;)" office:value-type="string" office:string-value="area-casing-bridge">
            <text:p>area-casing-bridge</text:p>
          </table:table-cell>
          <table:table-cell table:formula="of:=[.G59]" office:value-type="string" office:string-value="line.stroke-width">
            <text:p>line.stroke-width</text:p>
          </table:table-cell>
          <table:table-cell table:formula="of:=[.H59]" office:value-type="float" office:value="0">
            <text:p>0</text:p>
          </table:table-cell>
          <table:table-cell table:formula="of:=[.I59]" office:value-type="float" office:value="0">
            <text:p>0</text:p>
          </table:table-cell>
          <table:table-cell table:formula="of:=[.J59]" office:value-type="float" office:value="0">
            <text:p>0</text:p>
          </table:table-cell>
          <table:table-cell table:formula="of:=[.K59]" office:value-type="float" office:value="0">
            <text:p>0</text:p>
          </table:table-cell>
          <table:table-cell table:formula="of:=[.L59]" office:value-type="float" office:value="0">
            <text:p>0</text:p>
          </table:table-cell>
          <table:table-cell table:formula="of:=[.M59]" office:value-type="float" office:value="0">
            <text:p>0</text:p>
          </table:table-cell>
          <table:table-cell table:formula="of:=[.N59]" office:value-type="float" office:value="0">
            <text:p>0</text:p>
          </table:table-cell>
          <table:table-cell table:formula="of:=[.O59]" office:value-type="float" office:value="1">
            <text:p>1</text:p>
          </table:table-cell>
          <table:table-cell table:formula="of:=[.P59]" office:value-type="float" office:value="1">
            <text:p>1</text:p>
          </table:table-cell>
          <table:table-cell table:formula="of:=[.Q59]" office:value-type="float" office:value="1">
            <text:p>1</text:p>
          </table:table-cell>
          <table:table-cell table:formula="of:=[.R59]" office:value-type="float" office:value="1">
            <text:p>1</text:p>
          </table:table-cell>
          <table:table-cell table:formula="of:=[.S59]" office:value-type="float" office:value="1">
            <text:p>1</text:p>
          </table:table-cell>
          <table:table-cell table:formula="of:=[.T59]"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6" table:formula="of:=[.A60]" office:value-type="string" office:string-value="unclassified,road">
            <text:p>unclassified,road</text:p>
          </table:table-cell>
          <table:table-cell table:style-name="ce6" table:formula="of:=[.B60]" office:value-type="float" office:value="0">
            <text:p>0</text:p>
          </table:table-cell>
          <table:table-cell table:style-name="ce6" table:formula="of:=[.C139]" office:value-type="string" office:string-value="yes">
            <text:p>yes</text:p>
          </table:table-cell>
          <table:table-cell table:style-name="ce6" table:formula="of:=[.D60]" office:value-type="float" office:value="0">
            <text:p>0</text:p>
          </table:table-cell>
          <table:table-cell table:style-name="ce6"/>
          <table:table-cell table:style-name="ce6" table:formula="of:=CONCATENATE([.F60];&quot;-bridge&quot;)" office:value-type="string" office:string-value="fill-bridge">
            <text:p>fill-bridge</text:p>
          </table:table-cell>
          <table:table-cell table:style-name="ce6" table:formula="of:=[.G60]" office:value-type="string" office:string-value="line.stroke">
            <text:p>line.stroke</text:p>
          </table:table-cell>
          <table:table-cell table:style-name="ce6" table:formula="of:=[.H60]" office:value-type="float" office:value="0">
            <text:p>0</text:p>
          </table:table-cell>
          <table:table-cell table:style-name="ce6" table:formula="of:=[.I60]" office:value-type="float" office:value="0">
            <text:p>0</text:p>
          </table:table-cell>
          <table:table-cell table:style-name="ce6" table:formula="of:=[.J60]" office:value-type="float" office:value="0">
            <text:p>0</text:p>
          </table:table-cell>
          <table:table-cell table:style-name="ce6" table:formula="of:=[.K60]" office:value-type="float" office:value="0">
            <text:p>0</text:p>
          </table:table-cell>
          <table:table-cell table:style-name="ce6" table:formula="of:=[.L60]" office:value-type="float" office:value="0">
            <text:p>0</text:p>
          </table:table-cell>
          <table:table-cell table:style-name="ce6" table:formula="of:=[.M60]" office:value-type="float" office:value="0">
            <text:p>0</text:p>
          </table:table-cell>
          <table:table-cell table:style-name="ce6" table:formula="of:=[.N60]" office:value-type="string" office:string-value="#fff">
            <text:p>#fff</text:p>
          </table:table-cell>
          <table:table-cell table:style-name="ce6" table:formula="of:=[.O60]" office:value-type="string" office:string-value="#fff">
            <text:p>#fff</text:p>
          </table:table-cell>
          <table:table-cell table:style-name="ce6" table:formula="of:=[.P60]" office:value-type="string" office:string-value="#fff">
            <text:p>#fff</text:p>
          </table:table-cell>
          <table:table-cell table:style-name="ce6" table:formula="of:=[.Q60]" office:value-type="string" office:string-value="#fff">
            <text:p>#fff</text:p>
          </table:table-cell>
          <table:table-cell table:style-name="ce6" table:formula="of:=[.R60]" office:value-type="string" office:string-value="#fff">
            <text:p>#fff</text:p>
          </table:table-cell>
          <table:table-cell table:style-name="ce6" table:formula="of:=[.S60]" office:value-type="string" office:string-value="#fff">
            <text:p>#fff</text:p>
          </table:table-cell>
          <table:table-cell table:style-name="ce6" table:formula="of:=[.T60]" office:value-type="string" office:string-value="#fff">
            <text:p>#fff</text:p>
          </table:table-cell>
          <table:table-cell table:style-name="ce6" table:number-columns-repeated="1004"/>
        </table:table-row>
        <table:table-row table:style-name="ro2">
          <table:table-cell table:formula="of:=[.A61]" office:value-type="string" office:string-value="unclassified,road">
            <text:p>unclassified,road</text:p>
          </table:table-cell>
          <table:table-cell table:formula="of:=[.B61]" office:value-type="float" office:value="0">
            <text:p>0</text:p>
          </table:table-cell>
          <table:table-cell table:formula="of:=[.C140]" office:value-type="string" office:string-value="yes">
            <text:p>yes</text:p>
          </table:table-cell>
          <table:table-cell table:formula="of:=[.D61]" office:value-type="float" office:value="0">
            <text:p>0</text:p>
          </table:table-cell>
          <table:table-cell/>
          <table:table-cell table:style-name="Default" table:formula="of:=CONCATENATE([.F61];&quot;-bridge&quot;)" office:value-type="string" office:string-value="fill-bridge">
            <text:p>fill-bridge</text:p>
          </table:table-cell>
          <table:table-cell table:formula="of:=[.G61]" office:value-type="string" office:string-value="line.stroke-width">
            <text:p>line.stroke-width</text:p>
          </table:table-cell>
          <table:table-cell table:formula="of:=[.H61]" office:value-type="float" office:value="0">
            <text:p>0</text:p>
          </table:table-cell>
          <table:table-cell table:formula="of:=[.I61]" office:value-type="float" office:value="0">
            <text:p>0</text:p>
          </table:table-cell>
          <table:table-cell table:formula="of:=[.J61]" office:value-type="float" office:value="0">
            <text:p>0</text:p>
          </table:table-cell>
          <table:table-cell table:formula="of:=[.K61]" office:value-type="float" office:value="0">
            <text:p>0</text:p>
          </table:table-cell>
          <table:table-cell table:formula="of:=[.L61]" office:value-type="float" office:value="0">
            <text:p>0</text:p>
          </table:table-cell>
          <table:table-cell table:formula="of:=[.M61]" office:value-type="float" office:value="0">
            <text:p>0</text:p>
          </table:table-cell>
          <table:table-cell table:formula="of:=[.N61]" office:value-type="float" office:value="1">
            <text:p>1</text:p>
          </table:table-cell>
          <table:table-cell table:formula="of:=[.O61]" office:value-type="float" office:value="2.63374485596708">
            <text:p>2.633744856</text:p>
          </table:table-cell>
          <table:table-cell table:formula="of:=[.P61]" office:value-type="float" office:value="3.95061728395062">
            <text:p>3.950617284</text:p>
          </table:table-cell>
          <table:table-cell table:formula="of:=[.Q61]" office:value-type="float" office:value="5.92592592592593">
            <text:p>5.9259259259</text:p>
          </table:table-cell>
          <table:table-cell table:formula="of:=[.R61]" office:value-type="float" office:value="8.88888888888889">
            <text:p>8.8888888889</text:p>
          </table:table-cell>
          <table:table-cell table:formula="of:=[.S61]" office:value-type="float" office:value="13.3333333333333">
            <text:p>13.3333333333</text:p>
          </table:table-cell>
          <table:table-cell table:formula="of:=[.T61]" office:value-type="float" office:value="20">
            <text:p>20</text:p>
          </table:table-cell>
          <table:table-cell table:number-columns-repeated="1004"/>
        </table:table-row>
        <table:table-row table:style-name="ro2">
          <table:table-cell table:formula="of:=[.A62]" office:value-type="string" office:string-value="unclassified,road">
            <text:p>unclassified,road</text:p>
          </table:table-cell>
          <table:table-cell table:formula="of:=[.B62]" office:value-type="float" office:value="0">
            <text:p>0</text:p>
          </table:table-cell>
          <table:table-cell table:formula="of:=[.C141]" office:value-type="string" office:string-value="yes">
            <text:p>yes</text:p>
          </table:table-cell>
          <table:table-cell table:formula="of:=[.D62]" office:value-type="float" office:value="0">
            <text:p>0</text:p>
          </table:table-cell>
          <table:table-cell/>
          <table:table-cell table:style-name="Default" table:formula="of:=CONCATENATE([.F62];&quot;-bridge&quot;)" office:value-type="string" office:string-value="casing-bridge">
            <text:p>casing-bridge</text:p>
          </table:table-cell>
          <table:table-cell table:formula="of:=[.G62]" office:value-type="string" office:string-value="line.stroke">
            <text:p>line.stroke</text:p>
          </table:table-cell>
          <table:table-cell table:formula="of:=[.H62]" office:value-type="float" office:value="0">
            <text:p>0</text:p>
          </table:table-cell>
          <table:table-cell table:formula="of:=[.I62]" office:value-type="float" office:value="0">
            <text:p>0</text:p>
          </table:table-cell>
          <table:table-cell table:formula="of:=[.J62]" office:value-type="float" office:value="0">
            <text:p>0</text:p>
          </table:table-cell>
          <table:table-cell table:formula="of:=[.K62]" office:value-type="float" office:value="0">
            <text:p>0</text:p>
          </table:table-cell>
          <table:table-cell table:formula="of:=[.L62]" office:value-type="float" office:value="0">
            <text:p>0</text:p>
          </table:table-cell>
          <table:table-cell table:formula="of:=[.M62]" office:value-type="float" office:value="0">
            <text:p>0</text:p>
          </table:table-cell>
          <table:table-cell table:formula="of:=[.N62]" office:value-type="float" office:value="0">
            <text:p>0</text:p>
          </table:table-cell>
          <table:table-cell table:formula="of:=[.P142]" office:value-type="string" office:string-value="#aaa">
            <text:p>#aaa</text:p>
          </table:table-cell>
          <table:table-cell table:formula="of:=[.Q142]" office:value-type="string" office:string-value="#aaa">
            <text:p>#aaa</text:p>
          </table:table-cell>
          <table:table-cell table:formula="of:=[.R142]" office:value-type="string" office:string-value="#aaa">
            <text:p>#aaa</text:p>
          </table:table-cell>
          <table:table-cell table:formula="of:=[.S142]" office:value-type="string" office:string-value="#aaa">
            <text:p>#aaa</text:p>
          </table:table-cell>
          <table:table-cell table:formula="of:=[.T142]" office:value-type="string" office:string-value="#aaa">
            <text:p>#aaa</text:p>
          </table:table-cell>
          <table:table-cell table:formula="of:=[constants.$D$7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63]" office:value-type="string" office:string-value="unclassified,road">
            <text:p>unclassified,road</text:p>
          </table:table-cell>
          <table:table-cell table:formula="of:=[.B63]" office:value-type="float" office:value="0">
            <text:p>0</text:p>
          </table:table-cell>
          <table:table-cell table:formula="of:=[.C142]" office:value-type="string" office:string-value="yes">
            <text:p>yes</text:p>
          </table:table-cell>
          <table:table-cell table:formula="of:=[.D63]" office:value-type="float" office:value="0">
            <text:p>0</text:p>
          </table:table-cell>
          <table:table-cell/>
          <table:table-cell table:style-name="Default" table:formula="of:=CONCATENATE([.F63];&quot;-bridge&quot;)" office:value-type="string" office:string-value="casing-bridge">
            <text:p>casing-bridge</text:p>
          </table:table-cell>
          <table:table-cell table:formula="of:=[.G63]" office:value-type="string" office:string-value="line.stroke-width">
            <text:p>line.stroke-width</text:p>
          </table:table-cell>
          <table:table-cell table:formula="of:=[.H63]" office:value-type="float" office:value="0">
            <text:p>0</text:p>
          </table:table-cell>
          <table:table-cell table:formula="of:=[.I63]" office:value-type="float" office:value="0">
            <text:p>0</text:p>
          </table:table-cell>
          <table:table-cell table:formula="of:=[.J63]" office:value-type="float" office:value="0">
            <text:p>0</text:p>
          </table:table-cell>
          <table:table-cell table:formula="of:=[.K63]" office:value-type="float" office:value="0">
            <text:p>0</text:p>
          </table:table-cell>
          <table:table-cell table:formula="of:=[.L63]" office:value-type="float" office:value="0">
            <text:p>0</text:p>
          </table:table-cell>
          <table:table-cell table:formula="of:=[.M63]" office:value-type="float" office:value="0">
            <text:p>0</text:p>
          </table:table-cell>
          <table:table-cell table:formula="of:=[.N63]" office:value-type="float" office:value="0">
            <text:p>0</text:p>
          </table:table-cell>
          <table:table-cell table:formula="of:=[.O63]" office:value-type="float" office:value="4.63374485596708">
            <text:p>4.633744856</text:p>
          </table:table-cell>
          <table:table-cell table:formula="of:=[.P63]" office:value-type="float" office:value="5.95061728395062">
            <text:p>5.950617284</text:p>
          </table:table-cell>
          <table:table-cell table:formula="of:=[.Q63]" office:value-type="float" office:value="7.92592592592593">
            <text:p>7.9259259259</text:p>
          </table:table-cell>
          <table:table-cell table:formula="of:=[.R63]" office:value-type="float" office:value="10.8888888888889">
            <text:p>10.8888888889</text:p>
          </table:table-cell>
          <table:table-cell table:formula="of:=[.S63]" office:value-type="float" office:value="15.3333333333333">
            <text:p>15.3333333333</text:p>
          </table:table-cell>
          <table:table-cell table:formula="of:=[.T63]" office:value-type="float" office:value="22">
            <text:p>22</text:p>
          </table:table-cell>
          <table:table-cell table:number-columns-repeated="1004"/>
        </table:table-row>
        <table:table-row table:style-name="ro2">
          <table:table-cell table:formula="of:=[.A64]" office:value-type="string" office:string-value="unclassified,road">
            <text:p>unclassified,road</text:p>
          </table:table-cell>
          <table:table-cell table:formula="of:=[.B64]" office:value-type="float" office:value="0">
            <text:p>0</text:p>
          </table:table-cell>
          <table:table-cell table:formula="of:=[.C143]" office:value-type="string" office:string-value="yes">
            <text:p>yes</text:p>
          </table:table-cell>
          <table:table-cell table:formula="of:=[.D64]" office:value-type="float" office:value="0">
            <text:p>0</text:p>
          </table:table-cell>
          <table:table-cell/>
          <table:table-cell table:style-name="Default" table:formula="of:=CONCATENATE([.F64];&quot;-bridge&quot;)" office:value-type="string" office:string-value="area-fill-bridge">
            <text:p>area-fill-bridge</text:p>
          </table:table-cell>
          <table:table-cell table:formula="of:=[.G64]" office:value-type="string" office:string-value="poly.fill">
            <text:p>poly.fill</text:p>
          </table:table-cell>
          <table:table-cell table:formula="of:=[.H64]" office:value-type="float" office:value="0">
            <text:p>0</text:p>
          </table:table-cell>
          <table:table-cell table:formula="of:=[.I64]" office:value-type="float" office:value="0">
            <text:p>0</text:p>
          </table:table-cell>
          <table:table-cell table:formula="of:=[.J64]" office:value-type="float" office:value="0">
            <text:p>0</text:p>
          </table:table-cell>
          <table:table-cell table:formula="of:=[.K64]" office:value-type="float" office:value="0">
            <text:p>0</text:p>
          </table:table-cell>
          <table:table-cell table:formula="of:=[.L64]" office:value-type="float" office:value="0">
            <text:p>0</text:p>
          </table:table-cell>
          <table:table-cell table:formula="of:=[.M64]" office:value-type="float" office:value="0">
            <text:p>0</text:p>
          </table:table-cell>
          <table:table-cell table:formula="of:=[.N64]" office:value-type="string" office:string-value="#fff">
            <text:p>#fff</text:p>
          </table:table-cell>
          <table:table-cell table:formula="of:=[.O64]" office:value-type="string" office:string-value="#fff">
            <text:p>#fff</text:p>
          </table:table-cell>
          <table:table-cell table:formula="of:=[.P64]" office:value-type="string" office:string-value="#fff">
            <text:p>#fff</text:p>
          </table:table-cell>
          <table:table-cell table:formula="of:=[.Q64]" office:value-type="string" office:string-value="#fff">
            <text:p>#fff</text:p>
          </table:table-cell>
          <table:table-cell table:formula="of:=[.R64]" office:value-type="string" office:string-value="#fff">
            <text:p>#fff</text:p>
          </table:table-cell>
          <table:table-cell table:formula="of:=[.S64]" office:value-type="string" office:string-value="#fff">
            <text:p>#fff</text:p>
          </table:table-cell>
          <table:table-cell table:formula="of:=[.T64]" office:value-type="string" office:string-value="#fff">
            <text:p>#fff</text:p>
          </table:table-cell>
          <table:table-cell table:number-columns-repeated="1004"/>
        </table:table-row>
        <table:table-row table:style-name="ro2">
          <table:table-cell table:formula="of:=[.A65]" office:value-type="string" office:string-value="unclassified,road">
            <text:p>unclassified,road</text:p>
          </table:table-cell>
          <table:table-cell table:formula="of:=[.B65]" office:value-type="float" office:value="0">
            <text:p>0</text:p>
          </table:table-cell>
          <table:table-cell table:formula="of:=[.C144]" office:value-type="string" office:string-value="yes">
            <text:p>yes</text:p>
          </table:table-cell>
          <table:table-cell table:formula="of:=[.D65]" office:value-type="float" office:value="0">
            <text:p>0</text:p>
          </table:table-cell>
          <table:table-cell/>
          <table:table-cell table:style-name="Default" table:formula="of:=CONCATENATE([.F65];&quot;-bridge&quot;)" office:value-type="string" office:string-value="area-casing-bridge">
            <text:p>area-casing-bridge</text:p>
          </table:table-cell>
          <table:table-cell table:formula="of:=[.G65]" office:value-type="string" office:string-value="line.stroke">
            <text:p>line.stroke</text:p>
          </table:table-cell>
          <table:table-cell table:formula="of:=[.H65]" office:value-type="float" office:value="0">
            <text:p>0</text:p>
          </table:table-cell>
          <table:table-cell table:formula="of:=[.I65]" office:value-type="float" office:value="0">
            <text:p>0</text:p>
          </table:table-cell>
          <table:table-cell table:formula="of:=[.J65]" office:value-type="float" office:value="0">
            <text:p>0</text:p>
          </table:table-cell>
          <table:table-cell table:formula="of:=[.K65]" office:value-type="float" office:value="0">
            <text:p>0</text:p>
          </table:table-cell>
          <table:table-cell table:formula="of:=[.L65]" office:value-type="float" office:value="0">
            <text:p>0</text:p>
          </table:table-cell>
          <table:table-cell table:formula="of:=[.M65]" office:value-type="float" office:value="0">
            <text:p>0</text:p>
          </table:table-cell>
          <table:table-cell table:formula="of:=[.N65]" office:value-type="float" office:value="0">
            <text:p>0</text:p>
          </table:table-cell>
          <table:table-cell table:formula="of:=[.P145]" office:value-type="string" office:string-value="#aaa">
            <text:p>#aaa</text:p>
          </table:table-cell>
          <table:table-cell table:formula="of:=[.Q145]" office:value-type="string" office:string-value="#aaa">
            <text:p>#aaa</text:p>
          </table:table-cell>
          <table:table-cell table:formula="of:=[.R145]" office:value-type="string" office:string-value="#aaa">
            <text:p>#aaa</text:p>
          </table:table-cell>
          <table:table-cell table:formula="of:=[.S145]" office:value-type="string" office:string-value="#aaa">
            <text:p>#aaa</text:p>
          </table:table-cell>
          <table:table-cell table:formula="of:=[.T145]" office:value-type="string" office:string-value="#aaa">
            <text:p>#aaa</text:p>
          </table:table-cell>
          <table:table-cell table:formula="of:=[constants.$D$7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66]" office:value-type="string" office:string-value="unclassified,road">
            <text:p>unclassified,road</text:p>
          </table:table-cell>
          <table:table-cell table:formula="of:=[.B66]" office:value-type="float" office:value="0">
            <text:p>0</text:p>
          </table:table-cell>
          <table:table-cell table:formula="of:=[.C145]" office:value-type="string" office:string-value="yes">
            <text:p>yes</text:p>
          </table:table-cell>
          <table:table-cell table:formula="of:=[.D66]" office:value-type="float" office:value="0">
            <text:p>0</text:p>
          </table:table-cell>
          <table:table-cell/>
          <table:table-cell table:style-name="Default" table:formula="of:=CONCATENATE([.F66];&quot;-bridge&quot;)" office:value-type="string" office:string-value="area-casing-bridge">
            <text:p>area-casing-bridge</text:p>
          </table:table-cell>
          <table:table-cell table:formula="of:=[.G66]" office:value-type="string" office:string-value="line.stroke-width">
            <text:p>line.stroke-width</text:p>
          </table:table-cell>
          <table:table-cell table:formula="of:=[.H66]" office:value-type="float" office:value="0">
            <text:p>0</text:p>
          </table:table-cell>
          <table:table-cell table:formula="of:=[.I66]" office:value-type="float" office:value="0">
            <text:p>0</text:p>
          </table:table-cell>
          <table:table-cell table:formula="of:=[.J66]" office:value-type="float" office:value="0">
            <text:p>0</text:p>
          </table:table-cell>
          <table:table-cell table:formula="of:=[.K66]" office:value-type="float" office:value="0">
            <text:p>0</text:p>
          </table:table-cell>
          <table:table-cell table:formula="of:=[.L66]" office:value-type="float" office:value="0">
            <text:p>0</text:p>
          </table:table-cell>
          <table:table-cell table:formula="of:=[.M66]" office:value-type="float" office:value="0">
            <text:p>0</text:p>
          </table:table-cell>
          <table:table-cell table:formula="of:=[.N66]" office:value-type="float" office:value="0">
            <text:p>0</text:p>
          </table:table-cell>
          <table:table-cell table:formula="of:=[.O66]" office:value-type="float" office:value="1">
            <text:p>1</text:p>
          </table:table-cell>
          <table:table-cell table:formula="of:=[.P66]" office:value-type="float" office:value="1">
            <text:p>1</text:p>
          </table:table-cell>
          <table:table-cell table:formula="of:=[.Q66]" office:value-type="float" office:value="1">
            <text:p>1</text:p>
          </table:table-cell>
          <table:table-cell table:formula="of:=[.R66]" office:value-type="float" office:value="1">
            <text:p>1</text:p>
          </table:table-cell>
          <table:table-cell table:formula="of:=[.S66]" office:value-type="float" office:value="1">
            <text:p>1</text:p>
          </table:table-cell>
          <table:table-cell table:formula="of:=[.T66]"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6" table:formula="of:=[.A67]" office:value-type="string" office:string-value="residential">
            <text:p>residential</text:p>
          </table:table-cell>
          <table:table-cell table:style-name="ce6" table:formula="of:=[.B67]" office:value-type="float" office:value="0">
            <text:p>0</text:p>
          </table:table-cell>
          <table:table-cell table:style-name="ce6" table:formula="of:=[.C146]" office:value-type="string" office:string-value="yes">
            <text:p>yes</text:p>
          </table:table-cell>
          <table:table-cell table:style-name="ce6" table:formula="of:=[.D67]" office:value-type="float" office:value="0">
            <text:p>0</text:p>
          </table:table-cell>
          <table:table-cell table:style-name="ce6"/>
          <table:table-cell table:style-name="ce6" table:formula="of:=CONCATENATE([.F67];&quot;-bridge&quot;)" office:value-type="string" office:string-value="fill-bridge">
            <text:p>fill-bridge</text:p>
          </table:table-cell>
          <table:table-cell table:style-name="ce6" table:formula="of:=[.G67]" office:value-type="string" office:string-value="line.stroke">
            <text:p>line.stroke</text:p>
          </table:table-cell>
          <table:table-cell table:style-name="ce6" table:formula="of:=[.H67]" office:value-type="float" office:value="0">
            <text:p>0</text:p>
          </table:table-cell>
          <table:table-cell table:style-name="ce6" table:formula="of:=[.I67]" office:value-type="float" office:value="0">
            <text:p>0</text:p>
          </table:table-cell>
          <table:table-cell table:style-name="ce6" table:formula="of:=[.J67]" office:value-type="float" office:value="0">
            <text:p>0</text:p>
          </table:table-cell>
          <table:table-cell table:style-name="ce6" table:formula="of:=[.K67]" office:value-type="float" office:value="0">
            <text:p>0</text:p>
          </table:table-cell>
          <table:table-cell table:style-name="ce6" table:formula="of:=[.L67]" office:value-type="float" office:value="0">
            <text:p>0</text:p>
          </table:table-cell>
          <table:table-cell table:style-name="ce6" table:formula="of:=[.M67]" office:value-type="float" office:value="0">
            <text:p>0</text:p>
          </table:table-cell>
          <table:table-cell table:style-name="ce6" table:formula="of:=[.N67]" office:value-type="float" office:value="0">
            <text:p>0</text:p>
          </table:table-cell>
          <table:table-cell table:style-name="ce6" table:formula="of:=[.O67]" office:value-type="string" office:string-value="#fff">
            <text:p>#fff</text:p>
          </table:table-cell>
          <table:table-cell table:style-name="ce6" table:formula="of:=[.P67]" office:value-type="string" office:string-value="#fff">
            <text:p>#fff</text:p>
          </table:table-cell>
          <table:table-cell table:style-name="ce6" table:formula="of:=[.Q67]" office:value-type="string" office:string-value="#fff">
            <text:p>#fff</text:p>
          </table:table-cell>
          <table:table-cell table:style-name="ce6" table:formula="of:=[.R67]" office:value-type="string" office:string-value="#fff">
            <text:p>#fff</text:p>
          </table:table-cell>
          <table:table-cell table:style-name="ce6" table:formula="of:=[.S67]" office:value-type="string" office:string-value="#fff">
            <text:p>#fff</text:p>
          </table:table-cell>
          <table:table-cell table:style-name="ce6" table:formula="of:=[.T67]" office:value-type="string" office:string-value="#fff">
            <text:p>#fff</text:p>
          </table:table-cell>
          <table:table-cell table:style-name="ce6" table:number-columns-repeated="1004"/>
        </table:table-row>
        <table:table-row table:style-name="ro2">
          <table:table-cell table:formula="of:=[.A68]" office:value-type="string" office:string-value="residential">
            <text:p>residential</text:p>
          </table:table-cell>
          <table:table-cell table:formula="of:=[.B68]" office:value-type="float" office:value="0">
            <text:p>0</text:p>
          </table:table-cell>
          <table:table-cell table:formula="of:=[.C147]" office:value-type="string" office:string-value="yes">
            <text:p>yes</text:p>
          </table:table-cell>
          <table:table-cell table:formula="of:=[.D68]" office:value-type="float" office:value="0">
            <text:p>0</text:p>
          </table:table-cell>
          <table:table-cell/>
          <table:table-cell table:style-name="Default" table:formula="of:=CONCATENATE([.F68];&quot;-bridge&quot;)" office:value-type="string" office:string-value="fill-bridge">
            <text:p>fill-bridge</text:p>
          </table:table-cell>
          <table:table-cell table:formula="of:=[.G68]" office:value-type="string" office:string-value="line.stroke-width">
            <text:p>line.stroke-width</text:p>
          </table:table-cell>
          <table:table-cell table:formula="of:=[.H68]" office:value-type="float" office:value="0">
            <text:p>0</text:p>
          </table:table-cell>
          <table:table-cell table:formula="of:=[.I68]" office:value-type="float" office:value="0">
            <text:p>0</text:p>
          </table:table-cell>
          <table:table-cell table:formula="of:=[.J68]" office:value-type="float" office:value="0">
            <text:p>0</text:p>
          </table:table-cell>
          <table:table-cell table:formula="of:=[.K68]" office:value-type="float" office:value="0">
            <text:p>0</text:p>
          </table:table-cell>
          <table:table-cell table:formula="of:=[.L68]" office:value-type="float" office:value="0">
            <text:p>0</text:p>
          </table:table-cell>
          <table:table-cell table:formula="of:=[.M68]" office:value-type="float" office:value="0">
            <text:p>0</text:p>
          </table:table-cell>
          <table:table-cell table:formula="of:=[.N68]" office:value-type="float" office:value="0">
            <text:p>0</text:p>
          </table:table-cell>
          <table:table-cell table:formula="of:=[.O68]" office:value-type="float" office:value="1">
            <text:p>1</text:p>
          </table:table-cell>
          <table:table-cell table:formula="of:=[.P68]" office:value-type="float" office:value="3.16049382716049">
            <text:p>3.1604938272</text:p>
          </table:table-cell>
          <table:table-cell table:formula="of:=[.Q68]" office:value-type="float" office:value="4.74074074074074">
            <text:p>4.7407407407</text:p>
          </table:table-cell>
          <table:table-cell table:formula="of:=[.R68]" office:value-type="float" office:value="7.11111111111111">
            <text:p>7.1111111111</text:p>
          </table:table-cell>
          <table:table-cell table:formula="of:=[.S68]" office:value-type="float" office:value="10.6666666666667">
            <text:p>10.6666666667</text:p>
          </table:table-cell>
          <table:table-cell table:formula="of:=[.T68]" office:value-type="float" office:value="16">
            <text:p>16</text:p>
          </table:table-cell>
          <table:table-cell table:number-columns-repeated="1004"/>
        </table:table-row>
        <table:table-row table:style-name="ro2">
          <table:table-cell table:formula="of:=[.A69]" office:value-type="string" office:string-value="residential">
            <text:p>residential</text:p>
          </table:table-cell>
          <table:table-cell table:formula="of:=[.B69]" office:value-type="float" office:value="0">
            <text:p>0</text:p>
          </table:table-cell>
          <table:table-cell table:formula="of:=[.C148]" office:value-type="string" office:string-value="yes">
            <text:p>yes</text:p>
          </table:table-cell>
          <table:table-cell table:formula="of:=[.D69]" office:value-type="float" office:value="0">
            <text:p>0</text:p>
          </table:table-cell>
          <table:table-cell/>
          <table:table-cell table:style-name="Default" table:formula="of:=CONCATENATE([.F69];&quot;-bridge&quot;)" office:value-type="string" office:string-value="casing-bridge">
            <text:p>casing-bridge</text:p>
          </table:table-cell>
          <table:table-cell table:formula="of:=[.G69]" office:value-type="string" office:string-value="line.stroke">
            <text:p>line.stroke</text:p>
          </table:table-cell>
          <table:table-cell table:formula="of:=[.H69]" office:value-type="float" office:value="0">
            <text:p>0</text:p>
          </table:table-cell>
          <table:table-cell table:formula="of:=[.I69]" office:value-type="float" office:value="0">
            <text:p>0</text:p>
          </table:table-cell>
          <table:table-cell table:formula="of:=[.J69]" office:value-type="float" office:value="0">
            <text:p>0</text:p>
          </table:table-cell>
          <table:table-cell table:formula="of:=[.K69]" office:value-type="float" office:value="0">
            <text:p>0</text:p>
          </table:table-cell>
          <table:table-cell table:formula="of:=[.L69]" office:value-type="float" office:value="0">
            <text:p>0</text:p>
          </table:table-cell>
          <table:table-cell table:formula="of:=[.M69]" office:value-type="float" office:value="0">
            <text:p>0</text:p>
          </table:table-cell>
          <table:table-cell table:formula="of:=[.N69]" office:value-type="float" office:value="0">
            <text:p>0</text:p>
          </table:table-cell>
          <table:table-cell table:formula="of:=[.O69]" office:value-type="float" office:value="0">
            <text:p>0</text:p>
          </table:table-cell>
          <table:table-cell table:formula="of:=[.Q149]" office:value-type="string" office:string-value="#aaa">
            <text:p>#aaa</text:p>
          </table:table-cell>
          <table:table-cell table:formula="of:=[.R149]" office:value-type="string" office:string-value="#aaa">
            <text:p>#aaa</text:p>
          </table:table-cell>
          <table:table-cell table:formula="of:=[.S149]" office:value-type="string" office:string-value="#aaa">
            <text:p>#aaa</text:p>
          </table:table-cell>
          <table:table-cell table:formula="of:=[.T149]" office:value-type="string" office:string-value="#aaa">
            <text:p>#aaa</text:p>
          </table:table-cell>
          <table:table-cell table:formula="of:=[constants.$D$8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70]" office:value-type="string" office:string-value="residential">
            <text:p>residential</text:p>
          </table:table-cell>
          <table:table-cell table:formula="of:=[.B70]" office:value-type="float" office:value="0">
            <text:p>0</text:p>
          </table:table-cell>
          <table:table-cell table:formula="of:=[.C149]" office:value-type="string" office:string-value="yes">
            <text:p>yes</text:p>
          </table:table-cell>
          <table:table-cell table:formula="of:=[.D70]" office:value-type="float" office:value="0">
            <text:p>0</text:p>
          </table:table-cell>
          <table:table-cell/>
          <table:table-cell table:style-name="Default" table:formula="of:=CONCATENATE([.F70];&quot;-bridge&quot;)" office:value-type="string" office:string-value="casing-bridge">
            <text:p>casing-bridge</text:p>
          </table:table-cell>
          <table:table-cell table:formula="of:=[.G70]" office:value-type="string" office:string-value="line.stroke-width">
            <text:p>line.stroke-width</text:p>
          </table:table-cell>
          <table:table-cell table:formula="of:=[.H70]" office:value-type="float" office:value="0">
            <text:p>0</text:p>
          </table:table-cell>
          <table:table-cell table:formula="of:=[.I70]" office:value-type="float" office:value="0">
            <text:p>0</text:p>
          </table:table-cell>
          <table:table-cell table:formula="of:=[.J70]" office:value-type="float" office:value="0">
            <text:p>0</text:p>
          </table:table-cell>
          <table:table-cell table:formula="of:=[.K70]" office:value-type="float" office:value="0">
            <text:p>0</text:p>
          </table:table-cell>
          <table:table-cell table:formula="of:=[.L70]" office:value-type="float" office:value="0">
            <text:p>0</text:p>
          </table:table-cell>
          <table:table-cell table:formula="of:=[.M70]" office:value-type="float" office:value="0">
            <text:p>0</text:p>
          </table:table-cell>
          <table:table-cell table:formula="of:=[.N70]" office:value-type="float" office:value="0">
            <text:p>0</text:p>
          </table:table-cell>
          <table:table-cell table:formula="of:=[.O70]" office:value-type="float" office:value="0">
            <text:p>0</text:p>
          </table:table-cell>
          <table:table-cell table:formula="of:=[.P70]" office:value-type="float" office:value="5.16049382716049">
            <text:p>5.1604938272</text:p>
          </table:table-cell>
          <table:table-cell table:formula="of:=[.Q70]" office:value-type="float" office:value="6.74074074074074">
            <text:p>6.7407407407</text:p>
          </table:table-cell>
          <table:table-cell table:formula="of:=[.R70]" office:value-type="float" office:value="9.11111111111111">
            <text:p>9.1111111111</text:p>
          </table:table-cell>
          <table:table-cell table:formula="of:=[.S70]" office:value-type="float" office:value="12.6666666666667">
            <text:p>12.6666666667</text:p>
          </table:table-cell>
          <table:table-cell table:formula="of:=[.T70]" office:value-type="float" office:value="18">
            <text:p>18</text:p>
          </table:table-cell>
          <table:table-cell table:number-columns-repeated="1004"/>
        </table:table-row>
        <table:table-row table:style-name="ro2">
          <table:table-cell table:formula="of:=[.A71]" office:value-type="string" office:string-value="residential">
            <text:p>residential</text:p>
          </table:table-cell>
          <table:table-cell table:formula="of:=[.B71]" office:value-type="float" office:value="0">
            <text:p>0</text:p>
          </table:table-cell>
          <table:table-cell table:formula="of:=[.C150]" office:value-type="string" office:string-value="yes">
            <text:p>yes</text:p>
          </table:table-cell>
          <table:table-cell table:formula="of:=[.D71]" office:value-type="float" office:value="0">
            <text:p>0</text:p>
          </table:table-cell>
          <table:table-cell/>
          <table:table-cell table:style-name="Default" table:formula="of:=CONCATENATE([.F71];&quot;-bridge&quot;)" office:value-type="string" office:string-value="area-fill-bridge">
            <text:p>area-fill-bridge</text:p>
          </table:table-cell>
          <table:table-cell table:formula="of:=[.G71]" office:value-type="string" office:string-value="poly.fill">
            <text:p>poly.fill</text:p>
          </table:table-cell>
          <table:table-cell table:formula="of:=[.H71]" office:value-type="float" office:value="0">
            <text:p>0</text:p>
          </table:table-cell>
          <table:table-cell table:formula="of:=[.I71]" office:value-type="float" office:value="0">
            <text:p>0</text:p>
          </table:table-cell>
          <table:table-cell table:formula="of:=[.J71]" office:value-type="float" office:value="0">
            <text:p>0</text:p>
          </table:table-cell>
          <table:table-cell table:formula="of:=[.K71]" office:value-type="float" office:value="0">
            <text:p>0</text:p>
          </table:table-cell>
          <table:table-cell table:formula="of:=[.L71]" office:value-type="float" office:value="0">
            <text:p>0</text:p>
          </table:table-cell>
          <table:table-cell table:formula="of:=[.M71]" office:value-type="float" office:value="0">
            <text:p>0</text:p>
          </table:table-cell>
          <table:table-cell table:formula="of:=[.N71]" office:value-type="float" office:value="0">
            <text:p>0</text:p>
          </table:table-cell>
          <table:table-cell table:formula="of:=[.O71]" office:value-type="string" office:string-value="#fff">
            <text:p>#fff</text:p>
          </table:table-cell>
          <table:table-cell table:formula="of:=[.P71]" office:value-type="string" office:string-value="#fff">
            <text:p>#fff</text:p>
          </table:table-cell>
          <table:table-cell table:formula="of:=[.Q71]" office:value-type="string" office:string-value="#fff">
            <text:p>#fff</text:p>
          </table:table-cell>
          <table:table-cell table:formula="of:=[.R71]" office:value-type="string" office:string-value="#fff">
            <text:p>#fff</text:p>
          </table:table-cell>
          <table:table-cell table:formula="of:=[.S71]" office:value-type="string" office:string-value="#fff">
            <text:p>#fff</text:p>
          </table:table-cell>
          <table:table-cell table:formula="of:=[.T71]" office:value-type="string" office:string-value="#fff">
            <text:p>#fff</text:p>
          </table:table-cell>
          <table:table-cell table:number-columns-repeated="1004"/>
        </table:table-row>
        <table:table-row table:style-name="ro2">
          <table:table-cell table:formula="of:=[.A72]" office:value-type="string" office:string-value="residential">
            <text:p>residential</text:p>
          </table:table-cell>
          <table:table-cell table:formula="of:=[.B72]" office:value-type="float" office:value="0">
            <text:p>0</text:p>
          </table:table-cell>
          <table:table-cell table:formula="of:=[.C151]" office:value-type="string" office:string-value="yes">
            <text:p>yes</text:p>
          </table:table-cell>
          <table:table-cell table:formula="of:=[.D72]" office:value-type="float" office:value="0">
            <text:p>0</text:p>
          </table:table-cell>
          <table:table-cell/>
          <table:table-cell table:style-name="Default" table:formula="of:=CONCATENATE([.F72];&quot;-bridge&quot;)" office:value-type="string" office:string-value="area-casing-bridge">
            <text:p>area-casing-bridge</text:p>
          </table:table-cell>
          <table:table-cell table:formula="of:=[.G72]" office:value-type="string" office:string-value="line.stroke">
            <text:p>line.stroke</text:p>
          </table:table-cell>
          <table:table-cell table:formula="of:=[.H72]" office:value-type="float" office:value="0">
            <text:p>0</text:p>
          </table:table-cell>
          <table:table-cell table:formula="of:=[.I72]" office:value-type="float" office:value="0">
            <text:p>0</text:p>
          </table:table-cell>
          <table:table-cell table:formula="of:=[.J72]" office:value-type="float" office:value="0">
            <text:p>0</text:p>
          </table:table-cell>
          <table:table-cell table:formula="of:=[.K72]" office:value-type="float" office:value="0">
            <text:p>0</text:p>
          </table:table-cell>
          <table:table-cell table:formula="of:=[.L72]" office:value-type="float" office:value="0">
            <text:p>0</text:p>
          </table:table-cell>
          <table:table-cell table:formula="of:=[.M72]" office:value-type="float" office:value="0">
            <text:p>0</text:p>
          </table:table-cell>
          <table:table-cell table:formula="of:=[.N72]" office:value-type="float" office:value="0">
            <text:p>0</text:p>
          </table:table-cell>
          <table:table-cell table:formula="of:=[.O72]" office:value-type="float" office:value="0">
            <text:p>0</text:p>
          </table:table-cell>
          <table:table-cell table:formula="of:=[.Q152]" office:value-type="string" office:string-value="#aaa">
            <text:p>#aaa</text:p>
          </table:table-cell>
          <table:table-cell table:formula="of:=[.R152]" office:value-type="string" office:string-value="#aaa">
            <text:p>#aaa</text:p>
          </table:table-cell>
          <table:table-cell table:formula="of:=[.S152]" office:value-type="string" office:string-value="#aaa">
            <text:p>#aaa</text:p>
          </table:table-cell>
          <table:table-cell table:formula="of:=[.T152]" office:value-type="string" office:string-value="#aaa">
            <text:p>#aaa</text:p>
          </table:table-cell>
          <table:table-cell table:formula="of:=[constants.$D$8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73]" office:value-type="string" office:string-value="residential">
            <text:p>residential</text:p>
          </table:table-cell>
          <table:table-cell table:formula="of:=[.B73]" office:value-type="float" office:value="0">
            <text:p>0</text:p>
          </table:table-cell>
          <table:table-cell table:formula="of:=[.C152]" office:value-type="string" office:string-value="yes">
            <text:p>yes</text:p>
          </table:table-cell>
          <table:table-cell table:formula="of:=[.D73]" office:value-type="float" office:value="0">
            <text:p>0</text:p>
          </table:table-cell>
          <table:table-cell/>
          <table:table-cell table:style-name="Default" table:formula="of:=CONCATENATE([.F73];&quot;-bridge&quot;)" office:value-type="string" office:string-value="area-casing-bridge">
            <text:p>area-casing-bridge</text:p>
          </table:table-cell>
          <table:table-cell table:formula="of:=[.G73]" office:value-type="string" office:string-value="line.stroke-width">
            <text:p>line.stroke-width</text:p>
          </table:table-cell>
          <table:table-cell table:formula="of:=[.H73]" office:value-type="float" office:value="0">
            <text:p>0</text:p>
          </table:table-cell>
          <table:table-cell table:formula="of:=[.I73]" office:value-type="float" office:value="0">
            <text:p>0</text:p>
          </table:table-cell>
          <table:table-cell table:formula="of:=[.J73]" office:value-type="float" office:value="0">
            <text:p>0</text:p>
          </table:table-cell>
          <table:table-cell table:formula="of:=[.K73]" office:value-type="float" office:value="0">
            <text:p>0</text:p>
          </table:table-cell>
          <table:table-cell table:formula="of:=[.L73]" office:value-type="float" office:value="0">
            <text:p>0</text:p>
          </table:table-cell>
          <table:table-cell table:formula="of:=[.M73]" office:value-type="float" office:value="0">
            <text:p>0</text:p>
          </table:table-cell>
          <table:table-cell table:formula="of:=[.N73]" office:value-type="float" office:value="0">
            <text:p>0</text:p>
          </table:table-cell>
          <table:table-cell table:formula="of:=[.O73]" office:value-type="float" office:value="0">
            <text:p>0</text:p>
          </table:table-cell>
          <table:table-cell table:formula="of:=[.P73]" office:value-type="float" office:value="1">
            <text:p>1</text:p>
          </table:table-cell>
          <table:table-cell table:formula="of:=[.Q73]" office:value-type="float" office:value="1">
            <text:p>1</text:p>
          </table:table-cell>
          <table:table-cell table:formula="of:=[.R73]" office:value-type="float" office:value="1">
            <text:p>1</text:p>
          </table:table-cell>
          <table:table-cell table:formula="of:=[.S73]" office:value-type="float" office:value="1">
            <text:p>1</text:p>
          </table:table-cell>
          <table:table-cell table:formula="of:=[.T73]"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6" table:formula="of:=[.A74]" office:value-type="string" office:string-value="service">
            <text:p>service</text:p>
          </table:table-cell>
          <table:table-cell table:style-name="ce6" table:formula="of:=[.B74]" office:value-type="float" office:value="0">
            <text:p>0</text:p>
          </table:table-cell>
          <table:table-cell table:style-name="ce6" table:formula="of:=[.C153]" office:value-type="string" office:string-value="yes">
            <text:p>yes</text:p>
          </table:table-cell>
          <table:table-cell table:style-name="ce6" table:formula="of:=[.D74]" office:value-type="float" office:value="0">
            <text:p>0</text:p>
          </table:table-cell>
          <table:table-cell table:style-name="ce6"/>
          <table:table-cell table:style-name="ce6" table:formula="of:=CONCATENATE([.F74];&quot;-bridge&quot;)" office:value-type="string" office:string-value="fill-bridge">
            <text:p>fill-bridge</text:p>
          </table:table-cell>
          <table:table-cell table:style-name="ce6" table:formula="of:=[.G74]" office:value-type="string" office:string-value="line.stroke">
            <text:p>line.stroke</text:p>
          </table:table-cell>
          <table:table-cell table:style-name="ce6" table:formula="of:=[.H74]" office:value-type="float" office:value="0">
            <text:p>0</text:p>
          </table:table-cell>
          <table:table-cell table:style-name="ce6" table:formula="of:=[.I74]" office:value-type="float" office:value="0">
            <text:p>0</text:p>
          </table:table-cell>
          <table:table-cell table:style-name="ce6" table:formula="of:=[.J74]" office:value-type="float" office:value="0">
            <text:p>0</text:p>
          </table:table-cell>
          <table:table-cell table:style-name="ce6" table:formula="of:=[.K74]" office:value-type="float" office:value="0">
            <text:p>0</text:p>
          </table:table-cell>
          <table:table-cell table:style-name="ce6" table:formula="of:=[.L74]" office:value-type="float" office:value="0">
            <text:p>0</text:p>
          </table:table-cell>
          <table:table-cell table:style-name="ce6" table:formula="of:=[.M74]" office:value-type="float" office:value="0">
            <text:p>0</text:p>
          </table:table-cell>
          <table:table-cell table:style-name="ce6" table:formula="of:=[.N74]" office:value-type="float" office:value="0">
            <text:p>0</text:p>
          </table:table-cell>
          <table:table-cell table:style-name="ce6" table:formula="of:=[.O74]" office:value-type="float" office:value="0">
            <text:p>0</text:p>
          </table:table-cell>
          <table:table-cell table:style-name="ce6" table:formula="of:=[.P74]" office:value-type="string" office:string-value="#fff">
            <text:p>#fff</text:p>
          </table:table-cell>
          <table:table-cell table:style-name="ce6" table:formula="of:=[.Q74]" office:value-type="string" office:string-value="#fff">
            <text:p>#fff</text:p>
          </table:table-cell>
          <table:table-cell table:style-name="ce6" table:formula="of:=[.R74]" office:value-type="string" office:string-value="#fff">
            <text:p>#fff</text:p>
          </table:table-cell>
          <table:table-cell table:style-name="ce6" table:formula="of:=[.S74]" office:value-type="string" office:string-value="#fff">
            <text:p>#fff</text:p>
          </table:table-cell>
          <table:table-cell table:style-name="ce6" table:formula="of:=[.T74]" office:value-type="string" office:string-value="#fff">
            <text:p>#fff</text:p>
          </table:table-cell>
          <table:table-cell table:style-name="ce6" table:number-columns-repeated="1004"/>
        </table:table-row>
        <table:table-row table:style-name="ro2">
          <table:table-cell table:formula="of:=[.A75]" office:value-type="string" office:string-value="service">
            <text:p>service</text:p>
          </table:table-cell>
          <table:table-cell table:formula="of:=[.B75]" office:value-type="float" office:value="0">
            <text:p>0</text:p>
          </table:table-cell>
          <table:table-cell table:formula="of:=[.C154]" office:value-type="string" office:string-value="yes">
            <text:p>yes</text:p>
          </table:table-cell>
          <table:table-cell table:formula="of:=[.D75]" office:value-type="float" office:value="0">
            <text:p>0</text:p>
          </table:table-cell>
          <table:table-cell/>
          <table:table-cell table:style-name="Default" table:formula="of:=CONCATENATE([.F75];&quot;-bridge&quot;)" office:value-type="string" office:string-value="fill-bridge">
            <text:p>fill-bridge</text:p>
          </table:table-cell>
          <table:table-cell table:formula="of:=[.G75]" office:value-type="string" office:string-value="line.stroke-width">
            <text:p>line.stroke-width</text:p>
          </table:table-cell>
          <table:table-cell table:formula="of:=[.H75]" office:value-type="float" office:value="0">
            <text:p>0</text:p>
          </table:table-cell>
          <table:table-cell table:formula="of:=[.I75]" office:value-type="float" office:value="0">
            <text:p>0</text:p>
          </table:table-cell>
          <table:table-cell table:formula="of:=[.J75]" office:value-type="float" office:value="0">
            <text:p>0</text:p>
          </table:table-cell>
          <table:table-cell table:formula="of:=[.K75]" office:value-type="float" office:value="0">
            <text:p>0</text:p>
          </table:table-cell>
          <table:table-cell table:formula="of:=[.L75]" office:value-type="float" office:value="0">
            <text:p>0</text:p>
          </table:table-cell>
          <table:table-cell table:formula="of:=[.M75]" office:value-type="float" office:value="0">
            <text:p>0</text:p>
          </table:table-cell>
          <table:table-cell table:formula="of:=[.N75]" office:value-type="float" office:value="0">
            <text:p>0</text:p>
          </table:table-cell>
          <table:table-cell table:formula="of:=[.O75]" office:value-type="float" office:value="0">
            <text:p>0</text:p>
          </table:table-cell>
          <table:table-cell table:formula="of:=[.P75]" office:value-type="float" office:value="1">
            <text:p>1</text:p>
          </table:table-cell>
          <table:table-cell table:formula="of:=[.Q75]" office:value-type="float" office:value="2">
            <text:p>2</text:p>
          </table:table-cell>
          <table:table-cell table:formula="of:=[.R75]" office:value-type="float" office:value="2.66666666666667">
            <text:p>2.6666666667</text:p>
          </table:table-cell>
          <table:table-cell table:formula="of:=[.S75]" office:value-type="float" office:value="4">
            <text:p>4</text:p>
          </table:table-cell>
          <table:table-cell table:formula="of:=[.T75]" office:value-type="float" office:value="6">
            <text:p>6</text:p>
          </table:table-cell>
          <table:table-cell table:number-columns-repeated="1004"/>
        </table:table-row>
        <table:table-row table:style-name="ro2">
          <table:table-cell table:formula="of:=[.A76]" office:value-type="string" office:string-value="service">
            <text:p>service</text:p>
          </table:table-cell>
          <table:table-cell table:formula="of:=[.B76]" office:value-type="float" office:value="0">
            <text:p>0</text:p>
          </table:table-cell>
          <table:table-cell table:formula="of:=[.C155]" office:value-type="string" office:string-value="yes">
            <text:p>yes</text:p>
          </table:table-cell>
          <table:table-cell table:formula="of:=[.D76]" office:value-type="float" office:value="0">
            <text:p>0</text:p>
          </table:table-cell>
          <table:table-cell/>
          <table:table-cell table:style-name="Default" table:formula="of:=CONCATENATE([.F76];&quot;-bridge&quot;)" office:value-type="string" office:string-value="casing-bridge">
            <text:p>casing-bridge</text:p>
          </table:table-cell>
          <table:table-cell table:formula="of:=[.G76]" office:value-type="string" office:string-value="line.stroke">
            <text:p>line.stroke</text:p>
          </table:table-cell>
          <table:table-cell table:formula="of:=[.H76]" office:value-type="float" office:value="0">
            <text:p>0</text:p>
          </table:table-cell>
          <table:table-cell table:formula="of:=[.I76]" office:value-type="float" office:value="0">
            <text:p>0</text:p>
          </table:table-cell>
          <table:table-cell table:formula="of:=[.J76]" office:value-type="float" office:value="0">
            <text:p>0</text:p>
          </table:table-cell>
          <table:table-cell table:formula="of:=[.K76]" office:value-type="float" office:value="0">
            <text:p>0</text:p>
          </table:table-cell>
          <table:table-cell table:formula="of:=[.L76]" office:value-type="float" office:value="0">
            <text:p>0</text:p>
          </table:table-cell>
          <table:table-cell table:formula="of:=[.M76]" office:value-type="float" office:value="0">
            <text:p>0</text:p>
          </table:table-cell>
          <table:table-cell table:formula="of:=[.N76]" office:value-type="float" office:value="0">
            <text:p>0</text:p>
          </table:table-cell>
          <table:table-cell table:formula="of:=[.O76]" office:value-type="float" office:value="0">
            <text:p>0</text:p>
          </table:table-cell>
          <table:table-cell table:formula="of:=[.P76]" office:value-type="float" office:value="0">
            <text:p>0</text:p>
          </table:table-cell>
          <table:table-cell table:formula="of:=[.R156]" office:value-type="string" office:string-value="#aaa">
            <text:p>#aaa</text:p>
          </table:table-cell>
          <table:table-cell table:formula="of:=[.S156]" office:value-type="string" office:string-value="#aaa">
            <text:p>#aaa</text:p>
          </table:table-cell>
          <table:table-cell table:formula="of:=[.T156]" office:value-type="string" office:string-value="#aaa">
            <text:p>#aaa</text:p>
          </table:table-cell>
          <table:table-cell table:formula="of:=[constants.$D$9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77]" office:value-type="string" office:string-value="service">
            <text:p>service</text:p>
          </table:table-cell>
          <table:table-cell table:formula="of:=[.B77]" office:value-type="float" office:value="0">
            <text:p>0</text:p>
          </table:table-cell>
          <table:table-cell table:formula="of:=[.C156]" office:value-type="string" office:string-value="yes">
            <text:p>yes</text:p>
          </table:table-cell>
          <table:table-cell table:formula="of:=[.D77]" office:value-type="float" office:value="0">
            <text:p>0</text:p>
          </table:table-cell>
          <table:table-cell/>
          <table:table-cell table:style-name="Default" table:formula="of:=CONCATENATE([.F77];&quot;-bridge&quot;)" office:value-type="string" office:string-value="casing-bridge">
            <text:p>casing-bridge</text:p>
          </table:table-cell>
          <table:table-cell table:formula="of:=[.G77]" office:value-type="string" office:string-value="line.stroke-width">
            <text:p>line.stroke-width</text:p>
          </table:table-cell>
          <table:table-cell table:formula="of:=[.H77]" office:value-type="float" office:value="0">
            <text:p>0</text:p>
          </table:table-cell>
          <table:table-cell table:formula="of:=[.I77]" office:value-type="float" office:value="0">
            <text:p>0</text:p>
          </table:table-cell>
          <table:table-cell table:formula="of:=[.J77]" office:value-type="float" office:value="0">
            <text:p>0</text:p>
          </table:table-cell>
          <table:table-cell table:formula="of:=[.K77]" office:value-type="float" office:value="0">
            <text:p>0</text:p>
          </table:table-cell>
          <table:table-cell table:formula="of:=[.L77]" office:value-type="float" office:value="0">
            <text:p>0</text:p>
          </table:table-cell>
          <table:table-cell table:formula="of:=[.M77]" office:value-type="float" office:value="0">
            <text:p>0</text:p>
          </table:table-cell>
          <table:table-cell table:formula="of:=[.N77]" office:value-type="float" office:value="0">
            <text:p>0</text:p>
          </table:table-cell>
          <table:table-cell table:formula="of:=[.O77]" office:value-type="float" office:value="0">
            <text:p>0</text:p>
          </table:table-cell>
          <table:table-cell table:formula="of:=[.P77]" office:value-type="float" office:value="0">
            <text:p>0</text:p>
          </table:table-cell>
          <table:table-cell table:formula="of:=[.Q77]" office:value-type="float" office:value="4">
            <text:p>4</text:p>
          </table:table-cell>
          <table:table-cell table:formula="of:=[.R77]" office:value-type="float" office:value="4.66666666666667">
            <text:p>4.6666666667</text:p>
          </table:table-cell>
          <table:table-cell table:formula="of:=[.S77]" office:value-type="float" office:value="6">
            <text:p>6</text:p>
          </table:table-cell>
          <table:table-cell table:formula="of:=[.T77]" office:value-type="float" office:value="8">
            <text:p>8</text:p>
          </table:table-cell>
          <table:table-cell table:number-columns-repeated="1004"/>
        </table:table-row>
        <table:table-row table:style-name="ro2">
          <table:table-cell table:formula="of:=[.A78]" office:value-type="string" office:string-value="service">
            <text:p>service</text:p>
          </table:table-cell>
          <table:table-cell table:formula="of:=[.B78]" office:value-type="float" office:value="0">
            <text:p>0</text:p>
          </table:table-cell>
          <table:table-cell table:formula="of:=[.C157]" office:value-type="string" office:string-value="yes">
            <text:p>yes</text:p>
          </table:table-cell>
          <table:table-cell table:formula="of:=[.D78]" office:value-type="float" office:value="0">
            <text:p>0</text:p>
          </table:table-cell>
          <table:table-cell/>
          <table:table-cell table:style-name="Default" table:formula="of:=CONCATENATE([.F78];&quot;-bridge&quot;)" office:value-type="string" office:string-value="area-fill-bridge">
            <text:p>area-fill-bridge</text:p>
          </table:table-cell>
          <table:table-cell table:formula="of:=[.G78]" office:value-type="string" office:string-value="poly.fill">
            <text:p>poly.fill</text:p>
          </table:table-cell>
          <table:table-cell table:formula="of:=[.H78]" office:value-type="float" office:value="0">
            <text:p>0</text:p>
          </table:table-cell>
          <table:table-cell table:formula="of:=[.I78]" office:value-type="float" office:value="0">
            <text:p>0</text:p>
          </table:table-cell>
          <table:table-cell table:formula="of:=[.J78]" office:value-type="float" office:value="0">
            <text:p>0</text:p>
          </table:table-cell>
          <table:table-cell table:formula="of:=[.K78]" office:value-type="float" office:value="0">
            <text:p>0</text:p>
          </table:table-cell>
          <table:table-cell table:formula="of:=[.L78]" office:value-type="float" office:value="0">
            <text:p>0</text:p>
          </table:table-cell>
          <table:table-cell table:formula="of:=[.M78]" office:value-type="float" office:value="0">
            <text:p>0</text:p>
          </table:table-cell>
          <table:table-cell table:formula="of:=[.N78]" office:value-type="float" office:value="0">
            <text:p>0</text:p>
          </table:table-cell>
          <table:table-cell table:formula="of:=[.O78]" office:value-type="float" office:value="0">
            <text:p>0</text:p>
          </table:table-cell>
          <table:table-cell table:formula="of:=[.P78]" office:value-type="string" office:string-value="#fff">
            <text:p>#fff</text:p>
          </table:table-cell>
          <table:table-cell table:formula="of:=[.Q78]" office:value-type="string" office:string-value="#fff">
            <text:p>#fff</text:p>
          </table:table-cell>
          <table:table-cell table:formula="of:=[.R78]" office:value-type="string" office:string-value="#fff">
            <text:p>#fff</text:p>
          </table:table-cell>
          <table:table-cell table:formula="of:=[.S78]" office:value-type="string" office:string-value="#fff">
            <text:p>#fff</text:p>
          </table:table-cell>
          <table:table-cell table:formula="of:=[.T78]" office:value-type="string" office:string-value="#fff">
            <text:p>#fff</text:p>
          </table:table-cell>
          <table:table-cell table:number-columns-repeated="1004"/>
        </table:table-row>
        <table:table-row table:style-name="ro2">
          <table:table-cell table:formula="of:=[.A79]" office:value-type="string" office:string-value="service">
            <text:p>service</text:p>
          </table:table-cell>
          <table:table-cell table:formula="of:=[.B79]" office:value-type="float" office:value="0">
            <text:p>0</text:p>
          </table:table-cell>
          <table:table-cell table:formula="of:=[.C158]" office:value-type="string" office:string-value="yes">
            <text:p>yes</text:p>
          </table:table-cell>
          <table:table-cell table:formula="of:=[.D79]" office:value-type="float" office:value="0">
            <text:p>0</text:p>
          </table:table-cell>
          <table:table-cell/>
          <table:table-cell table:style-name="Default" table:formula="of:=CONCATENATE([.F79];&quot;-bridge&quot;)" office:value-type="string" office:string-value="area-casing-bridge">
            <text:p>area-casing-bridge</text:p>
          </table:table-cell>
          <table:table-cell table:formula="of:=[.G79]" office:value-type="string" office:string-value="line.stroke">
            <text:p>line.stroke</text:p>
          </table:table-cell>
          <table:table-cell table:formula="of:=[.H79]" office:value-type="float" office:value="0">
            <text:p>0</text:p>
          </table:table-cell>
          <table:table-cell table:formula="of:=[.I79]" office:value-type="float" office:value="0">
            <text:p>0</text:p>
          </table:table-cell>
          <table:table-cell table:formula="of:=[.J79]" office:value-type="float" office:value="0">
            <text:p>0</text:p>
          </table:table-cell>
          <table:table-cell table:formula="of:=[.K79]" office:value-type="float" office:value="0">
            <text:p>0</text:p>
          </table:table-cell>
          <table:table-cell table:formula="of:=[.L79]" office:value-type="float" office:value="0">
            <text:p>0</text:p>
          </table:table-cell>
          <table:table-cell table:formula="of:=[.M79]" office:value-type="float" office:value="0">
            <text:p>0</text:p>
          </table:table-cell>
          <table:table-cell table:formula="of:=[.N79]" office:value-type="float" office:value="0">
            <text:p>0</text:p>
          </table:table-cell>
          <table:table-cell table:formula="of:=[.O79]" office:value-type="float" office:value="0">
            <text:p>0</text:p>
          </table:table-cell>
          <table:table-cell table:formula="of:=[.P79]" office:value-type="float" office:value="0">
            <text:p>0</text:p>
          </table:table-cell>
          <table:table-cell table:formula="of:=[.R159]" office:value-type="string" office:string-value="#aaa">
            <text:p>#aaa</text:p>
          </table:table-cell>
          <table:table-cell table:formula="of:=[.S159]" office:value-type="string" office:string-value="#aaa">
            <text:p>#aaa</text:p>
          </table:table-cell>
          <table:table-cell table:formula="of:=[.T159]" office:value-type="string" office:string-value="#aaa">
            <text:p>#aaa</text:p>
          </table:table-cell>
          <table:table-cell table:formula="of:=[constants.$D$9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80]" office:value-type="string" office:string-value="service">
            <text:p>service</text:p>
          </table:table-cell>
          <table:table-cell table:formula="of:=[.B80]" office:value-type="float" office:value="0">
            <text:p>0</text:p>
          </table:table-cell>
          <table:table-cell table:formula="of:=[.C159]" office:value-type="string" office:string-value="yes">
            <text:p>yes</text:p>
          </table:table-cell>
          <table:table-cell table:formula="of:=[.D80]" office:value-type="float" office:value="0">
            <text:p>0</text:p>
          </table:table-cell>
          <table:table-cell/>
          <table:table-cell table:style-name="Default" table:formula="of:=CONCATENATE([.F80];&quot;-bridge&quot;)" office:value-type="string" office:string-value="area-casing-bridge">
            <text:p>area-casing-bridge</text:p>
          </table:table-cell>
          <table:table-cell table:formula="of:=[.G80]" office:value-type="string" office:string-value="line.stroke-width">
            <text:p>line.stroke-width</text:p>
          </table:table-cell>
          <table:table-cell table:formula="of:=[.H80]" office:value-type="float" office:value="0">
            <text:p>0</text:p>
          </table:table-cell>
          <table:table-cell table:formula="of:=[.I80]" office:value-type="float" office:value="0">
            <text:p>0</text:p>
          </table:table-cell>
          <table:table-cell table:formula="of:=[.J80]" office:value-type="float" office:value="0">
            <text:p>0</text:p>
          </table:table-cell>
          <table:table-cell table:formula="of:=[.K80]" office:value-type="float" office:value="0">
            <text:p>0</text:p>
          </table:table-cell>
          <table:table-cell table:formula="of:=[.L80]" office:value-type="float" office:value="0">
            <text:p>0</text:p>
          </table:table-cell>
          <table:table-cell table:formula="of:=[.M80]" office:value-type="float" office:value="0">
            <text:p>0</text:p>
          </table:table-cell>
          <table:table-cell table:formula="of:=[.N80]" office:value-type="float" office:value="0">
            <text:p>0</text:p>
          </table:table-cell>
          <table:table-cell table:formula="of:=[.O80]" office:value-type="float" office:value="0">
            <text:p>0</text:p>
          </table:table-cell>
          <table:table-cell table:formula="of:=[.P80]" office:value-type="float" office:value="0">
            <text:p>0</text:p>
          </table:table-cell>
          <table:table-cell table:formula="of:=[.Q80]" office:value-type="float" office:value="1">
            <text:p>1</text:p>
          </table:table-cell>
          <table:table-cell table:formula="of:=[.R80]" office:value-type="float" office:value="1">
            <text:p>1</text:p>
          </table:table-cell>
          <table:table-cell table:formula="of:=[.S80]" office:value-type="float" office:value="1">
            <text:p>1</text:p>
          </table:table-cell>
          <table:table-cell table:formula="of:=[.T80]"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6" table:formula="of:=[.A81]" office:value-type="string" office:string-value="living_street">
            <text:p>living_street</text:p>
          </table:table-cell>
          <table:table-cell table:style-name="ce6" table:formula="of:=[.B81]" office:value-type="float" office:value="0">
            <text:p>0</text:p>
          </table:table-cell>
          <table:table-cell table:style-name="ce6" table:formula="of:=[.C160]" office:value-type="string" office:string-value="yes">
            <text:p>yes</text:p>
          </table:table-cell>
          <table:table-cell table:style-name="ce6" table:formula="of:=[.D81]" office:value-type="float" office:value="0">
            <text:p>0</text:p>
          </table:table-cell>
          <table:table-cell table:style-name="ce6"/>
          <table:table-cell table:style-name="ce6" table:formula="of:=CONCATENATE([.F81];&quot;-bridge&quot;)" office:value-type="string" office:string-value="fill-bridge">
            <text:p>fill-bridge</text:p>
          </table:table-cell>
          <table:table-cell table:style-name="ce6" table:formula="of:=[.G81]" office:value-type="string" office:string-value="line.stroke">
            <text:p>line.stroke</text:p>
          </table:table-cell>
          <table:table-cell table:style-name="ce6" table:formula="of:=[.H81]" office:value-type="float" office:value="0">
            <text:p>0</text:p>
          </table:table-cell>
          <table:table-cell table:style-name="ce6" table:formula="of:=[.I81]" office:value-type="float" office:value="0">
            <text:p>0</text:p>
          </table:table-cell>
          <table:table-cell table:style-name="ce6" table:formula="of:=[.J81]" office:value-type="float" office:value="0">
            <text:p>0</text:p>
          </table:table-cell>
          <table:table-cell table:style-name="ce6" table:formula="of:=[.K81]" office:value-type="float" office:value="0">
            <text:p>0</text:p>
          </table:table-cell>
          <table:table-cell table:style-name="ce6" table:formula="of:=[.L81]" office:value-type="float" office:value="0">
            <text:p>0</text:p>
          </table:table-cell>
          <table:table-cell table:style-name="ce6" table:formula="of:=[.M81]" office:value-type="float" office:value="0">
            <text:p>0</text:p>
          </table:table-cell>
          <table:table-cell table:style-name="ce6" table:formula="of:=[.N81]" office:value-type="float" office:value="0">
            <text:p>0</text:p>
          </table:table-cell>
          <table:table-cell table:style-name="ce6" table:formula="of:=[.O81]" office:value-type="float" office:value="0">
            <text:p>0</text:p>
          </table:table-cell>
          <table:table-cell table:style-name="ce6" table:formula="of:=[.P81]" office:value-type="string" office:string-value="#fff">
            <text:p>#fff</text:p>
          </table:table-cell>
          <table:table-cell table:style-name="ce6" table:formula="of:=[.Q81]" office:value-type="string" office:string-value="#fff">
            <text:p>#fff</text:p>
          </table:table-cell>
          <table:table-cell table:style-name="ce6" table:formula="of:=[.R81]" office:value-type="string" office:string-value="#fff">
            <text:p>#fff</text:p>
          </table:table-cell>
          <table:table-cell table:style-name="ce6" table:formula="of:=[.S81]" office:value-type="string" office:string-value="#fff">
            <text:p>#fff</text:p>
          </table:table-cell>
          <table:table-cell table:style-name="ce6" table:formula="of:=[.T81]" office:value-type="string" office:string-value="#fff">
            <text:p>#fff</text:p>
          </table:table-cell>
          <table:table-cell table:style-name="ce6" table:number-columns-repeated="1004"/>
        </table:table-row>
        <table:table-row table:style-name="ro2">
          <table:table-cell table:formula="of:=[.A82]" office:value-type="string" office:string-value="living_street">
            <text:p>living_street</text:p>
          </table:table-cell>
          <table:table-cell table:formula="of:=[.B82]" office:value-type="float" office:value="0">
            <text:p>0</text:p>
          </table:table-cell>
          <table:table-cell table:formula="of:=[.C161]" office:value-type="string" office:string-value="yes">
            <text:p>yes</text:p>
          </table:table-cell>
          <table:table-cell table:formula="of:=[.D82]" office:value-type="float" office:value="0">
            <text:p>0</text:p>
          </table:table-cell>
          <table:table-cell/>
          <table:table-cell table:style-name="Default" table:formula="of:=CONCATENATE([.F82];&quot;-bridge&quot;)" office:value-type="string" office:string-value="fill-bridge">
            <text:p>fill-bridge</text:p>
          </table:table-cell>
          <table:table-cell table:formula="of:=[.G82]" office:value-type="string" office:string-value="line.stroke-width">
            <text:p>line.stroke-width</text:p>
          </table:table-cell>
          <table:table-cell table:formula="of:=[.H82]" office:value-type="float" office:value="0">
            <text:p>0</text:p>
          </table:table-cell>
          <table:table-cell table:formula="of:=[.I82]" office:value-type="float" office:value="0">
            <text:p>0</text:p>
          </table:table-cell>
          <table:table-cell table:formula="of:=[.J82]" office:value-type="float" office:value="0">
            <text:p>0</text:p>
          </table:table-cell>
          <table:table-cell table:formula="of:=[.K82]" office:value-type="float" office:value="0">
            <text:p>0</text:p>
          </table:table-cell>
          <table:table-cell table:formula="of:=[.L82]" office:value-type="float" office:value="0">
            <text:p>0</text:p>
          </table:table-cell>
          <table:table-cell table:formula="of:=[.M82]" office:value-type="float" office:value="0">
            <text:p>0</text:p>
          </table:table-cell>
          <table:table-cell table:formula="of:=[.N82]" office:value-type="float" office:value="0">
            <text:p>0</text:p>
          </table:table-cell>
          <table:table-cell table:formula="of:=[.O82]" office:value-type="float" office:value="0">
            <text:p>0</text:p>
          </table:table-cell>
          <table:table-cell table:formula="of:=[.P82]" office:value-type="float" office:value="1">
            <text:p>1</text:p>
          </table:table-cell>
          <table:table-cell table:formula="of:=[.Q82]" office:value-type="float" office:value="3.55555555555556">
            <text:p>3.5555555556</text:p>
          </table:table-cell>
          <table:table-cell table:formula="of:=[.R82]" office:value-type="float" office:value="5.33333333333333">
            <text:p>5.3333333333</text:p>
          </table:table-cell>
          <table:table-cell table:formula="of:=[.S82]" office:value-type="float" office:value="8">
            <text:p>8</text:p>
          </table:table-cell>
          <table:table-cell table:formula="of:=[.T82]" office:value-type="float" office:value="12">
            <text:p>12</text:p>
          </table:table-cell>
          <table:table-cell table:number-columns-repeated="1004"/>
        </table:table-row>
        <table:table-row table:style-name="ro2">
          <table:table-cell table:formula="of:=[.A83]" office:value-type="string" office:string-value="living_street">
            <text:p>living_street</text:p>
          </table:table-cell>
          <table:table-cell table:formula="of:=[.B83]" office:value-type="float" office:value="0">
            <text:p>0</text:p>
          </table:table-cell>
          <table:table-cell table:formula="of:=[.C162]" office:value-type="string" office:string-value="yes">
            <text:p>yes</text:p>
          </table:table-cell>
          <table:table-cell table:formula="of:=[.D83]" office:value-type="float" office:value="0">
            <text:p>0</text:p>
          </table:table-cell>
          <table:table-cell/>
          <table:table-cell table:style-name="Default" table:formula="of:=CONCATENATE([.F83];&quot;-bridge&quot;)" office:value-type="string" office:string-value="casing-bridge">
            <text:p>casing-bridge</text:p>
          </table:table-cell>
          <table:table-cell table:formula="of:=[.G83]" office:value-type="string" office:string-value="line.stroke">
            <text:p>line.stroke</text:p>
          </table:table-cell>
          <table:table-cell table:formula="of:=[.H83]" office:value-type="float" office:value="0">
            <text:p>0</text:p>
          </table:table-cell>
          <table:table-cell table:formula="of:=[.I83]" office:value-type="float" office:value="0">
            <text:p>0</text:p>
          </table:table-cell>
          <table:table-cell table:formula="of:=[.J83]" office:value-type="float" office:value="0">
            <text:p>0</text:p>
          </table:table-cell>
          <table:table-cell table:formula="of:=[.K83]" office:value-type="float" office:value="0">
            <text:p>0</text:p>
          </table:table-cell>
          <table:table-cell table:formula="of:=[.L83]" office:value-type="float" office:value="0">
            <text:p>0</text:p>
          </table:table-cell>
          <table:table-cell table:formula="of:=[.M83]" office:value-type="float" office:value="0">
            <text:p>0</text:p>
          </table:table-cell>
          <table:table-cell table:formula="of:=[.N83]" office:value-type="float" office:value="0">
            <text:p>0</text:p>
          </table:table-cell>
          <table:table-cell table:formula="of:=[.O83]" office:value-type="float" office:value="0">
            <text:p>0</text:p>
          </table:table-cell>
          <table:table-cell table:formula="of:=[.P83]" office:value-type="float" office:value="0">
            <text:p>0</text:p>
          </table:table-cell>
          <table:table-cell table:formula="of:=[.R163]" office:value-type="string" office:string-value="#aaa">
            <text:p>#aaa</text:p>
          </table:table-cell>
          <table:table-cell table:formula="of:=[.S163]" office:value-type="string" office:string-value="#aaa">
            <text:p>#aaa</text:p>
          </table:table-cell>
          <table:table-cell table:formula="of:=[.T163]" office:value-type="string" office:string-value="#aaa">
            <text:p>#aaa</text:p>
          </table:table-cell>
          <table:table-cell table:formula="of:=[constants.$D$10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84]" office:value-type="string" office:string-value="living_street">
            <text:p>living_street</text:p>
          </table:table-cell>
          <table:table-cell table:formula="of:=[.B84]" office:value-type="float" office:value="0">
            <text:p>0</text:p>
          </table:table-cell>
          <table:table-cell table:formula="of:=[.C163]" office:value-type="string" office:string-value="yes">
            <text:p>yes</text:p>
          </table:table-cell>
          <table:table-cell table:formula="of:=[.D84]" office:value-type="float" office:value="0">
            <text:p>0</text:p>
          </table:table-cell>
          <table:table-cell/>
          <table:table-cell table:style-name="Default" table:formula="of:=CONCATENATE([.F84];&quot;-bridge&quot;)" office:value-type="string" office:string-value="casing-bridge">
            <text:p>casing-bridge</text:p>
          </table:table-cell>
          <table:table-cell table:formula="of:=[.G84]" office:value-type="string" office:string-value="line.stroke-width">
            <text:p>line.stroke-width</text:p>
          </table:table-cell>
          <table:table-cell table:formula="of:=[.H84]" office:value-type="float" office:value="0">
            <text:p>0</text:p>
          </table:table-cell>
          <table:table-cell table:formula="of:=[.I84]" office:value-type="float" office:value="0">
            <text:p>0</text:p>
          </table:table-cell>
          <table:table-cell table:formula="of:=[.J84]" office:value-type="float" office:value="0">
            <text:p>0</text:p>
          </table:table-cell>
          <table:table-cell table:formula="of:=[.K84]" office:value-type="float" office:value="0">
            <text:p>0</text:p>
          </table:table-cell>
          <table:table-cell table:formula="of:=[.L84]" office:value-type="float" office:value="0">
            <text:p>0</text:p>
          </table:table-cell>
          <table:table-cell table:formula="of:=[.M84]" office:value-type="float" office:value="0">
            <text:p>0</text:p>
          </table:table-cell>
          <table:table-cell table:formula="of:=[.N84]" office:value-type="float" office:value="0">
            <text:p>0</text:p>
          </table:table-cell>
          <table:table-cell table:formula="of:=[.O84]" office:value-type="float" office:value="0">
            <text:p>0</text:p>
          </table:table-cell>
          <table:table-cell table:formula="of:=[.P84]" office:value-type="float" office:value="0">
            <text:p>0</text:p>
          </table:table-cell>
          <table:table-cell table:formula="of:=[.Q84]" office:value-type="float" office:value="5.55555555555556">
            <text:p>5.5555555556</text:p>
          </table:table-cell>
          <table:table-cell table:formula="of:=[.R84]" office:value-type="float" office:value="7.33333333333333">
            <text:p>7.3333333333</text:p>
          </table:table-cell>
          <table:table-cell table:formula="of:=[.S84]" office:value-type="float" office:value="10">
            <text:p>10</text:p>
          </table:table-cell>
          <table:table-cell table:formula="of:=[.T84]" office:value-type="float" office:value="14">
            <text:p>14</text:p>
          </table:table-cell>
          <table:table-cell table:number-columns-repeated="1004"/>
        </table:table-row>
        <table:table-row table:style-name="ro2">
          <table:table-cell table:formula="of:=[.A85]" office:value-type="string" office:string-value="living_street">
            <text:p>living_street</text:p>
          </table:table-cell>
          <table:table-cell table:formula="of:=[.B85]" office:value-type="float" office:value="0">
            <text:p>0</text:p>
          </table:table-cell>
          <table:table-cell table:formula="of:=[.C164]" office:value-type="string" office:string-value="yes">
            <text:p>yes</text:p>
          </table:table-cell>
          <table:table-cell table:formula="of:=[.D85]" office:value-type="float" office:value="0">
            <text:p>0</text:p>
          </table:table-cell>
          <table:table-cell/>
          <table:table-cell table:style-name="Default" table:formula="of:=CONCATENATE([.F85];&quot;-bridge&quot;)" office:value-type="string" office:string-value="area-fill-bridge">
            <text:p>area-fill-bridge</text:p>
          </table:table-cell>
          <table:table-cell table:formula="of:=[.G85]" office:value-type="string" office:string-value="poly.fill">
            <text:p>poly.fill</text:p>
          </table:table-cell>
          <table:table-cell table:formula="of:=[.H85]" office:value-type="float" office:value="0">
            <text:p>0</text:p>
          </table:table-cell>
          <table:table-cell table:formula="of:=[.I85]" office:value-type="float" office:value="0">
            <text:p>0</text:p>
          </table:table-cell>
          <table:table-cell table:formula="of:=[.J85]" office:value-type="float" office:value="0">
            <text:p>0</text:p>
          </table:table-cell>
          <table:table-cell table:formula="of:=[.K85]" office:value-type="float" office:value="0">
            <text:p>0</text:p>
          </table:table-cell>
          <table:table-cell table:formula="of:=[.L85]" office:value-type="float" office:value="0">
            <text:p>0</text:p>
          </table:table-cell>
          <table:table-cell table:formula="of:=[.M85]" office:value-type="float" office:value="0">
            <text:p>0</text:p>
          </table:table-cell>
          <table:table-cell table:formula="of:=[.N85]" office:value-type="float" office:value="0">
            <text:p>0</text:p>
          </table:table-cell>
          <table:table-cell table:formula="of:=[.O85]" office:value-type="float" office:value="0">
            <text:p>0</text:p>
          </table:table-cell>
          <table:table-cell table:formula="of:=[.P85]" office:value-type="string" office:string-value="#fff">
            <text:p>#fff</text:p>
          </table:table-cell>
          <table:table-cell table:formula="of:=[.Q85]" office:value-type="string" office:string-value="#fff">
            <text:p>#fff</text:p>
          </table:table-cell>
          <table:table-cell table:formula="of:=[.R85]" office:value-type="string" office:string-value="#fff">
            <text:p>#fff</text:p>
          </table:table-cell>
          <table:table-cell table:formula="of:=[.S85]" office:value-type="string" office:string-value="#fff">
            <text:p>#fff</text:p>
          </table:table-cell>
          <table:table-cell table:formula="of:=[.T85]" office:value-type="string" office:string-value="#fff">
            <text:p>#fff</text:p>
          </table:table-cell>
          <table:table-cell table:number-columns-repeated="1004"/>
        </table:table-row>
        <table:table-row table:style-name="ro2">
          <table:table-cell table:formula="of:=[.A86]" office:value-type="string" office:string-value="living_street">
            <text:p>living_street</text:p>
          </table:table-cell>
          <table:table-cell table:formula="of:=[.B86]" office:value-type="float" office:value="0">
            <text:p>0</text:p>
          </table:table-cell>
          <table:table-cell table:formula="of:=[.C165]" office:value-type="string" office:string-value="yes">
            <text:p>yes</text:p>
          </table:table-cell>
          <table:table-cell table:formula="of:=[.D86]" office:value-type="float" office:value="0">
            <text:p>0</text:p>
          </table:table-cell>
          <table:table-cell/>
          <table:table-cell table:style-name="Default" table:formula="of:=CONCATENATE([.F86];&quot;-bridge&quot;)" office:value-type="string" office:string-value="area-casing-bridge">
            <text:p>area-casing-bridge</text:p>
          </table:table-cell>
          <table:table-cell table:formula="of:=[.G86]" office:value-type="string" office:string-value="line.stroke">
            <text:p>line.stroke</text:p>
          </table:table-cell>
          <table:table-cell table:formula="of:=[.H86]" office:value-type="float" office:value="0">
            <text:p>0</text:p>
          </table:table-cell>
          <table:table-cell table:formula="of:=[.I86]" office:value-type="float" office:value="0">
            <text:p>0</text:p>
          </table:table-cell>
          <table:table-cell table:formula="of:=[.J86]" office:value-type="float" office:value="0">
            <text:p>0</text:p>
          </table:table-cell>
          <table:table-cell table:formula="of:=[.K86]" office:value-type="float" office:value="0">
            <text:p>0</text:p>
          </table:table-cell>
          <table:table-cell table:formula="of:=[.L86]" office:value-type="float" office:value="0">
            <text:p>0</text:p>
          </table:table-cell>
          <table:table-cell table:formula="of:=[.M86]" office:value-type="float" office:value="0">
            <text:p>0</text:p>
          </table:table-cell>
          <table:table-cell table:formula="of:=[.N86]" office:value-type="float" office:value="0">
            <text:p>0</text:p>
          </table:table-cell>
          <table:table-cell table:formula="of:=[.O86]" office:value-type="float" office:value="0">
            <text:p>0</text:p>
          </table:table-cell>
          <table:table-cell table:formula="of:=[.P86]" office:value-type="float" office:value="0">
            <text:p>0</text:p>
          </table:table-cell>
          <table:table-cell table:formula="of:=[.R166]" office:value-type="string" office:string-value="#aaa">
            <text:p>#aaa</text:p>
          </table:table-cell>
          <table:table-cell table:formula="of:=[.S166]" office:value-type="string" office:string-value="#aaa">
            <text:p>#aaa</text:p>
          </table:table-cell>
          <table:table-cell table:formula="of:=[.T166]" office:value-type="string" office:string-value="#aaa">
            <text:p>#aaa</text:p>
          </table:table-cell>
          <table:table-cell table:formula="of:=[constants.$D$10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87]" office:value-type="string" office:string-value="living_street">
            <text:p>living_street</text:p>
          </table:table-cell>
          <table:table-cell table:formula="of:=[.B87]" office:value-type="float" office:value="0">
            <text:p>0</text:p>
          </table:table-cell>
          <table:table-cell table:formula="of:=[.C166]" office:value-type="string" office:string-value="yes">
            <text:p>yes</text:p>
          </table:table-cell>
          <table:table-cell table:formula="of:=[.D87]" office:value-type="float" office:value="0">
            <text:p>0</text:p>
          </table:table-cell>
          <table:table-cell/>
          <table:table-cell table:style-name="Default" table:formula="of:=CONCATENATE([.F87];&quot;-bridge&quot;)" office:value-type="string" office:string-value="area-casing-bridge">
            <text:p>area-casing-bridge</text:p>
          </table:table-cell>
          <table:table-cell table:formula="of:=[.G87]" office:value-type="string" office:string-value="line.stroke-width">
            <text:p>line.stroke-width</text:p>
          </table:table-cell>
          <table:table-cell table:formula="of:=[.H87]" office:value-type="float" office:value="0">
            <text:p>0</text:p>
          </table:table-cell>
          <table:table-cell table:formula="of:=[.I87]" office:value-type="float" office:value="0">
            <text:p>0</text:p>
          </table:table-cell>
          <table:table-cell table:formula="of:=[.J87]" office:value-type="float" office:value="0">
            <text:p>0</text:p>
          </table:table-cell>
          <table:table-cell table:formula="of:=[.K87]" office:value-type="float" office:value="0">
            <text:p>0</text:p>
          </table:table-cell>
          <table:table-cell table:formula="of:=[.L87]" office:value-type="float" office:value="0">
            <text:p>0</text:p>
          </table:table-cell>
          <table:table-cell table:formula="of:=[.M87]" office:value-type="float" office:value="0">
            <text:p>0</text:p>
          </table:table-cell>
          <table:table-cell table:formula="of:=[.N87]" office:value-type="float" office:value="0">
            <text:p>0</text:p>
          </table:table-cell>
          <table:table-cell table:formula="of:=[.O87]" office:value-type="float" office:value="0">
            <text:p>0</text:p>
          </table:table-cell>
          <table:table-cell table:formula="of:=[.P87]" office:value-type="float" office:value="0">
            <text:p>0</text:p>
          </table:table-cell>
          <table:table-cell table:formula="of:=[.Q87]" office:value-type="float" office:value="1">
            <text:p>1</text:p>
          </table:table-cell>
          <table:table-cell table:formula="of:=[.R87]" office:value-type="float" office:value="1">
            <text:p>1</text:p>
          </table:table-cell>
          <table:table-cell table:formula="of:=[.S87]" office:value-type="float" office:value="1">
            <text:p>1</text:p>
          </table:table-cell>
          <table:table-cell table:formula="of:=[.T87]"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6" table:formula="of:=[.A88]" office:value-type="string" office:string-value="pedestrian,track,path,footway,cycleway,bridleway">
            <text:p>pedestrian,track,path,footway,cycleway,bridleway</text:p>
          </table:table-cell>
          <table:table-cell table:style-name="ce6" table:formula="of:=[.B88]" office:value-type="float" office:value="0">
            <text:p>0</text:p>
          </table:table-cell>
          <table:table-cell table:style-name="ce6" table:formula="of:=[.C167]" office:value-type="string" office:string-value="yes">
            <text:p>yes</text:p>
          </table:table-cell>
          <table:table-cell table:style-name="ce6" table:formula="of:=[.D88]" office:value-type="float" office:value="0">
            <text:p>0</text:p>
          </table:table-cell>
          <table:table-cell table:style-name="ce6"/>
          <table:table-cell table:style-name="ce6" table:formula="of:=CONCATENATE([.F88];&quot;-bridge&quot;)" office:value-type="string" office:string-value="fill-bridge">
            <text:p>fill-bridge</text:p>
          </table:table-cell>
          <table:table-cell table:style-name="ce6" table:formula="of:=[.G88]" office:value-type="string" office:string-value="line.stroke">
            <text:p>line.stroke</text:p>
          </table:table-cell>
          <table:table-cell table:style-name="ce6" table:formula="of:=[.H88]" office:value-type="float" office:value="0">
            <text:p>0</text:p>
          </table:table-cell>
          <table:table-cell table:style-name="ce6" table:formula="of:=[.I88]" office:value-type="float" office:value="0">
            <text:p>0</text:p>
          </table:table-cell>
          <table:table-cell table:style-name="ce6" table:formula="of:=[.J88]" office:value-type="float" office:value="0">
            <text:p>0</text:p>
          </table:table-cell>
          <table:table-cell table:style-name="ce6" table:formula="of:=[.K88]" office:value-type="float" office:value="0">
            <text:p>0</text:p>
          </table:table-cell>
          <table:table-cell table:style-name="ce6" table:formula="of:=[.L88]" office:value-type="float" office:value="0">
            <text:p>0</text:p>
          </table:table-cell>
          <table:table-cell table:style-name="ce6" table:formula="of:=[.M88]" office:value-type="float" office:value="0">
            <text:p>0</text:p>
          </table:table-cell>
          <table:table-cell table:style-name="ce6" table:formula="of:=[.N88]" office:value-type="float" office:value="0">
            <text:p>0</text:p>
          </table:table-cell>
          <table:table-cell table:style-name="ce6" table:formula="of:=[.O88]" office:value-type="float" office:value="0">
            <text:p>0</text:p>
          </table:table-cell>
          <table:table-cell table:style-name="ce6" table:formula="of:=[.P88]" office:value-type="string" office:string-value="#f1eee8">
            <text:p>#f1eee8</text:p>
          </table:table-cell>
          <table:table-cell table:style-name="ce6" table:formula="of:=[.Q88]" office:value-type="string" office:string-value="#fff">
            <text:p>#fff</text:p>
          </table:table-cell>
          <table:table-cell table:style-name="ce6" table:formula="of:=[.R88]" office:value-type="string" office:string-value="#fff">
            <text:p>#fff</text:p>
          </table:table-cell>
          <table:table-cell table:style-name="ce6" table:formula="of:=[.S88]" office:value-type="string" office:string-value="#fff">
            <text:p>#fff</text:p>
          </table:table-cell>
          <table:table-cell table:style-name="ce6" table:formula="of:=[.T88]" office:value-type="string" office:string-value="#fff">
            <text:p>#fff</text:p>
          </table:table-cell>
          <table:table-cell table:style-name="ce6" table:number-columns-repeated="1004"/>
        </table:table-row>
        <table:table-row table:style-name="ro2">
          <table:table-cell table:formula="of:=[.A89]" office:value-type="string" office:string-value="pedestrian,track,path,footway,cycleway,bridleway">
            <text:p>pedestrian,track,path,footway,cycleway,bridleway</text:p>
          </table:table-cell>
          <table:table-cell table:formula="of:=[.B89]" office:value-type="float" office:value="0">
            <text:p>0</text:p>
          </table:table-cell>
          <table:table-cell table:formula="of:=[.C168]" office:value-type="string" office:string-value="yes">
            <text:p>yes</text:p>
          </table:table-cell>
          <table:table-cell table:formula="of:=[.D89]" office:value-type="float" office:value="0">
            <text:p>0</text:p>
          </table:table-cell>
          <table:table-cell/>
          <table:table-cell table:style-name="Default" table:formula="of:=CONCATENATE([.F89];&quot;-bridge&quot;)" office:value-type="string" office:string-value="fill-bridge">
            <text:p>fill-bridge</text:p>
          </table:table-cell>
          <table:table-cell table:formula="of:=[.G89]" office:value-type="string" office:string-value="line.stroke-width">
            <text:p>line.stroke-width</text:p>
          </table:table-cell>
          <table:table-cell table:formula="of:=[.H89]" office:value-type="float" office:value="0">
            <text:p>0</text:p>
          </table:table-cell>
          <table:table-cell table:formula="of:=[.I89]" office:value-type="float" office:value="0">
            <text:p>0</text:p>
          </table:table-cell>
          <table:table-cell table:formula="of:=[.J89]" office:value-type="float" office:value="0">
            <text:p>0</text:p>
          </table:table-cell>
          <table:table-cell table:formula="of:=[.K89]" office:value-type="float" office:value="0">
            <text:p>0</text:p>
          </table:table-cell>
          <table:table-cell table:formula="of:=[.L89]" office:value-type="float" office:value="0">
            <text:p>0</text:p>
          </table:table-cell>
          <table:table-cell table:formula="of:=[.M89]" office:value-type="float" office:value="0">
            <text:p>0</text:p>
          </table:table-cell>
          <table:table-cell table:formula="of:=[.N89]" office:value-type="float" office:value="0">
            <text:p>0</text:p>
          </table:table-cell>
          <table:table-cell table:formula="of:=[.O89]" office:value-type="float" office:value="0">
            <text:p>0</text:p>
          </table:table-cell>
          <table:table-cell table:formula="of:=[.P89]" office:value-type="float" office:value="1">
            <text:p>1</text:p>
          </table:table-cell>
          <table:table-cell table:formula="of:=[.Q89]" office:value-type="float" office:value="2">
            <text:p>2</text:p>
          </table:table-cell>
          <table:table-cell table:formula="of:=[.R89]" office:value-type="float" office:value="2.66666666666667">
            <text:p>2.6666666667</text:p>
          </table:table-cell>
          <table:table-cell table:formula="of:=[.S89]" office:value-type="float" office:value="4">
            <text:p>4</text:p>
          </table:table-cell>
          <table:table-cell table:formula="of:=[.T89]" office:value-type="float" office:value="6">
            <text:p>6</text:p>
          </table:table-cell>
          <table:table-cell table:number-columns-repeated="1004"/>
        </table:table-row>
        <table:table-row table:style-name="ro2">
          <table:table-cell table:formula="of:=[.A90]" office:value-type="string" office:string-value="pedestrian,track,path,footway,cycleway,bridleway">
            <text:p>pedestrian,track,path,footway,cycleway,bridleway</text:p>
          </table:table-cell>
          <table:table-cell table:formula="of:=[.B90]" office:value-type="float" office:value="0">
            <text:p>0</text:p>
          </table:table-cell>
          <table:table-cell table:formula="of:=[.C169]" office:value-type="string" office:string-value="yes">
            <text:p>yes</text:p>
          </table:table-cell>
          <table:table-cell table:formula="of:=[.D90]" office:value-type="float" office:value="0">
            <text:p>0</text:p>
          </table:table-cell>
          <table:table-cell/>
          <table:table-cell table:style-name="Default" table:formula="of:=CONCATENATE([.F90];&quot;-bridge&quot;)" office:value-type="string" office:string-value="casing-bridge">
            <text:p>casing-bridge</text:p>
          </table:table-cell>
          <table:table-cell table:formula="of:=[.G90]" office:value-type="string" office:string-value="line.stroke">
            <text:p>line.stroke</text:p>
          </table:table-cell>
          <table:table-cell table:formula="of:=[.H90]" office:value-type="float" office:value="0">
            <text:p>0</text:p>
          </table:table-cell>
          <table:table-cell table:formula="of:=[.I90]" office:value-type="float" office:value="0">
            <text:p>0</text:p>
          </table:table-cell>
          <table:table-cell table:formula="of:=[.J90]" office:value-type="float" office:value="0">
            <text:p>0</text:p>
          </table:table-cell>
          <table:table-cell table:formula="of:=[.K90]" office:value-type="float" office:value="0">
            <text:p>0</text:p>
          </table:table-cell>
          <table:table-cell table:formula="of:=[.L90]" office:value-type="float" office:value="0">
            <text:p>0</text:p>
          </table:table-cell>
          <table:table-cell table:formula="of:=[.M90]" office:value-type="float" office:value="0">
            <text:p>0</text:p>
          </table:table-cell>
          <table:table-cell table:formula="of:=[.N90]" office:value-type="float" office:value="0">
            <text:p>0</text:p>
          </table:table-cell>
          <table:table-cell table:formula="of:=[.O90]" office:value-type="float" office:value="0">
            <text:p>0</text:p>
          </table:table-cell>
          <table:table-cell table:formula="of:=[.P90]" office:value-type="float" office:value="0">
            <text:p>0</text:p>
          </table:table-cell>
          <table:table-cell table:formula="of:=[.R170]" office:value-type="string" office:string-value="#aaa">
            <text:p>#aaa</text:p>
          </table:table-cell>
          <table:table-cell table:formula="of:=[.S170]" office:value-type="string" office:string-value="#aaa">
            <text:p>#aaa</text:p>
          </table:table-cell>
          <table:table-cell table:formula="of:=[.T170]" office:value-type="string" office:string-value="#aaa">
            <text:p>#aaa</text:p>
          </table:table-cell>
          <table:table-cell table:formula="of:=[constants.$D$11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91]" office:value-type="string" office:string-value="pedestrian,track,path,footway,cycleway,bridleway">
            <text:p>pedestrian,track,path,footway,cycleway,bridleway</text:p>
          </table:table-cell>
          <table:table-cell table:formula="of:=[.B91]" office:value-type="float" office:value="0">
            <text:p>0</text:p>
          </table:table-cell>
          <table:table-cell table:formula="of:=[.C170]" office:value-type="string" office:string-value="yes">
            <text:p>yes</text:p>
          </table:table-cell>
          <table:table-cell table:formula="of:=[.D91]" office:value-type="float" office:value="0">
            <text:p>0</text:p>
          </table:table-cell>
          <table:table-cell/>
          <table:table-cell table:style-name="Default" table:formula="of:=CONCATENATE([.F91];&quot;-bridge&quot;)" office:value-type="string" office:string-value="casing-bridge">
            <text:p>casing-bridge</text:p>
          </table:table-cell>
          <table:table-cell table:formula="of:=[.G91]" office:value-type="string" office:string-value="line.stroke-width">
            <text:p>line.stroke-width</text:p>
          </table:table-cell>
          <table:table-cell table:formula="of:=[.H91]" office:value-type="float" office:value="0">
            <text:p>0</text:p>
          </table:table-cell>
          <table:table-cell table:formula="of:=[.I91]" office:value-type="float" office:value="0">
            <text:p>0</text:p>
          </table:table-cell>
          <table:table-cell table:formula="of:=[.J91]" office:value-type="float" office:value="0">
            <text:p>0</text:p>
          </table:table-cell>
          <table:table-cell table:formula="of:=[.K91]" office:value-type="float" office:value="0">
            <text:p>0</text:p>
          </table:table-cell>
          <table:table-cell table:formula="of:=[.L91]" office:value-type="float" office:value="0">
            <text:p>0</text:p>
          </table:table-cell>
          <table:table-cell table:formula="of:=[.M91]" office:value-type="float" office:value="0">
            <text:p>0</text:p>
          </table:table-cell>
          <table:table-cell table:formula="of:=[.N91]" office:value-type="float" office:value="0">
            <text:p>0</text:p>
          </table:table-cell>
          <table:table-cell table:formula="of:=[.O91]" office:value-type="float" office:value="0">
            <text:p>0</text:p>
          </table:table-cell>
          <table:table-cell table:formula="of:=[.P91]" office:value-type="float" office:value="0">
            <text:p>0</text:p>
          </table:table-cell>
          <table:table-cell table:formula="of:=[.Q91]" office:value-type="float" office:value="4">
            <text:p>4</text:p>
          </table:table-cell>
          <table:table-cell table:formula="of:=[.R91]" office:value-type="float" office:value="4.66666666666667">
            <text:p>4.6666666667</text:p>
          </table:table-cell>
          <table:table-cell table:formula="of:=[.S91]" office:value-type="float" office:value="6">
            <text:p>6</text:p>
          </table:table-cell>
          <table:table-cell table:formula="of:=[.T91]" office:value-type="float" office:value="8">
            <text:p>8</text:p>
          </table:table-cell>
          <table:table-cell table:number-columns-repeated="1004"/>
        </table:table-row>
        <table:table-row table:style-name="ro2">
          <table:table-cell table:formula="of:=[.A92]" office:value-type="string" office:string-value="pedestrian,track,path,footway,cycleway,bridleway">
            <text:p>pedestrian,track,path,footway,cycleway,bridleway</text:p>
          </table:table-cell>
          <table:table-cell table:formula="of:=[.B92]" office:value-type="float" office:value="0">
            <text:p>0</text:p>
          </table:table-cell>
          <table:table-cell table:formula="of:=[.C171]" office:value-type="string" office:string-value="yes">
            <text:p>yes</text:p>
          </table:table-cell>
          <table:table-cell table:formula="of:=[.D92]" office:value-type="float" office:value="0">
            <text:p>0</text:p>
          </table:table-cell>
          <table:table-cell/>
          <table:table-cell table:style-name="Default" table:formula="of:=CONCATENATE([.F92];&quot;-bridge&quot;)" office:value-type="string" office:string-value="area-fill-bridge">
            <text:p>area-fill-bridge</text:p>
          </table:table-cell>
          <table:table-cell table:formula="of:=[.G92]" office:value-type="string" office:string-value="poly.fill">
            <text:p>poly.fill</text:p>
          </table:table-cell>
          <table:table-cell table:formula="of:=[.H92]" office:value-type="float" office:value="0">
            <text:p>0</text:p>
          </table:table-cell>
          <table:table-cell table:formula="of:=[.I92]" office:value-type="float" office:value="0">
            <text:p>0</text:p>
          </table:table-cell>
          <table:table-cell table:formula="of:=[.J92]" office:value-type="float" office:value="0">
            <text:p>0</text:p>
          </table:table-cell>
          <table:table-cell table:formula="of:=[.K92]" office:value-type="float" office:value="0">
            <text:p>0</text:p>
          </table:table-cell>
          <table:table-cell table:formula="of:=[.L92]" office:value-type="float" office:value="0">
            <text:p>0</text:p>
          </table:table-cell>
          <table:table-cell table:formula="of:=[.M92]" office:value-type="float" office:value="0">
            <text:p>0</text:p>
          </table:table-cell>
          <table:table-cell table:formula="of:=[.N92]" office:value-type="float" office:value="0">
            <text:p>0</text:p>
          </table:table-cell>
          <table:table-cell table:formula="of:=[.O92]" office:value-type="float" office:value="0">
            <text:p>0</text:p>
          </table:table-cell>
          <table:table-cell table:formula="of:=[.P92]" office:value-type="string" office:string-value="#f1eee8">
            <text:p>#f1eee8</text:p>
          </table:table-cell>
          <table:table-cell table:formula="of:=[.Q92]" office:value-type="string" office:string-value="#fff">
            <text:p>#fff</text:p>
          </table:table-cell>
          <table:table-cell table:formula="of:=[.R92]" office:value-type="string" office:string-value="#fff">
            <text:p>#fff</text:p>
          </table:table-cell>
          <table:table-cell table:formula="of:=[.S92]" office:value-type="string" office:string-value="#fff">
            <text:p>#fff</text:p>
          </table:table-cell>
          <table:table-cell table:formula="of:=[.T92]" office:value-type="string" office:string-value="#fff">
            <text:p>#fff</text:p>
          </table:table-cell>
          <table:table-cell table:number-columns-repeated="1004"/>
        </table:table-row>
        <table:table-row table:style-name="ro2">
          <table:table-cell table:formula="of:=[.A93]" office:value-type="string" office:string-value="pedestrian,track,path,footway,cycleway,bridleway">
            <text:p>pedestrian,track,path,footway,cycleway,bridleway</text:p>
          </table:table-cell>
          <table:table-cell table:formula="of:=[.B93]" office:value-type="float" office:value="0">
            <text:p>0</text:p>
          </table:table-cell>
          <table:table-cell table:formula="of:=[.C172]" office:value-type="string" office:string-value="yes">
            <text:p>yes</text:p>
          </table:table-cell>
          <table:table-cell table:formula="of:=[.D93]" office:value-type="float" office:value="0">
            <text:p>0</text:p>
          </table:table-cell>
          <table:table-cell/>
          <table:table-cell table:style-name="Default" table:formula="of:=CONCATENATE([.F93];&quot;-bridge&quot;)" office:value-type="string" office:string-value="area-casing-bridge">
            <text:p>area-casing-bridge</text:p>
          </table:table-cell>
          <table:table-cell table:formula="of:=[.G93]" office:value-type="string" office:string-value="line.stroke">
            <text:p>line.stroke</text:p>
          </table:table-cell>
          <table:table-cell table:formula="of:=[.H93]" office:value-type="float" office:value="0">
            <text:p>0</text:p>
          </table:table-cell>
          <table:table-cell table:formula="of:=[.I93]" office:value-type="float" office:value="0">
            <text:p>0</text:p>
          </table:table-cell>
          <table:table-cell table:formula="of:=[.J93]" office:value-type="float" office:value="0">
            <text:p>0</text:p>
          </table:table-cell>
          <table:table-cell table:formula="of:=[.K93]" office:value-type="float" office:value="0">
            <text:p>0</text:p>
          </table:table-cell>
          <table:table-cell table:formula="of:=[.L93]" office:value-type="float" office:value="0">
            <text:p>0</text:p>
          </table:table-cell>
          <table:table-cell table:formula="of:=[.M93]" office:value-type="float" office:value="0">
            <text:p>0</text:p>
          </table:table-cell>
          <table:table-cell table:formula="of:=[.N93]" office:value-type="float" office:value="0">
            <text:p>0</text:p>
          </table:table-cell>
          <table:table-cell table:formula="of:=[.O93]" office:value-type="float" office:value="0">
            <text:p>0</text:p>
          </table:table-cell>
          <table:table-cell table:formula="of:=[.P93]" office:value-type="float" office:value="0">
            <text:p>0</text:p>
          </table:table-cell>
          <table:table-cell table:formula="of:=[.R173]" office:value-type="string" office:string-value="#aaa">
            <text:p>#aaa</text:p>
          </table:table-cell>
          <table:table-cell table:formula="of:=[.S173]" office:value-type="string" office:string-value="#aaa">
            <text:p>#aaa</text:p>
          </table:table-cell>
          <table:table-cell table:formula="of:=[.T173]" office:value-type="string" office:string-value="#aaa">
            <text:p>#aaa</text:p>
          </table:table-cell>
          <table:table-cell table:formula="of:=[constants.$D$11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94]" office:value-type="string" office:string-value="pedestrian,track,path,footway,cycleway,bridleway">
            <text:p>pedestrian,track,path,footway,cycleway,bridleway</text:p>
          </table:table-cell>
          <table:table-cell table:formula="of:=[.B94]" office:value-type="float" office:value="0">
            <text:p>0</text:p>
          </table:table-cell>
          <table:table-cell table:formula="of:=[.C173]" office:value-type="string" office:string-value="yes">
            <text:p>yes</text:p>
          </table:table-cell>
          <table:table-cell table:formula="of:=[.D94]" office:value-type="float" office:value="0">
            <text:p>0</text:p>
          </table:table-cell>
          <table:table-cell/>
          <table:table-cell table:style-name="Default" table:formula="of:=CONCATENATE([.F94];&quot;-bridge&quot;)" office:value-type="string" office:string-value="area-casing-bridge">
            <text:p>area-casing-bridge</text:p>
          </table:table-cell>
          <table:table-cell table:formula="of:=[.G94]" office:value-type="string" office:string-value="line.stroke-width">
            <text:p>line.stroke-width</text:p>
          </table:table-cell>
          <table:table-cell table:formula="of:=[.H94]" office:value-type="float" office:value="0">
            <text:p>0</text:p>
          </table:table-cell>
          <table:table-cell table:formula="of:=[.I94]" office:value-type="float" office:value="0">
            <text:p>0</text:p>
          </table:table-cell>
          <table:table-cell table:formula="of:=[.J94]" office:value-type="float" office:value="0">
            <text:p>0</text:p>
          </table:table-cell>
          <table:table-cell table:formula="of:=[.K94]" office:value-type="float" office:value="0">
            <text:p>0</text:p>
          </table:table-cell>
          <table:table-cell table:formula="of:=[.L94]" office:value-type="float" office:value="0">
            <text:p>0</text:p>
          </table:table-cell>
          <table:table-cell table:formula="of:=[.M94]" office:value-type="float" office:value="0">
            <text:p>0</text:p>
          </table:table-cell>
          <table:table-cell table:formula="of:=[.N94]" office:value-type="float" office:value="0">
            <text:p>0</text:p>
          </table:table-cell>
          <table:table-cell table:formula="of:=[.O94]" office:value-type="float" office:value="0">
            <text:p>0</text:p>
          </table:table-cell>
          <table:table-cell table:formula="of:=[.P94]" office:value-type="float" office:value="0">
            <text:p>0</text:p>
          </table:table-cell>
          <table:table-cell table:formula="of:=[.Q94]" office:value-type="float" office:value="1">
            <text:p>1</text:p>
          </table:table-cell>
          <table:table-cell table:formula="of:=[.R94]" office:value-type="float" office:value="1">
            <text:p>1</text:p>
          </table:table-cell>
          <table:table-cell table:formula="of:=[.S94]" office:value-type="float" office:value="1">
            <text:p>1</text:p>
          </table:table-cell>
          <table:table-cell table:formula="of:=[.T94]"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6" table:formula="of:=[.A95]" office:value-type="string" office:string-value="steps">
            <text:p>steps</text:p>
          </table:table-cell>
          <table:table-cell table:style-name="ce6" table:formula="of:=[.B95]" office:value-type="float" office:value="0">
            <text:p>0</text:p>
          </table:table-cell>
          <table:table-cell table:formula="of:=[.C174]" office:value-type="string" office:string-value="yes">
            <text:p>yes</text:p>
          </table:table-cell>
          <table:table-cell table:style-name="ce6" table:formula="of:=[.D95]" office:value-type="float" office:value="0">
            <text:p>0</text:p>
          </table:table-cell>
          <table:table-cell table:style-name="ce6"/>
          <table:table-cell table:style-name="ce6" table:formula="of:=CONCATENATE([.F95];&quot;-bridge&quot;)" office:value-type="string" office:string-value="fill-bridge">
            <text:p>fill-bridge</text:p>
          </table:table-cell>
          <table:table-cell table:style-name="ce6" table:formula="of:=[.G95]" office:value-type="string" office:string-value="line.stroke">
            <text:p>line.stroke</text:p>
          </table:table-cell>
          <table:table-cell table:style-name="ce6" table:formula="of:=[.H95]" office:value-type="float" office:value="0">
            <text:p>0</text:p>
          </table:table-cell>
          <table:table-cell table:style-name="ce6" table:formula="of:=[.I95]" office:value-type="float" office:value="0">
            <text:p>0</text:p>
          </table:table-cell>
          <table:table-cell table:style-name="ce6" table:formula="of:=[.J95]" office:value-type="float" office:value="0">
            <text:p>0</text:p>
          </table:table-cell>
          <table:table-cell table:style-name="ce6" table:formula="of:=[.K95]" office:value-type="float" office:value="0">
            <text:p>0</text:p>
          </table:table-cell>
          <table:table-cell table:style-name="ce6" table:formula="of:=[.L95]" office:value-type="float" office:value="0">
            <text:p>0</text:p>
          </table:table-cell>
          <table:table-cell table:style-name="ce6" table:formula="of:=[.M95]" office:value-type="float" office:value="0">
            <text:p>0</text:p>
          </table:table-cell>
          <table:table-cell table:style-name="ce6" table:formula="of:=[.N95]" office:value-type="float" office:value="0">
            <text:p>0</text:p>
          </table:table-cell>
          <table:table-cell table:style-name="ce6" table:formula="of:=[.O95]" office:value-type="string" office:string-value="#fff">
            <text:p>#fff</text:p>
          </table:table-cell>
          <table:table-cell table:style-name="ce6" table:formula="of:=[.P95]" office:value-type="string" office:string-value="#fff">
            <text:p>#fff</text:p>
          </table:table-cell>
          <table:table-cell table:style-name="ce6" table:formula="of:=[.Q95]" office:value-type="string" office:string-value="#fff">
            <text:p>#fff</text:p>
          </table:table-cell>
          <table:table-cell table:style-name="ce6" table:formula="of:=[.R95]" office:value-type="string" office:string-value="#fff">
            <text:p>#fff</text:p>
          </table:table-cell>
          <table:table-cell table:style-name="ce6" table:formula="of:=[.S95]" office:value-type="string" office:string-value="#fff">
            <text:p>#fff</text:p>
          </table:table-cell>
          <table:table-cell table:style-name="ce6" table:formula="of:=[.T95]" office:value-type="string" office:string-value="#fff">
            <text:p>#fff</text:p>
          </table:table-cell>
          <table:table-cell table:style-name="ce6" table:number-columns-repeated="1004"/>
        </table:table-row>
        <table:table-row table:style-name="ro2">
          <table:table-cell table:formula="of:=[.A96]" office:value-type="string" office:string-value="steps">
            <text:p>steps</text:p>
          </table:table-cell>
          <table:table-cell table:formula="of:=[.B96]" office:value-type="float" office:value="0">
            <text:p>0</text:p>
          </table:table-cell>
          <table:table-cell table:formula="of:=[.C175]" office:value-type="string" office:string-value="yes">
            <text:p>yes</text:p>
          </table:table-cell>
          <table:table-cell table:formula="of:=[.D96]" office:value-type="float" office:value="0">
            <text:p>0</text:p>
          </table:table-cell>
          <table:table-cell/>
          <table:table-cell table:style-name="Default" table:formula="of:=CONCATENATE([.F96];&quot;-bridge&quot;)" office:value-type="string" office:string-value="fill-bridge">
            <text:p>fill-bridge</text:p>
          </table:table-cell>
          <table:table-cell table:formula="of:=[.G96]" office:value-type="string" office:string-value="line.stroke-width">
            <text:p>line.stroke-width</text:p>
          </table:table-cell>
          <table:table-cell table:formula="of:=[.H96]" office:value-type="float" office:value="0">
            <text:p>0</text:p>
          </table:table-cell>
          <table:table-cell table:formula="of:=[.I96]" office:value-type="float" office:value="0">
            <text:p>0</text:p>
          </table:table-cell>
          <table:table-cell table:formula="of:=[.J96]" office:value-type="float" office:value="0">
            <text:p>0</text:p>
          </table:table-cell>
          <table:table-cell table:formula="of:=[.K96]" office:value-type="float" office:value="0">
            <text:p>0</text:p>
          </table:table-cell>
          <table:table-cell table:formula="of:=[.L96]" office:value-type="float" office:value="0">
            <text:p>0</text:p>
          </table:table-cell>
          <table:table-cell table:formula="of:=[.M96]" office:value-type="float" office:value="0">
            <text:p>0</text:p>
          </table:table-cell>
          <table:table-cell table:formula="of:=[.N96]" office:value-type="float" office:value="0">
            <text:p>0</text:p>
          </table:table-cell>
          <table:table-cell table:formula="of:=[.O96]" office:value-type="float" office:value="1">
            <text:p>1</text:p>
          </table:table-cell>
          <table:table-cell table:formula="of:=[.P96]" office:value-type="float" office:value="1.18518518518519">
            <text:p>1.1851851852</text:p>
          </table:table-cell>
          <table:table-cell table:formula="of:=[.Q96]" office:value-type="float" office:value="1.77777777777778">
            <text:p>1.7777777778</text:p>
          </table:table-cell>
          <table:table-cell table:formula="of:=[.R96]" office:value-type="float" office:value="2.66666666666667">
            <text:p>2.6666666667</text:p>
          </table:table-cell>
          <table:table-cell table:formula="of:=[.S96]" office:value-type="float" office:value="4">
            <text:p>4</text:p>
          </table:table-cell>
          <table:table-cell table:formula="of:=[.T96]" office:value-type="float" office:value="6">
            <text:p>6</text:p>
          </table:table-cell>
          <table:table-cell table:number-columns-repeated="1004"/>
        </table:table-row>
        <table:table-row table:style-name="ro2">
          <table:table-cell table:formula="of:=[.A97]" office:value-type="string" office:string-value="steps">
            <text:p>steps</text:p>
          </table:table-cell>
          <table:table-cell table:formula="of:=[.B97]" office:value-type="float" office:value="0">
            <text:p>0</text:p>
          </table:table-cell>
          <table:table-cell table:formula="of:=[.C176]" office:value-type="string" office:string-value="yes">
            <text:p>yes</text:p>
          </table:table-cell>
          <table:table-cell table:formula="of:=[.D97]" office:value-type="float" office:value="0">
            <text:p>0</text:p>
          </table:table-cell>
          <table:table-cell/>
          <table:table-cell table:style-name="Default" table:formula="of:=CONCATENATE([.F97];&quot;-bridge&quot;)" office:value-type="string" office:string-value="fill-bridge">
            <text:p>fill-bridge</text:p>
          </table:table-cell>
          <table:table-cell table:formula="of:=[.G97]" office:value-type="string" office:string-value="line.stroke-dasharray">
            <text:p>line.stroke-dasharray</text:p>
          </table:table-cell>
          <table:table-cell table:formula="of:=[.H97]" office:value-type="float" office:value="0">
            <text:p>0</text:p>
          </table:table-cell>
          <table:table-cell table:formula="of:=[.I97]" office:value-type="float" office:value="0">
            <text:p>0</text:p>
          </table:table-cell>
          <table:table-cell table:formula="of:=[.J97]" office:value-type="float" office:value="0">
            <text:p>0</text:p>
          </table:table-cell>
          <table:table-cell table:formula="of:=[.K97]" office:value-type="float" office:value="0">
            <text:p>0</text:p>
          </table:table-cell>
          <table:table-cell table:formula="of:=[.L97]" office:value-type="float" office:value="0">
            <text:p>0</text:p>
          </table:table-cell>
          <table:table-cell table:formula="of:=[.M97]" office:value-type="float" office:value="0">
            <text:p>0</text:p>
          </table:table-cell>
          <table:table-cell table:formula="of:=[.N97]" office:value-type="float" office:value="0">
            <text:p>0</text:p>
          </table:table-cell>
          <table:table-cell table:formula="of:=[.O97]" office:value-type="string" office:string-value="2,2">
            <text:p>2,2</text:p>
          </table:table-cell>
          <table:table-cell table:formula="of:=[.P97]" office:value-type="string" office:string-value="2,2">
            <text:p>2,2</text:p>
          </table:table-cell>
          <table:table-cell table:formula="of:=[.Q97]" office:value-type="string" office:string-value="2,2">
            <text:p>2,2</text:p>
          </table:table-cell>
          <table:table-cell table:formula="of:=[.R97]" office:value-type="string" office:string-value="2,2">
            <text:p>2,2</text:p>
          </table:table-cell>
          <table:table-cell table:formula="of:=[.S97]" office:value-type="string" office:string-value="2,2">
            <text:p>2,2</text:p>
          </table:table-cell>
          <table:table-cell table:formula="of:=[.T97]" office:value-type="string" office:string-value="2,2">
            <text:p>2,2</text:p>
          </table:table-cell>
          <table:table-cell table:number-columns-repeated="1004"/>
        </table:table-row>
        <table:table-row table:style-name="ro2">
          <table:table-cell table:formula="of:=[.A98]" office:value-type="string" office:string-value="steps">
            <text:p>steps</text:p>
          </table:table-cell>
          <table:table-cell table:formula="of:=[.B98]" office:value-type="float" office:value="0">
            <text:p>0</text:p>
          </table:table-cell>
          <table:table-cell table:formula="of:=[.C177]" office:value-type="string" office:string-value="yes">
            <text:p>yes</text:p>
          </table:table-cell>
          <table:table-cell table:formula="of:=[.D98]" office:value-type="float" office:value="0">
            <text:p>0</text:p>
          </table:table-cell>
          <table:table-cell/>
          <table:table-cell table:style-name="Default" table:formula="of:=CONCATENATE([.F98];&quot;-bridge&quot;)" office:value-type="string" office:string-value="fill-bridge">
            <text:p>fill-bridge</text:p>
          </table:table-cell>
          <table:table-cell table:formula="of:=[.G98]" office:value-type="string" office:string-value="line.stroke-linecap">
            <text:p>line.stroke-linecap</text:p>
          </table:table-cell>
          <table:table-cell table:formula="of:=[.H98]" office:value-type="float" office:value="0">
            <text:p>0</text:p>
          </table:table-cell>
          <table:table-cell table:formula="of:=[.I98]" office:value-type="float" office:value="0">
            <text:p>0</text:p>
          </table:table-cell>
          <table:table-cell table:formula="of:=[.J98]" office:value-type="float" office:value="0">
            <text:p>0</text:p>
          </table:table-cell>
          <table:table-cell table:formula="of:=[.K98]" office:value-type="float" office:value="0">
            <text:p>0</text:p>
          </table:table-cell>
          <table:table-cell table:formula="of:=[.L98]" office:value-type="float" office:value="0">
            <text:p>0</text:p>
          </table:table-cell>
          <table:table-cell table:formula="of:=[.M98]" office:value-type="float" office:value="0">
            <text:p>0</text:p>
          </table:table-cell>
          <table:table-cell table:formula="of:=[.N98]" office:value-type="float" office:value="0">
            <text:p>0</text:p>
          </table:table-cell>
          <table:table-cell table:formula="of:=[.O98]" office:value-type="string" office:string-value="butt">
            <text:p>butt</text:p>
          </table:table-cell>
          <table:table-cell table:formula="of:=[.P98]" office:value-type="string" office:string-value="butt">
            <text:p>butt</text:p>
          </table:table-cell>
          <table:table-cell table:formula="of:=[.Q98]" office:value-type="string" office:string-value="butt">
            <text:p>butt</text:p>
          </table:table-cell>
          <table:table-cell table:formula="of:=[.R98]" office:value-type="string" office:string-value="butt">
            <text:p>butt</text:p>
          </table:table-cell>
          <table:table-cell table:formula="of:=[.S98]" office:value-type="string" office:string-value="butt">
            <text:p>butt</text:p>
          </table:table-cell>
          <table:table-cell table:formula="of:=[.T98]" office:value-type="string" office:string-value="butt">
            <text:p>butt</text:p>
          </table:table-cell>
          <table:table-cell table:number-columns-repeated="1004"/>
        </table:table-row>
        <table:table-row table:style-name="ro2">
          <table:table-cell table:formula="of:=[.A99]" office:value-type="string" office:string-value="steps">
            <text:p>steps</text:p>
          </table:table-cell>
          <table:table-cell table:formula="of:=[.B99]" office:value-type="float" office:value="0">
            <text:p>0</text:p>
          </table:table-cell>
          <table:table-cell table:formula="of:=[.C178]" office:value-type="string" office:string-value="yes">
            <text:p>yes</text:p>
          </table:table-cell>
          <table:table-cell table:formula="of:=[.D99]" office:value-type="float" office:value="0">
            <text:p>0</text:p>
          </table:table-cell>
          <table:table-cell/>
          <table:table-cell table:style-name="Default" table:formula="of:=CONCATENATE([.F99];&quot;-bridge&quot;)" office:value-type="string" office:string-value="casing-bridge">
            <text:p>casing-bridge</text:p>
          </table:table-cell>
          <table:table-cell table:formula="of:=[.G99]" office:value-type="string" office:string-value="line.stroke">
            <text:p>line.stroke</text:p>
          </table:table-cell>
          <table:table-cell table:formula="of:=[.H99]" office:value-type="float" office:value="0">
            <text:p>0</text:p>
          </table:table-cell>
          <table:table-cell table:formula="of:=[.I99]" office:value-type="float" office:value="0">
            <text:p>0</text:p>
          </table:table-cell>
          <table:table-cell table:formula="of:=[.J99]" office:value-type="float" office:value="0">
            <text:p>0</text:p>
          </table:table-cell>
          <table:table-cell table:formula="of:=[.K99]" office:value-type="float" office:value="0">
            <text:p>0</text:p>
          </table:table-cell>
          <table:table-cell table:formula="of:=[.L99]" office:value-type="float" office:value="0">
            <text:p>0</text:p>
          </table:table-cell>
          <table:table-cell table:formula="of:=[.M99]" office:value-type="float" office:value="0">
            <text:p>0</text:p>
          </table:table-cell>
          <table:table-cell table:formula="of:=[.N99]" office:value-type="float" office:value="0">
            <text:p>0</text:p>
          </table:table-cell>
          <table:table-cell table:formula="of:=[.P179]" office:value-type="string" office:string-value="#aaa">
            <text:p>#aaa</text:p>
          </table:table-cell>
          <table:table-cell table:formula="of:=[.Q179]" office:value-type="string" office:string-value="#aaa">
            <text:p>#aaa</text:p>
          </table:table-cell>
          <table:table-cell table:formula="of:=[.R179]" office:value-type="string" office:string-value="#aaa">
            <text:p>#aaa</text:p>
          </table:table-cell>
          <table:table-cell table:formula="of:=[.S179]" office:value-type="string" office:string-value="#aaa">
            <text:p>#aaa</text:p>
          </table:table-cell>
          <table:table-cell table:formula="of:=[.T179]" office:value-type="string" office:string-value="#aaa">
            <text:p>#aaa</text:p>
          </table:table-cell>
          <table:table-cell table:formula="of:=[constants.$D$12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100]" office:value-type="string" office:string-value="steps">
            <text:p>steps</text:p>
          </table:table-cell>
          <table:table-cell table:formula="of:=[.B100]" office:value-type="float" office:value="0">
            <text:p>0</text:p>
          </table:table-cell>
          <table:table-cell table:formula="of:=[.C179]" office:value-type="string" office:string-value="yes">
            <text:p>yes</text:p>
          </table:table-cell>
          <table:table-cell table:formula="of:=[.D100]" office:value-type="float" office:value="0">
            <text:p>0</text:p>
          </table:table-cell>
          <table:table-cell/>
          <table:table-cell table:style-name="Default" table:formula="of:=CONCATENATE([.F100];&quot;-bridge&quot;)" office:value-type="string" office:string-value="casing-bridge">
            <text:p>casing-bridge</text:p>
          </table:table-cell>
          <table:table-cell table:formula="of:=[.G100]" office:value-type="string" office:string-value="line.stroke-width">
            <text:p>line.stroke-width</text:p>
          </table:table-cell>
          <table:table-cell table:formula="of:=[.H100]" office:value-type="float" office:value="0">
            <text:p>0</text:p>
          </table:table-cell>
          <table:table-cell table:formula="of:=[.I100]" office:value-type="float" office:value="0">
            <text:p>0</text:p>
          </table:table-cell>
          <table:table-cell table:formula="of:=[.J100]" office:value-type="float" office:value="0">
            <text:p>0</text:p>
          </table:table-cell>
          <table:table-cell table:formula="of:=[.K100]" office:value-type="float" office:value="0">
            <text:p>0</text:p>
          </table:table-cell>
          <table:table-cell table:formula="of:=[.L100]" office:value-type="float" office:value="0">
            <text:p>0</text:p>
          </table:table-cell>
          <table:table-cell table:formula="of:=[.M100]" office:value-type="float" office:value="0">
            <text:p>0</text:p>
          </table:table-cell>
          <table:table-cell table:formula="of:=[.N100]" office:value-type="float" office:value="0">
            <text:p>0</text:p>
          </table:table-cell>
          <table:table-cell table:formula="of:=[.O176]+2" office:value-type="float" office:value="3">
            <text:p>3</text:p>
          </table:table-cell>
          <table:table-cell table:formula="of:=[.P176]+2" office:value-type="float" office:value="3.18518518518519">
            <text:p>3.1851851852</text:p>
          </table:table-cell>
          <table:table-cell table:formula="of:=[.Q176]+2" office:value-type="float" office:value="3.77777777777778">
            <text:p>3.7777777778</text:p>
          </table:table-cell>
          <table:table-cell table:formula="of:=[.R176]+2" office:value-type="float" office:value="4.66666666666667">
            <text:p>4.6666666667</text:p>
          </table:table-cell>
          <table:table-cell table:formula="of:=[.S176]+2" office:value-type="float" office:value="6">
            <text:p>6</text:p>
          </table:table-cell>
          <table:table-cell table:formula="of:=[.T176]+2" office:value-type="float" office:value="8">
            <text:p>8</text:p>
          </table:table-cell>
          <table:table-cell table:number-columns-repeated="1004"/>
        </table:table-row>
        <table:table-row table:style-name="ro2">
          <table:table-cell table:formula="of:=[.A101]" office:value-type="string" office:string-value="steps">
            <text:p>steps</text:p>
          </table:table-cell>
          <table:table-cell table:formula="of:=[.B101]" office:value-type="float" office:value="0">
            <text:p>0</text:p>
          </table:table-cell>
          <table:table-cell table:formula="of:=[.C180]" office:value-type="string" office:string-value="yes">
            <text:p>yes</text:p>
          </table:table-cell>
          <table:table-cell table:formula="of:=[.D101]" office:value-type="float" office:value="0">
            <text:p>0</text:p>
          </table:table-cell>
          <table:table-cell/>
          <table:table-cell table:style-name="Default" table:formula="of:=CONCATENATE([.F101];&quot;-bridge&quot;)" office:value-type="string" office:string-value="area-fill-bridge">
            <text:p>area-fill-bridge</text:p>
          </table:table-cell>
          <table:table-cell table:formula="of:=[.G101]" office:value-type="string" office:string-value="poly.fill">
            <text:p>poly.fill</text:p>
          </table:table-cell>
          <table:table-cell table:formula="of:=[.H101]" office:value-type="float" office:value="0">
            <text:p>0</text:p>
          </table:table-cell>
          <table:table-cell table:formula="of:=[.I101]" office:value-type="float" office:value="0">
            <text:p>0</text:p>
          </table:table-cell>
          <table:table-cell table:formula="of:=[.J101]" office:value-type="float" office:value="0">
            <text:p>0</text:p>
          </table:table-cell>
          <table:table-cell table:formula="of:=[.K101]" office:value-type="float" office:value="0">
            <text:p>0</text:p>
          </table:table-cell>
          <table:table-cell table:formula="of:=[.L101]" office:value-type="float" office:value="0">
            <text:p>0</text:p>
          </table:table-cell>
          <table:table-cell table:formula="of:=[.M101]" office:value-type="float" office:value="0">
            <text:p>0</text:p>
          </table:table-cell>
          <table:table-cell table:formula="of:=[.N101]" office:value-type="float" office:value="0">
            <text:p>0</text:p>
          </table:table-cell>
          <table:table-cell table:formula="of:=[.O101]" office:value-type="string" office:string-value="#fff">
            <text:p>#fff</text:p>
          </table:table-cell>
          <table:table-cell table:formula="of:=[.P101]" office:value-type="string" office:string-value="#fff">
            <text:p>#fff</text:p>
          </table:table-cell>
          <table:table-cell table:formula="of:=[.Q101]" office:value-type="string" office:string-value="#fff">
            <text:p>#fff</text:p>
          </table:table-cell>
          <table:table-cell table:formula="of:=[.R101]" office:value-type="string" office:string-value="#fff">
            <text:p>#fff</text:p>
          </table:table-cell>
          <table:table-cell table:formula="of:=[.S101]" office:value-type="string" office:string-value="#fff">
            <text:p>#fff</text:p>
          </table:table-cell>
          <table:table-cell table:formula="of:=[.T101]" office:value-type="string" office:string-value="#fff">
            <text:p>#fff</text:p>
          </table:table-cell>
          <table:table-cell table:number-columns-repeated="1004"/>
        </table:table-row>
        <table:table-row table:style-name="ro2">
          <table:table-cell table:formula="of:=[.A102]" office:value-type="string" office:string-value="steps">
            <text:p>steps</text:p>
          </table:table-cell>
          <table:table-cell table:formula="of:=[.B102]" office:value-type="float" office:value="0">
            <text:p>0</text:p>
          </table:table-cell>
          <table:table-cell table:formula="of:=[.C181]" office:value-type="string" office:string-value="yes">
            <text:p>yes</text:p>
          </table:table-cell>
          <table:table-cell table:formula="of:=[.D102]" office:value-type="float" office:value="0">
            <text:p>0</text:p>
          </table:table-cell>
          <table:table-cell/>
          <table:table-cell table:style-name="Default" table:formula="of:=CONCATENATE([.F102];&quot;-bridge&quot;)" office:value-type="string" office:string-value="area-casing-bridge">
            <text:p>area-casing-bridge</text:p>
          </table:table-cell>
          <table:table-cell table:formula="of:=[.G102]" office:value-type="string" office:string-value="line.stroke">
            <text:p>line.stroke</text:p>
          </table:table-cell>
          <table:table-cell table:formula="of:=[.H102]" office:value-type="float" office:value="0">
            <text:p>0</text:p>
          </table:table-cell>
          <table:table-cell table:formula="of:=[.I102]" office:value-type="float" office:value="0">
            <text:p>0</text:p>
          </table:table-cell>
          <table:table-cell table:formula="of:=[.J102]" office:value-type="float" office:value="0">
            <text:p>0</text:p>
          </table:table-cell>
          <table:table-cell table:formula="of:=[.K102]" office:value-type="float" office:value="0">
            <text:p>0</text:p>
          </table:table-cell>
          <table:table-cell table:formula="of:=[.L102]" office:value-type="float" office:value="0">
            <text:p>0</text:p>
          </table:table-cell>
          <table:table-cell table:formula="of:=[.M102]" office:value-type="float" office:value="0">
            <text:p>0</text:p>
          </table:table-cell>
          <table:table-cell table:formula="of:=[.N102]" office:value-type="float" office:value="0">
            <text:p>0</text:p>
          </table:table-cell>
          <table:table-cell table:formula="of:=[.P182]" office:value-type="string" office:string-value="#aaa">
            <text:p>#aaa</text:p>
          </table:table-cell>
          <table:table-cell table:formula="of:=[.Q182]" office:value-type="string" office:string-value="#aaa">
            <text:p>#aaa</text:p>
          </table:table-cell>
          <table:table-cell table:formula="of:=[.R182]" office:value-type="string" office:string-value="#aaa">
            <text:p>#aaa</text:p>
          </table:table-cell>
          <table:table-cell table:formula="of:=[.S182]" office:value-type="string" office:string-value="#aaa">
            <text:p>#aaa</text:p>
          </table:table-cell>
          <table:table-cell table:formula="of:=[.T182]" office:value-type="string" office:string-value="#aaa">
            <text:p>#aaa</text:p>
          </table:table-cell>
          <table:table-cell table:formula="of:=[.T179]" office:value-type="string" office:string-value="#aaa">
            <text:p>#aaa</text:p>
          </table:table-cell>
          <table:table-cell table:number-columns-repeated="1004"/>
        </table:table-row>
        <table:table-row table:style-name="ro2">
          <table:table-cell table:formula="of:=[.A103]" office:value-type="string" office:string-value="steps">
            <text:p>steps</text:p>
          </table:table-cell>
          <table:table-cell table:formula="of:=[.B103]" office:value-type="float" office:value="0">
            <text:p>0</text:p>
          </table:table-cell>
          <table:table-cell table:formula="of:=[.C182]" office:value-type="string" office:string-value="yes">
            <text:p>yes</text:p>
          </table:table-cell>
          <table:table-cell table:formula="of:=[.D103]" office:value-type="float" office:value="0">
            <text:p>0</text:p>
          </table:table-cell>
          <table:table-cell/>
          <table:table-cell table:style-name="Default" table:formula="of:=CONCATENATE([.F103];&quot;-bridge&quot;)" office:value-type="string" office:string-value="area-casing-bridge">
            <text:p>area-casing-bridge</text:p>
          </table:table-cell>
          <table:table-cell table:formula="of:=[.G103]" office:value-type="string" office:string-value="line.stroke-width">
            <text:p>line.stroke-width</text:p>
          </table:table-cell>
          <table:table-cell table:formula="of:=[.H103]" office:value-type="float" office:value="0">
            <text:p>0</text:p>
          </table:table-cell>
          <table:table-cell table:formula="of:=[.I103]" office:value-type="float" office:value="0">
            <text:p>0</text:p>
          </table:table-cell>
          <table:table-cell table:formula="of:=[.J103]" office:value-type="float" office:value="0">
            <text:p>0</text:p>
          </table:table-cell>
          <table:table-cell table:formula="of:=[.K103]" office:value-type="float" office:value="0">
            <text:p>0</text:p>
          </table:table-cell>
          <table:table-cell table:formula="of:=[.L103]" office:value-type="float" office:value="0">
            <text:p>0</text:p>
          </table:table-cell>
          <table:table-cell table:formula="of:=[.M103]" office:value-type="float" office:value="0">
            <text:p>0</text:p>
          </table:table-cell>
          <table:table-cell table:formula="of:=[.N103]" office:value-type="float" office:value="0">
            <text:p>0</text:p>
          </table:table-cell>
          <table:table-cell table:formula="of:=[.O103]" office:value-type="float" office:value="1">
            <text:p>1</text:p>
          </table:table-cell>
          <table:table-cell table:formula="of:=[.P103]" office:value-type="float" office:value="1">
            <text:p>1</text:p>
          </table:table-cell>
          <table:table-cell table:formula="of:=[.Q103]" office:value-type="float" office:value="1">
            <text:p>1</text:p>
          </table:table-cell>
          <table:table-cell table:formula="of:=[.R103]" office:value-type="float" office:value="1">
            <text:p>1</text:p>
          </table:table-cell>
          <table:table-cell table:formula="of:=[.S103]" office:value-type="float" office:value="1">
            <text:p>1</text:p>
          </table:table-cell>
          <table:table-cell table:formula="of:=[.T103]" office:value-type="float" office:value="1">
            <text:p>1</text:p>
          </table:table-cell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tunnels (TODO also affects cycleway-tunnels?)</text:p>
          </table:table-cell>
          <table:table-cell table:number-columns-repeated="1023"/>
        </table:table-row>
        <table:table-row table:style-name="ro3">
          <table:table-cell office:value-type="string">
            <text:p>all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fill</text:p>
          </table:table-cell>
          <table:table-cell office:value-type="string">
            <text:p>line.stroke</text:p>
          </table:table-cell>
          <table:table-cell table:formula="of:=[.I187]" office:value-type="string" office:string-value="#F6F6F6">
            <text:p>#F6F6F6</text:p>
          </table:table-cell>
          <table:table-cell table:formula="of:=[.J187]" office:value-type="string" office:string-value="#F6F6F6">
            <text:p>#F6F6F6</text:p>
          </table:table-cell>
          <table:table-cell table:formula="of:=[.K187]" office:value-type="string" office:string-value="#F6F6F6">
            <text:p>#F6F6F6</text:p>
          </table:table-cell>
          <table:table-cell table:formula="of:=[.L187]" office:value-type="string" office:string-value="#F6F6F6">
            <text:p>#F6F6F6</text:p>
          </table:table-cell>
          <table:table-cell table:formula="of:=[.M187]" office:value-type="string" office:string-value="#F6F6F6">
            <text:p>#F6F6F6</text:p>
          </table:table-cell>
          <table:table-cell table:formula="of:=[.N187]" office:value-type="string" office:string-value="#F6F6F6">
            <text:p>#F6F6F6</text:p>
          </table:table-cell>
          <table:table-cell table:formula="of:=[.O187]" office:value-type="string" office:string-value="#F6F6F6">
            <text:p>#F6F6F6</text:p>
          </table:table-cell>
          <table:table-cell table:formula="of:=[.P187]" office:value-type="string" office:string-value="#F6F6F6">
            <text:p>#F6F6F6</text:p>
          </table:table-cell>
          <table:table-cell table:formula="of:=[.Q187]" office:value-type="string" office:string-value="#F6F6F6">
            <text:p>#F6F6F6</text:p>
          </table:table-cell>
          <table:table-cell table:formula="of:=[.R187]" office:value-type="string" office:string-value="#F6F6F6">
            <text:p>#F6F6F6</text:p>
          </table:table-cell>
          <table:table-cell table:formula="of:=[.S187]" office:value-type="string" office:string-value="#F6F6F6">
            <text:p>#F6F6F6</text:p>
          </table:table-cell>
          <table:table-cell table:formula="of:=[.T187]" office:value-type="string" office:string-value="#F6F6F6">
            <text:p>#F6F6F6</text:p>
          </table:table-cell>
          <table:table-cell table:formula="of:=[constants.$B$14]" office:value-type="string" office:string-value="#F6F6F6">
            <text:p>#F6F6F6</text:p>
          </table:table-cell>
          <table:table-cell table:number-columns-repeated="1004"/>
        </table:table-row>
        <table:table-row table:style-name="ro3">
          <table:table-cell office:value-type="string">
            <text:p>all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casing</text:p>
          </table:table-cell>
          <table:table-cell office:value-type="string">
            <text:p>line.stroke-dasharray</text:p>
          </table:table-cell>
          <table:table-cell table:formula="of:=[.I188]" office:value-type="string" office:string-value="8,8">
            <text:p>8,8</text:p>
          </table:table-cell>
          <table:table-cell table:formula="of:=[.J188]" office:value-type="string" office:string-value="8,8">
            <text:p>8,8</text:p>
          </table:table-cell>
          <table:table-cell table:formula="of:=[.K188]" office:value-type="string" office:string-value="8,8">
            <text:p>8,8</text:p>
          </table:table-cell>
          <table:table-cell table:formula="of:=[.L188]" office:value-type="string" office:string-value="8,8">
            <text:p>8,8</text:p>
          </table:table-cell>
          <table:table-cell table:formula="of:=[.M188]" office:value-type="string" office:string-value="8,8">
            <text:p>8,8</text:p>
          </table:table-cell>
          <table:table-cell table:formula="of:=[.N188]" office:value-type="string" office:string-value="8,8">
            <text:p>8,8</text:p>
          </table:table-cell>
          <table:table-cell table:formula="of:=[.O188]" office:value-type="string" office:string-value="8,8">
            <text:p>8,8</text:p>
          </table:table-cell>
          <table:table-cell table:formula="of:=[.P188]" office:value-type="string" office:string-value="8,8">
            <text:p>8,8</text:p>
          </table:table-cell>
          <table:table-cell table:formula="of:=[.Q188]" office:value-type="string" office:string-value="8,8">
            <text:p>8,8</text:p>
          </table:table-cell>
          <table:table-cell table:formula="of:=[.R188]" office:value-type="string" office:string-value="8,8">
            <text:p>8,8</text:p>
          </table:table-cell>
          <table:table-cell table:formula="of:=[.S188]" office:value-type="string" office:string-value="8,8">
            <text:p>8,8</text:p>
          </table:table-cell>
          <table:table-cell table:formula="of:=[.T188]" office:value-type="string" office:string-value="8,8">
            <text:p>8,8</text:p>
          </table:table-cell>
          <table:table-cell office:value-type="string">
            <text:p>8,8</text:p>
          </table:table-cell>
          <table:table-cell table:number-columns-repeated="1004"/>
        </table:table-row>
        <table:table-row table:style-name="ro3">
          <table:table-cell office:value-type="string">
            <text:p>all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casing</text:p>
          </table:table-cell>
          <table:table-cell office:value-type="string">
            <text:p>line.stroke-linecap</text:p>
          </table:table-cell>
          <table:table-cell table:formula="of:=[.I189]" office:value-type="string" office:string-value="butt">
            <text:p>butt</text:p>
          </table:table-cell>
          <table:table-cell table:formula="of:=[.J189]" office:value-type="string" office:string-value="butt">
            <text:p>butt</text:p>
          </table:table-cell>
          <table:table-cell table:formula="of:=[.K189]" office:value-type="string" office:string-value="butt">
            <text:p>butt</text:p>
          </table:table-cell>
          <table:table-cell table:formula="of:=[.L189]" office:value-type="string" office:string-value="butt">
            <text:p>butt</text:p>
          </table:table-cell>
          <table:table-cell table:formula="of:=[.M189]" office:value-type="string" office:string-value="butt">
            <text:p>butt</text:p>
          </table:table-cell>
          <table:table-cell table:formula="of:=[.N189]" office:value-type="string" office:string-value="butt">
            <text:p>butt</text:p>
          </table:table-cell>
          <table:table-cell table:formula="of:=[.O189]" office:value-type="string" office:string-value="butt">
            <text:p>butt</text:p>
          </table:table-cell>
          <table:table-cell table:formula="of:=[.P189]" office:value-type="string" office:string-value="butt">
            <text:p>butt</text:p>
          </table:table-cell>
          <table:table-cell table:formula="of:=[.Q189]" office:value-type="string" office:string-value="butt">
            <text:p>butt</text:p>
          </table:table-cell>
          <table:table-cell table:formula="of:=[.R189]" office:value-type="string" office:string-value="butt">
            <text:p>butt</text:p>
          </table:table-cell>
          <table:table-cell table:formula="of:=[.S189]" office:value-type="string" office:string-value="butt">
            <text:p>butt</text:p>
          </table:table-cell>
          <table:table-cell table:formula="of:=[.T189]" office:value-type="string" office:string-value="butt">
            <text:p>butt</text:p>
          </table:table-cell>
          <table:table-cell office:value-type="string">
            <text:p>butt</text:p>
          </table:table-cell>
          <table:table-cell table:number-columns-repeated="1004"/>
        </table:table-row>
        <table:table-row table:style-name="ro3">
          <table:table-cell office:value-type="string">
            <text:p>all</text:p>
          </table:table-cell>
          <table:table-cell table:number-columns-repeated="2"/>
          <table:table-cell office:value-type="string">
            <text:p>noCycle</text:p>
          </table:table-cell>
          <table:table-cell/>
          <table:table-cell office:value-type="string">
            <text:p>fill</text:p>
          </table:table-cell>
          <table:table-cell office:value-type="string">
            <text:p>line.stroke</text:p>
          </table:table-cell>
          <table:table-cell table:formula="of:=[constants.$B$2]" office:value-type="string" office:string-value="#f1eee8">
            <text:p>#f1eee8</text:p>
          </table:table-cell>
          <table:table-cell table:formula="of:=[constants.$B$2]" office:value-type="string" office:string-value="#f1eee8">
            <text:p>#f1eee8</text:p>
          </table:table-cell>
          <table:table-cell table:formula="of:=[constants.$B$2]" office:value-type="string" office:string-value="#f1eee8">
            <text:p>#f1eee8</text:p>
          </table:table-cell>
          <table:table-cell table:formula="of:=[constants.$B$2]" office:value-type="string" office:string-value="#f1eee8">
            <text:p>#f1eee8</text:p>
          </table:table-cell>
          <table:table-cell table:formula="of:=[constants.$B$2]" office:value-type="string" office:string-value="#f1eee8">
            <text:p>#f1eee8</text:p>
          </table:table-cell>
          <table:table-cell table:formula="of:=[constants.$B$2]" office:value-type="string" office:string-value="#f1eee8">
            <text:p>#f1eee8</text:p>
          </table:table-cell>
          <table:table-cell table:formula="of:=[constants.$B$2]" office:value-type="string" office:string-value="#f1eee8">
            <text:p>#f1eee8</text:p>
          </table:table-cell>
          <table:table-cell table:formula="of:=[constants.$B$2]" office:value-type="string" office:string-value="#f1eee8">
            <text:p>#f1eee8</text:p>
          </table:table-cell>
          <table:table-cell table:formula="of:=[constants.$B$2]" office:value-type="string" office:string-value="#f1eee8">
            <text:p>#f1eee8</text:p>
          </table:table-cell>
          <table:table-cell table:formula="of:=[constants.$B$2]" office:value-type="string" office:string-value="#f1eee8">
            <text:p>#f1eee8</text:p>
          </table:table-cell>
          <table:table-cell table:formula="of:=[constants.$B$2]" office:value-type="string" office:string-value="#f1eee8">
            <text:p>#f1eee8</text:p>
          </table:table-cell>
          <table:table-cell table:formula="of:=[constants.$B$2]" office:value-type="string" office:string-value="#f1eee8">
            <text:p>#f1eee8</text:p>
          </table:table-cell>
          <table:table-cell table:formula="of:=[constants.$B$2]" office:value-type="string" office:string-value="#f1eee8">
            <text:p>#f1eee8</text:p>
          </table:table-cell>
          <table:table-cell table:number-columns-repeated="1004"/>
        </table:table-row>
        <table:table-row table:style-name="ro3" table:number-rows-repeated="158">
          <table:table-cell table:number-columns-repeated="1024"/>
        </table:table-row>
        <table:table-row table:style-name="ro3" table:number-rows-repeated="5">
          <table:table-cell table:style-name="ce7" table:number-columns-repeated="5"/>
          <table:table-cell/>
          <table:table-cell table:style-name="ce7" table:number-columns-repeated="1018"/>
        </table:table-row>
        <table:table-row table:style-name="ro3" table:number-rows-repeated="10482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stants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2">
          <table:table-cell/>
          <table:table-cell office:value-type="string">
            <text:p>fill</text:p>
          </table:table-cell>
          <table:table-cell office:value-type="string">
            <text:p>casing</text:p>
          </table:table-cell>
          <table:table-cell office:value-type="string">
            <text:p>casing-bridge</text:p>
          </table:table-cell>
          <table:table-cell office:value-type="string">
            <text:p>width</text:p>
          </table:table-cell>
        </table:table-row>
        <table:table-row table:style-name="ro2">
          <table:table-cell office:value-type="string">
            <text:p>motorway,trunk</text:p>
          </table:table-cell>
          <table:table-cell table:formula="of:=[.$B$17]" office:value-type="string" office:string-value="#f1eee8">
            <text:p>#f1eee8</text:p>
          </table:table-cell>
          <table:table-cell table:formula="of:=[.$B$17]" office:value-type="string" office:string-value="#f1eee8">
            <text:p>#f1eee8</text:p>
          </table:table-cell>
          <table:table-cell office:value-type="string">
            <text:p>#aaa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motorway_link,trunk_link</text:p>
          </table:table-cell>
          <table:table-cell table:formula="of:=[.$B$17]" office:value-type="string" office:string-value="#f1eee8">
            <text:p>#f1eee8</text:p>
          </table:table-cell>
          <table:table-cell table:formula="of:=[.$B$17]" office:value-type="string" office:string-value="#f1eee8">
            <text:p>#f1eee8</text:p>
          </table:table-cell>
          <table:table-cell office:value-type="string">
            <text:p>#aaa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style-name="ce5" office:value-type="string">
            <text:p>primary,primary_link</text:p>
          </table:table-cell>
          <table:table-cell office:value-type="string">
            <text:p>#ffffc3</text:p>
          </table:table-cell>
          <table:table-cell table:formula="of:=[.$B$17]" office:value-type="string" office:string-value="#f1eee8">
            <text:p>#f1eee8</text:p>
          </table:table-cell>
          <table:table-cell office:value-type="string">
            <text:p>#aaa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string">
            <text:p>secondary,secondary_link</text:p>
          </table:table-cell>
          <table:table-cell office:value-type="string">
            <text:p>#ffffd7</text:p>
          </table:table-cell>
          <table:table-cell table:formula="of:=[.$B$17]" office:value-type="string" office:string-value="#f1eee8">
            <text:p>#f1eee8</text:p>
          </table:table-cell>
          <table:table-cell office:value-type="string">
            <text:p>#aaa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tertiary</text:p>
          </table:table-cell>
          <table:table-cell office:value-type="string">
            <text:p>#ffffeb</text:p>
          </table:table-cell>
          <table:table-cell table:formula="of:=[.$B$17]" office:value-type="string" office:string-value="#f1eee8">
            <text:p>#f1eee8</text:p>
          </table:table-cell>
          <table:table-cell office:value-type="string">
            <text:p>#aaa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unclassified,road</text:p>
          </table:table-cell>
          <table:table-cell table:formula="of:=[.$B$18]" office:value-type="string" office:string-value="#fff">
            <text:p>#fff</text:p>
          </table:table-cell>
          <table:table-cell table:formula="of:=[.$B$17]" office:value-type="string" office:string-value="#f1eee8">
            <text:p>#f1eee8</text:p>
          </table:table-cell>
          <table:table-cell office:value-type="string">
            <text:p>#aaa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residential</text:p>
          </table:table-cell>
          <table:table-cell table:formula="of:=[.$B$18]" office:value-type="string" office:string-value="#fff">
            <text:p>#fff</text:p>
          </table:table-cell>
          <table:table-cell table:formula="of:=[.$B$17]" office:value-type="string" office:string-value="#f1eee8">
            <text:p>#f1eee8</text:p>
          </table:table-cell>
          <table:table-cell office:value-type="string">
            <text:p>#aaa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service</text:p>
          </table:table-cell>
          <table:table-cell table:formula="of:=[.$B$18]" office:value-type="string" office:string-value="#fff">
            <text:p>#fff</text:p>
          </table:table-cell>
          <table:table-cell table:formula="of:=[.$B$17]" office:value-type="string" office:string-value="#f1eee8">
            <text:p>#f1eee8</text:p>
          </table:table-cell>
          <table:table-cell office:value-type="string">
            <text:p>#aaa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living street</text:p>
          </table:table-cell>
          <table:table-cell table:formula="of:=[.$B$18]" office:value-type="string" office:string-value="#fff">
            <text:p>#fff</text:p>
          </table:table-cell>
          <table:table-cell table:formula="of:=[.$B$17]" office:value-type="string" office:string-value="#f1eee8">
            <text:p>#f1eee8</text:p>
          </table:table-cell>
          <table:table-cell office:value-type="string">
            <text:p>#aaa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pedestrian,paths,tracks,..</text:p>
          </table:table-cell>
          <table:table-cell table:formula="of:=[.$B$18]" office:value-type="string" office:string-value="#fff">
            <text:p>#fff</text:p>
          </table:table-cell>
          <table:table-cell table:formula="of:=[.$B$17]" office:value-type="string" office:string-value="#f1eee8">
            <text:p>#f1eee8</text:p>
          </table:table-cell>
          <table:table-cell office:value-type="string">
            <text:p>#aaa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teps</text:p>
          </table:table-cell>
          <table:table-cell table:formula="of:=[.$B$18]" office:value-type="string" office:string-value="#fff">
            <text:p>#fff</text:p>
          </table:table-cell>
          <table:table-cell table:formula="of:=[.$B$17]" office:value-type="string" office:string-value="#f1eee8">
            <text:p>#f1eee8</text:p>
          </table:table-cell>
          <table:table-cell office:value-type="string">
            <text:p>#aaa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tunnel</text:p>
          </table:table-cell>
          <table:table-cell office:value-type="string">
            <text:p>#F6F6F6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>
            <text:p>background</text:p>
          </table:table-cell>
          <table:table-cell office:value-type="string">
            <text:p>#f1eee8</text:p>
          </table:table-cell>
          <table:table-cell table:number-columns-repeated="3"/>
        </table:table-row>
        <table:table-row table:style-name="ro2">
          <table:table-cell office:value-type="string">
            <text:p>default-drivable-road</text:p>
          </table:table-cell>
          <table:table-cell office:value-type="string">
            <text:p>#fff</text:p>
          </table:table-cell>
          <table:table-cell table:number-columns-repeated="3"/>
        </table:table-row>
      </table:table>
      <table:table table:name="colors" table:style-name="ta1" table:print="false">
        <office:forms form:automatic-focus="false" form:apply-design-mode="false"/>
        <table:table-column table:style-name="co13" table:number-columns-repeated="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8" table:number-columns-repeated="1017" table:default-cell-style-name="ce10"/>
        <table:table-row table:style-name="ro2"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hex</text:p>
          </table:table-cell>
          <table:table-cell office:value-type="string">
            <text:p>#hex</text:p>
          </table:table-cell>
          <table:table-cell office:value-type="string">
            <text:p>name</text:p>
          </table:table-cell>
          <table:table-cell table:style-name="ce11" office:value-type="string">
            <text:p>source: http://www.procato.com/rgb+index/</text:p>
          </table:table-cell>
          <table:table-cell table:style-name="ce11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255">
            <text:p>255</text:p>
          </table:table-cell>
          <table:table-cell table:number-columns-repeated="2" office:value-type="float" office:value="246">
            <text:p>246</text:p>
          </table:table-cell>
          <table:table-cell table:formula="of:=CONCATENATE(DEC2HEX([.A2];2);DEC2HEX([.B2];2);DEC2HEX([.C2];2))" office:value-type="string" office:string-value="FFF6F6">
            <text:p>FFF6F6</text:p>
          </table:table-cell>
          <table:table-cell table:formula="of:=CONCATENATE(&quot;#&quot;;[.D2])" office:value-type="string" office:string-value="#FFF6F6">
            <text:p>#FFF6F6</text:p>
          </table:table-cell>
          <table:table-cell office:value-type="string">
            <text:p>1 Pinkish whit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table:number-columns-repeated="2" office:value-type="float" office:value="226">
            <text:p>226</text:p>
          </table:table-cell>
          <table:table-cell table:formula="of:=CONCATENATE(DEC2HEX([.A3];2);DEC2HEX([.B3];2);DEC2HEX([.C3];2))" office:value-type="string" office:string-value="FFE2E2">
            <text:p>FFE2E2</text:p>
          </table:table-cell>
          <table:table-cell table:formula="of:=CONCATENATE(&quot;#&quot;;[.D3])" office:value-type="string" office:string-value="#FFE2E2">
            <text:p>#FFE2E2</text:p>
          </table:table-cell>
          <table:table-cell office:value-type="string">
            <text:p>2 Very pale pink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table:number-columns-repeated="2" office:value-type="float" office:value="194">
            <text:p>194</text:p>
          </table:table-cell>
          <table:table-cell table:formula="of:=CONCATENATE(DEC2HEX([.A4];2);DEC2HEX([.B4];2);DEC2HEX([.C4];2))" office:value-type="string" office:string-value="FFC2C2">
            <text:p>FFC2C2</text:p>
          </table:table-cell>
          <table:table-cell table:formula="of:=CONCATENATE(&quot;#&quot;;[.D4])" office:value-type="string" office:string-value="#FFC2C2">
            <text:p>#FFC2C2</text:p>
          </table:table-cell>
          <table:table-cell office:value-type="string">
            <text:p>3 Pale pink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table:number-columns-repeated="2" office:value-type="float" office:value="158">
            <text:p>158</text:p>
          </table:table-cell>
          <table:table-cell table:formula="of:=CONCATENATE(DEC2HEX([.A5];2);DEC2HEX([.B5];2);DEC2HEX([.C5];2))" office:value-type="string" office:string-value="FF9E9E">
            <text:p>FF9E9E</text:p>
          </table:table-cell>
          <table:table-cell table:formula="of:=CONCATENATE(&quot;#&quot;;[.D5])" office:value-type="string" office:string-value="#FF9E9E">
            <text:p>#FF9E9E</text:p>
          </table:table-cell>
          <table:table-cell office:value-type="string">
            <text:p>4 Light pink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table:number-columns-repeated="2" office:value-type="float" office:value="101">
            <text:p>101</text:p>
          </table:table-cell>
          <table:table-cell table:formula="of:=CONCATENATE(DEC2HEX([.A6];2);DEC2HEX([.B6];2);DEC2HEX([.C6];2))" office:value-type="string" office:string-value="FF6565">
            <text:p>FF6565</text:p>
          </table:table-cell>
          <table:table-cell table:formula="of:=CONCATENATE(&quot;#&quot;;[.D6])" office:value-type="string" office:string-value="#FF6565">
            <text:p>#FF6565</text:p>
          </table:table-cell>
          <table:table-cell office:value-type="string">
            <text:p>5 Light brilliant red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table:formula="of:=CONCATENATE(DEC2HEX([.A7];2);DEC2HEX([.B7];2);DEC2HEX([.C7];2))" office:value-type="string" office:string-value="FF0000">
            <text:p>FF0000</text:p>
          </table:table-cell>
          <table:table-cell table:formula="of:=CONCATENATE(&quot;#&quot;;[.D7])" office:value-type="string" office:string-value="#FF0000">
            <text:p>#FF0000</text:p>
          </table:table-cell>
          <table:table-cell office:value-type="string">
            <text:p>6 Luminous vivid red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table:number-columns-repeated="2" office:value-type="float" office:value="218">
            <text:p>218</text:p>
          </table:table-cell>
          <table:table-cell table:formula="of:=CONCATENATE(DEC2HEX([.A8];2);DEC2HEX([.B8];2);DEC2HEX([.C8];2))" office:value-type="string" office:string-value="E7DADA">
            <text:p>E7DADA</text:p>
          </table:table-cell>
          <table:table-cell table:formula="of:=CONCATENATE(&quot;#&quot;;[.D8])" office:value-type="string" office:string-value="#E7DADA">
            <text:p>#E7DADA</text:p>
          </table:table-cell>
          <table:table-cell office:value-type="string">
            <text:p>7 Pinkish gray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table:number-columns-repeated="2" office:value-type="float" office:value="184">
            <text:p>184</text:p>
          </table:table-cell>
          <table:table-cell table:formula="of:=CONCATENATE(DEC2HEX([.A9];2);DEC2HEX([.B9];2);DEC2HEX([.C9];2))" office:value-type="string" office:string-value="E7B8B8">
            <text:p>E7B8B8</text:p>
          </table:table-cell>
          <table:table-cell table:formula="of:=CONCATENATE(&quot;#&quot;;[.D9])" office:value-type="string" office:string-value="#E7B8B8">
            <text:p>#E7B8B8</text:p>
          </table:table-cell>
          <table:table-cell office:value-type="string">
            <text:p>8 Pale, grayish pink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table:number-columns-repeated="2" office:value-type="float" office:value="139">
            <text:p>139</text:p>
          </table:table-cell>
          <table:table-cell table:formula="of:=CONCATENATE(DEC2HEX([.A10];2);DEC2HEX([.B10];2);DEC2HEX([.C10];2))" office:value-type="string" office:string-value="E78B8B">
            <text:p>E78B8B</text:p>
          </table:table-cell>
          <table:table-cell table:formula="of:=CONCATENATE(&quot;#&quot;;[.D10])" office:value-type="string" office:string-value="#E78B8B">
            <text:p>#E78B8B</text:p>
          </table:table-cell>
          <table:table-cell office:value-type="string">
            <text:p>9 Pink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table:number-columns-repeated="2" office:value-type="float" office:value="81">
            <text:p>81</text:p>
          </table:table-cell>
          <table:table-cell table:formula="of:=CONCATENATE(DEC2HEX([.A11];2);DEC2HEX([.B11];2);DEC2HEX([.C11];2))" office:value-type="string" office:string-value="E75151">
            <text:p>E75151</text:p>
          </table:table-cell>
          <table:table-cell table:formula="of:=CONCATENATE(&quot;#&quot;;[.D11])" office:value-type="string" office:string-value="#E75151">
            <text:p>#E75151</text:p>
          </table:table-cell>
          <table:table-cell office:value-type="string">
            <text:p>10 Brilliant red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table:formula="of:=CONCATENATE(DEC2HEX([.A12];2);DEC2HEX([.B12];2);DEC2HEX([.C12];2))" office:value-type="string" office:string-value="E70000">
            <text:p>E70000</text:p>
          </table:table-cell>
          <table:table-cell table:formula="of:=CONCATENATE(&quot;#&quot;;[.D12])" office:value-type="string" office:string-value="#E70000">
            <text:p>#E70000</text:p>
          </table:table-cell>
          <table:table-cell office:value-type="string">
            <text:p>11 Vivid red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table:number-columns-repeated="2" office:value-type="float" office:value="156">
            <text:p>156</text:p>
          </table:table-cell>
          <table:table-cell table:formula="of:=CONCATENATE(DEC2HEX([.A13];2);DEC2HEX([.B13];2);DEC2HEX([.C13];2))" office:value-type="string" office:string-value="A89C9C">
            <text:p>A89C9C</text:p>
          </table:table-cell>
          <table:table-cell table:formula="of:=CONCATENATE(&quot;#&quot;;[.D13])" office:value-type="string" office:string-value="#A89C9C">
            <text:p>#A89C9C</text:p>
          </table:table-cell>
          <table:table-cell office:value-type="string">
            <text:p>12 Reddish gray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table:number-columns-repeated="2" office:value-type="float" office:value="125">
            <text:p>125</text:p>
          </table:table-cell>
          <table:table-cell table:formula="of:=CONCATENATE(DEC2HEX([.A14];2);DEC2HEX([.B14];2);DEC2HEX([.C14];2))" office:value-type="string" office:string-value="A87D7D">
            <text:p>A87D7D</text:p>
          </table:table-cell>
          <table:table-cell table:formula="of:=CONCATENATE(&quot;#&quot;;[.D14])" office:value-type="string" office:string-value="#A87D7D">
            <text:p>#A87D7D</text:p>
          </table:table-cell>
          <table:table-cell office:value-type="string">
            <text:p>13 Grayish red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table:number-columns-repeated="2" office:value-type="float" office:value="74">
            <text:p>74</text:p>
          </table:table-cell>
          <table:table-cell table:formula="of:=CONCATENATE(DEC2HEX([.A15];2);DEC2HEX([.B15];2);DEC2HEX([.C15];2))" office:value-type="string" office:string-value="A84A4A">
            <text:p>A84A4A</text:p>
          </table:table-cell>
          <table:table-cell table:formula="of:=CONCATENATE(&quot;#&quot;;[.D15])" office:value-type="string" office:string-value="#A84A4A">
            <text:p>#A84A4A</text:p>
          </table:table-cell>
          <table:table-cell office:value-type="string">
            <text:p>14 Moderate red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formula="of:=CONCATENATE(DEC2HEX([.A16];2);DEC2HEX([.B16];2);DEC2HEX([.C16];2))" office:value-type="string" office:string-value="A80000">
            <text:p>A80000</text:p>
          </table:table-cell>
          <table:table-cell table:formula="of:=CONCATENATE(&quot;#&quot;;[.D16])" office:value-type="string" office:string-value="#A80000">
            <text:p>#A80000</text:p>
          </table:table-cell>
          <table:table-cell office:value-type="string">
            <text:p>15 Strong red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table:number-columns-repeated="2" office:value-type="float" office:value="83">
            <text:p>83</text:p>
          </table:table-cell>
          <table:table-cell table:formula="of:=CONCATENATE(DEC2HEX([.A17];2);DEC2HEX([.B17];2);DEC2HEX([.C17];2))" office:value-type="string" office:string-value="595353">
            <text:p>595353</text:p>
          </table:table-cell>
          <table:table-cell table:formula="of:=CONCATENATE(&quot;#&quot;;[.D17])" office:value-type="string" office:string-value="#595353">
            <text:p>#595353</text:p>
          </table:table-cell>
          <table:table-cell office:value-type="string">
            <text:p>16 Reddish brownish gray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table:number-columns-repeated="2" office:value-type="float" office:value="66">
            <text:p>66</text:p>
          </table:table-cell>
          <table:table-cell table:formula="of:=CONCATENATE(DEC2HEX([.A18];2);DEC2HEX([.B18];2);DEC2HEX([.C18];2))" office:value-type="string" office:string-value="594242">
            <text:p>594242</text:p>
          </table:table-cell>
          <table:table-cell table:formula="of:=CONCATENATE(&quot;#&quot;;[.D18])" office:value-type="string" office:string-value="#594242">
            <text:p>#594242</text:p>
          </table:table-cell>
          <table:table-cell office:value-type="string">
            <text:p>17 Dark grayish reddish brown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table:number-columns-repeated="2" office:value-type="float" office:value="39">
            <text:p>39</text:p>
          </table:table-cell>
          <table:table-cell table:formula="of:=CONCATENATE(DEC2HEX([.A19];2);DEC2HEX([.B19];2);DEC2HEX([.C19];2))" office:value-type="string" office:string-value="592727">
            <text:p>592727</text:p>
          </table:table-cell>
          <table:table-cell table:formula="of:=CONCATENATE(&quot;#&quot;;[.D19])" office:value-type="string" office:string-value="#592727">
            <text:p>#592727</text:p>
          </table:table-cell>
          <table:table-cell office:value-type="string">
            <text:p>18 Reddish brown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table:formula="of:=CONCATENATE(DEC2HEX([.A20];2);DEC2HEX([.B20];2);DEC2HEX([.C20];2))" office:value-type="string" office:string-value="590000">
            <text:p>590000</text:p>
          </table:table-cell>
          <table:table-cell table:formula="of:=CONCATENATE(&quot;#&quot;;[.D20])" office:value-type="string" office:string-value="#590000">
            <text:p>#590000</text:p>
          </table:table-cell>
          <table:table-cell office:value-type="string">
            <text:p>19 Deep reddish brown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26">
            <text:p>26</text:p>
          </table:table-cell>
          <table:table-cell table:formula="of:=CONCATENATE(DEC2HEX([.A21];2);DEC2HEX([.B21];2);DEC2HEX([.C21];2))" office:value-type="string" office:string-value="1D1A1A">
            <text:p>1D1A1A</text:p>
          </table:table-cell>
          <table:table-cell table:formula="of:=CONCATENATE(&quot;#&quot;;[.D21])" office:value-type="string" office:string-value="#1D1A1A">
            <text:p>#1D1A1A</text:p>
          </table:table-cell>
          <table:table-cell office:value-type="string">
            <text:p>20 Reddish brownish black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17">
            <text:p>17</text:p>
          </table:table-cell>
          <table:table-cell table:formula="of:=CONCATENATE(DEC2HEX([.A22];2);DEC2HEX([.B22];2);DEC2HEX([.C22];2))" office:value-type="string" office:string-value="1D1111">
            <text:p>1D1111</text:p>
          </table:table-cell>
          <table:table-cell table:formula="of:=CONCATENATE(&quot;#&quot;;[.D22])" office:value-type="string" office:string-value="#1D1111">
            <text:p>#1D1111</text:p>
          </table:table-cell>
          <table:table-cell office:value-type="string">
            <text:p>21 Very reddish brown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formula="of:=CONCATENATE(DEC2HEX([.A23];2);DEC2HEX([.B23];2);DEC2HEX([.C23];2))" office:value-type="string" office:string-value="1D0000">
            <text:p>1D0000</text:p>
          </table:table-cell>
          <table:table-cell table:formula="of:=CONCATENATE(&quot;#&quot;;[.D23])" office:value-type="string" office:string-value="#1D0000">
            <text:p>#1D0000</text:p>
          </table:table-cell>
          <table:table-cell office:value-type="string">
            <text:p>22 Very deep reddish brown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33">
            <text:p>233</text:p>
          </table:table-cell>
          <table:table-cell office:value-type="float" office:value="226">
            <text:p>226</text:p>
          </table:table-cell>
          <table:table-cell table:formula="of:=CONCATENATE(DEC2HEX([.A24];2);DEC2HEX([.B24];2);DEC2HEX([.C24];2))" office:value-type="string" office:string-value="FFE9E2">
            <text:p>FFE9E2</text:p>
          </table:table-cell>
          <table:table-cell table:formula="of:=CONCATENATE(&quot;#&quot;;[.D24])" office:value-type="string" office:string-value="#FFE9E2">
            <text:p>#FFE9E2</text:p>
          </table:table-cell>
          <table:table-cell office:value-type="string">
            <text:p>23 Very pale orange red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09">
            <text:p>209</text:p>
          </table:table-cell>
          <table:table-cell office:value-type="float" office:value="194">
            <text:p>194</text:p>
          </table:table-cell>
          <table:table-cell table:formula="of:=CONCATENATE(DEC2HEX([.A25];2);DEC2HEX([.B25];2);DEC2HEX([.C25];2))" office:value-type="string" office:string-value="FFD1C2">
            <text:p>FFD1C2</text:p>
          </table:table-cell>
          <table:table-cell table:formula="of:=CONCATENATE(&quot;#&quot;;[.D25])" office:value-type="string" office:string-value="#FFD1C2">
            <text:p>#FFD1C2</text:p>
          </table:table-cell>
          <table:table-cell office:value-type="string">
            <text:p>24 Pale orange red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82">
            <text:p>182</text:p>
          </table:table-cell>
          <table:table-cell office:value-type="float" office:value="158">
            <text:p>158</text:p>
          </table:table-cell>
          <table:table-cell table:formula="of:=CONCATENATE(DEC2HEX([.A26];2);DEC2HEX([.B26];2);DEC2HEX([.C26];2))" office:value-type="string" office:string-value="FFB69E">
            <text:p>FFB69E</text:p>
          </table:table-cell>
          <table:table-cell table:formula="of:=CONCATENATE(&quot;#&quot;;[.D26])" office:value-type="string" office:string-value="#FFB69E">
            <text:p>#FFB69E</text:p>
          </table:table-cell>
          <table:table-cell office:value-type="string">
            <text:p>25 Very light orange red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39">
            <text:p>139</text:p>
          </table:table-cell>
          <table:table-cell office:value-type="float" office:value="101">
            <text:p>101</text:p>
          </table:table-cell>
          <table:table-cell table:formula="of:=CONCATENATE(DEC2HEX([.A27];2);DEC2HEX([.B27];2);DEC2HEX([.C27];2))" office:value-type="string" office:string-value="FF8B65">
            <text:p>FF8B65</text:p>
          </table:table-cell>
          <table:table-cell table:formula="of:=CONCATENATE(&quot;#&quot;;[.D27])" office:value-type="string" office:string-value="#FF8B65">
            <text:p>#FF8B65</text:p>
          </table:table-cell>
          <table:table-cell office:value-type="string">
            <text:p>26 Light brilliant orange red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CONCATENATE(DEC2HEX([.A28];2);DEC2HEX([.B28];2);DEC2HEX([.C28];2))" office:value-type="string" office:string-value="FF4000">
            <text:p>FF4000</text:p>
          </table:table-cell>
          <table:table-cell table:formula="of:=CONCATENATE(&quot;#&quot;;[.D28])" office:value-type="string" office:string-value="#FF4000">
            <text:p>#FF4000</text:p>
          </table:table-cell>
          <table:table-cell office:value-type="string">
            <text:p>27 Luminous vivid orange red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96">
            <text:p>196</text:p>
          </table:table-cell>
          <table:table-cell office:value-type="float" office:value="184">
            <text:p>184</text:p>
          </table:table-cell>
          <table:table-cell table:formula="of:=CONCATENATE(DEC2HEX([.A29];2);DEC2HEX([.B29];2);DEC2HEX([.C29];2))" office:value-type="string" office:string-value="E7C4B8">
            <text:p>E7C4B8</text:p>
          </table:table-cell>
          <table:table-cell table:formula="of:=CONCATENATE(&quot;#&quot;;[.D29])" office:value-type="string" office:string-value="#E7C4B8">
            <text:p>#E7C4B8</text:p>
          </table:table-cell>
          <table:table-cell office:value-type="string">
            <text:p>28 Pale, light grayish brown red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62">
            <text:p>162</text:p>
          </table:table-cell>
          <table:table-cell office:value-type="float" office:value="139">
            <text:p>139</text:p>
          </table:table-cell>
          <table:table-cell table:formula="of:=CONCATENATE(DEC2HEX([.A30];2);DEC2HEX([.B30];2);DEC2HEX([.C30];2))" office:value-type="string" office:string-value="E7A28B">
            <text:p>E7A28B</text:p>
          </table:table-cell>
          <table:table-cell table:formula="of:=CONCATENATE(&quot;#&quot;;[.D30])" office:value-type="string" office:string-value="#E7A28B">
            <text:p>#E7A28B</text:p>
          </table:table-cell>
          <table:table-cell office:value-type="string">
            <text:p>29 Light orange red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19">
            <text:p>119</text:p>
          </table:table-cell>
          <table:table-cell office:value-type="float" office:value="81">
            <text:p>81</text:p>
          </table:table-cell>
          <table:table-cell table:formula="of:=CONCATENATE(DEC2HEX([.A31];2);DEC2HEX([.B31];2);DEC2HEX([.C31];2))" office:value-type="string" office:string-value="E77751">
            <text:p>E77751</text:p>
          </table:table-cell>
          <table:table-cell table:formula="of:=CONCATENATE(&quot;#&quot;;[.D31])" office:value-type="string" office:string-value="#E77751">
            <text:p>#E77751</text:p>
          </table:table-cell>
          <table:table-cell office:value-type="string">
            <text:p>30 Brilliant orange red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formula="of:=CONCATENATE(DEC2HEX([.A32];2);DEC2HEX([.B32];2);DEC2HEX([.C32];2))" office:value-type="string" office:string-value="E73A00">
            <text:p>E73A00</text:p>
          </table:table-cell>
          <table:table-cell table:formula="of:=CONCATENATE(&quot;#&quot;;[.D32])" office:value-type="string" office:string-value="#E73A00">
            <text:p>#E73A00</text:p>
          </table:table-cell>
          <table:table-cell office:value-type="string">
            <text:p>31 Vivid orange red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36">
            <text:p>136</text:p>
          </table:table-cell>
          <table:table-cell office:value-type="float" office:value="125">
            <text:p>125</text:p>
          </table:table-cell>
          <table:table-cell table:formula="of:=CONCATENATE(DEC2HEX([.A33];2);DEC2HEX([.B33];2);DEC2HEX([.C33];2))" office:value-type="string" office:string-value="A8887D">
            <text:p>A8887D</text:p>
          </table:table-cell>
          <table:table-cell table:formula="of:=CONCATENATE(&quot;#&quot;;[.D33])" office:value-type="string" office:string-value="#A8887D">
            <text:p>#A8887D</text:p>
          </table:table-cell>
          <table:table-cell office:value-type="string">
            <text:p>32 Grayish brown red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table:formula="of:=CONCATENATE(DEC2HEX([.A34];2);DEC2HEX([.B34];2);DEC2HEX([.C34];2))" office:value-type="string" office:string-value="A8614A">
            <text:p>A8614A</text:p>
          </table:table-cell>
          <table:table-cell table:formula="of:=CONCATENATE(&quot;#&quot;;[.D34])" office:value-type="string" office:string-value="#A8614A">
            <text:p>#A8614A</text:p>
          </table:table-cell>
          <table:table-cell office:value-type="string">
            <text:p>33 Moderate orange red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CONCATENATE(DEC2HEX([.A35];2);DEC2HEX([.B35];2);DEC2HEX([.C35];2))" office:value-type="string" office:string-value="A82A00">
            <text:p>A82A00</text:p>
          </table:table-cell>
          <table:table-cell table:formula="of:=CONCATENATE(&quot;#&quot;;[.D35])" office:value-type="string" office:string-value="#A82A00">
            <text:p>#A82A00</text:p>
          </table:table-cell>
          <table:table-cell office:value-type="string">
            <text:p>34 Strong orange red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table:formula="of:=CONCATENATE(DEC2HEX([.A36];2);DEC2HEX([.B36];2);DEC2HEX([.C36];2))" office:value-type="string" office:string-value="594842">
            <text:p>594842</text:p>
          </table:table-cell>
          <table:table-cell table:formula="of:=CONCATENATE(&quot;#&quot;;[.D36])" office:value-type="string" office:string-value="#594842">
            <text:p>#594842</text:p>
          </table:table-cell>
          <table:table-cell office:value-type="string">
            <text:p>35 Dark grayish brown red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table:formula="of:=CONCATENATE(DEC2HEX([.A37];2);DEC2HEX([.B37];2);DEC2HEX([.C37];2))" office:value-type="string" office:string-value="593427">
            <text:p>593427</text:p>
          </table:table-cell>
          <table:table-cell table:formula="of:=CONCATENATE(&quot;#&quot;;[.D37])" office:value-type="string" office:string-value="#593427">
            <text:p>#593427</text:p>
          </table:table-cell>
          <table:table-cell office:value-type="string">
            <text:p>36 Brown red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CONCATENATE(DEC2HEX([.A38];2);DEC2HEX([.B38];2);DEC2HEX([.C38];2))" office:value-type="string" office:string-value="591600">
            <text:p>591600</text:p>
          </table:table-cell>
          <table:table-cell table:formula="of:=CONCATENATE(&quot;#&quot;;[.D38])" office:value-type="string" office:string-value="#591600">
            <text:p>#591600</text:p>
          </table:table-cell>
          <table:table-cell office:value-type="string">
            <text:p>37 Deep brown red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246">
            <text:p>246</text:p>
          </table:table-cell>
          <table:table-cell table:formula="of:=CONCATENATE(DEC2HEX([.A39];2);DEC2HEX([.B39];2);DEC2HEX([.C39];2))" office:value-type="string" office:string-value="FFFBF6">
            <text:p>FFFBF6</text:p>
          </table:table-cell>
          <table:table-cell table:formula="of:=CONCATENATE(&quot;#&quot;;[.D39])" office:value-type="string" office:string-value="#FFFBF6">
            <text:p>#FFFBF6</text:p>
          </table:table-cell>
          <table:table-cell office:value-type="string">
            <text:p>38 Orangeish whit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 office:value-type="float" office:value="226">
            <text:p>226</text:p>
          </table:table-cell>
          <table:table-cell table:formula="of:=CONCATENATE(DEC2HEX([.A40];2);DEC2HEX([.B40];2);DEC2HEX([.C40];2))" office:value-type="string" office:string-value="FFF0E2">
            <text:p>FFF0E2</text:p>
          </table:table-cell>
          <table:table-cell table:formula="of:=CONCATENATE(&quot;#&quot;;[.D40])" office:value-type="string" office:string-value="#FFF0E2">
            <text:p>#FFF0E2</text:p>
          </table:table-cell>
          <table:table-cell office:value-type="string">
            <text:p>39 Very pale orang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24">
            <text:p>224</text:p>
          </table:table-cell>
          <table:table-cell office:value-type="float" office:value="194">
            <text:p>194</text:p>
          </table:table-cell>
          <table:table-cell table:formula="of:=CONCATENATE(DEC2HEX([.A41];2);DEC2HEX([.B41];2);DEC2HEX([.C41];2))" office:value-type="string" office:string-value="FFE0C2">
            <text:p>FFE0C2</text:p>
          </table:table-cell>
          <table:table-cell table:formula="of:=CONCATENATE(&quot;#&quot;;[.D41])" office:value-type="string" office:string-value="#FFE0C2">
            <text:p>#FFE0C2</text:p>
          </table:table-cell>
          <table:table-cell office:value-type="string">
            <text:p>40 Pale orang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07">
            <text:p>207</text:p>
          </table:table-cell>
          <table:table-cell office:value-type="float" office:value="158">
            <text:p>158</text:p>
          </table:table-cell>
          <table:table-cell table:formula="of:=CONCATENATE(DEC2HEX([.A42];2);DEC2HEX([.B42];2);DEC2HEX([.C42];2))" office:value-type="string" office:string-value="FFCF9E">
            <text:p>FFCF9E</text:p>
          </table:table-cell>
          <table:table-cell table:formula="of:=CONCATENATE(&quot;#&quot;;[.D42])" office:value-type="string" office:string-value="#FFCF9E">
            <text:p>#FFCF9E</text:p>
          </table:table-cell>
          <table:table-cell office:value-type="string">
            <text:p>41 Very light orang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78">
            <text:p>178</text:p>
          </table:table-cell>
          <table:table-cell office:value-type="float" office:value="101">
            <text:p>101</text:p>
          </table:table-cell>
          <table:table-cell table:formula="of:=CONCATENATE(DEC2HEX([.A43];2);DEC2HEX([.B43];2);DEC2HEX([.C43];2))" office:value-type="string" office:string-value="FFB265">
            <text:p>FFB265</text:p>
          </table:table-cell>
          <table:table-cell table:formula="of:=CONCATENATE(&quot;#&quot;;[.D43])" office:value-type="string" office:string-value="#FFB265">
            <text:p>#FFB265</text:p>
          </table:table-cell>
          <table:table-cell office:value-type="string">
            <text:p>42 Light brilliant orang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formula="of:=CONCATENATE(DEC2HEX([.A44];2);DEC2HEX([.B44];2);DEC2HEX([.C44];2))" office:value-type="string" office:string-value="FF8000">
            <text:p>FF8000</text:p>
          </table:table-cell>
          <table:table-cell table:formula="of:=CONCATENATE(&quot;#&quot;;[.D44])" office:value-type="string" office:string-value="#FF8000">
            <text:p>#FF8000</text:p>
          </table:table-cell>
          <table:table-cell office:value-type="string">
            <text:p>43 Luminous vivid orang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  <table:table-cell office:value-type="float" office:value="218">
            <text:p>218</text:p>
          </table:table-cell>
          <table:table-cell table:formula="of:=CONCATENATE(DEC2HEX([.A45];2);DEC2HEX([.B45];2);DEC2HEX([.C45];2))" office:value-type="string" office:string-value="E7E0DA">
            <text:p>E7E0DA</text:p>
          </table:table-cell>
          <table:table-cell table:formula="of:=CONCATENATE(&quot;#&quot;;[.D45])" office:value-type="string" office:string-value="#E7E0DA">
            <text:p>#E7E0DA</text:p>
          </table:table-cell>
          <table:table-cell office:value-type="string">
            <text:p>44 Light brownish gray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08">
            <text:p>208</text:p>
          </table:table-cell>
          <table:table-cell office:value-type="float" office:value="184">
            <text:p>184</text:p>
          </table:table-cell>
          <table:table-cell table:formula="of:=CONCATENATE(DEC2HEX([.A46];2);DEC2HEX([.B46];2);DEC2HEX([.C46];2))" office:value-type="string" office:string-value="E7D0B8">
            <text:p>E7D0B8</text:p>
          </table:table-cell>
          <table:table-cell table:formula="of:=CONCATENATE(&quot;#&quot;;[.D46])" office:value-type="string" office:string-value="#E7D0B8">
            <text:p>#E7D0B8</text:p>
          </table:table-cell>
          <table:table-cell office:value-type="string">
            <text:p>45 Pale, light grayish brown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85">
            <text:p>185</text:p>
          </table:table-cell>
          <table:table-cell office:value-type="float" office:value="139">
            <text:p>139</text:p>
          </table:table-cell>
          <table:table-cell table:formula="of:=CONCATENATE(DEC2HEX([.A47];2);DEC2HEX([.B47];2);DEC2HEX([.C47];2))" office:value-type="string" office:string-value="E7B98B">
            <text:p>E7B98B</text:p>
          </table:table-cell>
          <table:table-cell table:formula="of:=CONCATENATE(&quot;#&quot;;[.D47])" office:value-type="string" office:string-value="#E7B98B">
            <text:p>#E7B98B</text:p>
          </table:table-cell>
          <table:table-cell office:value-type="string">
            <text:p>46 Light orang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56">
            <text:p>156</text:p>
          </table:table-cell>
          <table:table-cell office:value-type="float" office:value="81">
            <text:p>81</text:p>
          </table:table-cell>
          <table:table-cell table:formula="of:=CONCATENATE(DEC2HEX([.A48];2);DEC2HEX([.B48];2);DEC2HEX([.C48];2))" office:value-type="string" office:string-value="E79C51">
            <text:p>E79C51</text:p>
          </table:table-cell>
          <table:table-cell table:formula="of:=CONCATENATE(&quot;#&quot;;[.D48])" office:value-type="string" office:string-value="#E79C51">
            <text:p>#E79C51</text:p>
          </table:table-cell>
          <table:table-cell office:value-type="string">
            <text:p>47 Brilliant orang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table:formula="of:=CONCATENATE(DEC2HEX([.A49];2);DEC2HEX([.B49];2);DEC2HEX([.C49];2))" office:value-type="string" office:string-value="E77400">
            <text:p>E77400</text:p>
          </table:table-cell>
          <table:table-cell table:formula="of:=CONCATENATE(&quot;#&quot;;[.D49])" office:value-type="string" office:string-value="#E77400">
            <text:p>#E77400</text:p>
          </table:table-cell>
          <table:table-cell office:value-type="string">
            <text:p>48 Vivid orange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62">
            <text:p>162</text:p>
          </table:table-cell>
          <table:table-cell office:value-type="float" office:value="156">
            <text:p>156</text:p>
          </table:table-cell>
          <table:table-cell table:formula="of:=CONCATENATE(DEC2HEX([.A50];2);DEC2HEX([.B50];2);DEC2HEX([.C50];2))" office:value-type="string" office:string-value="A8A29C">
            <text:p>A8A29C</text:p>
          </table:table-cell>
          <table:table-cell table:formula="of:=CONCATENATE(&quot;#&quot;;[.D50])" office:value-type="string" office:string-value="#A8A29C">
            <text:p>#A8A29C</text:p>
          </table:table-cell>
          <table:table-cell office:value-type="string">
            <text:p>49 Brownish gray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47">
            <text:p>147</text:p>
          </table:table-cell>
          <table:table-cell office:value-type="float" office:value="125">
            <text:p>125</text:p>
          </table:table-cell>
          <table:table-cell table:formula="of:=CONCATENATE(DEC2HEX([.A51];2);DEC2HEX([.B51];2);DEC2HEX([.C51];2))" office:value-type="string" office:string-value="A8937D">
            <text:p>A8937D</text:p>
          </table:table-cell>
          <table:table-cell table:formula="of:=CONCATENATE(&quot;#&quot;;[.D51])" office:value-type="string" office:string-value="#A8937D">
            <text:p>#A8937D</text:p>
          </table:table-cell>
          <table:table-cell office:value-type="string">
            <text:p>50 Grayish brown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21">
            <text:p>121</text:p>
          </table:table-cell>
          <table:table-cell office:value-type="float" office:value="74">
            <text:p>74</text:p>
          </table:table-cell>
          <table:table-cell table:formula="of:=CONCATENATE(DEC2HEX([.A52];2);DEC2HEX([.B52];2);DEC2HEX([.C52];2))" office:value-type="string" office:string-value="A8794A">
            <text:p>A8794A</text:p>
          </table:table-cell>
          <table:table-cell table:formula="of:=CONCATENATE(&quot;#&quot;;[.D52])" office:value-type="string" office:string-value="#A8794A">
            <text:p>#A8794A</text:p>
          </table:table-cell>
          <table:table-cell office:value-type="string">
            <text:p>51 Moderate orange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CONCATENATE(DEC2HEX([.A53];2);DEC2HEX([.B53];2);DEC2HEX([.C53];2))" office:value-type="string" office:string-value="A85400">
            <text:p>A85400</text:p>
          </table:table-cell>
          <table:table-cell table:formula="of:=CONCATENATE(&quot;#&quot;;[.D53])" office:value-type="string" office:string-value="#A85400">
            <text:p>#A85400</text:p>
          </table:table-cell>
          <table:table-cell office:value-type="string">
            <text:p>52 Strong orange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table:formula="of:=CONCATENATE(DEC2HEX([.A54];2);DEC2HEX([.B54];2);DEC2HEX([.C54];2))" office:value-type="string" office:string-value="595653">
            <text:p>595653</text:p>
          </table:table-cell>
          <table:table-cell table:formula="of:=CONCATENATE(&quot;#&quot;;[.D54])" office:value-type="string" office:string-value="#595653">
            <text:p>#595653</text:p>
          </table:table-cell>
          <table:table-cell office:value-type="string">
            <text:p>53 Dark brownish gray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table:formula="of:=CONCATENATE(DEC2HEX([.A55];2);DEC2HEX([.B55];2);DEC2HEX([.C55];2))" office:value-type="string" office:string-value="594E42">
            <text:p>594E42</text:p>
          </table:table-cell>
          <table:table-cell table:formula="of:=CONCATENATE(&quot;#&quot;;[.D55])" office:value-type="string" office:string-value="#594E42">
            <text:p>#594E42</text:p>
          </table:table-cell>
          <table:table-cell office:value-type="string">
            <text:p>54 Dark grayish brown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formula="of:=CONCATENATE(DEC2HEX([.A56];2);DEC2HEX([.B56];2);DEC2HEX([.C56];2))" office:value-type="string" office:string-value="594027">
            <text:p>594027</text:p>
          </table:table-cell>
          <table:table-cell table:formula="of:=CONCATENATE(&quot;#&quot;;[.D56])" office:value-type="string" office:string-value="#594027">
            <text:p>#594027</text:p>
          </table:table-cell>
          <table:table-cell office:value-type="string">
            <text:p>55 Brown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CONCATENATE(DEC2HEX([.A57];2);DEC2HEX([.B57];2);DEC2HEX([.C57];2))" office:value-type="string" office:string-value="592D00">
            <text:p>592D00</text:p>
          </table:table-cell>
          <table:table-cell table:formula="of:=CONCATENATE(&quot;#&quot;;[.D57])" office:value-type="string" office:string-value="#592D00">
            <text:p>#592D00</text:p>
          </table:table-cell>
          <table:table-cell office:value-type="string">
            <text:p>56 Deep brown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44">
            <text:p>244</text:p>
          </table:table-cell>
          <table:table-cell office:value-type="float" office:value="226">
            <text:p>226</text:p>
          </table:table-cell>
          <table:table-cell table:formula="of:=CONCATENATE(DEC2HEX([.A58];2);DEC2HEX([.B58];2);DEC2HEX([.C58];2))" office:value-type="string" office:string-value="FFF4E2">
            <text:p>FFF4E2</text:p>
          </table:table-cell>
          <table:table-cell table:formula="of:=CONCATENATE(&quot;#&quot;;[.D58])" office:value-type="string" office:string-value="#FFF4E2">
            <text:p>#FFF4E2</text:p>
          </table:table-cell>
          <table:table-cell office:value-type="string">
            <text:p>57 Very pale orange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32">
            <text:p>232</text:p>
          </table:table-cell>
          <table:table-cell office:value-type="float" office:value="194">
            <text:p>194</text:p>
          </table:table-cell>
          <table:table-cell table:formula="of:=CONCATENATE(DEC2HEX([.A59];2);DEC2HEX([.B59];2);DEC2HEX([.C59];2))" office:value-type="string" office:string-value="FFE8C2">
            <text:p>FFE8C2</text:p>
          </table:table-cell>
          <table:table-cell table:formula="of:=CONCATENATE(&quot;#&quot;;[.D59])" office:value-type="string" office:string-value="#FFE8C2">
            <text:p>#FFE8C2</text:p>
          </table:table-cell>
          <table:table-cell office:value-type="string">
            <text:p>58 Pale orange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19">
            <text:p>219</text:p>
          </table:table-cell>
          <table:table-cell office:value-type="float" office:value="158">
            <text:p>158</text:p>
          </table:table-cell>
          <table:table-cell table:formula="of:=CONCATENATE(DEC2HEX([.A60];2);DEC2HEX([.B60];2);DEC2HEX([.C60];2))" office:value-type="string" office:string-value="FFDB9E">
            <text:p>FFDB9E</text:p>
          </table:table-cell>
          <table:table-cell table:formula="of:=CONCATENATE(&quot;#&quot;;[.D60])" office:value-type="string" office:string-value="#FFDB9E">
            <text:p>#FFDB9E</text:p>
          </table:table-cell>
          <table:table-cell office:value-type="string">
            <text:p>59 Very light orange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97">
            <text:p>197</text:p>
          </table:table-cell>
          <table:table-cell office:value-type="float" office:value="101">
            <text:p>101</text:p>
          </table:table-cell>
          <table:table-cell table:formula="of:=CONCATENATE(DEC2HEX([.A61];2);DEC2HEX([.B61];2);DEC2HEX([.C61];2))" office:value-type="string" office:string-value="FFC565">
            <text:p>FFC565</text:p>
          </table:table-cell>
          <table:table-cell table:formula="of:=CONCATENATE(&quot;#&quot;;[.D61])" office:value-type="string" office:string-value="#FFC565">
            <text:p>#FFC565</text:p>
          </table:table-cell>
          <table:table-cell office:value-type="string">
            <text:p>60 Light brilliant orange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table:formula="of:=CONCATENATE(DEC2HEX([.A62];2);DEC2HEX([.B62];2);DEC2HEX([.C62];2))" office:value-type="string" office:string-value="FF9F00">
            <text:p>FF9F00</text:p>
          </table:table-cell>
          <table:table-cell table:formula="of:=CONCATENATE(&quot;#&quot;;[.D62])" office:value-type="string" office:string-value="#FF9F00">
            <text:p>#FF9F00</text:p>
          </table:table-cell>
          <table:table-cell office:value-type="string">
            <text:p>61 Luminous vivid orange amber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14">
            <text:p>214</text:p>
          </table:table-cell>
          <table:table-cell office:value-type="float" office:value="184">
            <text:p>184</text:p>
          </table:table-cell>
          <table:table-cell table:formula="of:=CONCATENATE(DEC2HEX([.A63];2);DEC2HEX([.B63];2);DEC2HEX([.C63];2))" office:value-type="string" office:string-value="E7D6B8">
            <text:p>E7D6B8</text:p>
          </table:table-cell>
          <table:table-cell table:formula="of:=CONCATENATE(&quot;#&quot;;[.D63])" office:value-type="string" office:string-value="#E7D6B8">
            <text:p>#E7D6B8</text:p>
          </table:table-cell>
          <table:table-cell office:value-type="string">
            <text:p>62 Pale, light grayish brown amber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97">
            <text:p>197</text:p>
          </table:table-cell>
          <table:table-cell office:value-type="float" office:value="139">
            <text:p>139</text:p>
          </table:table-cell>
          <table:table-cell table:formula="of:=CONCATENATE(DEC2HEX([.A64];2);DEC2HEX([.B64];2);DEC2HEX([.C64];2))" office:value-type="string" office:string-value="E7C58B">
            <text:p>E7C58B</text:p>
          </table:table-cell>
          <table:table-cell table:formula="of:=CONCATENATE(&quot;#&quot;;[.D64])" office:value-type="string" office:string-value="#E7C58B">
            <text:p>#E7C58B</text:p>
          </table:table-cell>
          <table:table-cell office:value-type="string">
            <text:p>63 Light orange amber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75">
            <text:p>175</text:p>
          </table:table-cell>
          <table:table-cell office:value-type="float" office:value="81">
            <text:p>81</text:p>
          </table:table-cell>
          <table:table-cell table:formula="of:=CONCATENATE(DEC2HEX([.A65];2);DEC2HEX([.B65];2);DEC2HEX([.C65];2))" office:value-type="string" office:string-value="E7AF51">
            <text:p>E7AF51</text:p>
          </table:table-cell>
          <table:table-cell table:formula="of:=CONCATENATE(&quot;#&quot;;[.D65])" office:value-type="string" office:string-value="#E7AF51">
            <text:p>#E7AF51</text:p>
          </table:table-cell>
          <table:table-cell office:value-type="string">
            <text:p>64 Brilliant orange amber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table:formula="of:=CONCATENATE(DEC2HEX([.A66];2);DEC2HEX([.B66];2);DEC2HEX([.C66];2))" office:value-type="string" office:string-value="E79100">
            <text:p>E79100</text:p>
          </table:table-cell>
          <table:table-cell table:formula="of:=CONCATENATE(&quot;#&quot;;[.D66])" office:value-type="string" office:string-value="#E79100">
            <text:p>#E79100</text:p>
          </table:table-cell>
          <table:table-cell office:value-type="string">
            <text:p>65 Vivid orange amber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52">
            <text:p>152</text:p>
          </table:table-cell>
          <table:table-cell office:value-type="float" office:value="125">
            <text:p>125</text:p>
          </table:table-cell>
          <table:table-cell table:formula="of:=CONCATENATE(DEC2HEX([.A67];2);DEC2HEX([.B67];2);DEC2HEX([.C67];2))" office:value-type="string" office:string-value="A8987D">
            <text:p>A8987D</text:p>
          </table:table-cell>
          <table:table-cell table:formula="of:=CONCATENATE(&quot;#&quot;;[.D67])" office:value-type="string" office:string-value="#A8987D">
            <text:p>#A8987D</text:p>
          </table:table-cell>
          <table:table-cell office:value-type="string">
            <text:p>66 Grayish brown amber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33">
            <text:p>133</text:p>
          </table:table-cell>
          <table:table-cell office:value-type="float" office:value="74">
            <text:p>74</text:p>
          </table:table-cell>
          <table:table-cell table:formula="of:=CONCATENATE(DEC2HEX([.A68];2);DEC2HEX([.B68];2);DEC2HEX([.C68];2))" office:value-type="string" office:string-value="A8854A">
            <text:p>A8854A</text:p>
          </table:table-cell>
          <table:table-cell table:formula="of:=CONCATENATE(&quot;#&quot;;[.D68])" office:value-type="string" office:string-value="#A8854A">
            <text:p>#A8854A</text:p>
          </table:table-cell>
          <table:table-cell office:value-type="string">
            <text:p>67 Moderate orange amber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table:formula="of:=CONCATENATE(DEC2HEX([.A69];2);DEC2HEX([.B69];2);DEC2HEX([.C69];2))" office:value-type="string" office:string-value="A86900">
            <text:p>A86900</text:p>
          </table:table-cell>
          <table:table-cell table:formula="of:=CONCATENATE(&quot;#&quot;;[.D69])" office:value-type="string" office:string-value="#A86900">
            <text:p>#A86900</text:p>
          </table:table-cell>
          <table:table-cell office:value-type="string">
            <text:p>68 Strong orange amber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table:formula="of:=CONCATENATE(DEC2HEX([.A70];2);DEC2HEX([.B70];2);DEC2HEX([.C70];2))" office:value-type="string" office:string-value="595142">
            <text:p>595142</text:p>
          </table:table-cell>
          <table:table-cell table:formula="of:=CONCATENATE(&quot;#&quot;;[.D70])" office:value-type="string" office:string-value="#595142">
            <text:p>#595142</text:p>
          </table:table-cell>
          <table:table-cell office:value-type="string">
            <text:p>69 Dark grayish brown amber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table:formula="of:=CONCATENATE(DEC2HEX([.A71];2);DEC2HEX([.B71];2);DEC2HEX([.C71];2))" office:value-type="string" office:string-value="594627">
            <text:p>594627</text:p>
          </table:table-cell>
          <table:table-cell table:formula="of:=CONCATENATE(&quot;#&quot;;[.D71])" office:value-type="string" office:string-value="#594627">
            <text:p>#594627</text:p>
          </table:table-cell>
          <table:table-cell office:value-type="string">
            <text:p>70 Brown amber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f:=CONCATENATE(DEC2HEX([.A72];2);DEC2HEX([.B72];2);DEC2HEX([.C72];2))" office:value-type="string" office:string-value="593800">
            <text:p>593800</text:p>
          </table:table-cell>
          <table:table-cell table:formula="of:=CONCATENATE(&quot;#&quot;;[.D72])" office:value-type="string" office:string-value="#593800">
            <text:p>#593800</text:p>
          </table:table-cell>
          <table:table-cell office:value-type="string">
            <text:p>71 Deep brown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48">
            <text:p>248</text:p>
          </table:table-cell>
          <table:table-cell office:value-type="float" office:value="226">
            <text:p>226</text:p>
          </table:table-cell>
          <table:table-cell table:formula="of:=CONCATENATE(DEC2HEX([.A73];2);DEC2HEX([.B73];2);DEC2HEX([.C73];2))" office:value-type="string" office:string-value="FFF8E2">
            <text:p>FFF8E2</text:p>
          </table:table-cell>
          <table:table-cell table:formula="of:=CONCATENATE(&quot;#&quot;;[.D73])" office:value-type="string" office:string-value="#FFF8E2">
            <text:p>#FFF8E2</text:p>
          </table:table-cell>
          <table:table-cell office:value-type="string">
            <text:p>72 Very pale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 office:value-type="float" office:value="194">
            <text:p>194</text:p>
          </table:table-cell>
          <table:table-cell table:formula="of:=CONCATENATE(DEC2HEX([.A74];2);DEC2HEX([.B74];2);DEC2HEX([.C74];2))" office:value-type="string" office:string-value="FFF0C2">
            <text:p>FFF0C2</text:p>
          </table:table-cell>
          <table:table-cell table:formula="of:=CONCATENATE(&quot;#&quot;;[.D74])" office:value-type="string" office:string-value="#FFF0C2">
            <text:p>#FFF0C2</text:p>
          </table:table-cell>
          <table:table-cell office:value-type="string">
            <text:p>73 Pale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31">
            <text:p>231</text:p>
          </table:table-cell>
          <table:table-cell office:value-type="float" office:value="158">
            <text:p>158</text:p>
          </table:table-cell>
          <table:table-cell table:formula="of:=CONCATENATE(DEC2HEX([.A75];2);DEC2HEX([.B75];2);DEC2HEX([.C75];2))" office:value-type="string" office:string-value="FFE79E">
            <text:p>FFE79E</text:p>
          </table:table-cell>
          <table:table-cell table:formula="of:=CONCATENATE(&quot;#&quot;;[.D75])" office:value-type="string" office:string-value="#FFE79E">
            <text:p>#FFE79E</text:p>
          </table:table-cell>
          <table:table-cell office:value-type="string">
            <text:p>74 Very light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16">
            <text:p>216</text:p>
          </table:table-cell>
          <table:table-cell office:value-type="float" office:value="101">
            <text:p>101</text:p>
          </table:table-cell>
          <table:table-cell table:formula="of:=CONCATENATE(DEC2HEX([.A76];2);DEC2HEX([.B76];2);DEC2HEX([.C76];2))" office:value-type="string" office:string-value="FFD865">
            <text:p>FFD865</text:p>
          </table:table-cell>
          <table:table-cell table:formula="of:=CONCATENATE(&quot;#&quot;;[.D76])" office:value-type="string" office:string-value="#FFD865">
            <text:p>#FFD865</text:p>
          </table:table-cell>
          <table:table-cell office:value-type="string">
            <text:p>75 Light brilliant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table:formula="of:=CONCATENATE(DEC2HEX([.A77];2);DEC2HEX([.B77];2);DEC2HEX([.C77];2))" office:value-type="string" office:string-value="FFBF00">
            <text:p>FFBF00</text:p>
          </table:table-cell>
          <table:table-cell table:formula="of:=CONCATENATE(&quot;#&quot;;[.D77])" office:value-type="string" office:string-value="#FFBF00">
            <text:p>#FFBF00</text:p>
          </table:table-cell>
          <table:table-cell office:value-type="string">
            <text:p>76 Luminous vivid amber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20">
            <text:p>220</text:p>
          </table:table-cell>
          <table:table-cell office:value-type="float" office:value="184">
            <text:p>184</text:p>
          </table:table-cell>
          <table:table-cell table:formula="of:=CONCATENATE(DEC2HEX([.A78];2);DEC2HEX([.B78];2);DEC2HEX([.C78];2))" office:value-type="string" office:string-value="E7DCB8">
            <text:p>E7DCB8</text:p>
          </table:table-cell>
          <table:table-cell table:formula="of:=CONCATENATE(&quot;#&quot;;[.D78])" office:value-type="string" office:string-value="#E7DCB8">
            <text:p>#E7DCB8</text:p>
          </table:table-cell>
          <table:table-cell office:value-type="string">
            <text:p>77 Pale, light grayish amber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08">
            <text:p>208</text:p>
          </table:table-cell>
          <table:table-cell office:value-type="float" office:value="139">
            <text:p>139</text:p>
          </table:table-cell>
          <table:table-cell table:formula="of:=CONCATENATE(DEC2HEX([.A79];2);DEC2HEX([.B79];2);DEC2HEX([.C79];2))" office:value-type="string" office:string-value="E7D08B">
            <text:p>E7D08B</text:p>
          </table:table-cell>
          <table:table-cell table:formula="of:=CONCATENATE(&quot;#&quot;;[.D79])" office:value-type="string" office:string-value="#E7D08B">
            <text:p>#E7D08B</text:p>
          </table:table-cell>
          <table:table-cell office:value-type="string">
            <text:p>78 Light amber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94">
            <text:p>194</text:p>
          </table:table-cell>
          <table:table-cell office:value-type="float" office:value="81">
            <text:p>81</text:p>
          </table:table-cell>
          <table:table-cell table:formula="of:=CONCATENATE(DEC2HEX([.A80];2);DEC2HEX([.B80];2);DEC2HEX([.C80];2))" office:value-type="string" office:string-value="E7C251">
            <text:p>E7C251</text:p>
          </table:table-cell>
          <table:table-cell table:formula="of:=CONCATENATE(&quot;#&quot;;[.D80])" office:value-type="string" office:string-value="#E7C251">
            <text:p>#E7C251</text:p>
          </table:table-cell>
          <table:table-cell office:value-type="string">
            <text:p>79 Brilliant amber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table:formula="of:=CONCATENATE(DEC2HEX([.A81];2);DEC2HEX([.B81];2);DEC2HEX([.C81];2))" office:value-type="string" office:string-value="E7AE00">
            <text:p>E7AE00</text:p>
          </table:table-cell>
          <table:table-cell table:formula="of:=CONCATENATE(&quot;#&quot;;[.D81])" office:value-type="string" office:string-value="#E7AE00">
            <text:p>#E7AE00</text:p>
          </table:table-cell>
          <table:table-cell office:value-type="string">
            <text:p>80 Vivid amber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58">
            <text:p>158</text:p>
          </table:table-cell>
          <table:table-cell office:value-type="float" office:value="125">
            <text:p>125</text:p>
          </table:table-cell>
          <table:table-cell table:formula="of:=CONCATENATE(DEC2HEX([.A82];2);DEC2HEX([.B82];2);DEC2HEX([.C82];2))" office:value-type="string" office:string-value="A89E7D">
            <text:p>A89E7D</text:p>
          </table:table-cell>
          <table:table-cell table:formula="of:=CONCATENATE(&quot;#&quot;;[.D82])" office:value-type="string" office:string-value="#A89E7D">
            <text:p>#A89E7D</text:p>
          </table:table-cell>
          <table:table-cell office:value-type="string">
            <text:p>81 Grayish amber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45">
            <text:p>145</text:p>
          </table:table-cell>
          <table:table-cell office:value-type="float" office:value="74">
            <text:p>74</text:p>
          </table:table-cell>
          <table:table-cell table:formula="of:=CONCATENATE(DEC2HEX([.A83];2);DEC2HEX([.B83];2);DEC2HEX([.C83];2))" office:value-type="string" office:string-value="A8914A">
            <text:p>A8914A</text:p>
          </table:table-cell>
          <table:table-cell table:formula="of:=CONCATENATE(&quot;#&quot;;[.D83])" office:value-type="string" office:string-value="#A8914A">
            <text:p>#A8914A</text:p>
          </table:table-cell>
          <table:table-cell office:value-type="string">
            <text:p>82 Moderate amber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table:formula="of:=CONCATENATE(DEC2HEX([.A84];2);DEC2HEX([.B84];2);DEC2HEX([.C84];2))" office:value-type="string" office:string-value="A87E00">
            <text:p>A87E00</text:p>
          </table:table-cell>
          <table:table-cell table:formula="of:=CONCATENATE(&quot;#&quot;;[.D84])" office:value-type="string" office:string-value="#A87E00">
            <text:p>#A87E00</text:p>
          </table:table-cell>
          <table:table-cell office:value-type="string">
            <text:p>83 Strong amber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table:formula="of:=CONCATENATE(DEC2HEX([.A85];2);DEC2HEX([.B85];2);DEC2HEX([.C85];2))" office:value-type="string" office:string-value="595442">
            <text:p>595442</text:p>
          </table:table-cell>
          <table:table-cell table:formula="of:=CONCATENATE(&quot;#&quot;;[.D85])" office:value-type="string" office:string-value="#595442">
            <text:p>#595442</text:p>
          </table:table-cell>
          <table:table-cell office:value-type="string">
            <text:p>84 Dark grayish amber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table:formula="of:=CONCATENATE(DEC2HEX([.A86];2);DEC2HEX([.B86];2);DEC2HEX([.C86];2))" office:value-type="string" office:string-value="594D27">
            <text:p>594D27</text:p>
          </table:table-cell>
          <table:table-cell table:formula="of:=CONCATENATE(&quot;#&quot;;[.D86])" office:value-type="string" office:string-value="#594D27">
            <text:p>#594D27</text:p>
          </table:table-cell>
          <table:table-cell office:value-type="string">
            <text:p>85 Dark amber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formula="of:=CONCATENATE(DEC2HEX([.A87];2);DEC2HEX([.B87];2);DEC2HEX([.C87];2))" office:value-type="string" office:string-value="594300">
            <text:p>594300</text:p>
          </table:table-cell>
          <table:table-cell table:formula="of:=CONCATENATE(&quot;#&quot;;[.D87])" office:value-type="string" office:string-value="#594300">
            <text:p>#594300</text:p>
          </table:table-cell>
          <table:table-cell office:value-type="string">
            <text:p>86 Deep amber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226">
            <text:p>226</text:p>
          </table:table-cell>
          <table:table-cell table:formula="of:=CONCATENATE(DEC2HEX([.A88];2);DEC2HEX([.B88];2);DEC2HEX([.C88];2))" office:value-type="string" office:string-value="FFFBE2">
            <text:p>FFFBE2</text:p>
          </table:table-cell>
          <table:table-cell table:formula="of:=CONCATENATE(&quot;#&quot;;[.D88])" office:value-type="string" office:string-value="#FFFBE2">
            <text:p>#FFFBE2</text:p>
          </table:table-cell>
          <table:table-cell office:value-type="string">
            <text:p>87 Very pale amber yellow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  <table:table-cell office:value-type="float" office:value="194">
            <text:p>194</text:p>
          </table:table-cell>
          <table:table-cell table:formula="of:=CONCATENATE(DEC2HEX([.A89];2);DEC2HEX([.B89];2);DEC2HEX([.C89];2))" office:value-type="string" office:string-value="FFF7C2">
            <text:p>FFF7C2</text:p>
          </table:table-cell>
          <table:table-cell table:formula="of:=CONCATENATE(&quot;#&quot;;[.D89])" office:value-type="string" office:string-value="#FFF7C2">
            <text:p>#FFF7C2</text:p>
          </table:table-cell>
          <table:table-cell office:value-type="string">
            <text:p>88 Pale amber yellow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43">
            <text:p>243</text:p>
          </table:table-cell>
          <table:table-cell office:value-type="float" office:value="158">
            <text:p>158</text:p>
          </table:table-cell>
          <table:table-cell table:formula="of:=CONCATENATE(DEC2HEX([.A90];2);DEC2HEX([.B90];2);DEC2HEX([.C90];2))" office:value-type="string" office:string-value="FFF39E">
            <text:p>FFF39E</text:p>
          </table:table-cell>
          <table:table-cell table:formula="of:=CONCATENATE(&quot;#&quot;;[.D90])" office:value-type="string" office:string-value="#FFF39E">
            <text:p>#FFF39E</text:p>
          </table:table-cell>
          <table:table-cell office:value-type="string">
            <text:p>89 Very light amber yellow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36">
            <text:p>236</text:p>
          </table:table-cell>
          <table:table-cell office:value-type="float" office:value="101">
            <text:p>101</text:p>
          </table:table-cell>
          <table:table-cell table:formula="of:=CONCATENATE(DEC2HEX([.A91];2);DEC2HEX([.B91];2);DEC2HEX([.C91];2))" office:value-type="string" office:string-value="FFEC65">
            <text:p>FFEC65</text:p>
          </table:table-cell>
          <table:table-cell table:formula="of:=CONCATENATE(&quot;#&quot;;[.D91])" office:value-type="string" office:string-value="#FFEC65">
            <text:p>#FFEC65</text:p>
          </table:table-cell>
          <table:table-cell office:value-type="string">
            <text:p>90 Light brilliant amber yellow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table:formula="of:=CONCATENATE(DEC2HEX([.A92];2);DEC2HEX([.B92];2);DEC2HEX([.C92];2))" office:value-type="string" office:string-value="FFDF00">
            <text:p>FFDF00</text:p>
          </table:table-cell>
          <table:table-cell table:formula="of:=CONCATENATE(&quot;#&quot;;[.D92])" office:value-type="string" office:string-value="#FFDF00">
            <text:p>#FFDF00</text:p>
          </table:table-cell>
          <table:table-cell office:value-type="string">
            <text:p>91 Luminous vivid amber yellow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25">
            <text:p>225</text:p>
          </table:table-cell>
          <table:table-cell office:value-type="float" office:value="184">
            <text:p>184</text:p>
          </table:table-cell>
          <table:table-cell table:formula="of:=CONCATENATE(DEC2HEX([.A93];2);DEC2HEX([.B93];2);DEC2HEX([.C93];2))" office:value-type="string" office:string-value="E7E1B8">
            <text:p>E7E1B8</text:p>
          </table:table-cell>
          <table:table-cell table:formula="of:=CONCATENATE(&quot;#&quot;;[.D93])" office:value-type="string" office:string-value="#E7E1B8">
            <text:p>#E7E1B8</text:p>
          </table:table-cell>
          <table:table-cell office:value-type="string">
            <text:p>92 Pale, light grayish amber yellow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20">
            <text:p>220</text:p>
          </table:table-cell>
          <table:table-cell office:value-type="float" office:value="139">
            <text:p>139</text:p>
          </table:table-cell>
          <table:table-cell table:formula="of:=CONCATENATE(DEC2HEX([.A94];2);DEC2HEX([.B94];2);DEC2HEX([.C94];2))" office:value-type="string" office:string-value="E7DC8B">
            <text:p>E7DC8B</text:p>
          </table:table-cell>
          <table:table-cell table:formula="of:=CONCATENATE(&quot;#&quot;;[.D94])" office:value-type="string" office:string-value="#E7DC8B">
            <text:p>#E7DC8B</text:p>
          </table:table-cell>
          <table:table-cell office:value-type="string">
            <text:p>93 Light amber yellow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13">
            <text:p>213</text:p>
          </table:table-cell>
          <table:table-cell office:value-type="float" office:value="81">
            <text:p>81</text:p>
          </table:table-cell>
          <table:table-cell table:formula="of:=CONCATENATE(DEC2HEX([.A95];2);DEC2HEX([.B95];2);DEC2HEX([.C95];2))" office:value-type="string" office:string-value="E7D551">
            <text:p>E7D551</text:p>
          </table:table-cell>
          <table:table-cell table:formula="of:=CONCATENATE(&quot;#&quot;;[.D95])" office:value-type="string" office:string-value="#E7D551">
            <text:p>#E7D551</text:p>
          </table:table-cell>
          <table:table-cell office:value-type="string">
            <text:p>94 Brilliant amber yellow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table:formula="of:=CONCATENATE(DEC2HEX([.A96];2);DEC2HEX([.B96];2);DEC2HEX([.C96];2))" office:value-type="string" office:string-value="E7CA00">
            <text:p>E7CA00</text:p>
          </table:table-cell>
          <table:table-cell table:formula="of:=CONCATENATE(&quot;#&quot;;[.D96])" office:value-type="string" office:string-value="#E7CA00">
            <text:p>#E7CA00</text:p>
          </table:table-cell>
          <table:table-cell office:value-type="string">
            <text:p>95 Vivid amber yellow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63">
            <text:p>163</text:p>
          </table:table-cell>
          <table:table-cell office:value-type="float" office:value="125">
            <text:p>125</text:p>
          </table:table-cell>
          <table:table-cell table:formula="of:=CONCATENATE(DEC2HEX([.A97];2);DEC2HEX([.B97];2);DEC2HEX([.C97];2))" office:value-type="string" office:string-value="A8A37D">
            <text:p>A8A37D</text:p>
          </table:table-cell>
          <table:table-cell table:formula="of:=CONCATENATE(&quot;#&quot;;[.D97])" office:value-type="string" office:string-value="#A8A37D">
            <text:p>#A8A37D</text:p>
          </table:table-cell>
          <table:table-cell office:value-type="string">
            <text:p>96 Grayish amber yellow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56">
            <text:p>156</text:p>
          </table:table-cell>
          <table:table-cell office:value-type="float" office:value="74">
            <text:p>74</text:p>
          </table:table-cell>
          <table:table-cell table:formula="of:=CONCATENATE(DEC2HEX([.A98];2);DEC2HEX([.B98];2);DEC2HEX([.C98];2))" office:value-type="string" office:string-value="A89C4A">
            <text:p>A89C4A</text:p>
          </table:table-cell>
          <table:table-cell table:formula="of:=CONCATENATE(&quot;#&quot;;[.D98])" office:value-type="string" office:string-value="#A89C4A">
            <text:p>#A89C4A</text:p>
          </table:table-cell>
          <table:table-cell office:value-type="string">
            <text:p>97 Moderate amber yellow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table:formula="of:=CONCATENATE(DEC2HEX([.A99];2);DEC2HEX([.B99];2);DEC2HEX([.C99];2))" office:value-type="string" office:string-value="A89300">
            <text:p>A89300</text:p>
          </table:table-cell>
          <table:table-cell table:formula="of:=CONCATENATE(&quot;#&quot;;[.D99])" office:value-type="string" office:string-value="#A89300">
            <text:p>#A89300</text:p>
          </table:table-cell>
          <table:table-cell office:value-type="string">
            <text:p>98 Strong amber yellow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table:formula="of:=CONCATENATE(DEC2HEX([.A100];2);DEC2HEX([.B100];2);DEC2HEX([.C100];2))" office:value-type="string" office:string-value="595642">
            <text:p>595642</text:p>
          </table:table-cell>
          <table:table-cell table:formula="of:=CONCATENATE(&quot;#&quot;;[.D100])" office:value-type="string" office:string-value="#595642">
            <text:p>#595642</text:p>
          </table:table-cell>
          <table:table-cell office:value-type="string">
            <text:p>99 Dark grayish amber yellow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39">
            <text:p>39</text:p>
          </table:table-cell>
          <table:table-cell table:formula="of:=CONCATENATE(DEC2HEX([.A101];2);DEC2HEX([.B101];2);DEC2HEX([.C101];2))" office:value-type="string" office:string-value="595327">
            <text:p>595327</text:p>
          </table:table-cell>
          <table:table-cell table:formula="of:=CONCATENATE(&quot;#&quot;;[.D101])" office:value-type="string" office:string-value="#595327">
            <text:p>#595327</text:p>
          </table:table-cell>
          <table:table-cell office:value-type="string">
            <text:p>100 Dark amber yellow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formula="of:=CONCATENATE(DEC2HEX([.A102];2);DEC2HEX([.B102];2);DEC2HEX([.C102];2))" office:value-type="string" office:string-value="594E00">
            <text:p>594E00</text:p>
          </table:table-cell>
          <table:table-cell table:formula="of:=CONCATENATE(&quot;#&quot;;[.D102])" office:value-type="string" office:string-value="#594E00">
            <text:p>#594E00</text:p>
          </table:table-cell>
          <table:table-cell office:value-type="string">
            <text:p>101 Deep amber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55">
            <text:p>255</text:p>
          </table:table-cell>
          <table:table-cell office:value-type="float" office:value="246">
            <text:p>246</text:p>
          </table:table-cell>
          <table:table-cell table:formula="of:=CONCATENATE(DEC2HEX([.A103];2);DEC2HEX([.B103];2);DEC2HEX([.C103];2))" office:value-type="string" office:string-value="FFFFF6">
            <text:p>FFFFF6</text:p>
          </table:table-cell>
          <table:table-cell table:formula="of:=CONCATENATE(&quot;#&quot;;[.D103])" office:value-type="string" office:string-value="#FFFFF6">
            <text:p>#FFFFF6</text:p>
          </table:table-cell>
          <table:table-cell office:value-type="string">
            <text:p>102 Yellowish whit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55">
            <text:p>255</text:p>
          </table:table-cell>
          <table:table-cell office:value-type="float" office:value="226">
            <text:p>226</text:p>
          </table:table-cell>
          <table:table-cell table:formula="of:=CONCATENATE(DEC2HEX([.A104];2);DEC2HEX([.B104];2);DEC2HEX([.C104];2))" office:value-type="string" office:string-value="FFFFE2">
            <text:p>FFFFE2</text:p>
          </table:table-cell>
          <table:table-cell table:formula="of:=CONCATENATE(&quot;#&quot;;[.D104])" office:value-type="string" office:string-value="#FFFFE2">
            <text:p>#FFFFE2</text:p>
          </table:table-cell>
          <table:table-cell office:value-type="string">
            <text:p>103 Very pale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55">
            <text:p>255</text:p>
          </table:table-cell>
          <table:table-cell office:value-type="float" office:value="194">
            <text:p>194</text:p>
          </table:table-cell>
          <table:table-cell table:formula="of:=CONCATENATE(DEC2HEX([.A105];2);DEC2HEX([.B105];2);DEC2HEX([.C105];2))" office:value-type="string" office:string-value="FFFFC2">
            <text:p>FFFFC2</text:p>
          </table:table-cell>
          <table:table-cell table:formula="of:=CONCATENATE(&quot;#&quot;;[.D105])" office:value-type="string" office:string-value="#FFFFC2">
            <text:p>#FFFFC2</text:p>
          </table:table-cell>
          <table:table-cell office:value-type="string">
            <text:p>104 Pale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55">
            <text:p>255</text:p>
          </table:table-cell>
          <table:table-cell office:value-type="float" office:value="158">
            <text:p>158</text:p>
          </table:table-cell>
          <table:table-cell table:formula="of:=CONCATENATE(DEC2HEX([.A106];2);DEC2HEX([.B106];2);DEC2HEX([.C106];2))" office:value-type="string" office:string-value="FFFF9E">
            <text:p>FFFF9E</text:p>
          </table:table-cell>
          <table:table-cell table:formula="of:=CONCATENATE(&quot;#&quot;;[.D106])" office:value-type="string" office:string-value="#FFFF9E">
            <text:p>#FFFF9E</text:p>
          </table:table-cell>
          <table:table-cell office:value-type="string">
            <text:p>105 Very light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55">
            <text:p>255</text:p>
          </table:table-cell>
          <table:table-cell office:value-type="float" office:value="101">
            <text:p>101</text:p>
          </table:table-cell>
          <table:table-cell table:formula="of:=CONCATENATE(DEC2HEX([.A107];2);DEC2HEX([.B107];2);DEC2HEX([.C107];2))" office:value-type="string" office:string-value="FFFF65">
            <text:p>FFFF65</text:p>
          </table:table-cell>
          <table:table-cell table:formula="of:=CONCATENATE(&quot;#&quot;;[.D107])" office:value-type="string" office:string-value="#FFFF65">
            <text:p>#FFFF65</text:p>
          </table:table-cell>
          <table:table-cell office:value-type="string">
            <text:p>106 Light brilliant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55">
            <text:p>255</text:p>
          </table:table-cell>
          <table:table-cell office:value-type="float" office:value="0">
            <text:p>0</text:p>
          </table:table-cell>
          <table:table-cell table:formula="of:=CONCATENATE(DEC2HEX([.A108];2);DEC2HEX([.B108];2);DEC2HEX([.C108];2))" office:value-type="string" office:string-value="FFFF00">
            <text:p>FFFF00</text:p>
          </table:table-cell>
          <table:table-cell table:formula="of:=CONCATENATE(&quot;#&quot;;[.D108])" office:value-type="string" office:string-value="#FFFF00">
            <text:p>#FFFF00</text:p>
          </table:table-cell>
          <table:table-cell office:value-type="string">
            <text:p>107 Luminous vivid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31">
            <text:p>231</text:p>
          </table:table-cell>
          <table:table-cell office:value-type="float" office:value="218">
            <text:p>218</text:p>
          </table:table-cell>
          <table:table-cell table:formula="of:=CONCATENATE(DEC2HEX([.A109];2);DEC2HEX([.B109];2);DEC2HEX([.C109];2))" office:value-type="string" office:string-value="E7E7DA">
            <text:p>E7E7DA</text:p>
          </table:table-cell>
          <table:table-cell table:formula="of:=CONCATENATE(&quot;#&quot;;[.D109])" office:value-type="string" office:string-value="#E7E7DA">
            <text:p>#E7E7DA</text:p>
          </table:table-cell>
          <table:table-cell office:value-type="string">
            <text:p>108 Light yellowish gray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31">
            <text:p>231</text:p>
          </table:table-cell>
          <table:table-cell office:value-type="float" office:value="184">
            <text:p>184</text:p>
          </table:table-cell>
          <table:table-cell table:formula="of:=CONCATENATE(DEC2HEX([.A110];2);DEC2HEX([.B110];2);DEC2HEX([.C110];2))" office:value-type="string" office:string-value="E7E7B8">
            <text:p>E7E7B8</text:p>
          </table:table-cell>
          <table:table-cell table:formula="of:=CONCATENATE(&quot;#&quot;;[.D110])" office:value-type="string" office:string-value="#E7E7B8">
            <text:p>#E7E7B8</text:p>
          </table:table-cell>
          <table:table-cell office:value-type="string">
            <text:p>109 Pale, light grayish oliv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31">
            <text:p>231</text:p>
          </table:table-cell>
          <table:table-cell office:value-type="float" office:value="139">
            <text:p>139</text:p>
          </table:table-cell>
          <table:table-cell table:formula="of:=CONCATENATE(DEC2HEX([.A111];2);DEC2HEX([.B111];2);DEC2HEX([.C111];2))" office:value-type="string" office:string-value="E7E78B">
            <text:p>E7E78B</text:p>
          </table:table-cell>
          <table:table-cell table:formula="of:=CONCATENATE(&quot;#&quot;;[.D111])" office:value-type="string" office:string-value="#E7E78B">
            <text:p>#E7E78B</text:p>
          </table:table-cell>
          <table:table-cell office:value-type="string">
            <text:p>110 Light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31">
            <text:p>231</text:p>
          </table:table-cell>
          <table:table-cell office:value-type="float" office:value="81">
            <text:p>81</text:p>
          </table:table-cell>
          <table:table-cell table:formula="of:=CONCATENATE(DEC2HEX([.A112];2);DEC2HEX([.B112];2);DEC2HEX([.C112];2))" office:value-type="string" office:string-value="E7E751">
            <text:p>E7E751</text:p>
          </table:table-cell>
          <table:table-cell table:formula="of:=CONCATENATE(&quot;#&quot;;[.D112])" office:value-type="string" office:string-value="#E7E751">
            <text:p>#E7E751</text:p>
          </table:table-cell>
          <table:table-cell office:value-type="string">
            <text:p>111 Brilliant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31">
            <text:p>231</text:p>
          </table:table-cell>
          <table:table-cell office:value-type="float" office:value="0">
            <text:p>0</text:p>
          </table:table-cell>
          <table:table-cell table:formula="of:=CONCATENATE(DEC2HEX([.A113];2);DEC2HEX([.B113];2);DEC2HEX([.C113];2))" office:value-type="string" office:string-value="E7E700">
            <text:p>E7E700</text:p>
          </table:table-cell>
          <table:table-cell table:formula="of:=CONCATENATE(&quot;#&quot;;[.D113])" office:value-type="string" office:string-value="#E7E700">
            <text:p>#E7E700</text:p>
          </table:table-cell>
          <table:table-cell office:value-type="string">
            <text:p>112 Vivid yellow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68">
            <text:p>168</text:p>
          </table:table-cell>
          <table:table-cell office:value-type="float" office:value="156">
            <text:p>156</text:p>
          </table:table-cell>
          <table:table-cell table:formula="of:=CONCATENATE(DEC2HEX([.A114];2);DEC2HEX([.B114];2);DEC2HEX([.C114];2))" office:value-type="string" office:string-value="A8A89C">
            <text:p>A8A89C</text:p>
          </table:table-cell>
          <table:table-cell table:formula="of:=CONCATENATE(&quot;#&quot;;[.D114])" office:value-type="string" office:string-value="#A8A89C">
            <text:p>#A8A89C</text:p>
          </table:table-cell>
          <table:table-cell office:value-type="string">
            <text:p>113 Yellowish gray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68">
            <text:p>168</text:p>
          </table:table-cell>
          <table:table-cell office:value-type="float" office:value="125">
            <text:p>125</text:p>
          </table:table-cell>
          <table:table-cell table:formula="of:=CONCATENATE(DEC2HEX([.A115];2);DEC2HEX([.B115];2);DEC2HEX([.C115];2))" office:value-type="string" office:string-value="A8A87D">
            <text:p>A8A87D</text:p>
          </table:table-cell>
          <table:table-cell table:formula="of:=CONCATENATE(&quot;#&quot;;[.D115])" office:value-type="string" office:string-value="#A8A87D">
            <text:p>#A8A87D</text:p>
          </table:table-cell>
          <table:table-cell office:value-type="string">
            <text:p>114 Grayish oliv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68">
            <text:p>168</text:p>
          </table:table-cell>
          <table:table-cell office:value-type="float" office:value="74">
            <text:p>74</text:p>
          </table:table-cell>
          <table:table-cell table:formula="of:=CONCATENATE(DEC2HEX([.A116];2);DEC2HEX([.B116];2);DEC2HEX([.C116];2))" office:value-type="string" office:string-value="A8A84A">
            <text:p>A8A84A</text:p>
          </table:table-cell>
          <table:table-cell table:formula="of:=CONCATENATE(&quot;#&quot;;[.D116])" office:value-type="string" office:string-value="#A8A84A">
            <text:p>#A8A84A</text:p>
          </table:table-cell>
          <table:table-cell office:value-type="string">
            <text:p>115 Moderate oliv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68">
            <text:p>168</text:p>
          </table:table-cell>
          <table:table-cell office:value-type="float" office:value="0">
            <text:p>0</text:p>
          </table:table-cell>
          <table:table-cell table:formula="of:=CONCATENATE(DEC2HEX([.A117];2);DEC2HEX([.B117];2);DEC2HEX([.C117];2))" office:value-type="string" office:string-value="A8A800">
            <text:p>A8A800</text:p>
          </table:table-cell>
          <table:table-cell table:formula="of:=CONCATENATE(&quot;#&quot;;[.D117])" office:value-type="string" office:string-value="#A8A800">
            <text:p>#A8A800</text:p>
          </table:table-cell>
          <table:table-cell office:value-type="string">
            <text:p>116 Strong oliv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89">
            <text:p>89</text:p>
          </table:table-cell>
          <table:table-cell office:value-type="float" office:value="83">
            <text:p>83</text:p>
          </table:table-cell>
          <table:table-cell table:formula="of:=CONCATENATE(DEC2HEX([.A118];2);DEC2HEX([.B118];2);DEC2HEX([.C118];2))" office:value-type="string" office:string-value="595953">
            <text:p>595953</text:p>
          </table:table-cell>
          <table:table-cell table:formula="of:=CONCATENATE(&quot;#&quot;;[.D118])" office:value-type="string" office:string-value="#595953">
            <text:p>#595953</text:p>
          </table:table-cell>
          <table:table-cell office:value-type="string">
            <text:p>117 Dark olivish gray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89">
            <text:p>89</text:p>
          </table:table-cell>
          <table:table-cell office:value-type="float" office:value="66">
            <text:p>66</text:p>
          </table:table-cell>
          <table:table-cell table:formula="of:=CONCATENATE(DEC2HEX([.A119];2);DEC2HEX([.B119];2);DEC2HEX([.C119];2))" office:value-type="string" office:string-value="595942">
            <text:p>595942</text:p>
          </table:table-cell>
          <table:table-cell table:formula="of:=CONCATENATE(&quot;#&quot;;[.D119])" office:value-type="string" office:string-value="#595942">
            <text:p>#595942</text:p>
          </table:table-cell>
          <table:table-cell office:value-type="string">
            <text:p>118 Dark grayish oliv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89">
            <text:p>89</text:p>
          </table:table-cell>
          <table:table-cell office:value-type="float" office:value="39">
            <text:p>39</text:p>
          </table:table-cell>
          <table:table-cell table:formula="of:=CONCATENATE(DEC2HEX([.A120];2);DEC2HEX([.B120];2);DEC2HEX([.C120];2))" office:value-type="string" office:string-value="595927">
            <text:p>595927</text:p>
          </table:table-cell>
          <table:table-cell table:formula="of:=CONCATENATE(&quot;#&quot;;[.D120])" office:value-type="string" office:string-value="#595927">
            <text:p>#595927</text:p>
          </table:table-cell>
          <table:table-cell office:value-type="string">
            <text:p>119 Dark oliv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89">
            <text:p>89</text:p>
          </table:table-cell>
          <table:table-cell office:value-type="float" office:value="0">
            <text:p>0</text:p>
          </table:table-cell>
          <table:table-cell table:formula="of:=CONCATENATE(DEC2HEX([.A121];2);DEC2HEX([.B121];2);DEC2HEX([.C121];2))" office:value-type="string" office:string-value="595900">
            <text:p>595900</text:p>
          </table:table-cell>
          <table:table-cell table:formula="of:=CONCATENATE(&quot;#&quot;;[.D121])" office:value-type="string" office:string-value="#595900">
            <text:p>#595900</text:p>
          </table:table-cell>
          <table:table-cell office:value-type="string">
            <text:p>120 Deep oliv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9">
            <text:p>29</text:p>
          </table:table-cell>
          <table:table-cell office:value-type="float" office:value="26">
            <text:p>26</text:p>
          </table:table-cell>
          <table:table-cell table:formula="of:=CONCATENATE(DEC2HEX([.A122];2);DEC2HEX([.B122];2);DEC2HEX([.C122];2))" office:value-type="string" office:string-value="1D1D1A">
            <text:p>1D1D1A</text:p>
          </table:table-cell>
          <table:table-cell table:formula="of:=CONCATENATE(&quot;#&quot;;[.D122])" office:value-type="string" office:string-value="#1D1D1A">
            <text:p>#1D1D1A</text:p>
          </table:table-cell>
          <table:table-cell office:value-type="string">
            <text:p>121 Yellowish black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9">
            <text:p>29</text:p>
          </table:table-cell>
          <table:table-cell office:value-type="float" office:value="17">
            <text:p>17</text:p>
          </table:table-cell>
          <table:table-cell table:formula="of:=CONCATENATE(DEC2HEX([.A123];2);DEC2HEX([.B123];2);DEC2HEX([.C123];2))" office:value-type="string" office:string-value="1D1D11">
            <text:p>1D1D11</text:p>
          </table:table-cell>
          <table:table-cell table:formula="of:=CONCATENATE(&quot;#&quot;;[.D123])" office:value-type="string" office:string-value="#1D1D11">
            <text:p>#1D1D11</text:p>
          </table:table-cell>
          <table:table-cell office:value-type="string">
            <text:p>122 Very dark oliv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CONCATENATE(DEC2HEX([.A124];2);DEC2HEX([.B124];2);DEC2HEX([.C124];2))" office:value-type="string" office:string-value="1D1D00">
            <text:p>1D1D00</text:p>
          </table:table-cell>
          <table:table-cell table:formula="of:=CONCATENATE(&quot;#&quot;;[.D124])" office:value-type="string" office:string-value="#1D1D00">
            <text:p>#1D1D00</text:p>
          </table:table-cell>
          <table:table-cell office:value-type="string">
            <text:p>123 Very deep olive</text:p>
          </table:table-cell>
          <table:table-cell table:number-columns-repeated="1017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table:formula="of:=CONCATENATE(DEC2HEX([.A125];2);DEC2HEX([.B125];2);DEC2HEX([.C125];2))" office:value-type="string" office:string-value="FBFFE2">
            <text:p>FBFFE2</text:p>
          </table:table-cell>
          <table:table-cell table:formula="of:=CONCATENATE(&quot;#&quot;;[.D125])" office:value-type="string" office:string-value="#FBFFE2">
            <text:p>#FBFFE2</text:p>
          </table:table-cell>
          <table:table-cell office:value-type="string">
            <text:p>124 Very pale yellow lime</text:p>
          </table:table-cell>
          <table:table-cell table:number-columns-repeated="1017"/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table:formula="of:=CONCATENATE(DEC2HEX([.A126];2);DEC2HEX([.B126];2);DEC2HEX([.C126];2))" office:value-type="string" office:string-value="F7FFC2">
            <text:p>F7FFC2</text:p>
          </table:table-cell>
          <table:table-cell table:formula="of:=CONCATENATE(&quot;#&quot;;[.D126])" office:value-type="string" office:string-value="#F7FFC2">
            <text:p>#F7FFC2</text:p>
          </table:table-cell>
          <table:table-cell office:value-type="string">
            <text:p>125 Pale yellow lime</text:p>
          </table:table-cell>
          <table:table-cell table:number-columns-repeated="1017"/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table:formula="of:=CONCATENATE(DEC2HEX([.A127];2);DEC2HEX([.B127];2);DEC2HEX([.C127];2))" office:value-type="string" office:string-value="F3FF9E">
            <text:p>F3FF9E</text:p>
          </table:table-cell>
          <table:table-cell table:formula="of:=CONCATENATE(&quot;#&quot;;[.D127])" office:value-type="string" office:string-value="#F3FF9E">
            <text:p>#F3FF9E</text:p>
          </table:table-cell>
          <table:table-cell office:value-type="string">
            <text:p>126 Very light yellow lime</text:p>
          </table:table-cell>
          <table:table-cell table:number-columns-repeated="1017"/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table:formula="of:=CONCATENATE(DEC2HEX([.A128];2);DEC2HEX([.B128];2);DEC2HEX([.C128];2))" office:value-type="string" office:string-value="ECFF65">
            <text:p>ECFF65</text:p>
          </table:table-cell>
          <table:table-cell table:formula="of:=CONCATENATE(&quot;#&quot;;[.D128])" office:value-type="string" office:string-value="#ECFF65">
            <text:p>#ECFF65</text:p>
          </table:table-cell>
          <table:table-cell office:value-type="string">
            <text:p>127 Light brilliant yellow lime</text:p>
          </table:table-cell>
          <table:table-cell table:number-columns-repeated="1017"/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formula="of:=CONCATENATE(DEC2HEX([.A129];2);DEC2HEX([.B129];2);DEC2HEX([.C129];2))" office:value-type="string" office:string-value="DFFF00">
            <text:p>DFFF00</text:p>
          </table:table-cell>
          <table:table-cell table:formula="of:=CONCATENATE(&quot;#&quot;;[.D129])" office:value-type="string" office:string-value="#DFFF00">
            <text:p>#DFFF00</text:p>
          </table:table-cell>
          <table:table-cell office:value-type="string">
            <text:p>128 Luminous vivid yellow lime</text:p>
          </table:table-cell>
          <table:table-cell table:number-columns-repeated="1017"/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table:formula="of:=CONCATENATE(DEC2HEX([.A130];2);DEC2HEX([.B130];2);DEC2HEX([.C130];2))" office:value-type="string" office:string-value="E1E7B8">
            <text:p>E1E7B8</text:p>
          </table:table-cell>
          <table:table-cell table:formula="of:=CONCATENATE(&quot;#&quot;;[.D130])" office:value-type="string" office:string-value="#E1E7B8">
            <text:p>#E1E7B8</text:p>
          </table:table-cell>
          <table:table-cell office:value-type="string">
            <text:p>129 Pale, light grayish olive lime</text:p>
          </table:table-cell>
          <table:table-cell table:number-columns-repeated="1017"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table:formula="of:=CONCATENATE(DEC2HEX([.A131];2);DEC2HEX([.B131];2);DEC2HEX([.C131];2))" office:value-type="string" office:string-value="DCE78B">
            <text:p>DCE78B</text:p>
          </table:table-cell>
          <table:table-cell table:formula="of:=CONCATENATE(&quot;#&quot;;[.D131])" office:value-type="string" office:string-value="#DCE78B">
            <text:p>#DCE78B</text:p>
          </table:table-cell>
          <table:table-cell office:value-type="string">
            <text:p>130 Light yellow lime</text:p>
          </table:table-cell>
          <table:table-cell table:number-columns-repeated="1017"/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table:formula="of:=CONCATENATE(DEC2HEX([.A132];2);DEC2HEX([.B132];2);DEC2HEX([.C132];2))" office:value-type="string" office:string-value="D5E751">
            <text:p>D5E751</text:p>
          </table:table-cell>
          <table:table-cell table:formula="of:=CONCATENATE(&quot;#&quot;;[.D132])" office:value-type="string" office:string-value="#D5E751">
            <text:p>#D5E751</text:p>
          </table:table-cell>
          <table:table-cell office:value-type="string">
            <text:p>131 Brilliant yellow lime</text:p>
          </table:table-cell>
          <table:table-cell table:number-columns-repeated="1017"/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table:formula="of:=CONCATENATE(DEC2HEX([.A133];2);DEC2HEX([.B133];2);DEC2HEX([.C133];2))" office:value-type="string" office:string-value="CAE700">
            <text:p>CAE700</text:p>
          </table:table-cell>
          <table:table-cell table:formula="of:=CONCATENATE(&quot;#&quot;;[.D133])" office:value-type="string" office:string-value="#CAE700">
            <text:p>#CAE700</text:p>
          </table:table-cell>
          <table:table-cell office:value-type="string">
            <text:p>132 Vivid yellow lime</text:p>
          </table:table-cell>
          <table:table-cell table:number-columns-repeated="1017"/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table:formula="of:=CONCATENATE(DEC2HEX([.A134];2);DEC2HEX([.B134];2);DEC2HEX([.C134];2))" office:value-type="string" office:string-value="A3A87D">
            <text:p>A3A87D</text:p>
          </table:table-cell>
          <table:table-cell table:formula="of:=CONCATENATE(&quot;#&quot;;[.D134])" office:value-type="string" office:string-value="#A3A87D">
            <text:p>#A3A87D</text:p>
          </table:table-cell>
          <table:table-cell office:value-type="string">
            <text:p>133 Grayish olive lime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table:formula="of:=CONCATENATE(DEC2HEX([.A135];2);DEC2HEX([.B135];2);DEC2HEX([.C135];2))" office:value-type="string" office:string-value="9CA84A">
            <text:p>9CA84A</text:p>
          </table:table-cell>
          <table:table-cell table:formula="of:=CONCATENATE(&quot;#&quot;;[.D135])" office:value-type="string" office:string-value="#9CA84A">
            <text:p>#9CA84A</text:p>
          </table:table-cell>
          <table:table-cell office:value-type="string">
            <text:p>134 Moderate olive lime</text:p>
          </table:table-cell>
          <table:table-cell table:number-columns-repeated="1017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table:formula="of:=CONCATENATE(DEC2HEX([.A136];2);DEC2HEX([.B136];2);DEC2HEX([.C136];2))" office:value-type="string" office:string-value="93A800">
            <text:p>93A800</text:p>
          </table:table-cell>
          <table:table-cell table:formula="of:=CONCATENATE(&quot;#&quot;;[.D136])" office:value-type="string" office:string-value="#93A800">
            <text:p>#93A800</text:p>
          </table:table-cell>
          <table:table-cell office:value-type="string">
            <text:p>135 Strong olive lime</text:p>
          </table:table-cell>
          <table:table-cell table:number-columns-repeated="1017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table:formula="of:=CONCATENATE(DEC2HEX([.A137];2);DEC2HEX([.B137];2);DEC2HEX([.C137];2))" office:value-type="string" office:string-value="565942">
            <text:p>565942</text:p>
          </table:table-cell>
          <table:table-cell table:formula="of:=CONCATENATE(&quot;#&quot;;[.D137])" office:value-type="string" office:string-value="#565942">
            <text:p>#565942</text:p>
          </table:table-cell>
          <table:table-cell office:value-type="string">
            <text:p>136 Dark grayish olive lime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table:formula="of:=CONCATENATE(DEC2HEX([.A138];2);DEC2HEX([.B138];2);DEC2HEX([.C138];2))" office:value-type="string" office:string-value="535927">
            <text:p>535927</text:p>
          </table:table-cell>
          <table:table-cell table:formula="of:=CONCATENATE(&quot;#&quot;;[.D138])" office:value-type="string" office:string-value="#535927">
            <text:p>#535927</text:p>
          </table:table-cell>
          <table:table-cell office:value-type="string">
            <text:p>137 Dark olive lime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formula="of:=CONCATENATE(DEC2HEX([.A139];2);DEC2HEX([.B139];2);DEC2HEX([.C139];2))" office:value-type="string" office:string-value="4E5900">
            <text:p>4E5900</text:p>
          </table:table-cell>
          <table:table-cell table:formula="of:=CONCATENATE(&quot;#&quot;;[.D139])" office:value-type="string" office:string-value="#4E5900">
            <text:p>#4E5900</text:p>
          </table:table-cell>
          <table:table-cell office:value-type="string">
            <text:p>138 Deep olive lime</text:p>
          </table:table-cell>
          <table:table-cell table:number-columns-repeated="1017"/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table:formula="of:=CONCATENATE(DEC2HEX([.A140];2);DEC2HEX([.B140];2);DEC2HEX([.C140];2))" office:value-type="string" office:string-value="F8FFE2">
            <text:p>F8FFE2</text:p>
          </table:table-cell>
          <table:table-cell table:formula="of:=CONCATENATE(&quot;#&quot;;[.D140])" office:value-type="string" office:string-value="#F8FFE2">
            <text:p>#F8FFE2</text:p>
          </table:table-cell>
          <table:table-cell office:value-type="string">
            <text:p>139 Very pale lime</text:p>
          </table:table-cell>
          <table:table-cell table:number-columns-repeated="1017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table:formula="of:=CONCATENATE(DEC2HEX([.A141];2);DEC2HEX([.B141];2);DEC2HEX([.C141];2))" office:value-type="string" office:string-value="F0FFC2">
            <text:p>F0FFC2</text:p>
          </table:table-cell>
          <table:table-cell table:formula="of:=CONCATENATE(&quot;#&quot;;[.D141])" office:value-type="string" office:string-value="#F0FFC2">
            <text:p>#F0FFC2</text:p>
          </table:table-cell>
          <table:table-cell office:value-type="string">
            <text:p>140 Pale lim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table:formula="of:=CONCATENATE(DEC2HEX([.A142];2);DEC2HEX([.B142];2);DEC2HEX([.C142];2))" office:value-type="string" office:string-value="E7FF9E">
            <text:p>E7FF9E</text:p>
          </table:table-cell>
          <table:table-cell table:formula="of:=CONCATENATE(&quot;#&quot;;[.D142])" office:value-type="string" office:string-value="#E7FF9E">
            <text:p>#E7FF9E</text:p>
          </table:table-cell>
          <table:table-cell office:value-type="string">
            <text:p>141 Very light lime</text:p>
          </table:table-cell>
          <table:table-cell table:number-columns-repeated="1017"/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table:formula="of:=CONCATENATE(DEC2HEX([.A143];2);DEC2HEX([.B143];2);DEC2HEX([.C143];2))" office:value-type="string" office:string-value="D8FF65">
            <text:p>D8FF65</text:p>
          </table:table-cell>
          <table:table-cell table:formula="of:=CONCATENATE(&quot;#&quot;;[.D143])" office:value-type="string" office:string-value="#D8FF65">
            <text:p>#D8FF65</text:p>
          </table:table-cell>
          <table:table-cell office:value-type="string">
            <text:p>142 Light brilliant lime</text:p>
          </table:table-cell>
          <table:table-cell table:number-columns-repeated="1017"/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formula="of:=CONCATENATE(DEC2HEX([.A144];2);DEC2HEX([.B144];2);DEC2HEX([.C144];2))" office:value-type="string" office:string-value="BFFF00">
            <text:p>BFFF00</text:p>
          </table:table-cell>
          <table:table-cell table:formula="of:=CONCATENATE(&quot;#&quot;;[.D144])" office:value-type="string" office:string-value="#BFFF00">
            <text:p>#BFFF00</text:p>
          </table:table-cell>
          <table:table-cell office:value-type="string">
            <text:p>143 Luminous vivid lime</text:p>
          </table:table-cell>
          <table:table-cell table:number-columns-repeated="1017"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table:formula="of:=CONCATENATE(DEC2HEX([.A145];2);DEC2HEX([.B145];2);DEC2HEX([.C145];2))" office:value-type="string" office:string-value="DCE7B8">
            <text:p>DCE7B8</text:p>
          </table:table-cell>
          <table:table-cell table:formula="of:=CONCATENATE(&quot;#&quot;;[.D145])" office:value-type="string" office:string-value="#DCE7B8">
            <text:p>#DCE7B8</text:p>
          </table:table-cell>
          <table:table-cell office:value-type="string">
            <text:p>144 Pale, light grayish lime</text:p>
          </table:table-cell>
          <table:table-cell table:number-columns-repeated="1017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table:formula="of:=CONCATENATE(DEC2HEX([.A146];2);DEC2HEX([.B146];2);DEC2HEX([.C146];2))" office:value-type="string" office:string-value="D0E78B">
            <text:p>D0E78B</text:p>
          </table:table-cell>
          <table:table-cell table:formula="of:=CONCATENATE(&quot;#&quot;;[.D146])" office:value-type="string" office:string-value="#D0E78B">
            <text:p>#D0E78B</text:p>
          </table:table-cell>
          <table:table-cell office:value-type="string">
            <text:p>145 Light lime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table:formula="of:=CONCATENATE(DEC2HEX([.A147];2);DEC2HEX([.B147];2);DEC2HEX([.C147];2))" office:value-type="string" office:string-value="C2E751">
            <text:p>C2E751</text:p>
          </table:table-cell>
          <table:table-cell table:formula="of:=CONCATENATE(&quot;#&quot;;[.D147])" office:value-type="string" office:string-value="#C2E751">
            <text:p>#C2E751</text:p>
          </table:table-cell>
          <table:table-cell office:value-type="string">
            <text:p>146 Brilliant lime</text:p>
          </table:table-cell>
          <table:table-cell table:number-columns-repeated="1017"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table:formula="of:=CONCATENATE(DEC2HEX([.A148];2);DEC2HEX([.B148];2);DEC2HEX([.C148];2))" office:value-type="string" office:string-value="AEE700">
            <text:p>AEE700</text:p>
          </table:table-cell>
          <table:table-cell table:formula="of:=CONCATENATE(&quot;#&quot;;[.D148])" office:value-type="string" office:string-value="#AEE700">
            <text:p>#AEE700</text:p>
          </table:table-cell>
          <table:table-cell office:value-type="string">
            <text:p>147 Vivid lime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table:formula="of:=CONCATENATE(DEC2HEX([.A149];2);DEC2HEX([.B149];2);DEC2HEX([.C149];2))" office:value-type="string" office:string-value="9EA87D">
            <text:p>9EA87D</text:p>
          </table:table-cell>
          <table:table-cell table:formula="of:=CONCATENATE(&quot;#&quot;;[.D149])" office:value-type="string" office:string-value="#9EA87D">
            <text:p>#9EA87D</text:p>
          </table:table-cell>
          <table:table-cell office:value-type="string">
            <text:p>148 Grayish lime</text:p>
          </table:table-cell>
          <table:table-cell table:number-columns-repeated="1017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table:formula="of:=CONCATENATE(DEC2HEX([.A150];2);DEC2HEX([.B150];2);DEC2HEX([.C150];2))" office:value-type="string" office:string-value="91A84A">
            <text:p>91A84A</text:p>
          </table:table-cell>
          <table:table-cell table:formula="of:=CONCATENATE(&quot;#&quot;;[.D150])" office:value-type="string" office:string-value="#91A84A">
            <text:p>#91A84A</text:p>
          </table:table-cell>
          <table:table-cell office:value-type="string">
            <text:p>149 Moderate lime</text:p>
          </table:table-cell>
          <table:table-cell table:number-columns-repeated="1017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table:formula="of:=CONCATENATE(DEC2HEX([.A151];2);DEC2HEX([.B151];2);DEC2HEX([.C151];2))" office:value-type="string" office:string-value="7EA800">
            <text:p>7EA800</text:p>
          </table:table-cell>
          <table:table-cell table:formula="of:=CONCATENATE(&quot;#&quot;;[.D151])" office:value-type="string" office:string-value="#7EA800">
            <text:p>#7EA800</text:p>
          </table:table-cell>
          <table:table-cell office:value-type="string">
            <text:p>150 Strong lime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table:formula="of:=CONCATENATE(DEC2HEX([.A152];2);DEC2HEX([.B152];2);DEC2HEX([.C152];2))" office:value-type="string" office:string-value="545942">
            <text:p>545942</text:p>
          </table:table-cell>
          <table:table-cell table:formula="of:=CONCATENATE(&quot;#&quot;;[.D152])" office:value-type="string" office:string-value="#545942">
            <text:p>#545942</text:p>
          </table:table-cell>
          <table:table-cell office:value-type="string">
            <text:p>151 Dark grayish lime</text:p>
          </table:table-cell>
          <table:table-cell table:number-columns-repeated="1017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table:formula="of:=CONCATENATE(DEC2HEX([.A153];2);DEC2HEX([.B153];2);DEC2HEX([.C153];2))" office:value-type="string" office:string-value="4D5927">
            <text:p>4D5927</text:p>
          </table:table-cell>
          <table:table-cell table:formula="of:=CONCATENATE(&quot;#&quot;;[.D153])" office:value-type="string" office:string-value="#4D5927">
            <text:p>#4D5927</text:p>
          </table:table-cell>
          <table:table-cell office:value-type="string">
            <text:p>152 Dark lime</text:p>
          </table:table-cell>
          <table:table-cell table:number-columns-repeated="1017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formula="of:=CONCATENATE(DEC2HEX([.A154];2);DEC2HEX([.B154];2);DEC2HEX([.C154];2))" office:value-type="string" office:string-value="435900">
            <text:p>435900</text:p>
          </table:table-cell>
          <table:table-cell table:formula="of:=CONCATENATE(&quot;#&quot;;[.D154])" office:value-type="string" office:string-value="#435900">
            <text:p>#435900</text:p>
          </table:table-cell>
          <table:table-cell office:value-type="string">
            <text:p>153 Deep lime</text:p>
          </table:table-cell>
          <table:table-cell table:number-columns-repeated="1017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255">
            <text:p>255</text:p>
          </table:table-cell>
          <table:table-cell office:value-type="float" office:value="246">
            <text:p>246</text:p>
          </table:table-cell>
          <table:table-cell table:formula="of:=CONCATENATE(DEC2HEX([.A155];2);DEC2HEX([.B155];2);DEC2HEX([.C155];2))" office:value-type="string" office:string-value="FBFFF6">
            <text:p>FBFFF6</text:p>
          </table:table-cell>
          <table:table-cell table:formula="of:=CONCATENATE(&quot;#&quot;;[.D155])" office:value-type="string" office:string-value="#FBFFF6">
            <text:p>#FBFFF6</text:p>
          </table:table-cell>
          <table:table-cell office:value-type="string">
            <text:p>154 Chartreuse greenish white</text:p>
          </table:table-cell>
          <table:table-cell table:number-columns-repeated="1017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table:formula="of:=CONCATENATE(DEC2HEX([.A156];2);DEC2HEX([.B156];2);DEC2HEX([.C156];2))" office:value-type="string" office:string-value="F0FFE2">
            <text:p>F0FFE2</text:p>
          </table:table-cell>
          <table:table-cell table:formula="of:=CONCATENATE(&quot;#&quot;;[.D156])" office:value-type="string" office:string-value="#F0FFE2">
            <text:p>#F0FFE2</text:p>
          </table:table-cell>
          <table:table-cell office:value-type="string">
            <text:p>155 Very pale chartreuse green</text:p>
          </table:table-cell>
          <table:table-cell table:number-columns-repeated="1017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table:formula="of:=CONCATENATE(DEC2HEX([.A157];2);DEC2HEX([.B157];2);DEC2HEX([.C157];2))" office:value-type="string" office:string-value="E0FFC2">
            <text:p>E0FFC2</text:p>
          </table:table-cell>
          <table:table-cell table:formula="of:=CONCATENATE(&quot;#&quot;;[.D157])" office:value-type="string" office:string-value="#E0FFC2">
            <text:p>#E0FFC2</text:p>
          </table:table-cell>
          <table:table-cell office:value-type="string">
            <text:p>156 Pale chartreuse green</text:p>
          </table:table-cell>
          <table:table-cell table:number-columns-repeated="1017"/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table:formula="of:=CONCATENATE(DEC2HEX([.A158];2);DEC2HEX([.B158];2);DEC2HEX([.C158];2))" office:value-type="string" office:string-value="CFFF9E">
            <text:p>CFFF9E</text:p>
          </table:table-cell>
          <table:table-cell table:formula="of:=CONCATENATE(&quot;#&quot;;[.D158])" office:value-type="string" office:string-value="#CFFF9E">
            <text:p>#CFFF9E</text:p>
          </table:table-cell>
          <table:table-cell office:value-type="string">
            <text:p>157 Very light chartreuse green</text:p>
          </table:table-cell>
          <table:table-cell table:number-columns-repeated="1017"/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table:formula="of:=CONCATENATE(DEC2HEX([.A159];2);DEC2HEX([.B159];2);DEC2HEX([.C159];2))" office:value-type="string" office:string-value="B2FF65">
            <text:p>B2FF65</text:p>
          </table:table-cell>
          <table:table-cell table:formula="of:=CONCATENATE(&quot;#&quot;;[.D159])" office:value-type="string" office:string-value="#B2FF65">
            <text:p>#B2FF65</text:p>
          </table:table-cell>
          <table:table-cell office:value-type="string">
            <text:p>158 Light brilliant chartreuse green</text:p>
          </table:table-cell>
          <table:table-cell table:number-columns-repeated="1017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formula="of:=CONCATENATE(DEC2HEX([.A160];2);DEC2HEX([.B160];2);DEC2HEX([.C160];2))" office:value-type="string" office:string-value="80FF00">
            <text:p>80FF00</text:p>
          </table:table-cell>
          <table:table-cell table:formula="of:=CONCATENATE(&quot;#&quot;;[.D160])" office:value-type="string" office:string-value="#80FF00">
            <text:p>#80FF00</text:p>
          </table:table-cell>
          <table:table-cell office:value-type="string">
            <text:p>159 Luminous vivid chartreuse green</text:p>
          </table:table-cell>
          <table:table-cell table:number-columns-repeated="1017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table:formula="of:=CONCATENATE(DEC2HEX([.A161];2);DEC2HEX([.B161];2);DEC2HEX([.C161];2))" office:value-type="string" office:string-value="E0E7DA">
            <text:p>E0E7DA</text:p>
          </table:table-cell>
          <table:table-cell table:formula="of:=CONCATENATE(&quot;#&quot;;[.D161])" office:value-type="string" office:string-value="#E0E7DA">
            <text:p>#E0E7DA</text:p>
          </table:table-cell>
          <table:table-cell office:value-type="string">
            <text:p>160 Light chartreuse greenish gray</text:p>
          </table:table-cell>
          <table:table-cell table:number-columns-repeated="1017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table:formula="of:=CONCATENATE(DEC2HEX([.A162];2);DEC2HEX([.B162];2);DEC2HEX([.C162];2))" office:value-type="string" office:string-value="D0E7B8">
            <text:p>D0E7B8</text:p>
          </table:table-cell>
          <table:table-cell table:formula="of:=CONCATENATE(&quot;#&quot;;[.D162])" office:value-type="string" office:string-value="#D0E7B8">
            <text:p>#D0E7B8</text:p>
          </table:table-cell>
          <table:table-cell office:value-type="string">
            <text:p>161 Pale, light grayish chartreuse green</text:p>
          </table:table-cell>
          <table:table-cell table:number-columns-repeated="1017"/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table:formula="of:=CONCATENATE(DEC2HEX([.A163];2);DEC2HEX([.B163];2);DEC2HEX([.C163];2))" office:value-type="string" office:string-value="B9E78B">
            <text:p>B9E78B</text:p>
          </table:table-cell>
          <table:table-cell table:formula="of:=CONCATENATE(&quot;#&quot;;[.D163])" office:value-type="string" office:string-value="#B9E78B">
            <text:p>#B9E78B</text:p>
          </table:table-cell>
          <table:table-cell office:value-type="string">
            <text:p>162 Light chartreuse green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table:formula="of:=CONCATENATE(DEC2HEX([.A164];2);DEC2HEX([.B164];2);DEC2HEX([.C164];2))" office:value-type="string" office:string-value="9CE751">
            <text:p>9CE751</text:p>
          </table:table-cell>
          <table:table-cell table:formula="of:=CONCATENATE(&quot;#&quot;;[.D164])" office:value-type="string" office:string-value="#9CE751">
            <text:p>#9CE751</text:p>
          </table:table-cell>
          <table:table-cell office:value-type="string">
            <text:p>163 Brilliant chartreuse green</text:p>
          </table:table-cell>
          <table:table-cell table:number-columns-repeated="1017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table:formula="of:=CONCATENATE(DEC2HEX([.A165];2);DEC2HEX([.B165];2);DEC2HEX([.C165];2))" office:value-type="string" office:string-value="74E700">
            <text:p>74E700</text:p>
          </table:table-cell>
          <table:table-cell table:formula="of:=CONCATENATE(&quot;#&quot;;[.D165])" office:value-type="string" office:string-value="#74E700">
            <text:p>#74E700</text:p>
          </table:table-cell>
          <table:table-cell office:value-type="string">
            <text:p>164 Vivid chartreuse green</text:p>
          </table:table-cell>
          <table:table-cell table:number-columns-repeated="1017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68">
            <text:p>168</text:p>
          </table:table-cell>
          <table:table-cell office:value-type="float" office:value="156">
            <text:p>156</text:p>
          </table:table-cell>
          <table:table-cell table:formula="of:=CONCATENATE(DEC2HEX([.A166];2);DEC2HEX([.B166];2);DEC2HEX([.C166];2))" office:value-type="string" office:string-value="A2A89C">
            <text:p>A2A89C</text:p>
          </table:table-cell>
          <table:table-cell table:formula="of:=CONCATENATE(&quot;#&quot;;[.D166])" office:value-type="string" office:string-value="#A2A89C">
            <text:p>#A2A89C</text:p>
          </table:table-cell>
          <table:table-cell office:value-type="string">
            <text:p>165 Chartreuse greenish gray</text:p>
          </table:table-cell>
          <table:table-cell table:number-columns-repeated="1017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table:formula="of:=CONCATENATE(DEC2HEX([.A167];2);DEC2HEX([.B167];2);DEC2HEX([.C167];2))" office:value-type="string" office:string-value="93A87D">
            <text:p>93A87D</text:p>
          </table:table-cell>
          <table:table-cell table:formula="of:=CONCATENATE(&quot;#&quot;;[.D167])" office:value-type="string" office:string-value="#93A87D">
            <text:p>#93A87D</text:p>
          </table:table-cell>
          <table:table-cell office:value-type="string">
            <text:p>166 Grayish chartreuse green</text:p>
          </table:table-cell>
          <table:table-cell table:number-columns-repeated="1017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table:formula="of:=CONCATENATE(DEC2HEX([.A168];2);DEC2HEX([.B168];2);DEC2HEX([.C168];2))" office:value-type="string" office:string-value="79A84A">
            <text:p>79A84A</text:p>
          </table:table-cell>
          <table:table-cell table:formula="of:=CONCATENATE(&quot;#&quot;;[.D168])" office:value-type="string" office:string-value="#79A84A">
            <text:p>#79A84A</text:p>
          </table:table-cell>
          <table:table-cell office:value-type="string">
            <text:p>167 Moderate chartreuse green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table:formula="of:=CONCATENATE(DEC2HEX([.A169];2);DEC2HEX([.B169];2);DEC2HEX([.C169];2))" office:value-type="string" office:string-value="54A800">
            <text:p>54A800</text:p>
          </table:table-cell>
          <table:table-cell table:formula="of:=CONCATENATE(&quot;#&quot;;[.D169])" office:value-type="string" office:string-value="#54A800">
            <text:p>#54A800</text:p>
          </table:table-cell>
          <table:table-cell office:value-type="string">
            <text:p>168 Strong chartreuse green</text:p>
          </table:table-cell>
          <table:table-cell table:number-columns-repeated="1017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table:formula="of:=CONCATENATE(DEC2HEX([.A170];2);DEC2HEX([.B170];2);DEC2HEX([.C170];2))" office:value-type="string" office:string-value="565953">
            <text:p>565953</text:p>
          </table:table-cell>
          <table:table-cell table:formula="of:=CONCATENATE(&quot;#&quot;;[.D170])" office:value-type="string" office:string-value="#565953">
            <text:p>#565953</text:p>
          </table:table-cell>
          <table:table-cell office:value-type="string">
            <text:p>169 Dark chartreuse greenish gray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table:formula="of:=CONCATENATE(DEC2HEX([.A171];2);DEC2HEX([.B171];2);DEC2HEX([.C171];2))" office:value-type="string" office:string-value="4E5942">
            <text:p>4E5942</text:p>
          </table:table-cell>
          <table:table-cell table:formula="of:=CONCATENATE(&quot;#&quot;;[.D171])" office:value-type="string" office:string-value="#4E5942">
            <text:p>#4E5942</text:p>
          </table:table-cell>
          <table:table-cell office:value-type="string">
            <text:p>170 Dark grayish chartreuse green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table:formula="of:=CONCATENATE(DEC2HEX([.A172];2);DEC2HEX([.B172];2);DEC2HEX([.C172];2))" office:value-type="string" office:string-value="405927">
            <text:p>405927</text:p>
          </table:table-cell>
          <table:table-cell table:formula="of:=CONCATENATE(&quot;#&quot;;[.D172])" office:value-type="string" office:string-value="#405927">
            <text:p>#405927</text:p>
          </table:table-cell>
          <table:table-cell office:value-type="string">
            <text:p>171 Dark chartreuse green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formula="of:=CONCATENATE(DEC2HEX([.A173];2);DEC2HEX([.B173];2);DEC2HEX([.C173];2))" office:value-type="string" office:string-value="2D5900">
            <text:p>2D5900</text:p>
          </table:table-cell>
          <table:table-cell table:formula="of:=CONCATENATE(&quot;#&quot;;[.D173])" office:value-type="string" office:string-value="#2D5900">
            <text:p>#2D5900</text:p>
          </table:table-cell>
          <table:table-cell office:value-type="string">
            <text:p>172 Deep chartreuse green</text:p>
          </table:table-cell>
          <table:table-cell table:number-columns-repeated="1017"/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table:formula="of:=CONCATENATE(DEC2HEX([.A174];2);DEC2HEX([.B174];2);DEC2HEX([.C174];2))" office:value-type="string" office:string-value="E9FFE2">
            <text:p>E9FFE2</text:p>
          </table:table-cell>
          <table:table-cell table:formula="of:=CONCATENATE(&quot;#&quot;;[.D174])" office:value-type="string" office:string-value="#E9FFE2">
            <text:p>#E9FFE2</text:p>
          </table:table-cell>
          <table:table-cell office:value-type="string">
            <text:p>173 Very pale sap green</text:p>
          </table:table-cell>
          <table:table-cell table:number-columns-repeated="1017"/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table:formula="of:=CONCATENATE(DEC2HEX([.A175];2);DEC2HEX([.B175];2);DEC2HEX([.C175];2))" office:value-type="string" office:string-value="D1FFC2">
            <text:p>D1FFC2</text:p>
          </table:table-cell>
          <table:table-cell table:formula="of:=CONCATENATE(&quot;#&quot;;[.D175])" office:value-type="string" office:string-value="#D1FFC2">
            <text:p>#D1FFC2</text:p>
          </table:table-cell>
          <table:table-cell office:value-type="string">
            <text:p>174 Pale sap green</text:p>
          </table:table-cell>
          <table:table-cell table:number-columns-repeated="1017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table:formula="of:=CONCATENATE(DEC2HEX([.A176];2);DEC2HEX([.B176];2);DEC2HEX([.C176];2))" office:value-type="string" office:string-value="B6FF9E">
            <text:p>B6FF9E</text:p>
          </table:table-cell>
          <table:table-cell table:formula="of:=CONCATENATE(&quot;#&quot;;[.D176])" office:value-type="string" office:string-value="#B6FF9E">
            <text:p>#B6FF9E</text:p>
          </table:table-cell>
          <table:table-cell office:value-type="string">
            <text:p>175 Very light sap green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table:formula="of:=CONCATENATE(DEC2HEX([.A177];2);DEC2HEX([.B177];2);DEC2HEX([.C177];2))" office:value-type="string" office:string-value="8BFF65">
            <text:p>8BFF65</text:p>
          </table:table-cell>
          <table:table-cell table:formula="of:=CONCATENATE(&quot;#&quot;;[.D177])" office:value-type="string" office:string-value="#8BFF65">
            <text:p>#8BFF65</text:p>
          </table:table-cell>
          <table:table-cell office:value-type="string">
            <text:p>176 Light brilliant sap green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formula="of:=CONCATENATE(DEC2HEX([.A178];2);DEC2HEX([.B178];2);DEC2HEX([.C178];2))" office:value-type="string" office:string-value="40FF00">
            <text:p>40FF00</text:p>
          </table:table-cell>
          <table:table-cell table:formula="of:=CONCATENATE(&quot;#&quot;;[.D178])" office:value-type="string" office:string-value="#40FF00">
            <text:p>#40FF00</text:p>
          </table:table-cell>
          <table:table-cell office:value-type="string">
            <text:p>177 Luminous vivid sap green</text:p>
          </table:table-cell>
          <table:table-cell table:number-columns-repeated="1017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table:formula="of:=CONCATENATE(DEC2HEX([.A179];2);DEC2HEX([.B179];2);DEC2HEX([.C179];2))" office:value-type="string" office:string-value="C4E7B8">
            <text:p>C4E7B8</text:p>
          </table:table-cell>
          <table:table-cell table:formula="of:=CONCATENATE(&quot;#&quot;;[.D179])" office:value-type="string" office:string-value="#C4E7B8">
            <text:p>#C4E7B8</text:p>
          </table:table-cell>
          <table:table-cell office:value-type="string">
            <text:p>178 Pale, light grayish sap green</text:p>
          </table:table-cell>
          <table:table-cell table:number-columns-repeated="1017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table:formula="of:=CONCATENATE(DEC2HEX([.A180];2);DEC2HEX([.B180];2);DEC2HEX([.C180];2))" office:value-type="string" office:string-value="A2E78B">
            <text:p>A2E78B</text:p>
          </table:table-cell>
          <table:table-cell table:formula="of:=CONCATENATE(&quot;#&quot;;[.D180])" office:value-type="string" office:string-value="#A2E78B">
            <text:p>#A2E78B</text:p>
          </table:table-cell>
          <table:table-cell office:value-type="string">
            <text:p>179 Light sap green</text:p>
          </table:table-cell>
          <table:table-cell table:number-columns-repeated="1017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table:formula="of:=CONCATENATE(DEC2HEX([.A181];2);DEC2HEX([.B181];2);DEC2HEX([.C181];2))" office:value-type="string" office:string-value="77E751">
            <text:p>77E751</text:p>
          </table:table-cell>
          <table:table-cell table:formula="of:=CONCATENATE(&quot;#&quot;;[.D181])" office:value-type="string" office:string-value="#77E751">
            <text:p>#77E751</text:p>
          </table:table-cell>
          <table:table-cell office:value-type="string">
            <text:p>180 Brilliant sap green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table:formula="of:=CONCATENATE(DEC2HEX([.A182];2);DEC2HEX([.B182];2);DEC2HEX([.C182];2))" office:value-type="string" office:string-value="3AE700">
            <text:p>3AE700</text:p>
          </table:table-cell>
          <table:table-cell table:formula="of:=CONCATENATE(&quot;#&quot;;[.D182])" office:value-type="string" office:string-value="#3AE700">
            <text:p>#3AE700</text:p>
          </table:table-cell>
          <table:table-cell office:value-type="string">
            <text:p>181 Vivid sap green</text:p>
          </table:table-cell>
          <table:table-cell table:number-columns-repeated="1017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table:formula="of:=CONCATENATE(DEC2HEX([.A183];2);DEC2HEX([.B183];2);DEC2HEX([.C183];2))" office:value-type="string" office:string-value="88A87D">
            <text:p>88A87D</text:p>
          </table:table-cell>
          <table:table-cell table:formula="of:=CONCATENATE(&quot;#&quot;;[.D183])" office:value-type="string" office:string-value="#88A87D">
            <text:p>#88A87D</text:p>
          </table:table-cell>
          <table:table-cell office:value-type="string">
            <text:p>182 Grayish sap green</text:p>
          </table:table-cell>
          <table:table-cell table:number-columns-repeated="1017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table:formula="of:=CONCATENATE(DEC2HEX([.A184];2);DEC2HEX([.B184];2);DEC2HEX([.C184];2))" office:value-type="string" office:string-value="61A84A">
            <text:p>61A84A</text:p>
          </table:table-cell>
          <table:table-cell table:formula="of:=CONCATENATE(&quot;#&quot;;[.D184])" office:value-type="string" office:string-value="#61A84A">
            <text:p>#61A84A</text:p>
          </table:table-cell>
          <table:table-cell office:value-type="string">
            <text:p>183 Moderate sap green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table:formula="of:=CONCATENATE(DEC2HEX([.A185];2);DEC2HEX([.B185];2);DEC2HEX([.C185];2))" office:value-type="string" office:string-value="2AA800">
            <text:p>2AA800</text:p>
          </table:table-cell>
          <table:table-cell table:formula="of:=CONCATENATE(&quot;#&quot;;[.D185])" office:value-type="string" office:string-value="#2AA800">
            <text:p>#2AA800</text:p>
          </table:table-cell>
          <table:table-cell office:value-type="string">
            <text:p>184 Strong sap green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table:formula="of:=CONCATENATE(DEC2HEX([.A186];2);DEC2HEX([.B186];2);DEC2HEX([.C186];2))" office:value-type="string" office:string-value="485942">
            <text:p>485942</text:p>
          </table:table-cell>
          <table:table-cell table:formula="of:=CONCATENATE(&quot;#&quot;;[.D186])" office:value-type="string" office:string-value="#485942">
            <text:p>#485942</text:p>
          </table:table-cell>
          <table:table-cell office:value-type="string">
            <text:p>185 Dark grayish sap green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table:formula="of:=CONCATENATE(DEC2HEX([.A187];2);DEC2HEX([.B187];2);DEC2HEX([.C187];2))" office:value-type="string" office:string-value="345927">
            <text:p>345927</text:p>
          </table:table-cell>
          <table:table-cell table:formula="of:=CONCATENATE(&quot;#&quot;;[.D187])" office:value-type="string" office:string-value="#345927">
            <text:p>#345927</text:p>
          </table:table-cell>
          <table:table-cell office:value-type="string">
            <text:p>186 Dark sap green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formula="of:=CONCATENATE(DEC2HEX([.A188];2);DEC2HEX([.B188];2);DEC2HEX([.C188];2))" office:value-type="string" office:string-value="165900">
            <text:p>165900</text:p>
          </table:table-cell>
          <table:table-cell table:formula="of:=CONCATENATE(&quot;#&quot;;[.D188])" office:value-type="string" office:string-value="#165900">
            <text:p>#165900</text:p>
          </table:table-cell>
          <table:table-cell office:value-type="string">
            <text:p>187 Deep sap green</text:p>
          </table:table-cell>
          <table:table-cell table:number-columns-repeated="1017"/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246">
            <text:p>246</text:p>
          </table:table-cell>
          <table:table-cell table:formula="of:=CONCATENATE(DEC2HEX([.A189];2);DEC2HEX([.B189];2);DEC2HEX([.C189];2))" office:value-type="string" office:string-value="F6FFF6">
            <text:p>F6FFF6</text:p>
          </table:table-cell>
          <table:table-cell table:formula="of:=CONCATENATE(&quot;#&quot;;[.D189])" office:value-type="string" office:string-value="#F6FFF6">
            <text:p>#F6FFF6</text:p>
          </table:table-cell>
          <table:table-cell office:value-type="string">
            <text:p>188 Greenish white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table:formula="of:=CONCATENATE(DEC2HEX([.A190];2);DEC2HEX([.B190];2);DEC2HEX([.C190];2))" office:value-type="string" office:string-value="E2FFE2">
            <text:p>E2FFE2</text:p>
          </table:table-cell>
          <table:table-cell table:formula="of:=CONCATENATE(&quot;#&quot;;[.D190])" office:value-type="string" office:string-value="#E2FFE2">
            <text:p>#E2FFE2</text:p>
          </table:table-cell>
          <table:table-cell office:value-type="string">
            <text:p>189 Very pale green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table:formula="of:=CONCATENATE(DEC2HEX([.A191];2);DEC2HEX([.B191];2);DEC2HEX([.C191];2))" office:value-type="string" office:string-value="C2FFC2">
            <text:p>C2FFC2</text:p>
          </table:table-cell>
          <table:table-cell table:formula="of:=CONCATENATE(&quot;#&quot;;[.D191])" office:value-type="string" office:string-value="#C2FFC2">
            <text:p>#C2FFC2</text:p>
          </table:table-cell>
          <table:table-cell office:value-type="string">
            <text:p>190 Pale green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table:formula="of:=CONCATENATE(DEC2HEX([.A192];2);DEC2HEX([.B192];2);DEC2HEX([.C192];2))" office:value-type="string" office:string-value="9EFF9E">
            <text:p>9EFF9E</text:p>
          </table:table-cell>
          <table:table-cell table:formula="of:=CONCATENATE(&quot;#&quot;;[.D192])" office:value-type="string" office:string-value="#9EFF9E">
            <text:p>#9EFF9E</text:p>
          </table:table-cell>
          <table:table-cell office:value-type="string">
            <text:p>191 Very light green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table:formula="of:=CONCATENATE(DEC2HEX([.A193];2);DEC2HEX([.B193];2);DEC2HEX([.C193];2))" office:value-type="string" office:string-value="65FF65">
            <text:p>65FF65</text:p>
          </table:table-cell>
          <table:table-cell table:formula="of:=CONCATENATE(&quot;#&quot;;[.D193])" office:value-type="string" office:string-value="#65FF65">
            <text:p>#65FF65</text:p>
          </table:table-cell>
          <table:table-cell office:value-type="string">
            <text:p>192 Light brilliant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formula="of:=CONCATENATE(DEC2HEX([.A194];2);DEC2HEX([.B194];2);DEC2HEX([.C194];2))" office:value-type="string" office:string-value="00FF00">
            <text:p>00FF00</text:p>
          </table:table-cell>
          <table:table-cell table:formula="of:=CONCATENATE(&quot;#&quot;;[.D194])" office:value-type="string" office:string-value="#00FF00">
            <text:p>#00FF00</text:p>
          </table:table-cell>
          <table:table-cell office:value-type="string">
            <text:p>193 Luminous vivid green</text:p>
          </table:table-cell>
          <table:table-cell table:number-columns-repeated="1017"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table:formula="of:=CONCATENATE(DEC2HEX([.A195];2);DEC2HEX([.B195];2);DEC2HEX([.C195];2))" office:value-type="string" office:string-value="DAE7DA">
            <text:p>DAE7DA</text:p>
          </table:table-cell>
          <table:table-cell table:formula="of:=CONCATENATE(&quot;#&quot;;[.D195])" office:value-type="string" office:string-value="#DAE7DA">
            <text:p>#DAE7DA</text:p>
          </table:table-cell>
          <table:table-cell office:value-type="string">
            <text:p>194 Light greenish gray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table:formula="of:=CONCATENATE(DEC2HEX([.A196];2);DEC2HEX([.B196];2);DEC2HEX([.C196];2))" office:value-type="string" office:string-value="B8E7B8">
            <text:p>B8E7B8</text:p>
          </table:table-cell>
          <table:table-cell table:formula="of:=CONCATENATE(&quot;#&quot;;[.D196])" office:value-type="string" office:string-value="#B8E7B8">
            <text:p>#B8E7B8</text:p>
          </table:table-cell>
          <table:table-cell office:value-type="string">
            <text:p>195 Pale, light grayish green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table:formula="of:=CONCATENATE(DEC2HEX([.A197];2);DEC2HEX([.B197];2);DEC2HEX([.C197];2))" office:value-type="string" office:string-value="8BE78B">
            <text:p>8BE78B</text:p>
          </table:table-cell>
          <table:table-cell table:formula="of:=CONCATENATE(&quot;#&quot;;[.D197])" office:value-type="string" office:string-value="#8BE78B">
            <text:p>#8BE78B</text:p>
          </table:table-cell>
          <table:table-cell office:value-type="string">
            <text:p>196 Light green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table:formula="of:=CONCATENATE(DEC2HEX([.A198];2);DEC2HEX([.B198];2);DEC2HEX([.C198];2))" office:value-type="string" office:string-value="51E751">
            <text:p>51E751</text:p>
          </table:table-cell>
          <table:table-cell table:formula="of:=CONCATENATE(&quot;#&quot;;[.D198])" office:value-type="string" office:string-value="#51E751">
            <text:p>#51E751</text:p>
          </table:table-cell>
          <table:table-cell office:value-type="string">
            <text:p>197 Brilliant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table:formula="of:=CONCATENATE(DEC2HEX([.A199];2);DEC2HEX([.B199];2);DEC2HEX([.C199];2))" office:value-type="string" office:string-value="00E700">
            <text:p>00E700</text:p>
          </table:table-cell>
          <table:table-cell table:formula="of:=CONCATENATE(&quot;#&quot;;[.D199])" office:value-type="string" office:string-value="#00E700">
            <text:p>#00E700</text:p>
          </table:table-cell>
          <table:table-cell office:value-type="string">
            <text:p>198 Vivid green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68">
            <text:p>168</text:p>
          </table:table-cell>
          <table:table-cell office:value-type="float" office:value="156">
            <text:p>156</text:p>
          </table:table-cell>
          <table:table-cell table:formula="of:=CONCATENATE(DEC2HEX([.A200];2);DEC2HEX([.B200];2);DEC2HEX([.C200];2))" office:value-type="string" office:string-value="9CA89C">
            <text:p>9CA89C</text:p>
          </table:table-cell>
          <table:table-cell table:formula="of:=CONCATENATE(&quot;#&quot;;[.D200])" office:value-type="string" office:string-value="#9CA89C">
            <text:p>#9CA89C</text:p>
          </table:table-cell>
          <table:table-cell office:value-type="string">
            <text:p>199 Greenish gray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table:formula="of:=CONCATENATE(DEC2HEX([.A201];2);DEC2HEX([.B201];2);DEC2HEX([.C201];2))" office:value-type="string" office:string-value="7DA87D">
            <text:p>7DA87D</text:p>
          </table:table-cell>
          <table:table-cell table:formula="of:=CONCATENATE(&quot;#&quot;;[.D201])" office:value-type="string" office:string-value="#7DA87D">
            <text:p>#7DA87D</text:p>
          </table:table-cell>
          <table:table-cell office:value-type="string">
            <text:p>200 Grayish green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table:formula="of:=CONCATENATE(DEC2HEX([.A202];2);DEC2HEX([.B202];2);DEC2HEX([.C202];2))" office:value-type="string" office:string-value="4AA84A">
            <text:p>4AA84A</text:p>
          </table:table-cell>
          <table:table-cell table:formula="of:=CONCATENATE(&quot;#&quot;;[.D202])" office:value-type="string" office:string-value="#4AA84A">
            <text:p>#4AA84A</text:p>
          </table:table-cell>
          <table:table-cell office:value-type="string">
            <text:p>201 Moderate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table:formula="of:=CONCATENATE(DEC2HEX([.A203];2);DEC2HEX([.B203];2);DEC2HEX([.C203];2))" office:value-type="string" office:string-value="00A800">
            <text:p>00A800</text:p>
          </table:table-cell>
          <table:table-cell table:formula="of:=CONCATENATE(&quot;#&quot;;[.D203])" office:value-type="string" office:string-value="#00A800">
            <text:p>#00A800</text:p>
          </table:table-cell>
          <table:table-cell office:value-type="string">
            <text:p>202 Strong green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table:formula="of:=CONCATENATE(DEC2HEX([.A204];2);DEC2HEX([.B204];2);DEC2HEX([.C204];2))" office:value-type="string" office:string-value="535953">
            <text:p>535953</text:p>
          </table:table-cell>
          <table:table-cell table:formula="of:=CONCATENATE(&quot;#&quot;;[.D204])" office:value-type="string" office:string-value="#535953">
            <text:p>#535953</text:p>
          </table:table-cell>
          <table:table-cell office:value-type="string">
            <text:p>203 Dark greenish gray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table:formula="of:=CONCATENATE(DEC2HEX([.A205];2);DEC2HEX([.B205];2);DEC2HEX([.C205];2))" office:value-type="string" office:string-value="425942">
            <text:p>425942</text:p>
          </table:table-cell>
          <table:table-cell table:formula="of:=CONCATENATE(&quot;#&quot;;[.D205])" office:value-type="string" office:string-value="#425942">
            <text:p>#425942</text:p>
          </table:table-cell>
          <table:table-cell office:value-type="string">
            <text:p>204 Dark grayish green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table:formula="of:=CONCATENATE(DEC2HEX([.A206];2);DEC2HEX([.B206];2);DEC2HEX([.C206];2))" office:value-type="string" office:string-value="275927">
            <text:p>275927</text:p>
          </table:table-cell>
          <table:table-cell table:formula="of:=CONCATENATE(&quot;#&quot;;[.D206])" office:value-type="string" office:string-value="#275927">
            <text:p>#275927</text:p>
          </table:table-cell>
          <table:table-cell office:value-type="string">
            <text:p>205 Dark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formula="of:=CONCATENATE(DEC2HEX([.A207];2);DEC2HEX([.B207];2);DEC2HEX([.C207];2))" office:value-type="string" office:string-value="005900">
            <text:p>005900</text:p>
          </table:table-cell>
          <table:table-cell table:formula="of:=CONCATENATE(&quot;#&quot;;[.D207])" office:value-type="string" office:string-value="#005900">
            <text:p>#005900</text:p>
          </table:table-cell>
          <table:table-cell office:value-type="string">
            <text:p>206 Deep green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table:formula="of:=CONCATENATE(DEC2HEX([.A208];2);DEC2HEX([.B208];2);DEC2HEX([.C208];2))" office:value-type="string" office:string-value="1A1D1A">
            <text:p>1A1D1A</text:p>
          </table:table-cell>
          <table:table-cell table:formula="of:=CONCATENATE(&quot;#&quot;;[.D208])" office:value-type="string" office:string-value="#1A1D1A">
            <text:p>#1A1D1A</text:p>
          </table:table-cell>
          <table:table-cell office:value-type="string">
            <text:p>207 Greenish black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formula="of:=CONCATENATE(DEC2HEX([.A209];2);DEC2HEX([.B209];2);DEC2HEX([.C209];2))" office:value-type="string" office:string-value="111D11">
            <text:p>111D11</text:p>
          </table:table-cell>
          <table:table-cell table:formula="of:=CONCATENATE(&quot;#&quot;;[.D209])" office:value-type="string" office:string-value="#111D11">
            <text:p>#111D11</text:p>
          </table:table-cell>
          <table:table-cell office:value-type="string">
            <text:p>208 Very dark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CONCATENATE(DEC2HEX([.A210];2);DEC2HEX([.B210];2);DEC2HEX([.C210];2))" office:value-type="string" office:string-value="001D00">
            <text:p>001D00</text:p>
          </table:table-cell>
          <table:table-cell table:formula="of:=CONCATENATE(&quot;#&quot;;[.D210])" office:value-type="string" office:string-value="#001D00">
            <text:p>#001D00</text:p>
          </table:table-cell>
          <table:table-cell office:value-type="string">
            <text:p>209 Very deep green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office:value-type="float" office:value="233">
            <text:p>233</text:p>
          </table:table-cell>
          <table:table-cell table:formula="of:=CONCATENATE(DEC2HEX([.A211];2);DEC2HEX([.B211];2);DEC2HEX([.C211];2))" office:value-type="string" office:string-value="E2FFE9">
            <text:p>E2FFE9</text:p>
          </table:table-cell>
          <table:table-cell table:formula="of:=CONCATENATE(&quot;#&quot;;[.D211])" office:value-type="string" office:string-value="#E2FFE9">
            <text:p>#E2FFE9</text:p>
          </table:table-cell>
          <table:table-cell office:value-type="string">
            <text:p>210 Very pale bluish green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office:value-type="float" office:value="209">
            <text:p>209</text:p>
          </table:table-cell>
          <table:table-cell table:formula="of:=CONCATENATE(DEC2HEX([.A212];2);DEC2HEX([.B212];2);DEC2HEX([.C212];2))" office:value-type="string" office:string-value="C2FFD1">
            <text:p>C2FFD1</text:p>
          </table:table-cell>
          <table:table-cell table:formula="of:=CONCATENATE(&quot;#&quot;;[.D212])" office:value-type="string" office:string-value="#C2FFD1">
            <text:p>#C2FFD1</text:p>
          </table:table-cell>
          <table:table-cell office:value-type="string">
            <text:p>211 Pale bluish green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office:value-type="float" office:value="182">
            <text:p>182</text:p>
          </table:table-cell>
          <table:table-cell table:formula="of:=CONCATENATE(DEC2HEX([.A213];2);DEC2HEX([.B213];2);DEC2HEX([.C213];2))" office:value-type="string" office:string-value="9EFFB6">
            <text:p>9EFFB6</text:p>
          </table:table-cell>
          <table:table-cell table:formula="of:=CONCATENATE(&quot;#&quot;;[.D213])" office:value-type="string" office:string-value="#9EFFB6">
            <text:p>#9EFFB6</text:p>
          </table:table-cell>
          <table:table-cell office:value-type="string">
            <text:p>212 Very light bluish green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55">
            <text:p>255</text:p>
          </table:table-cell>
          <table:table-cell office:value-type="float" office:value="139">
            <text:p>139</text:p>
          </table:table-cell>
          <table:table-cell table:formula="of:=CONCATENATE(DEC2HEX([.A214];2);DEC2HEX([.B214];2);DEC2HEX([.C214];2))" office:value-type="string" office:string-value="65FF8B">
            <text:p>65FF8B</text:p>
          </table:table-cell>
          <table:table-cell table:formula="of:=CONCATENATE(&quot;#&quot;;[.D214])" office:value-type="string" office:string-value="#65FF8B">
            <text:p>#65FF8B</text:p>
          </table:table-cell>
          <table:table-cell office:value-type="string">
            <text:p>213 Light brilliant bluish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4">
            <text:p>64</text:p>
          </table:table-cell>
          <table:table-cell table:formula="of:=CONCATENATE(DEC2HEX([.A215];2);DEC2HEX([.B215];2);DEC2HEX([.C215];2))" office:value-type="string" office:string-value="00FF40">
            <text:p>00FF40</text:p>
          </table:table-cell>
          <table:table-cell table:formula="of:=CONCATENATE(&quot;#&quot;;[.D215])" office:value-type="string" office:string-value="#00FF40">
            <text:p>#00FF40</text:p>
          </table:table-cell>
          <table:table-cell office:value-type="string">
            <text:p>214 Luminous vivid bluish green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office:value-type="float" office:value="196">
            <text:p>196</text:p>
          </table:table-cell>
          <table:table-cell table:formula="of:=CONCATENATE(DEC2HEX([.A216];2);DEC2HEX([.B216];2);DEC2HEX([.C216];2))" office:value-type="string" office:string-value="B8E7C4">
            <text:p>B8E7C4</text:p>
          </table:table-cell>
          <table:table-cell table:formula="of:=CONCATENATE(&quot;#&quot;;[.D216])" office:value-type="string" office:string-value="#B8E7C4">
            <text:p>#B8E7C4</text:p>
          </table:table-cell>
          <table:table-cell office:value-type="string">
            <text:p>215 Pale, light grayish bluish green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231">
            <text:p>231</text:p>
          </table:table-cell>
          <table:table-cell office:value-type="float" office:value="162">
            <text:p>162</text:p>
          </table:table-cell>
          <table:table-cell table:formula="of:=CONCATENATE(DEC2HEX([.A217];2);DEC2HEX([.B217];2);DEC2HEX([.C217];2))" office:value-type="string" office:string-value="8BE7A2">
            <text:p>8BE7A2</text:p>
          </table:table-cell>
          <table:table-cell table:formula="of:=CONCATENATE(&quot;#&quot;;[.D217])" office:value-type="string" office:string-value="#8BE7A2">
            <text:p>#8BE7A2</text:p>
          </table:table-cell>
          <table:table-cell office:value-type="string">
            <text:p>216 Light bluish green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31">
            <text:p>231</text:p>
          </table:table-cell>
          <table:table-cell office:value-type="float" office:value="119">
            <text:p>119</text:p>
          </table:table-cell>
          <table:table-cell table:formula="of:=CONCATENATE(DEC2HEX([.A218];2);DEC2HEX([.B218];2);DEC2HEX([.C218];2))" office:value-type="string" office:string-value="51E777">
            <text:p>51E777</text:p>
          </table:table-cell>
          <table:table-cell table:formula="of:=CONCATENATE(&quot;#&quot;;[.D218])" office:value-type="string" office:string-value="#51E777">
            <text:p>#51E777</text:p>
          </table:table-cell>
          <table:table-cell office:value-type="string">
            <text:p>217 Brilliant bluish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58">
            <text:p>58</text:p>
          </table:table-cell>
          <table:table-cell table:formula="of:=CONCATENATE(DEC2HEX([.A219];2);DEC2HEX([.B219];2);DEC2HEX([.C219];2))" office:value-type="string" office:string-value="00E73A">
            <text:p>00E73A</text:p>
          </table:table-cell>
          <table:table-cell table:formula="of:=CONCATENATE(&quot;#&quot;;[.D219])" office:value-type="string" office:string-value="#00E73A">
            <text:p>#00E73A</text:p>
          </table:table-cell>
          <table:table-cell office:value-type="string">
            <text:p>218 Vivid bluish green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  <table:table-cell office:value-type="float" office:value="136">
            <text:p>136</text:p>
          </table:table-cell>
          <table:table-cell table:formula="of:=CONCATENATE(DEC2HEX([.A220];2);DEC2HEX([.B220];2);DEC2HEX([.C220];2))" office:value-type="string" office:string-value="7DA888">
            <text:p>7DA888</text:p>
          </table:table-cell>
          <table:table-cell table:formula="of:=CONCATENATE(&quot;#&quot;;[.D220])" office:value-type="string" office:string-value="#7DA888">
            <text:p>#7DA888</text:p>
          </table:table-cell>
          <table:table-cell office:value-type="string">
            <text:p>219 Grayish bluish green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68">
            <text:p>168</text:p>
          </table:table-cell>
          <table:table-cell office:value-type="float" office:value="97">
            <text:p>97</text:p>
          </table:table-cell>
          <table:table-cell table:formula="of:=CONCATENATE(DEC2HEX([.A221];2);DEC2HEX([.B221];2);DEC2HEX([.C221];2))" office:value-type="string" office:string-value="4AA861">
            <text:p>4AA861</text:p>
          </table:table-cell>
          <table:table-cell table:formula="of:=CONCATENATE(&quot;#&quot;;[.D221])" office:value-type="string" office:string-value="#4AA861">
            <text:p>#4AA861</text:p>
          </table:table-cell>
          <table:table-cell office:value-type="string">
            <text:p>220 Moderate bluish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42">
            <text:p>42</text:p>
          </table:table-cell>
          <table:table-cell table:formula="of:=CONCATENATE(DEC2HEX([.A222];2);DEC2HEX([.B222];2);DEC2HEX([.C222];2))" office:value-type="string" office:string-value="00A82A">
            <text:p>00A82A</text:p>
          </table:table-cell>
          <table:table-cell table:formula="of:=CONCATENATE(&quot;#&quot;;[.D222])" office:value-type="string" office:string-value="#00A82A">
            <text:p>#00A82A</text:p>
          </table:table-cell>
          <table:table-cell office:value-type="string">
            <text:p>221 Strong bluish green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72">
            <text:p>72</text:p>
          </table:table-cell>
          <table:table-cell table:formula="of:=CONCATENATE(DEC2HEX([.A223];2);DEC2HEX([.B223];2);DEC2HEX([.C223];2))" office:value-type="string" office:string-value="425948">
            <text:p>425948</text:p>
          </table:table-cell>
          <table:table-cell table:formula="of:=CONCATENATE(&quot;#&quot;;[.D223])" office:value-type="string" office:string-value="#425948">
            <text:p>#425948</text:p>
          </table:table-cell>
          <table:table-cell office:value-type="string">
            <text:p>222 Dark grayish bluish green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52">
            <text:p>52</text:p>
          </table:table-cell>
          <table:table-cell table:formula="of:=CONCATENATE(DEC2HEX([.A224];2);DEC2HEX([.B224];2);DEC2HEX([.C224];2))" office:value-type="string" office:string-value="275934">
            <text:p>275934</text:p>
          </table:table-cell>
          <table:table-cell table:formula="of:=CONCATENATE(&quot;#&quot;;[.D224])" office:value-type="string" office:string-value="#275934">
            <text:p>#275934</text:p>
          </table:table-cell>
          <table:table-cell office:value-type="string">
            <text:p>223 Dark bluish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table:formula="of:=CONCATENATE(DEC2HEX([.A225];2);DEC2HEX([.B225];2);DEC2HEX([.C225];2))" office:value-type="string" office:string-value="005916">
            <text:p>005916</text:p>
          </table:table-cell>
          <table:table-cell table:formula="of:=CONCATENATE(&quot;#&quot;;[.D225])" office:value-type="string" office:string-value="#005916">
            <text:p>#005916</text:p>
          </table:table-cell>
          <table:table-cell office:value-type="string">
            <text:p>224 Deep bluish green</text:p>
          </table:table-cell>
          <table:table-cell table:number-columns-repeated="1017"/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table:formula="of:=CONCATENATE(DEC2HEX([.A226];2);DEC2HEX([.B226];2);DEC2HEX([.C226];2))" office:value-type="string" office:string-value="F6FFFB">
            <text:p>F6FFFB</text:p>
          </table:table-cell>
          <table:table-cell table:formula="of:=CONCATENATE(&quot;#&quot;;[.D226])" office:value-type="string" office:string-value="#F6FFFB">
            <text:p>#F6FFFB</text:p>
          </table:table-cell>
          <table:table-cell office:value-type="string">
            <text:p>225 Spring greenish white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 table:formula="of:=CONCATENATE(DEC2HEX([.A227];2);DEC2HEX([.B227];2);DEC2HEX([.C227];2))" office:value-type="string" office:string-value="E2FFF0">
            <text:p>E2FFF0</text:p>
          </table:table-cell>
          <table:table-cell table:formula="of:=CONCATENATE(&quot;#&quot;;[.D227])" office:value-type="string" office:string-value="#E2FFF0">
            <text:p>#E2FFF0</text:p>
          </table:table-cell>
          <table:table-cell office:value-type="string">
            <text:p>226 Very pale spring green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office:value-type="float" office:value="224">
            <text:p>224</text:p>
          </table:table-cell>
          <table:table-cell table:formula="of:=CONCATENATE(DEC2HEX([.A228];2);DEC2HEX([.B228];2);DEC2HEX([.C228];2))" office:value-type="string" office:string-value="C2FFE0">
            <text:p>C2FFE0</text:p>
          </table:table-cell>
          <table:table-cell table:formula="of:=CONCATENATE(&quot;#&quot;;[.D228])" office:value-type="string" office:string-value="#C2FFE0">
            <text:p>#C2FFE0</text:p>
          </table:table-cell>
          <table:table-cell office:value-type="string">
            <text:p>227 Pale spring green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office:value-type="float" office:value="207">
            <text:p>207</text:p>
          </table:table-cell>
          <table:table-cell table:formula="of:=CONCATENATE(DEC2HEX([.A229];2);DEC2HEX([.B229];2);DEC2HEX([.C229];2))" office:value-type="string" office:string-value="9EFFCF">
            <text:p>9EFFCF</text:p>
          </table:table-cell>
          <table:table-cell table:formula="of:=CONCATENATE(&quot;#&quot;;[.D229])" office:value-type="string" office:string-value="#9EFFCF">
            <text:p>#9EFFCF</text:p>
          </table:table-cell>
          <table:table-cell office:value-type="string">
            <text:p>228 Very light spring green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55">
            <text:p>255</text:p>
          </table:table-cell>
          <table:table-cell office:value-type="float" office:value="178">
            <text:p>178</text:p>
          </table:table-cell>
          <table:table-cell table:formula="of:=CONCATENATE(DEC2HEX([.A230];2);DEC2HEX([.B230];2);DEC2HEX([.C230];2))" office:value-type="string" office:string-value="65FFB2">
            <text:p>65FFB2</text:p>
          </table:table-cell>
          <table:table-cell table:formula="of:=CONCATENATE(&quot;#&quot;;[.D230])" office:value-type="string" office:string-value="#65FFB2">
            <text:p>#65FFB2</text:p>
          </table:table-cell>
          <table:table-cell office:value-type="string">
            <text:p>229 Light brilliant spring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DEC2HEX([.A231];2);DEC2HEX([.B231];2);DEC2HEX([.C231];2))" office:value-type="string" office:string-value="00FF80">
            <text:p>00FF80</text:p>
          </table:table-cell>
          <table:table-cell table:formula="of:=CONCATENATE(&quot;#&quot;;[.D231])" office:value-type="string" office:string-value="#00FF80">
            <text:p>#00FF80</text:p>
          </table:table-cell>
          <table:table-cell office:value-type="string">
            <text:p>230 Luminous vivid spring green</text:p>
          </table:table-cell>
          <table:table-cell table:number-columns-repeated="1017"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  <table:table-cell table:formula="of:=CONCATENATE(DEC2HEX([.A232];2);DEC2HEX([.B232];2);DEC2HEX([.C232];2))" office:value-type="string" office:string-value="DAE7E0">
            <text:p>DAE7E0</text:p>
          </table:table-cell>
          <table:table-cell table:formula="of:=CONCATENATE(&quot;#&quot;;[.D232])" office:value-type="string" office:string-value="#DAE7E0">
            <text:p>#DAE7E0</text:p>
          </table:table-cell>
          <table:table-cell office:value-type="string">
            <text:p>231 Light spring greenish gray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office:value-type="float" office:value="208">
            <text:p>208</text:p>
          </table:table-cell>
          <table:table-cell table:formula="of:=CONCATENATE(DEC2HEX([.A233];2);DEC2HEX([.B233];2);DEC2HEX([.C233];2))" office:value-type="string" office:string-value="B8E7D0">
            <text:p>B8E7D0</text:p>
          </table:table-cell>
          <table:table-cell table:formula="of:=CONCATENATE(&quot;#&quot;;[.D233])" office:value-type="string" office:string-value="#B8E7D0">
            <text:p>#B8E7D0</text:p>
          </table:table-cell>
          <table:table-cell office:value-type="string">
            <text:p>232 Pale, light grayish spring green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231">
            <text:p>231</text:p>
          </table:table-cell>
          <table:table-cell office:value-type="float" office:value="185">
            <text:p>185</text:p>
          </table:table-cell>
          <table:table-cell table:formula="of:=CONCATENATE(DEC2HEX([.A234];2);DEC2HEX([.B234];2);DEC2HEX([.C234];2))" office:value-type="string" office:string-value="8BE7B9">
            <text:p>8BE7B9</text:p>
          </table:table-cell>
          <table:table-cell table:formula="of:=CONCATENATE(&quot;#&quot;;[.D234])" office:value-type="string" office:string-value="#8BE7B9">
            <text:p>#8BE7B9</text:p>
          </table:table-cell>
          <table:table-cell office:value-type="string">
            <text:p>233 Light spring green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31">
            <text:p>231</text:p>
          </table:table-cell>
          <table:table-cell office:value-type="float" office:value="156">
            <text:p>156</text:p>
          </table:table-cell>
          <table:table-cell table:formula="of:=CONCATENATE(DEC2HEX([.A235];2);DEC2HEX([.B235];2);DEC2HEX([.C235];2))" office:value-type="string" office:string-value="51E79C">
            <text:p>51E79C</text:p>
          </table:table-cell>
          <table:table-cell table:formula="of:=CONCATENATE(&quot;#&quot;;[.D235])" office:value-type="string" office:string-value="#51E79C">
            <text:p>#51E79C</text:p>
          </table:table-cell>
          <table:table-cell office:value-type="string">
            <text:p>234 Brilliant spring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16">
            <text:p>116</text:p>
          </table:table-cell>
          <table:table-cell table:formula="of:=CONCATENATE(DEC2HEX([.A236];2);DEC2HEX([.B236];2);DEC2HEX([.C236];2))" office:value-type="string" office:string-value="00E774">
            <text:p>00E774</text:p>
          </table:table-cell>
          <table:table-cell table:formula="of:=CONCATENATE(&quot;#&quot;;[.D236])" office:value-type="string" office:string-value="#00E774">
            <text:p>#00E774</text:p>
          </table:table-cell>
          <table:table-cell office:value-type="string">
            <text:p>235 Vivid spring green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68">
            <text:p>168</text:p>
          </table:table-cell>
          <table:table-cell office:value-type="float" office:value="162">
            <text:p>162</text:p>
          </table:table-cell>
          <table:table-cell table:formula="of:=CONCATENATE(DEC2HEX([.A237];2);DEC2HEX([.B237];2);DEC2HEX([.C237];2))" office:value-type="string" office:string-value="9CA8A2">
            <text:p>9CA8A2</text:p>
          </table:table-cell>
          <table:table-cell table:formula="of:=CONCATENATE(&quot;#&quot;;[.D237])" office:value-type="string" office:string-value="#9CA8A2">
            <text:p>#9CA8A2</text:p>
          </table:table-cell>
          <table:table-cell office:value-type="string">
            <text:p>236 Spring greenish gray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  <table:table-cell office:value-type="float" office:value="147">
            <text:p>147</text:p>
          </table:table-cell>
          <table:table-cell table:formula="of:=CONCATENATE(DEC2HEX([.A238];2);DEC2HEX([.B238];2);DEC2HEX([.C238];2))" office:value-type="string" office:string-value="7DA893">
            <text:p>7DA893</text:p>
          </table:table-cell>
          <table:table-cell table:formula="of:=CONCATENATE(&quot;#&quot;;[.D238])" office:value-type="string" office:string-value="#7DA893">
            <text:p>#7DA893</text:p>
          </table:table-cell>
          <table:table-cell office:value-type="string">
            <text:p>237 Grayish spring green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68">
            <text:p>168</text:p>
          </table:table-cell>
          <table:table-cell office:value-type="float" office:value="121">
            <text:p>121</text:p>
          </table:table-cell>
          <table:table-cell table:formula="of:=CONCATENATE(DEC2HEX([.A239];2);DEC2HEX([.B239];2);DEC2HEX([.C239];2))" office:value-type="string" office:string-value="4AA879">
            <text:p>4AA879</text:p>
          </table:table-cell>
          <table:table-cell table:formula="of:=CONCATENATE(&quot;#&quot;;[.D239])" office:value-type="string" office:string-value="#4AA879">
            <text:p>#4AA879</text:p>
          </table:table-cell>
          <table:table-cell office:value-type="string">
            <text:p>238 Moderate spring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table:formula="of:=CONCATENATE(DEC2HEX([.A240];2);DEC2HEX([.B240];2);DEC2HEX([.C240];2))" office:value-type="string" office:string-value="00A854">
            <text:p>00A854</text:p>
          </table:table-cell>
          <table:table-cell table:formula="of:=CONCATENATE(&quot;#&quot;;[.D240])" office:value-type="string" office:string-value="#00A854">
            <text:p>#00A854</text:p>
          </table:table-cell>
          <table:table-cell office:value-type="string">
            <text:p>239 Strong spring green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formula="of:=CONCATENATE(DEC2HEX([.A241];2);DEC2HEX([.B241];2);DEC2HEX([.C241];2))" office:value-type="string" office:string-value="535956">
            <text:p>535956</text:p>
          </table:table-cell>
          <table:table-cell table:formula="of:=CONCATENATE(&quot;#&quot;;[.D241])" office:value-type="string" office:string-value="#535956">
            <text:p>#535956</text:p>
          </table:table-cell>
          <table:table-cell office:value-type="string">
            <text:p>240 Dark spring greenish gray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table:formula="of:=CONCATENATE(DEC2HEX([.A242];2);DEC2HEX([.B242];2);DEC2HEX([.C242];2))" office:value-type="string" office:string-value="42594E">
            <text:p>42594E</text:p>
          </table:table-cell>
          <table:table-cell table:formula="of:=CONCATENATE(&quot;#&quot;;[.D242])" office:value-type="string" office:string-value="#42594E">
            <text:p>#42594E</text:p>
          </table:table-cell>
          <table:table-cell office:value-type="string">
            <text:p>241 Dark grayish spring green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table:formula="of:=CONCATENATE(DEC2HEX([.A243];2);DEC2HEX([.B243];2);DEC2HEX([.C243];2))" office:value-type="string" office:string-value="275940">
            <text:p>275940</text:p>
          </table:table-cell>
          <table:table-cell table:formula="of:=CONCATENATE(&quot;#&quot;;[.D243])" office:value-type="string" office:string-value="#275940">
            <text:p>#275940</text:p>
          </table:table-cell>
          <table:table-cell office:value-type="string">
            <text:p>242 Dark spring gree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45">
            <text:p>45</text:p>
          </table:table-cell>
          <table:table-cell table:formula="of:=CONCATENATE(DEC2HEX([.A244];2);DEC2HEX([.B244];2);DEC2HEX([.C244];2))" office:value-type="string" office:string-value="00592D">
            <text:p>00592D</text:p>
          </table:table-cell>
          <table:table-cell table:formula="of:=CONCATENATE(&quot;#&quot;;[.D244])" office:value-type="string" office:string-value="#00592D">
            <text:p>#00592D</text:p>
          </table:table-cell>
          <table:table-cell office:value-type="string">
            <text:p>243 Deep spring green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office:value-type="float" office:value="248">
            <text:p>248</text:p>
          </table:table-cell>
          <table:table-cell table:formula="of:=CONCATENATE(DEC2HEX([.A245];2);DEC2HEX([.B245];2);DEC2HEX([.C245];2))" office:value-type="string" office:string-value="E2FFF8">
            <text:p>E2FFF8</text:p>
          </table:table-cell>
          <table:table-cell table:formula="of:=CONCATENATE(&quot;#&quot;;[.D245])" office:value-type="string" office:string-value="#E2FFF8">
            <text:p>#E2FFF8</text:p>
          </table:table-cell>
          <table:table-cell office:value-type="string">
            <text:p>244 Very pale turquoise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 table:formula="of:=CONCATENATE(DEC2HEX([.A246];2);DEC2HEX([.B246];2);DEC2HEX([.C246];2))" office:value-type="string" office:string-value="C2FFF0">
            <text:p>C2FFF0</text:p>
          </table:table-cell>
          <table:table-cell table:formula="of:=CONCATENATE(&quot;#&quot;;[.D246])" office:value-type="string" office:string-value="#C2FFF0">
            <text:p>#C2FFF0</text:p>
          </table:table-cell>
          <table:table-cell office:value-type="string">
            <text:p>245 Pale turquoise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office:value-type="float" office:value="231">
            <text:p>231</text:p>
          </table:table-cell>
          <table:table-cell table:formula="of:=CONCATENATE(DEC2HEX([.A247];2);DEC2HEX([.B247];2);DEC2HEX([.C247];2))" office:value-type="string" office:string-value="9EFFE7">
            <text:p>9EFFE7</text:p>
          </table:table-cell>
          <table:table-cell table:formula="of:=CONCATENATE(&quot;#&quot;;[.D247])" office:value-type="string" office:string-value="#9EFFE7">
            <text:p>#9EFFE7</text:p>
          </table:table-cell>
          <table:table-cell office:value-type="string">
            <text:p>246 Very light turquoise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55">
            <text:p>255</text:p>
          </table:table-cell>
          <table:table-cell office:value-type="float" office:value="216">
            <text:p>216</text:p>
          </table:table-cell>
          <table:table-cell table:formula="of:=CONCATENATE(DEC2HEX([.A248];2);DEC2HEX([.B248];2);DEC2HEX([.C248];2))" office:value-type="string" office:string-value="65FFD8">
            <text:p>65FFD8</text:p>
          </table:table-cell>
          <table:table-cell table:formula="of:=CONCATENATE(&quot;#&quot;;[.D248])" office:value-type="string" office:string-value="#65FFD8">
            <text:p>#65FFD8</text:p>
          </table:table-cell>
          <table:table-cell office:value-type="string">
            <text:p>247 Light brilliant turquois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91">
            <text:p>191</text:p>
          </table:table-cell>
          <table:table-cell table:formula="of:=CONCATENATE(DEC2HEX([.A249];2);DEC2HEX([.B249];2);DEC2HEX([.C249];2))" office:value-type="string" office:string-value="00FFBF">
            <text:p>00FFBF</text:p>
          </table:table-cell>
          <table:table-cell table:formula="of:=CONCATENATE(&quot;#&quot;;[.D249])" office:value-type="string" office:string-value="#00FFBF">
            <text:p>#00FFBF</text:p>
          </table:table-cell>
          <table:table-cell office:value-type="string">
            <text:p>248 Luminous vivid turquoise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office:value-type="float" office:value="220">
            <text:p>220</text:p>
          </table:table-cell>
          <table:table-cell table:formula="of:=CONCATENATE(DEC2HEX([.A250];2);DEC2HEX([.B250];2);DEC2HEX([.C250];2))" office:value-type="string" office:string-value="B8E7DC">
            <text:p>B8E7DC</text:p>
          </table:table-cell>
          <table:table-cell table:formula="of:=CONCATENATE(&quot;#&quot;;[.D250])" office:value-type="string" office:string-value="#B8E7DC">
            <text:p>#B8E7DC</text:p>
          </table:table-cell>
          <table:table-cell office:value-type="string">
            <text:p>249 Pale, light grayish turquoise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231">
            <text:p>231</text:p>
          </table:table-cell>
          <table:table-cell office:value-type="float" office:value="208">
            <text:p>208</text:p>
          </table:table-cell>
          <table:table-cell table:formula="of:=CONCATENATE(DEC2HEX([.A251];2);DEC2HEX([.B251];2);DEC2HEX([.C251];2))" office:value-type="string" office:string-value="8BE7D0">
            <text:p>8BE7D0</text:p>
          </table:table-cell>
          <table:table-cell table:formula="of:=CONCATENATE(&quot;#&quot;;[.D251])" office:value-type="string" office:string-value="#8BE7D0">
            <text:p>#8BE7D0</text:p>
          </table:table-cell>
          <table:table-cell office:value-type="string">
            <text:p>250 Light turquoise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31">
            <text:p>231</text:p>
          </table:table-cell>
          <table:table-cell office:value-type="float" office:value="194">
            <text:p>194</text:p>
          </table:table-cell>
          <table:table-cell table:formula="of:=CONCATENATE(DEC2HEX([.A252];2);DEC2HEX([.B252];2);DEC2HEX([.C252];2))" office:value-type="string" office:string-value="51E7C2">
            <text:p>51E7C2</text:p>
          </table:table-cell>
          <table:table-cell table:formula="of:=CONCATENATE(&quot;#&quot;;[.D252])" office:value-type="string" office:string-value="#51E7C2">
            <text:p>#51E7C2</text:p>
          </table:table-cell>
          <table:table-cell office:value-type="string">
            <text:p>251 Brilliant turquois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74">
            <text:p>174</text:p>
          </table:table-cell>
          <table:table-cell table:formula="of:=CONCATENATE(DEC2HEX([.A253];2);DEC2HEX([.B253];2);DEC2HEX([.C253];2))" office:value-type="string" office:string-value="00E7AE">
            <text:p>00E7AE</text:p>
          </table:table-cell>
          <table:table-cell table:formula="of:=CONCATENATE(&quot;#&quot;;[.D253])" office:value-type="string" office:string-value="#00E7AE">
            <text:p>#00E7AE</text:p>
          </table:table-cell>
          <table:table-cell office:value-type="string">
            <text:p>252 Vivid turquoise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  <table:table-cell office:value-type="float" office:value="158">
            <text:p>158</text:p>
          </table:table-cell>
          <table:table-cell table:formula="of:=CONCATENATE(DEC2HEX([.A254];2);DEC2HEX([.B254];2);DEC2HEX([.C254];2))" office:value-type="string" office:string-value="7DA89E">
            <text:p>7DA89E</text:p>
          </table:table-cell>
          <table:table-cell table:formula="of:=CONCATENATE(&quot;#&quot;;[.D254])" office:value-type="string" office:string-value="#7DA89E">
            <text:p>#7DA89E</text:p>
          </table:table-cell>
          <table:table-cell office:value-type="string">
            <text:p>253 Grayish turquoise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68">
            <text:p>168</text:p>
          </table:table-cell>
          <table:table-cell office:value-type="float" office:value="145">
            <text:p>145</text:p>
          </table:table-cell>
          <table:table-cell table:formula="of:=CONCATENATE(DEC2HEX([.A255];2);DEC2HEX([.B255];2);DEC2HEX([.C255];2))" office:value-type="string" office:string-value="4AA891">
            <text:p>4AA891</text:p>
          </table:table-cell>
          <table:table-cell table:formula="of:=CONCATENATE(&quot;#&quot;;[.D255])" office:value-type="string" office:string-value="#4AA891">
            <text:p>#4AA891</text:p>
          </table:table-cell>
          <table:table-cell office:value-type="string">
            <text:p>254 Moderate turquois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  <table:table-cell table:formula="of:=CONCATENATE(DEC2HEX([.A256];2);DEC2HEX([.B256];2);DEC2HEX([.C256];2))" office:value-type="string" office:string-value="00A87E">
            <text:p>00A87E</text:p>
          </table:table-cell>
          <table:table-cell table:formula="of:=CONCATENATE(&quot;#&quot;;[.D256])" office:value-type="string" office:string-value="#00A87E">
            <text:p>#00A87E</text:p>
          </table:table-cell>
          <table:table-cell office:value-type="string">
            <text:p>255 Strong turquoise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84">
            <text:p>84</text:p>
          </table:table-cell>
          <table:table-cell table:formula="of:=CONCATENATE(DEC2HEX([.A257];2);DEC2HEX([.B257];2);DEC2HEX([.C257];2))" office:value-type="string" office:string-value="425954">
            <text:p>425954</text:p>
          </table:table-cell>
          <table:table-cell table:formula="of:=CONCATENATE(&quot;#&quot;;[.D257])" office:value-type="string" office:string-value="#425954">
            <text:p>#425954</text:p>
          </table:table-cell>
          <table:table-cell office:value-type="string">
            <text:p>256 Dark grayish turquoise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77">
            <text:p>77</text:p>
          </table:table-cell>
          <table:table-cell table:formula="of:=CONCATENATE(DEC2HEX([.A258];2);DEC2HEX([.B258];2);DEC2HEX([.C258];2))" office:value-type="string" office:string-value="27594D">
            <text:p>27594D</text:p>
          </table:table-cell>
          <table:table-cell table:formula="of:=CONCATENATE(&quot;#&quot;;[.D258])" office:value-type="string" office:string-value="#27594D">
            <text:p>#27594D</text:p>
          </table:table-cell>
          <table:table-cell office:value-type="string">
            <text:p>257 Dark turquois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  <table:table-cell table:formula="of:=CONCATENATE(DEC2HEX([.A259];2);DEC2HEX([.B259];2);DEC2HEX([.C259];2))" office:value-type="string" office:string-value="005943">
            <text:p>005943</text:p>
          </table:table-cell>
          <table:table-cell table:formula="of:=CONCATENATE(&quot;#&quot;;[.D259])" office:value-type="string" office:string-value="#005943">
            <text:p>#005943</text:p>
          </table:table-cell>
          <table:table-cell office:value-type="string">
            <text:p>258 Deep turquoise</text:p>
          </table:table-cell>
          <table:table-cell table:number-columns-repeated="1017"/>
        </table:table-row>
        <table:table-row table:style-name="ro2">
          <table:table-cell office:value-type="float" office:value="246">
            <text:p>246</text:p>
          </table:table-cell>
          <table:table-cell table:number-columns-repeated="2" office:value-type="float" office:value="255">
            <text:p>255</text:p>
          </table:table-cell>
          <table:table-cell table:formula="of:=CONCATENATE(DEC2HEX([.A260];2);DEC2HEX([.B260];2);DEC2HEX([.C260];2))" office:value-type="string" office:string-value="F6FFFF">
            <text:p>F6FFFF</text:p>
          </table:table-cell>
          <table:table-cell table:formula="of:=CONCATENATE(&quot;#&quot;;[.D260])" office:value-type="string" office:string-value="#F6FFFF">
            <text:p>#F6FFFF</text:p>
          </table:table-cell>
          <table:table-cell office:value-type="string">
            <text:p>259 Cyanish white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table:number-columns-repeated="2" office:value-type="float" office:value="255">
            <text:p>255</text:p>
          </table:table-cell>
          <table:table-cell table:formula="of:=CONCATENATE(DEC2HEX([.A261];2);DEC2HEX([.B261];2);DEC2HEX([.C261];2))" office:value-type="string" office:string-value="E2FFFF">
            <text:p>E2FFFF</text:p>
          </table:table-cell>
          <table:table-cell table:formula="of:=CONCATENATE(&quot;#&quot;;[.D261])" office:value-type="string" office:string-value="#E2FFFF">
            <text:p>#E2FFFF</text:p>
          </table:table-cell>
          <table:table-cell office:value-type="string">
            <text:p>260 Very pale cyan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table:number-columns-repeated="2" office:value-type="float" office:value="255">
            <text:p>255</text:p>
          </table:table-cell>
          <table:table-cell table:formula="of:=CONCATENATE(DEC2HEX([.A262];2);DEC2HEX([.B262];2);DEC2HEX([.C262];2))" office:value-type="string" office:string-value="C2FFFF">
            <text:p>C2FFFF</text:p>
          </table:table-cell>
          <table:table-cell table:formula="of:=CONCATENATE(&quot;#&quot;;[.D262])" office:value-type="string" office:string-value="#C2FFFF">
            <text:p>#C2FFFF</text:p>
          </table:table-cell>
          <table:table-cell office:value-type="string">
            <text:p>261 Pale cyan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table:number-columns-repeated="2" office:value-type="float" office:value="255">
            <text:p>255</text:p>
          </table:table-cell>
          <table:table-cell table:formula="of:=CONCATENATE(DEC2HEX([.A263];2);DEC2HEX([.B263];2);DEC2HEX([.C263];2))" office:value-type="string" office:string-value="9EFFFF">
            <text:p>9EFFFF</text:p>
          </table:table-cell>
          <table:table-cell table:formula="of:=CONCATENATE(&quot;#&quot;;[.D263])" office:value-type="string" office:string-value="#9EFFFF">
            <text:p>#9EFFFF</text:p>
          </table:table-cell>
          <table:table-cell office:value-type="string">
            <text:p>262 Very light cyan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table:number-columns-repeated="2" office:value-type="float" office:value="255">
            <text:p>255</text:p>
          </table:table-cell>
          <table:table-cell table:formula="of:=CONCATENATE(DEC2HEX([.A264];2);DEC2HEX([.B264];2);DEC2HEX([.C264];2))" office:value-type="string" office:string-value="65FFFF">
            <text:p>65FFFF</text:p>
          </table:table-cell>
          <table:table-cell table:formula="of:=CONCATENATE(&quot;#&quot;;[.D264])" office:value-type="string" office:string-value="#65FFFF">
            <text:p>#65FFFF</text:p>
          </table:table-cell>
          <table:table-cell office:value-type="string">
            <text:p>263 Light brilliant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table:formula="of:=CONCATENATE(DEC2HEX([.A265];2);DEC2HEX([.B265];2);DEC2HEX([.C265];2))" office:value-type="string" office:string-value="00FFFF">
            <text:p>00FFFF</text:p>
          </table:table-cell>
          <table:table-cell table:formula="of:=CONCATENATE(&quot;#&quot;;[.D265])" office:value-type="string" office:string-value="#00FFFF">
            <text:p>#00FFFF</text:p>
          </table:table-cell>
          <table:table-cell office:value-type="string">
            <text:p>264 Luminous vivid cyan</text:p>
          </table:table-cell>
          <table:table-cell table:number-columns-repeated="1017"/>
        </table:table-row>
        <table:table-row table:style-name="ro2">
          <table:table-cell office:value-type="float" office:value="218">
            <text:p>218</text:p>
          </table:table-cell>
          <table:table-cell table:number-columns-repeated="2" office:value-type="float" office:value="231">
            <text:p>231</text:p>
          </table:table-cell>
          <table:table-cell table:formula="of:=CONCATENATE(DEC2HEX([.A266];2);DEC2HEX([.B266];2);DEC2HEX([.C266];2))" office:value-type="string" office:string-value="DAE7E7">
            <text:p>DAE7E7</text:p>
          </table:table-cell>
          <table:table-cell table:formula="of:=CONCATENATE(&quot;#&quot;;[.D266])" office:value-type="string" office:string-value="#DAE7E7">
            <text:p>#DAE7E7</text:p>
          </table:table-cell>
          <table:table-cell office:value-type="string">
            <text:p>265 Light cyanish gray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table:number-columns-repeated="2" office:value-type="float" office:value="231">
            <text:p>231</text:p>
          </table:table-cell>
          <table:table-cell table:formula="of:=CONCATENATE(DEC2HEX([.A267];2);DEC2HEX([.B267];2);DEC2HEX([.C267];2))" office:value-type="string" office:string-value="B8E7E7">
            <text:p>B8E7E7</text:p>
          </table:table-cell>
          <table:table-cell table:formula="of:=CONCATENATE(&quot;#&quot;;[.D267])" office:value-type="string" office:string-value="#B8E7E7">
            <text:p>#B8E7E7</text:p>
          </table:table-cell>
          <table:table-cell office:value-type="string">
            <text:p>266 Pale, light grayish cyan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table:number-columns-repeated="2" office:value-type="float" office:value="231">
            <text:p>231</text:p>
          </table:table-cell>
          <table:table-cell table:formula="of:=CONCATENATE(DEC2HEX([.A268];2);DEC2HEX([.B268];2);DEC2HEX([.C268];2))" office:value-type="string" office:string-value="8BE7E7">
            <text:p>8BE7E7</text:p>
          </table:table-cell>
          <table:table-cell table:formula="of:=CONCATENATE(&quot;#&quot;;[.D268])" office:value-type="string" office:string-value="#8BE7E7">
            <text:p>#8BE7E7</text:p>
          </table:table-cell>
          <table:table-cell office:value-type="string">
            <text:p>267 Light cyan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table:number-columns-repeated="2" office:value-type="float" office:value="231">
            <text:p>231</text:p>
          </table:table-cell>
          <table:table-cell table:formula="of:=CONCATENATE(DEC2HEX([.A269];2);DEC2HEX([.B269];2);DEC2HEX([.C269];2))" office:value-type="string" office:string-value="51E7E7">
            <text:p>51E7E7</text:p>
          </table:table-cell>
          <table:table-cell table:formula="of:=CONCATENATE(&quot;#&quot;;[.D269])" office:value-type="string" office:string-value="#51E7E7">
            <text:p>#51E7E7</text:p>
          </table:table-cell>
          <table:table-cell office:value-type="string">
            <text:p>268 Brilliant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231">
            <text:p>231</text:p>
          </table:table-cell>
          <table:table-cell table:formula="of:=CONCATENATE(DEC2HEX([.A270];2);DEC2HEX([.B270];2);DEC2HEX([.C270];2))" office:value-type="string" office:string-value="00E7E7">
            <text:p>00E7E7</text:p>
          </table:table-cell>
          <table:table-cell table:formula="of:=CONCATENATE(&quot;#&quot;;[.D270])" office:value-type="string" office:string-value="#00E7E7">
            <text:p>#00E7E7</text:p>
          </table:table-cell>
          <table:table-cell office:value-type="string">
            <text:p>269 Vivid cyan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table:number-columns-repeated="2" office:value-type="float" office:value="168">
            <text:p>168</text:p>
          </table:table-cell>
          <table:table-cell table:formula="of:=CONCATENATE(DEC2HEX([.A271];2);DEC2HEX([.B271];2);DEC2HEX([.C271];2))" office:value-type="string" office:string-value="9CA8A8">
            <text:p>9CA8A8</text:p>
          </table:table-cell>
          <table:table-cell table:formula="of:=CONCATENATE(&quot;#&quot;;[.D271])" office:value-type="string" office:string-value="#9CA8A8">
            <text:p>#9CA8A8</text:p>
          </table:table-cell>
          <table:table-cell office:value-type="string">
            <text:p>270 Cyanish gray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table:number-columns-repeated="2" office:value-type="float" office:value="168">
            <text:p>168</text:p>
          </table:table-cell>
          <table:table-cell table:formula="of:=CONCATENATE(DEC2HEX([.A272];2);DEC2HEX([.B272];2);DEC2HEX([.C272];2))" office:value-type="string" office:string-value="7DA8A8">
            <text:p>7DA8A8</text:p>
          </table:table-cell>
          <table:table-cell table:formula="of:=CONCATENATE(&quot;#&quot;;[.D272])" office:value-type="string" office:string-value="#7DA8A8">
            <text:p>#7DA8A8</text:p>
          </table:table-cell>
          <table:table-cell office:value-type="string">
            <text:p>271 Grayish cyan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table:number-columns-repeated="2" office:value-type="float" office:value="168">
            <text:p>168</text:p>
          </table:table-cell>
          <table:table-cell table:formula="of:=CONCATENATE(DEC2HEX([.A273];2);DEC2HEX([.B273];2);DEC2HEX([.C273];2))" office:value-type="string" office:string-value="4AA8A8">
            <text:p>4AA8A8</text:p>
          </table:table-cell>
          <table:table-cell table:formula="of:=CONCATENATE(&quot;#&quot;;[.D273])" office:value-type="string" office:string-value="#4AA8A8">
            <text:p>#4AA8A8</text:p>
          </table:table-cell>
          <table:table-cell office:value-type="string">
            <text:p>272 Moderate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68">
            <text:p>168</text:p>
          </table:table-cell>
          <table:table-cell table:formula="of:=CONCATENATE(DEC2HEX([.A274];2);DEC2HEX([.B274];2);DEC2HEX([.C274];2))" office:value-type="string" office:string-value="00A8A8">
            <text:p>00A8A8</text:p>
          </table:table-cell>
          <table:table-cell table:formula="of:=CONCATENATE(&quot;#&quot;;[.D274])" office:value-type="string" office:string-value="#00A8A8">
            <text:p>#00A8A8</text:p>
          </table:table-cell>
          <table:table-cell office:value-type="string">
            <text:p>273 Strong cyan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table:number-columns-repeated="2" office:value-type="float" office:value="89">
            <text:p>89</text:p>
          </table:table-cell>
          <table:table-cell table:formula="of:=CONCATENATE(DEC2HEX([.A275];2);DEC2HEX([.B275];2);DEC2HEX([.C275];2))" office:value-type="string" office:string-value="535959">
            <text:p>535959</text:p>
          </table:table-cell>
          <table:table-cell table:formula="of:=CONCATENATE(&quot;#&quot;;[.D275])" office:value-type="string" office:string-value="#535959">
            <text:p>#535959</text:p>
          </table:table-cell>
          <table:table-cell office:value-type="string">
            <text:p>274 Dark cyanish gray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table:number-columns-repeated="2" office:value-type="float" office:value="89">
            <text:p>89</text:p>
          </table:table-cell>
          <table:table-cell table:formula="of:=CONCATENATE(DEC2HEX([.A276];2);DEC2HEX([.B276];2);DEC2HEX([.C276];2))" office:value-type="string" office:string-value="425959">
            <text:p>425959</text:p>
          </table:table-cell>
          <table:table-cell table:formula="of:=CONCATENATE(&quot;#&quot;;[.D276])" office:value-type="string" office:string-value="#425959">
            <text:p>#425959</text:p>
          </table:table-cell>
          <table:table-cell office:value-type="string">
            <text:p>275 Dark grayish cyan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table:number-columns-repeated="2" office:value-type="float" office:value="89">
            <text:p>89</text:p>
          </table:table-cell>
          <table:table-cell table:formula="of:=CONCATENATE(DEC2HEX([.A277];2);DEC2HEX([.B277];2);DEC2HEX([.C277];2))" office:value-type="string" office:string-value="275959">
            <text:p>275959</text:p>
          </table:table-cell>
          <table:table-cell table:formula="of:=CONCATENATE(&quot;#&quot;;[.D277])" office:value-type="string" office:string-value="#275959">
            <text:p>#275959</text:p>
          </table:table-cell>
          <table:table-cell office:value-type="string">
            <text:p>276 Dark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89">
            <text:p>89</text:p>
          </table:table-cell>
          <table:table-cell table:formula="of:=CONCATENATE(DEC2HEX([.A278];2);DEC2HEX([.B278];2);DEC2HEX([.C278];2))" office:value-type="string" office:string-value="005959">
            <text:p>005959</text:p>
          </table:table-cell>
          <table:table-cell table:formula="of:=CONCATENATE(&quot;#&quot;;[.D278])" office:value-type="string" office:string-value="#005959">
            <text:p>#005959</text:p>
          </table:table-cell>
          <table:table-cell office:value-type="string">
            <text:p>277 Deep cyan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table:number-columns-repeated="2" office:value-type="float" office:value="29">
            <text:p>29</text:p>
          </table:table-cell>
          <table:table-cell table:formula="of:=CONCATENATE(DEC2HEX([.A279];2);DEC2HEX([.B279];2);DEC2HEX([.C279];2))" office:value-type="string" office:string-value="1A1D1D">
            <text:p>1A1D1D</text:p>
          </table:table-cell>
          <table:table-cell table:formula="of:=CONCATENATE(&quot;#&quot;;[.D279])" office:value-type="string" office:string-value="#1A1D1D">
            <text:p>#1A1D1D</text:p>
          </table:table-cell>
          <table:table-cell office:value-type="string">
            <text:p>278 Cyanish black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29">
            <text:p>29</text:p>
          </table:table-cell>
          <table:table-cell table:formula="of:=CONCATENATE(DEC2HEX([.A280];2);DEC2HEX([.B280];2);DEC2HEX([.C280];2))" office:value-type="string" office:string-value="111D1D">
            <text:p>111D1D</text:p>
          </table:table-cell>
          <table:table-cell table:formula="of:=CONCATENATE(&quot;#&quot;;[.D280])" office:value-type="string" office:string-value="#111D1D">
            <text:p>#111D1D</text:p>
          </table:table-cell>
          <table:table-cell office:value-type="string">
            <text:p>279 Very dark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29">
            <text:p>29</text:p>
          </table:table-cell>
          <table:table-cell table:formula="of:=CONCATENATE(DEC2HEX([.A281];2);DEC2HEX([.B281];2);DEC2HEX([.C281];2))" office:value-type="string" office:string-value="001D1D">
            <text:p>001D1D</text:p>
          </table:table-cell>
          <table:table-cell table:formula="of:=CONCATENATE(&quot;#&quot;;[.D281])" office:value-type="string" office:string-value="#001D1D">
            <text:p>#001D1D</text:p>
          </table:table-cell>
          <table:table-cell office:value-type="string">
            <text:p>280 Very deep cyan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48">
            <text:p>248</text:p>
          </table:table-cell>
          <table:table-cell office:value-type="float" office:value="255">
            <text:p>255</text:p>
          </table:table-cell>
          <table:table-cell table:formula="of:=CONCATENATE(DEC2HEX([.A282];2);DEC2HEX([.B282];2);DEC2HEX([.C282];2))" office:value-type="string" office:string-value="E2F8FF">
            <text:p>E2F8FF</text:p>
          </table:table-cell>
          <table:table-cell table:formula="of:=CONCATENATE(&quot;#&quot;;[.D282])" office:value-type="string" office:string-value="#E2F8FF">
            <text:p>#E2F8FF</text:p>
          </table:table-cell>
          <table:table-cell office:value-type="string">
            <text:p>281 Very pale bluish cyan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40">
            <text:p>240</text:p>
          </table:table-cell>
          <table:table-cell office:value-type="float" office:value="255">
            <text:p>255</text:p>
          </table:table-cell>
          <table:table-cell table:formula="of:=CONCATENATE(DEC2HEX([.A283];2);DEC2HEX([.B283];2);DEC2HEX([.C283];2))" office:value-type="string" office:string-value="C2F0FF">
            <text:p>C2F0FF</text:p>
          </table:table-cell>
          <table:table-cell table:formula="of:=CONCATENATE(&quot;#&quot;;[.D283])" office:value-type="string" office:string-value="#C2F0FF">
            <text:p>#C2F0FF</text:p>
          </table:table-cell>
          <table:table-cell office:value-type="string">
            <text:p>282 Pale bluish cyan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31">
            <text:p>231</text:p>
          </table:table-cell>
          <table:table-cell office:value-type="float" office:value="255">
            <text:p>255</text:p>
          </table:table-cell>
          <table:table-cell table:formula="of:=CONCATENATE(DEC2HEX([.A284];2);DEC2HEX([.B284];2);DEC2HEX([.C284];2))" office:value-type="string" office:string-value="9EE7FF">
            <text:p>9EE7FF</text:p>
          </table:table-cell>
          <table:table-cell table:formula="of:=CONCATENATE(&quot;#&quot;;[.D284])" office:value-type="string" office:string-value="#9EE7FF">
            <text:p>#9EE7FF</text:p>
          </table:table-cell>
          <table:table-cell office:value-type="string">
            <text:p>283 Very light bluish cyan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16">
            <text:p>216</text:p>
          </table:table-cell>
          <table:table-cell office:value-type="float" office:value="255">
            <text:p>255</text:p>
          </table:table-cell>
          <table:table-cell table:formula="of:=CONCATENATE(DEC2HEX([.A285];2);DEC2HEX([.B285];2);DEC2HEX([.C285];2))" office:value-type="string" office:string-value="65D8FF">
            <text:p>65D8FF</text:p>
          </table:table-cell>
          <table:table-cell table:formula="of:=CONCATENATE(&quot;#&quot;;[.D285])" office:value-type="string" office:string-value="#65D8FF">
            <text:p>#65D8FF</text:p>
          </table:table-cell>
          <table:table-cell office:value-type="string">
            <text:p>284 Light brilliant bluish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  <table:table-cell table:formula="of:=CONCATENATE(DEC2HEX([.A286];2);DEC2HEX([.B286];2);DEC2HEX([.C286];2))" office:value-type="string" office:string-value="00BFFF">
            <text:p>00BFFF</text:p>
          </table:table-cell>
          <table:table-cell table:formula="of:=CONCATENATE(&quot;#&quot;;[.D286])" office:value-type="string" office:string-value="#00BFFF">
            <text:p>#00BFFF</text:p>
          </table:table-cell>
          <table:table-cell office:value-type="string">
            <text:p>285 Luminous vivid bluish cyan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20">
            <text:p>220</text:p>
          </table:table-cell>
          <table:table-cell office:value-type="float" office:value="231">
            <text:p>231</text:p>
          </table:table-cell>
          <table:table-cell table:formula="of:=CONCATENATE(DEC2HEX([.A287];2);DEC2HEX([.B287];2);DEC2HEX([.C287];2))" office:value-type="string" office:string-value="B8DCE7">
            <text:p>B8DCE7</text:p>
          </table:table-cell>
          <table:table-cell table:formula="of:=CONCATENATE(&quot;#&quot;;[.D287])" office:value-type="string" office:string-value="#B8DCE7">
            <text:p>#B8DCE7</text:p>
          </table:table-cell>
          <table:table-cell office:value-type="string">
            <text:p>286 Pale, light grayish bluish cyan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208">
            <text:p>208</text:p>
          </table:table-cell>
          <table:table-cell office:value-type="float" office:value="231">
            <text:p>231</text:p>
          </table:table-cell>
          <table:table-cell table:formula="of:=CONCATENATE(DEC2HEX([.A288];2);DEC2HEX([.B288];2);DEC2HEX([.C288];2))" office:value-type="string" office:string-value="8BD0E7">
            <text:p>8BD0E7</text:p>
          </table:table-cell>
          <table:table-cell table:formula="of:=CONCATENATE(&quot;#&quot;;[.D288])" office:value-type="string" office:string-value="#8BD0E7">
            <text:p>#8BD0E7</text:p>
          </table:table-cell>
          <table:table-cell office:value-type="string">
            <text:p>287 Light bluish cyan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94">
            <text:p>194</text:p>
          </table:table-cell>
          <table:table-cell office:value-type="float" office:value="231">
            <text:p>231</text:p>
          </table:table-cell>
          <table:table-cell table:formula="of:=CONCATENATE(DEC2HEX([.A289];2);DEC2HEX([.B289];2);DEC2HEX([.C289];2))" office:value-type="string" office:string-value="51C2E7">
            <text:p>51C2E7</text:p>
          </table:table-cell>
          <table:table-cell table:formula="of:=CONCATENATE(&quot;#&quot;;[.D289])" office:value-type="string" office:string-value="#51C2E7">
            <text:p>#51C2E7</text:p>
          </table:table-cell>
          <table:table-cell office:value-type="string">
            <text:p>288 Brilliant bluish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231">
            <text:p>231</text:p>
          </table:table-cell>
          <table:table-cell table:formula="of:=CONCATENATE(DEC2HEX([.A290];2);DEC2HEX([.B290];2);DEC2HEX([.C290];2))" office:value-type="string" office:string-value="00AEE7">
            <text:p>00AEE7</text:p>
          </table:table-cell>
          <table:table-cell table:formula="of:=CONCATENATE(&quot;#&quot;;[.D290])" office:value-type="string" office:string-value="#00AEE7">
            <text:p>#00AEE7</text:p>
          </table:table-cell>
          <table:table-cell office:value-type="string">
            <text:p>289 Vivid bluish cyan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58">
            <text:p>158</text:p>
          </table:table-cell>
          <table:table-cell office:value-type="float" office:value="168">
            <text:p>168</text:p>
          </table:table-cell>
          <table:table-cell table:formula="of:=CONCATENATE(DEC2HEX([.A291];2);DEC2HEX([.B291];2);DEC2HEX([.C291];2))" office:value-type="string" office:string-value="7D9EA8">
            <text:p>7D9EA8</text:p>
          </table:table-cell>
          <table:table-cell table:formula="of:=CONCATENATE(&quot;#&quot;;[.D291])" office:value-type="string" office:string-value="#7D9EA8">
            <text:p>#7D9EA8</text:p>
          </table:table-cell>
          <table:table-cell office:value-type="string">
            <text:p>290 Grayish bluish cyan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45">
            <text:p>145</text:p>
          </table:table-cell>
          <table:table-cell office:value-type="float" office:value="168">
            <text:p>168</text:p>
          </table:table-cell>
          <table:table-cell table:formula="of:=CONCATENATE(DEC2HEX([.A292];2);DEC2HEX([.B292];2);DEC2HEX([.C292];2))" office:value-type="string" office:string-value="4A91A8">
            <text:p>4A91A8</text:p>
          </table:table-cell>
          <table:table-cell table:formula="of:=CONCATENATE(&quot;#&quot;;[.D292])" office:value-type="string" office:string-value="#4A91A8">
            <text:p>#4A91A8</text:p>
          </table:table-cell>
          <table:table-cell office:value-type="string">
            <text:p>291 Moderate bluish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table:formula="of:=CONCATENATE(DEC2HEX([.A293];2);DEC2HEX([.B293];2);DEC2HEX([.C293];2))" office:value-type="string" office:string-value="007EA8">
            <text:p>007EA8</text:p>
          </table:table-cell>
          <table:table-cell table:formula="of:=CONCATENATE(&quot;#&quot;;[.D293])" office:value-type="string" office:string-value="#007EA8">
            <text:p>#007EA8</text:p>
          </table:table-cell>
          <table:table-cell office:value-type="string">
            <text:p>292 Strong bluish cyan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formula="of:=CONCATENATE(DEC2HEX([.A294];2);DEC2HEX([.B294];2);DEC2HEX([.C294];2))" office:value-type="string" office:string-value="425459">
            <text:p>425459</text:p>
          </table:table-cell>
          <table:table-cell table:formula="of:=CONCATENATE(&quot;#&quot;;[.D294])" office:value-type="string" office:string-value="#425459">
            <text:p>#425459</text:p>
          </table:table-cell>
          <table:table-cell office:value-type="string">
            <text:p>293 Dark grayish bluish cyan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7">
            <text:p>77</text:p>
          </table:table-cell>
          <table:table-cell office:value-type="float" office:value="89">
            <text:p>89</text:p>
          </table:table-cell>
          <table:table-cell table:formula="of:=CONCATENATE(DEC2HEX([.A295];2);DEC2HEX([.B295];2);DEC2HEX([.C295];2))" office:value-type="string" office:string-value="274D59">
            <text:p>274D59</text:p>
          </table:table-cell>
          <table:table-cell table:formula="of:=CONCATENATE(&quot;#&quot;;[.D295])" office:value-type="string" office:string-value="#274D59">
            <text:p>#274D59</text:p>
          </table:table-cell>
          <table:table-cell office:value-type="string">
            <text:p>294 Dark bluish cyan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89">
            <text:p>89</text:p>
          </table:table-cell>
          <table:table-cell table:formula="of:=CONCATENATE(DEC2HEX([.A296];2);DEC2HEX([.B296];2);DEC2HEX([.C296];2))" office:value-type="string" office:string-value="004359">
            <text:p>004359</text:p>
          </table:table-cell>
          <table:table-cell table:formula="of:=CONCATENATE(&quot;#&quot;;[.D296])" office:value-type="string" office:string-value="#004359">
            <text:p>#004359</text:p>
          </table:table-cell>
          <table:table-cell office:value-type="string">
            <text:p>295 Deep bluish cyan</text:p>
          </table:table-cell>
          <table:table-cell table:number-columns-repeated="1017"/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251">
            <text:p>251</text:p>
          </table:table-cell>
          <table:table-cell office:value-type="float" office:value="255">
            <text:p>255</text:p>
          </table:table-cell>
          <table:table-cell table:formula="of:=CONCATENATE(DEC2HEX([.A297];2);DEC2HEX([.B297];2);DEC2HEX([.C297];2))" office:value-type="string" office:string-value="F6FBFF">
            <text:p>F6FBFF</text:p>
          </table:table-cell>
          <table:table-cell table:formula="of:=CONCATENATE(&quot;#&quot;;[.D297])" office:value-type="string" office:string-value="#F6FBFF">
            <text:p>#F6FBFF</text:p>
          </table:table-cell>
          <table:table-cell office:value-type="string">
            <text:p>296 Azureish white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40">
            <text:p>240</text:p>
          </table:table-cell>
          <table:table-cell office:value-type="float" office:value="255">
            <text:p>255</text:p>
          </table:table-cell>
          <table:table-cell table:formula="of:=CONCATENATE(DEC2HEX([.A298];2);DEC2HEX([.B298];2);DEC2HEX([.C298];2))" office:value-type="string" office:string-value="E2F0FF">
            <text:p>E2F0FF</text:p>
          </table:table-cell>
          <table:table-cell table:formula="of:=CONCATENATE(&quot;#&quot;;[.D298])" office:value-type="string" office:string-value="#E2F0FF">
            <text:p>#E2F0FF</text:p>
          </table:table-cell>
          <table:table-cell office:value-type="string">
            <text:p>297 Very pale azure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24">
            <text:p>224</text:p>
          </table:table-cell>
          <table:table-cell office:value-type="float" office:value="255">
            <text:p>255</text:p>
          </table:table-cell>
          <table:table-cell table:formula="of:=CONCATENATE(DEC2HEX([.A299];2);DEC2HEX([.B299];2);DEC2HEX([.C299];2))" office:value-type="string" office:string-value="C2E0FF">
            <text:p>C2E0FF</text:p>
          </table:table-cell>
          <table:table-cell table:formula="of:=CONCATENATE(&quot;#&quot;;[.D299])" office:value-type="string" office:string-value="#C2E0FF">
            <text:p>#C2E0FF</text:p>
          </table:table-cell>
          <table:table-cell office:value-type="string">
            <text:p>298 Pale azure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07">
            <text:p>207</text:p>
          </table:table-cell>
          <table:table-cell office:value-type="float" office:value="255">
            <text:p>255</text:p>
          </table:table-cell>
          <table:table-cell table:formula="of:=CONCATENATE(DEC2HEX([.A300];2);DEC2HEX([.B300];2);DEC2HEX([.C300];2))" office:value-type="string" office:string-value="9ECFFF">
            <text:p>9ECFFF</text:p>
          </table:table-cell>
          <table:table-cell table:formula="of:=CONCATENATE(&quot;#&quot;;[.D300])" office:value-type="string" office:string-value="#9ECFFF">
            <text:p>#9ECFFF</text:p>
          </table:table-cell>
          <table:table-cell office:value-type="string">
            <text:p>299 Very light azure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78">
            <text:p>178</text:p>
          </table:table-cell>
          <table:table-cell office:value-type="float" office:value="255">
            <text:p>255</text:p>
          </table:table-cell>
          <table:table-cell table:formula="of:=CONCATENATE(DEC2HEX([.A301];2);DEC2HEX([.B301];2);DEC2HEX([.C301];2))" office:value-type="string" office:string-value="65B2FF">
            <text:p>65B2FF</text:p>
          </table:table-cell>
          <table:table-cell table:formula="of:=CONCATENATE(&quot;#&quot;;[.D301])" office:value-type="string" office:string-value="#65B2FF">
            <text:p>#65B2FF</text:p>
          </table:table-cell>
          <table:table-cell office:value-type="string">
            <text:p>300 Light brilliant azur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formula="of:=CONCATENATE(DEC2HEX([.A302];2);DEC2HEX([.B302];2);DEC2HEX([.C302];2))" office:value-type="string" office:string-value="0080FF">
            <text:p>0080FF</text:p>
          </table:table-cell>
          <table:table-cell table:formula="of:=CONCATENATE(&quot;#&quot;;[.D302])" office:value-type="string" office:string-value="#0080FF">
            <text:p>#0080FF</text:p>
          </table:table-cell>
          <table:table-cell office:value-type="string">
            <text:p>301 Luminous vivid azure</text:p>
          </table:table-cell>
          <table:table-cell table:number-columns-repeated="1017"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table:formula="of:=CONCATENATE(DEC2HEX([.A303];2);DEC2HEX([.B303];2);DEC2HEX([.C303];2))" office:value-type="string" office:string-value="DAE0E7">
            <text:p>DAE0E7</text:p>
          </table:table-cell>
          <table:table-cell table:formula="of:=CONCATENATE(&quot;#&quot;;[.D303])" office:value-type="string" office:string-value="#DAE0E7">
            <text:p>#DAE0E7</text:p>
          </table:table-cell>
          <table:table-cell office:value-type="string">
            <text:p>302 Light azureish gray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208">
            <text:p>208</text:p>
          </table:table-cell>
          <table:table-cell office:value-type="float" office:value="231">
            <text:p>231</text:p>
          </table:table-cell>
          <table:table-cell table:formula="of:=CONCATENATE(DEC2HEX([.A304];2);DEC2HEX([.B304];2);DEC2HEX([.C304];2))" office:value-type="string" office:string-value="B8D0E7">
            <text:p>B8D0E7</text:p>
          </table:table-cell>
          <table:table-cell table:formula="of:=CONCATENATE(&quot;#&quot;;[.D304])" office:value-type="string" office:string-value="#B8D0E7">
            <text:p>#B8D0E7</text:p>
          </table:table-cell>
          <table:table-cell office:value-type="string">
            <text:p>303 Pale, light grayish azure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185">
            <text:p>185</text:p>
          </table:table-cell>
          <table:table-cell office:value-type="float" office:value="231">
            <text:p>231</text:p>
          </table:table-cell>
          <table:table-cell table:formula="of:=CONCATENATE(DEC2HEX([.A305];2);DEC2HEX([.B305];2);DEC2HEX([.C305];2))" office:value-type="string" office:string-value="8BB9E7">
            <text:p>8BB9E7</text:p>
          </table:table-cell>
          <table:table-cell table:formula="of:=CONCATENATE(&quot;#&quot;;[.D305])" office:value-type="string" office:string-value="#8BB9E7">
            <text:p>#8BB9E7</text:p>
          </table:table-cell>
          <table:table-cell office:value-type="string">
            <text:p>304 Light azure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56">
            <text:p>156</text:p>
          </table:table-cell>
          <table:table-cell office:value-type="float" office:value="231">
            <text:p>231</text:p>
          </table:table-cell>
          <table:table-cell table:formula="of:=CONCATENATE(DEC2HEX([.A306];2);DEC2HEX([.B306];2);DEC2HEX([.C306];2))" office:value-type="string" office:string-value="519CE7">
            <text:p>519CE7</text:p>
          </table:table-cell>
          <table:table-cell table:formula="of:=CONCATENATE(&quot;#&quot;;[.D306])" office:value-type="string" office:string-value="#519CE7">
            <text:p>#519CE7</text:p>
          </table:table-cell>
          <table:table-cell office:value-type="string">
            <text:p>305 Brilliant azur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231">
            <text:p>231</text:p>
          </table:table-cell>
          <table:table-cell table:formula="of:=CONCATENATE(DEC2HEX([.A307];2);DEC2HEX([.B307];2);DEC2HEX([.C307];2))" office:value-type="string" office:string-value="0074E7">
            <text:p>0074E7</text:p>
          </table:table-cell>
          <table:table-cell table:formula="of:=CONCATENATE(&quot;#&quot;;[.D307])" office:value-type="string" office:string-value="#0074E7">
            <text:p>#0074E7</text:p>
          </table:table-cell>
          <table:table-cell office:value-type="string">
            <text:p>306 Vivid azure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62">
            <text:p>162</text:p>
          </table:table-cell>
          <table:table-cell office:value-type="float" office:value="168">
            <text:p>168</text:p>
          </table:table-cell>
          <table:table-cell table:formula="of:=CONCATENATE(DEC2HEX([.A308];2);DEC2HEX([.B308];2);DEC2HEX([.C308];2))" office:value-type="string" office:string-value="9CA2A8">
            <text:p>9CA2A8</text:p>
          </table:table-cell>
          <table:table-cell table:formula="of:=CONCATENATE(&quot;#&quot;;[.D308])" office:value-type="string" office:string-value="#9CA2A8">
            <text:p>#9CA2A8</text:p>
          </table:table-cell>
          <table:table-cell office:value-type="string">
            <text:p>307 Azureish gray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47">
            <text:p>147</text:p>
          </table:table-cell>
          <table:table-cell office:value-type="float" office:value="168">
            <text:p>168</text:p>
          </table:table-cell>
          <table:table-cell table:formula="of:=CONCATENATE(DEC2HEX([.A309];2);DEC2HEX([.B309];2);DEC2HEX([.C309];2))" office:value-type="string" office:string-value="7D93A8">
            <text:p>7D93A8</text:p>
          </table:table-cell>
          <table:table-cell table:formula="of:=CONCATENATE(&quot;#&quot;;[.D309])" office:value-type="string" office:string-value="#7D93A8">
            <text:p>#7D93A8</text:p>
          </table:table-cell>
          <table:table-cell office:value-type="string">
            <text:p>308 Grayish azure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21">
            <text:p>121</text:p>
          </table:table-cell>
          <table:table-cell office:value-type="float" office:value="168">
            <text:p>168</text:p>
          </table:table-cell>
          <table:table-cell table:formula="of:=CONCATENATE(DEC2HEX([.A310];2);DEC2HEX([.B310];2);DEC2HEX([.C310];2))" office:value-type="string" office:string-value="4A79A8">
            <text:p>4A79A8</text:p>
          </table:table-cell>
          <table:table-cell table:formula="of:=CONCATENATE(&quot;#&quot;;[.D310])" office:value-type="string" office:string-value="#4A79A8">
            <text:p>#4A79A8</text:p>
          </table:table-cell>
          <table:table-cell office:value-type="string">
            <text:p>309 Moderate azur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table:formula="of:=CONCATENATE(DEC2HEX([.A311];2);DEC2HEX([.B311];2);DEC2HEX([.C311];2))" office:value-type="string" office:string-value="0054A8">
            <text:p>0054A8</text:p>
          </table:table-cell>
          <table:table-cell table:formula="of:=CONCATENATE(&quot;#&quot;;[.D311])" office:value-type="string" office:string-value="#0054A8">
            <text:p>#0054A8</text:p>
          </table:table-cell>
          <table:table-cell office:value-type="string">
            <text:p>310 Strong azure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table:formula="of:=CONCATENATE(DEC2HEX([.A312];2);DEC2HEX([.B312];2);DEC2HEX([.C312];2))" office:value-type="string" office:string-value="535659">
            <text:p>535659</text:p>
          </table:table-cell>
          <table:table-cell table:formula="of:=CONCATENATE(&quot;#&quot;;[.D312])" office:value-type="string" office:string-value="#535659">
            <text:p>#535659</text:p>
          </table:table-cell>
          <table:table-cell office:value-type="string">
            <text:p>311 Dark azureish gray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 table:formula="of:=CONCATENATE(DEC2HEX([.A313];2);DEC2HEX([.B313];2);DEC2HEX([.C313];2))" office:value-type="string" office:string-value="424E59">
            <text:p>424E59</text:p>
          </table:table-cell>
          <table:table-cell table:formula="of:=CONCATENATE(&quot;#&quot;;[.D313])" office:value-type="string" office:string-value="#424E59">
            <text:p>#424E59</text:p>
          </table:table-cell>
          <table:table-cell office:value-type="string">
            <text:p>312 Dark grayish azure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table:formula="of:=CONCATENATE(DEC2HEX([.A314];2);DEC2HEX([.B314];2);DEC2HEX([.C314];2))" office:value-type="string" office:string-value="274059">
            <text:p>274059</text:p>
          </table:table-cell>
          <table:table-cell table:formula="of:=CONCATENATE(&quot;#&quot;;[.D314])" office:value-type="string" office:string-value="#274059">
            <text:p>#274059</text:p>
          </table:table-cell>
          <table:table-cell office:value-type="string">
            <text:p>313 Dark azur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89">
            <text:p>89</text:p>
          </table:table-cell>
          <table:table-cell table:formula="of:=CONCATENATE(DEC2HEX([.A315];2);DEC2HEX([.B315];2);DEC2HEX([.C315];2))" office:value-type="string" office:string-value="002D59">
            <text:p>002D59</text:p>
          </table:table-cell>
          <table:table-cell table:formula="of:=CONCATENATE(&quot;#&quot;;[.D315])" office:value-type="string" office:string-value="#002D59">
            <text:p>#002D59</text:p>
          </table:table-cell>
          <table:table-cell office:value-type="string">
            <text:p>314 Deep azure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233">
            <text:p>233</text:p>
          </table:table-cell>
          <table:table-cell office:value-type="float" office:value="255">
            <text:p>255</text:p>
          </table:table-cell>
          <table:table-cell table:formula="of:=CONCATENATE(DEC2HEX([.A316];2);DEC2HEX([.B316];2);DEC2HEX([.C316];2))" office:value-type="string" office:string-value="E2E9FF">
            <text:p>E2E9FF</text:p>
          </table:table-cell>
          <table:table-cell table:formula="of:=CONCATENATE(&quot;#&quot;;[.D316])" office:value-type="string" office:string-value="#E2E9FF">
            <text:p>#E2E9FF</text:p>
          </table:table-cell>
          <table:table-cell office:value-type="string">
            <text:p>315 Very pale greenish blue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09">
            <text:p>209</text:p>
          </table:table-cell>
          <table:table-cell office:value-type="float" office:value="255">
            <text:p>255</text:p>
          </table:table-cell>
          <table:table-cell table:formula="of:=CONCATENATE(DEC2HEX([.A317];2);DEC2HEX([.B317];2);DEC2HEX([.C317];2))" office:value-type="string" office:string-value="C2D1FF">
            <text:p>C2D1FF</text:p>
          </table:table-cell>
          <table:table-cell table:formula="of:=CONCATENATE(&quot;#&quot;;[.D317])" office:value-type="string" office:string-value="#C2D1FF">
            <text:p>#C2D1FF</text:p>
          </table:table-cell>
          <table:table-cell office:value-type="string">
            <text:p>316 Pale greenish blue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82">
            <text:p>182</text:p>
          </table:table-cell>
          <table:table-cell office:value-type="float" office:value="255">
            <text:p>255</text:p>
          </table:table-cell>
          <table:table-cell table:formula="of:=CONCATENATE(DEC2HEX([.A318];2);DEC2HEX([.B318];2);DEC2HEX([.C318];2))" office:value-type="string" office:string-value="9EB6FF">
            <text:p>9EB6FF</text:p>
          </table:table-cell>
          <table:table-cell table:formula="of:=CONCATENATE(&quot;#&quot;;[.D318])" office:value-type="string" office:string-value="#9EB6FF">
            <text:p>#9EB6FF</text:p>
          </table:table-cell>
          <table:table-cell office:value-type="string">
            <text:p>317 Very light greenish blue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39">
            <text:p>139</text:p>
          </table:table-cell>
          <table:table-cell office:value-type="float" office:value="255">
            <text:p>255</text:p>
          </table:table-cell>
          <table:table-cell table:formula="of:=CONCATENATE(DEC2HEX([.A319];2);DEC2HEX([.B319];2);DEC2HEX([.C319];2))" office:value-type="string" office:string-value="658BFF">
            <text:p>658BFF</text:p>
          </table:table-cell>
          <table:table-cell table:formula="of:=CONCATENATE(&quot;#&quot;;[.D319])" office:value-type="string" office:string-value="#658BFF">
            <text:p>#658BFF</text:p>
          </table:table-cell>
          <table:table-cell office:value-type="string">
            <text:p>318 Light brilliant greenish blu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55">
            <text:p>255</text:p>
          </table:table-cell>
          <table:table-cell table:formula="of:=CONCATENATE(DEC2HEX([.A320];2);DEC2HEX([.B320];2);DEC2HEX([.C320];2))" office:value-type="string" office:string-value="0040FF">
            <text:p>0040FF</text:p>
          </table:table-cell>
          <table:table-cell table:formula="of:=CONCATENATE(&quot;#&quot;;[.D320])" office:value-type="string" office:string-value="#0040FF">
            <text:p>#0040FF</text:p>
          </table:table-cell>
          <table:table-cell office:value-type="string">
            <text:p>319 Luminous vivid greenish blue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196">
            <text:p>196</text:p>
          </table:table-cell>
          <table:table-cell office:value-type="float" office:value="231">
            <text:p>231</text:p>
          </table:table-cell>
          <table:table-cell table:formula="of:=CONCATENATE(DEC2HEX([.A321];2);DEC2HEX([.B321];2);DEC2HEX([.C321];2))" office:value-type="string" office:string-value="B8C4E7">
            <text:p>B8C4E7</text:p>
          </table:table-cell>
          <table:table-cell table:formula="of:=CONCATENATE(&quot;#&quot;;[.D321])" office:value-type="string" office:string-value="#B8C4E7">
            <text:p>#B8C4E7</text:p>
          </table:table-cell>
          <table:table-cell office:value-type="string">
            <text:p>320 Pale, light grayish greenish blue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162">
            <text:p>162</text:p>
          </table:table-cell>
          <table:table-cell office:value-type="float" office:value="231">
            <text:p>231</text:p>
          </table:table-cell>
          <table:table-cell table:formula="of:=CONCATENATE(DEC2HEX([.A322];2);DEC2HEX([.B322];2);DEC2HEX([.C322];2))" office:value-type="string" office:string-value="8BA2E7">
            <text:p>8BA2E7</text:p>
          </table:table-cell>
          <table:table-cell table:formula="of:=CONCATENATE(&quot;#&quot;;[.D322])" office:value-type="string" office:string-value="#8BA2E7">
            <text:p>#8BA2E7</text:p>
          </table:table-cell>
          <table:table-cell office:value-type="string">
            <text:p>321 Light greenish blue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19">
            <text:p>119</text:p>
          </table:table-cell>
          <table:table-cell office:value-type="float" office:value="231">
            <text:p>231</text:p>
          </table:table-cell>
          <table:table-cell table:formula="of:=CONCATENATE(DEC2HEX([.A323];2);DEC2HEX([.B323];2);DEC2HEX([.C323];2))" office:value-type="string" office:string-value="5177E7">
            <text:p>5177E7</text:p>
          </table:table-cell>
          <table:table-cell table:formula="of:=CONCATENATE(&quot;#&quot;;[.D323])" office:value-type="string" office:string-value="#5177E7">
            <text:p>#5177E7</text:p>
          </table:table-cell>
          <table:table-cell office:value-type="string">
            <text:p>322 Brilliant greenish blu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31">
            <text:p>231</text:p>
          </table:table-cell>
          <table:table-cell table:formula="of:=CONCATENATE(DEC2HEX([.A324];2);DEC2HEX([.B324];2);DEC2HEX([.C324];2))" office:value-type="string" office:string-value="003AE7">
            <text:p>003AE7</text:p>
          </table:table-cell>
          <table:table-cell table:formula="of:=CONCATENATE(&quot;#&quot;;[.D324])" office:value-type="string" office:string-value="#003AE7">
            <text:p>#003AE7</text:p>
          </table:table-cell>
          <table:table-cell office:value-type="string">
            <text:p>323 Vivid greenish blue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36">
            <text:p>136</text:p>
          </table:table-cell>
          <table:table-cell office:value-type="float" office:value="168">
            <text:p>168</text:p>
          </table:table-cell>
          <table:table-cell table:formula="of:=CONCATENATE(DEC2HEX([.A325];2);DEC2HEX([.B325];2);DEC2HEX([.C325];2))" office:value-type="string" office:string-value="7D88A8">
            <text:p>7D88A8</text:p>
          </table:table-cell>
          <table:table-cell table:formula="of:=CONCATENATE(&quot;#&quot;;[.D325])" office:value-type="string" office:string-value="#7D88A8">
            <text:p>#7D88A8</text:p>
          </table:table-cell>
          <table:table-cell office:value-type="string">
            <text:p>324 Grayish greenish blue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168">
            <text:p>168</text:p>
          </table:table-cell>
          <table:table-cell table:formula="of:=CONCATENATE(DEC2HEX([.A326];2);DEC2HEX([.B326];2);DEC2HEX([.C326];2))" office:value-type="string" office:string-value="4A61A8">
            <text:p>4A61A8</text:p>
          </table:table-cell>
          <table:table-cell table:formula="of:=CONCATENATE(&quot;#&quot;;[.D326])" office:value-type="string" office:string-value="#4A61A8">
            <text:p>#4A61A8</text:p>
          </table:table-cell>
          <table:table-cell office:value-type="string">
            <text:p>325 Moderate greenish blu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68">
            <text:p>168</text:p>
          </table:table-cell>
          <table:table-cell table:formula="of:=CONCATENATE(DEC2HEX([.A327];2);DEC2HEX([.B327];2);DEC2HEX([.C327];2))" office:value-type="string" office:string-value="002AA8">
            <text:p>002AA8</text:p>
          </table:table-cell>
          <table:table-cell table:formula="of:=CONCATENATE(&quot;#&quot;;[.D327])" office:value-type="string" office:string-value="#002AA8">
            <text:p>#002AA8</text:p>
          </table:table-cell>
          <table:table-cell office:value-type="string">
            <text:p>326 Strong greenish blue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table:formula="of:=CONCATENATE(DEC2HEX([.A328];2);DEC2HEX([.B328];2);DEC2HEX([.C328];2))" office:value-type="string" office:string-value="424859">
            <text:p>424859</text:p>
          </table:table-cell>
          <table:table-cell table:formula="of:=CONCATENATE(&quot;#&quot;;[.D328])" office:value-type="string" office:string-value="#424859">
            <text:p>#424859</text:p>
          </table:table-cell>
          <table:table-cell office:value-type="string">
            <text:p>327 Dark grayish greenish blue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office:value-type="float" office:value="89">
            <text:p>89</text:p>
          </table:table-cell>
          <table:table-cell table:formula="of:=CONCATENATE(DEC2HEX([.A329];2);DEC2HEX([.B329];2);DEC2HEX([.C329];2))" office:value-type="string" office:string-value="273459">
            <text:p>273459</text:p>
          </table:table-cell>
          <table:table-cell table:formula="of:=CONCATENATE(&quot;#&quot;;[.D329])" office:value-type="string" office:string-value="#273459">
            <text:p>#273459</text:p>
          </table:table-cell>
          <table:table-cell office:value-type="string">
            <text:p>328 Dark greenish blue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9">
            <text:p>89</text:p>
          </table:table-cell>
          <table:table-cell table:formula="of:=CONCATENATE(DEC2HEX([.A330];2);DEC2HEX([.B330];2);DEC2HEX([.C330];2))" office:value-type="string" office:string-value="001659">
            <text:p>001659</text:p>
          </table:table-cell>
          <table:table-cell table:formula="of:=CONCATENATE(&quot;#&quot;;[.D330])" office:value-type="string" office:string-value="#001659">
            <text:p>#001659</text:p>
          </table:table-cell>
          <table:table-cell office:value-type="string">
            <text:p>329 Deep greenish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46">
            <text:p>246</text:p>
          </table:table-cell>
          <table:table-cell office:value-type="float" office:value="255">
            <text:p>255</text:p>
          </table:table-cell>
          <table:table-cell table:formula="of:=CONCATENATE(DEC2HEX([.A331];2);DEC2HEX([.B331];2);DEC2HEX([.C331];2))" office:value-type="string" office:string-value="F6F6FF">
            <text:p>F6F6FF</text:p>
          </table:table-cell>
          <table:table-cell table:formula="of:=CONCATENATE(&quot;#&quot;;[.D331])" office:value-type="string" office:string-value="#F6F6FF">
            <text:p>#F6F6FF</text:p>
          </table:table-cell>
          <table:table-cell office:value-type="string">
            <text:p>330 Bluish whit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26">
            <text:p>226</text:p>
          </table:table-cell>
          <table:table-cell office:value-type="float" office:value="255">
            <text:p>255</text:p>
          </table:table-cell>
          <table:table-cell table:formula="of:=CONCATENATE(DEC2HEX([.A332];2);DEC2HEX([.B332];2);DEC2HEX([.C332];2))" office:value-type="string" office:string-value="E2E2FF">
            <text:p>E2E2FF</text:p>
          </table:table-cell>
          <table:table-cell table:formula="of:=CONCATENATE(&quot;#&quot;;[.D332])" office:value-type="string" office:string-value="#E2E2FF">
            <text:p>#E2E2FF</text:p>
          </table:table-cell>
          <table:table-cell office:value-type="string">
            <text:p>331 Very pale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94">
            <text:p>194</text:p>
          </table:table-cell>
          <table:table-cell office:value-type="float" office:value="255">
            <text:p>255</text:p>
          </table:table-cell>
          <table:table-cell table:formula="of:=CONCATENATE(DEC2HEX([.A333];2);DEC2HEX([.B333];2);DEC2HEX([.C333];2))" office:value-type="string" office:string-value="C2C2FF">
            <text:p>C2C2FF</text:p>
          </table:table-cell>
          <table:table-cell table:formula="of:=CONCATENATE(&quot;#&quot;;[.D333])" office:value-type="string" office:string-value="#C2C2FF">
            <text:p>#C2C2FF</text:p>
          </table:table-cell>
          <table:table-cell office:value-type="string">
            <text:p>332 Pale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58">
            <text:p>158</text:p>
          </table:table-cell>
          <table:table-cell office:value-type="float" office:value="255">
            <text:p>255</text:p>
          </table:table-cell>
          <table:table-cell table:formula="of:=CONCATENATE(DEC2HEX([.A334];2);DEC2HEX([.B334];2);DEC2HEX([.C334];2))" office:value-type="string" office:string-value="9E9EFF">
            <text:p>9E9EFF</text:p>
          </table:table-cell>
          <table:table-cell table:formula="of:=CONCATENATE(&quot;#&quot;;[.D334])" office:value-type="string" office:string-value="#9E9EFF">
            <text:p>#9E9EFF</text:p>
          </table:table-cell>
          <table:table-cell office:value-type="string">
            <text:p>333 Very light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01">
            <text:p>101</text:p>
          </table:table-cell>
          <table:table-cell office:value-type="float" office:value="255">
            <text:p>255</text:p>
          </table:table-cell>
          <table:table-cell table:formula="of:=CONCATENATE(DEC2HEX([.A335];2);DEC2HEX([.B335];2);DEC2HEX([.C335];2))" office:value-type="string" office:string-value="6565FF">
            <text:p>6565FF</text:p>
          </table:table-cell>
          <table:table-cell table:formula="of:=CONCATENATE(&quot;#&quot;;[.D335])" office:value-type="string" office:string-value="#6565FF">
            <text:p>#6565FF</text:p>
          </table:table-cell>
          <table:table-cell office:value-type="string">
            <text:p>334 Light brilliant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DEC2HEX([.A336];2);DEC2HEX([.B336];2);DEC2HEX([.C336];2))" office:value-type="string" office:string-value="0000FF">
            <text:p>0000FF</text:p>
          </table:table-cell>
          <table:table-cell table:formula="of:=CONCATENATE(&quot;#&quot;;[.D336])" office:value-type="string" office:string-value="#0000FF">
            <text:p>#0000FF</text:p>
          </table:table-cell>
          <table:table-cell office:value-type="string">
            <text:p>335 Luminous vivid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18">
            <text:p>218</text:p>
          </table:table-cell>
          <table:table-cell office:value-type="float" office:value="231">
            <text:p>231</text:p>
          </table:table-cell>
          <table:table-cell table:formula="of:=CONCATENATE(DEC2HEX([.A337];2);DEC2HEX([.B337];2);DEC2HEX([.C337];2))" office:value-type="string" office:string-value="DADAE7">
            <text:p>DADAE7</text:p>
          </table:table-cell>
          <table:table-cell table:formula="of:=CONCATENATE(&quot;#&quot;;[.D337])" office:value-type="string" office:string-value="#DADAE7">
            <text:p>#DADAE7</text:p>
          </table:table-cell>
          <table:table-cell office:value-type="string">
            <text:p>336 Light bluish gray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84">
            <text:p>184</text:p>
          </table:table-cell>
          <table:table-cell office:value-type="float" office:value="231">
            <text:p>231</text:p>
          </table:table-cell>
          <table:table-cell table:formula="of:=CONCATENATE(DEC2HEX([.A338];2);DEC2HEX([.B338];2);DEC2HEX([.C338];2))" office:value-type="string" office:string-value="B8B8E7">
            <text:p>B8B8E7</text:p>
          </table:table-cell>
          <table:table-cell table:formula="of:=CONCATENATE(&quot;#&quot;;[.D338])" office:value-type="string" office:string-value="#B8B8E7">
            <text:p>#B8B8E7</text:p>
          </table:table-cell>
          <table:table-cell office:value-type="string">
            <text:p>337 Pale, light grayish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39">
            <text:p>139</text:p>
          </table:table-cell>
          <table:table-cell office:value-type="float" office:value="231">
            <text:p>231</text:p>
          </table:table-cell>
          <table:table-cell table:formula="of:=CONCATENATE(DEC2HEX([.A339];2);DEC2HEX([.B339];2);DEC2HEX([.C339];2))" office:value-type="string" office:string-value="8B8BE7">
            <text:p>8B8BE7</text:p>
          </table:table-cell>
          <table:table-cell table:formula="of:=CONCATENATE(&quot;#&quot;;[.D339])" office:value-type="string" office:string-value="#8B8BE7">
            <text:p>#8B8BE7</text:p>
          </table:table-cell>
          <table:table-cell office:value-type="string">
            <text:p>338 Light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81">
            <text:p>81</text:p>
          </table:table-cell>
          <table:table-cell office:value-type="float" office:value="231">
            <text:p>231</text:p>
          </table:table-cell>
          <table:table-cell table:formula="of:=CONCATENATE(DEC2HEX([.A340];2);DEC2HEX([.B340];2);DEC2HEX([.C340];2))" office:value-type="string" office:string-value="5151E7">
            <text:p>5151E7</text:p>
          </table:table-cell>
          <table:table-cell table:formula="of:=CONCATENATE(&quot;#&quot;;[.D340])" office:value-type="string" office:string-value="#5151E7">
            <text:p>#5151E7</text:p>
          </table:table-cell>
          <table:table-cell office:value-type="string">
            <text:p>339 Brilliant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31">
            <text:p>231</text:p>
          </table:table-cell>
          <table:table-cell table:formula="of:=CONCATENATE(DEC2HEX([.A341];2);DEC2HEX([.B341];2);DEC2HEX([.C341];2))" office:value-type="string" office:string-value="0000E7">
            <text:p>0000E7</text:p>
          </table:table-cell>
          <table:table-cell table:formula="of:=CONCATENATE(&quot;#&quot;;[.D341])" office:value-type="string" office:string-value="#0000E7">
            <text:p>#0000E7</text:p>
          </table:table-cell>
          <table:table-cell office:value-type="string">
            <text:p>340 Vivid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56">
            <text:p>156</text:p>
          </table:table-cell>
          <table:table-cell office:value-type="float" office:value="168">
            <text:p>168</text:p>
          </table:table-cell>
          <table:table-cell table:formula="of:=CONCATENATE(DEC2HEX([.A342];2);DEC2HEX([.B342];2);DEC2HEX([.C342];2))" office:value-type="string" office:string-value="9C9CA8">
            <text:p>9C9CA8</text:p>
          </table:table-cell>
          <table:table-cell table:formula="of:=CONCATENATE(&quot;#&quot;;[.D342])" office:value-type="string" office:string-value="#9C9CA8">
            <text:p>#9C9CA8</text:p>
          </table:table-cell>
          <table:table-cell office:value-type="string">
            <text:p>341 Bluish gray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25">
            <text:p>125</text:p>
          </table:table-cell>
          <table:table-cell office:value-type="float" office:value="168">
            <text:p>168</text:p>
          </table:table-cell>
          <table:table-cell table:formula="of:=CONCATENATE(DEC2HEX([.A343];2);DEC2HEX([.B343];2);DEC2HEX([.C343];2))" office:value-type="string" office:string-value="7D7DA8">
            <text:p>7D7DA8</text:p>
          </table:table-cell>
          <table:table-cell table:formula="of:=CONCATENATE(&quot;#&quot;;[.D343])" office:value-type="string" office:string-value="#7D7DA8">
            <text:p>#7D7DA8</text:p>
          </table:table-cell>
          <table:table-cell office:value-type="string">
            <text:p>342 Grayish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74">
            <text:p>74</text:p>
          </table:table-cell>
          <table:table-cell office:value-type="float" office:value="168">
            <text:p>168</text:p>
          </table:table-cell>
          <table:table-cell table:formula="of:=CONCATENATE(DEC2HEX([.A344];2);DEC2HEX([.B344];2);DEC2HEX([.C344];2))" office:value-type="string" office:string-value="4A4AA8">
            <text:p>4A4AA8</text:p>
          </table:table-cell>
          <table:table-cell table:formula="of:=CONCATENATE(&quot;#&quot;;[.D344])" office:value-type="string" office:string-value="#4A4AA8">
            <text:p>#4A4AA8</text:p>
          </table:table-cell>
          <table:table-cell office:value-type="string">
            <text:p>343 Moderate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table:formula="of:=CONCATENATE(DEC2HEX([.A345];2);DEC2HEX([.B345];2);DEC2HEX([.C345];2))" office:value-type="string" office:string-value="0000A8">
            <text:p>0000A8</text:p>
          </table:table-cell>
          <table:table-cell table:formula="of:=CONCATENATE(&quot;#&quot;;[.D345])" office:value-type="string" office:string-value="#0000A8">
            <text:p>#0000A8</text:p>
          </table:table-cell>
          <table:table-cell office:value-type="string">
            <text:p>344 Strong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83">
            <text:p>83</text:p>
          </table:table-cell>
          <table:table-cell office:value-type="float" office:value="89">
            <text:p>89</text:p>
          </table:table-cell>
          <table:table-cell table:formula="of:=CONCATENATE(DEC2HEX([.A346];2);DEC2HEX([.B346];2);DEC2HEX([.C346];2))" office:value-type="string" office:string-value="535359">
            <text:p>535359</text:p>
          </table:table-cell>
          <table:table-cell table:formula="of:=CONCATENATE(&quot;#&quot;;[.D346])" office:value-type="string" office:string-value="#535359">
            <text:p>#535359</text:p>
          </table:table-cell>
          <table:table-cell office:value-type="string">
            <text:p>345 Dark bluish gray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66">
            <text:p>66</text:p>
          </table:table-cell>
          <table:table-cell office:value-type="float" office:value="89">
            <text:p>89</text:p>
          </table:table-cell>
          <table:table-cell table:formula="of:=CONCATENATE(DEC2HEX([.A347];2);DEC2HEX([.B347];2);DEC2HEX([.C347];2))" office:value-type="string" office:string-value="424259">
            <text:p>424259</text:p>
          </table:table-cell>
          <table:table-cell table:formula="of:=CONCATENATE(&quot;#&quot;;[.D347])" office:value-type="string" office:string-value="#424259">
            <text:p>#424259</text:p>
          </table:table-cell>
          <table:table-cell office:value-type="string">
            <text:p>346 Dark grayish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39">
            <text:p>39</text:p>
          </table:table-cell>
          <table:table-cell office:value-type="float" office:value="89">
            <text:p>89</text:p>
          </table:table-cell>
          <table:table-cell table:formula="of:=CONCATENATE(DEC2HEX([.A348];2);DEC2HEX([.B348];2);DEC2HEX([.C348];2))" office:value-type="string" office:string-value="272759">
            <text:p>272759</text:p>
          </table:table-cell>
          <table:table-cell table:formula="of:=CONCATENATE(&quot;#&quot;;[.D348])" office:value-type="string" office:string-value="#272759">
            <text:p>#272759</text:p>
          </table:table-cell>
          <table:table-cell office:value-type="string">
            <text:p>347 Dark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CONCATENATE(DEC2HEX([.A349];2);DEC2HEX([.B349];2);DEC2HEX([.C349];2))" office:value-type="string" office:string-value="000059">
            <text:p>000059</text:p>
          </table:table-cell>
          <table:table-cell table:formula="of:=CONCATENATE(&quot;#&quot;;[.D349])" office:value-type="string" office:string-value="#000059">
            <text:p>#000059</text:p>
          </table:table-cell>
          <table:table-cell office:value-type="string">
            <text:p>348 Deep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6">
            <text:p>26</text:p>
          </table:table-cell>
          <table:table-cell office:value-type="float" office:value="29">
            <text:p>29</text:p>
          </table:table-cell>
          <table:table-cell table:formula="of:=CONCATENATE(DEC2HEX([.A350];2);DEC2HEX([.B350];2);DEC2HEX([.C350];2))" office:value-type="string" office:string-value="1A1A1D">
            <text:p>1A1A1D</text:p>
          </table:table-cell>
          <table:table-cell table:formula="of:=CONCATENATE(&quot;#&quot;;[.D350])" office:value-type="string" office:string-value="#1A1A1D">
            <text:p>#1A1A1D</text:p>
          </table:table-cell>
          <table:table-cell office:value-type="string">
            <text:p>349 Bluish black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29">
            <text:p>29</text:p>
          </table:table-cell>
          <table:table-cell table:formula="of:=CONCATENATE(DEC2HEX([.A351];2);DEC2HEX([.B351];2);DEC2HEX([.C351];2))" office:value-type="string" office:string-value="11111D">
            <text:p>11111D</text:p>
          </table:table-cell>
          <table:table-cell table:formula="of:=CONCATENATE(&quot;#&quot;;[.D351])" office:value-type="string" office:string-value="#11111D">
            <text:p>#11111D</text:p>
          </table:table-cell>
          <table:table-cell office:value-type="string">
            <text:p>350 Very dark blu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CONCATENATE(DEC2HEX([.A352];2);DEC2HEX([.B352];2);DEC2HEX([.C352];2))" office:value-type="string" office:string-value="00001D">
            <text:p>00001D</text:p>
          </table:table-cell>
          <table:table-cell table:formula="of:=CONCATENATE(&quot;#&quot;;[.D352])" office:value-type="string" office:string-value="#00001D">
            <text:p>#00001D</text:p>
          </table:table-cell>
          <table:table-cell office:value-type="string">
            <text:p>351 Very deep blue</text:p>
          </table:table-cell>
          <table:table-cell table:number-columns-repeated="1017"/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table:formula="of:=CONCATENATE(DEC2HEX([.A353];2);DEC2HEX([.B353];2);DEC2HEX([.C353];2))" office:value-type="string" office:string-value="E9E2FF">
            <text:p>E9E2FF</text:p>
          </table:table-cell>
          <table:table-cell table:formula="of:=CONCATENATE(&quot;#&quot;;[.D353])" office:value-type="string" office:string-value="#E9E2FF">
            <text:p>#E9E2FF</text:p>
          </table:table-cell>
          <table:table-cell office:value-type="string">
            <text:p>352 Very pale indigo</text:p>
          </table:table-cell>
          <table:table-cell table:number-columns-repeated="1017"/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table:formula="of:=CONCATENATE(DEC2HEX([.A354];2);DEC2HEX([.B354];2);DEC2HEX([.C354];2))" office:value-type="string" office:string-value="D1C2FF">
            <text:p>D1C2FF</text:p>
          </table:table-cell>
          <table:table-cell table:formula="of:=CONCATENATE(&quot;#&quot;;[.D354])" office:value-type="string" office:string-value="#D1C2FF">
            <text:p>#D1C2FF</text:p>
          </table:table-cell>
          <table:table-cell office:value-type="string">
            <text:p>353 Pale indigo</text:p>
          </table:table-cell>
          <table:table-cell table:number-columns-repeated="1017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table:formula="of:=CONCATENATE(DEC2HEX([.A355];2);DEC2HEX([.B355];2);DEC2HEX([.C355];2))" office:value-type="string" office:string-value="B69EFF">
            <text:p>B69EFF</text:p>
          </table:table-cell>
          <table:table-cell table:formula="of:=CONCATENATE(&quot;#&quot;;[.D355])" office:value-type="string" office:string-value="#B69EFF">
            <text:p>#B69EFF</text:p>
          </table:table-cell>
          <table:table-cell office:value-type="string">
            <text:p>354 Very light indigo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101">
            <text:p>101</text:p>
          </table:table-cell>
          <table:table-cell office:value-type="float" office:value="255">
            <text:p>255</text:p>
          </table:table-cell>
          <table:table-cell table:formula="of:=CONCATENATE(DEC2HEX([.A356];2);DEC2HEX([.B356];2);DEC2HEX([.C356];2))" office:value-type="string" office:string-value="8B65FF">
            <text:p>8B65FF</text:p>
          </table:table-cell>
          <table:table-cell table:formula="of:=CONCATENATE(&quot;#&quot;;[.D356])" office:value-type="string" office:string-value="#8B65FF">
            <text:p>#8B65FF</text:p>
          </table:table-cell>
          <table:table-cell office:value-type="string">
            <text:p>355 Light brilliant indigo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DEC2HEX([.A357];2);DEC2HEX([.B357];2);DEC2HEX([.C357];2))" office:value-type="string" office:string-value="4000FF">
            <text:p>4000FF</text:p>
          </table:table-cell>
          <table:table-cell table:formula="of:=CONCATENATE(&quot;#&quot;;[.D357])" office:value-type="string" office:string-value="#4000FF">
            <text:p>#4000FF</text:p>
          </table:table-cell>
          <table:table-cell office:value-type="string">
            <text:p>356 Luminous vivid indigo</text:p>
          </table:table-cell>
          <table:table-cell table:number-columns-repeated="1017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table:formula="of:=CONCATENATE(DEC2HEX([.A358];2);DEC2HEX([.B358];2);DEC2HEX([.C358];2))" office:value-type="string" office:string-value="C4B8E7">
            <text:p>C4B8E7</text:p>
          </table:table-cell>
          <table:table-cell table:formula="of:=CONCATENATE(&quot;#&quot;;[.D358])" office:value-type="string" office:string-value="#C4B8E7">
            <text:p>#C4B8E7</text:p>
          </table:table-cell>
          <table:table-cell office:value-type="string">
            <text:p>357 Pale, light grayish indigo</text:p>
          </table:table-cell>
          <table:table-cell table:number-columns-repeated="1017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39">
            <text:p>139</text:p>
          </table:table-cell>
          <table:table-cell office:value-type="float" office:value="231">
            <text:p>231</text:p>
          </table:table-cell>
          <table:table-cell table:formula="of:=CONCATENATE(DEC2HEX([.A359];2);DEC2HEX([.B359];2);DEC2HEX([.C359];2))" office:value-type="string" office:string-value="A28BE7">
            <text:p>A28BE7</text:p>
          </table:table-cell>
          <table:table-cell table:formula="of:=CONCATENATE(&quot;#&quot;;[.D359])" office:value-type="string" office:string-value="#A28BE7">
            <text:p>#A28BE7</text:p>
          </table:table-cell>
          <table:table-cell office:value-type="string">
            <text:p>358 Light indigo</text:p>
          </table:table-cell>
          <table:table-cell table:number-columns-repeated="1017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81">
            <text:p>81</text:p>
          </table:table-cell>
          <table:table-cell office:value-type="float" office:value="231">
            <text:p>231</text:p>
          </table:table-cell>
          <table:table-cell table:formula="of:=CONCATENATE(DEC2HEX([.A360];2);DEC2HEX([.B360];2);DEC2HEX([.C360];2))" office:value-type="string" office:string-value="7751E7">
            <text:p>7751E7</text:p>
          </table:table-cell>
          <table:table-cell table:formula="of:=CONCATENATE(&quot;#&quot;;[.D360])" office:value-type="string" office:string-value="#7751E7">
            <text:p>#7751E7</text:p>
          </table:table-cell>
          <table:table-cell office:value-type="string">
            <text:p>359 Brilliant indigo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table:formula="of:=CONCATENATE(DEC2HEX([.A361];2);DEC2HEX([.B361];2);DEC2HEX([.C361];2))" office:value-type="string" office:string-value="3A00E7">
            <text:p>3A00E7</text:p>
          </table:table-cell>
          <table:table-cell table:formula="of:=CONCATENATE(&quot;#&quot;;[.D361])" office:value-type="string" office:string-value="#3A00E7">
            <text:p>#3A00E7</text:p>
          </table:table-cell>
          <table:table-cell office:value-type="string">
            <text:p>360 Vivid indigo</text:p>
          </table:table-cell>
          <table:table-cell table:number-columns-repeated="1017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  <table:table-cell table:formula="of:=CONCATENATE(DEC2HEX([.A362];2);DEC2HEX([.B362];2);DEC2HEX([.C362];2))" office:value-type="string" office:string-value="887DA8">
            <text:p>887DA8</text:p>
          </table:table-cell>
          <table:table-cell table:formula="of:=CONCATENATE(&quot;#&quot;;[.D362])" office:value-type="string" office:string-value="#887DA8">
            <text:p>#887DA8</text:p>
          </table:table-cell>
          <table:table-cell office:value-type="string">
            <text:p>361 Grayish indigo</text:p>
          </table:table-cell>
          <table:table-cell table:number-columns-repeated="1017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office:value-type="float" office:value="168">
            <text:p>168</text:p>
          </table:table-cell>
          <table:table-cell table:formula="of:=CONCATENATE(DEC2HEX([.A363];2);DEC2HEX([.B363];2);DEC2HEX([.C363];2))" office:value-type="string" office:string-value="614AA8">
            <text:p>614AA8</text:p>
          </table:table-cell>
          <table:table-cell table:formula="of:=CONCATENATE(&quot;#&quot;;[.D363])" office:value-type="string" office:string-value="#614AA8">
            <text:p>#614AA8</text:p>
          </table:table-cell>
          <table:table-cell office:value-type="string">
            <text:p>362 Moderate indigo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table:formula="of:=CONCATENATE(DEC2HEX([.A364];2);DEC2HEX([.B364];2);DEC2HEX([.C364];2))" office:value-type="string" office:string-value="2A00A8">
            <text:p>2A00A8</text:p>
          </table:table-cell>
          <table:table-cell table:formula="of:=CONCATENATE(&quot;#&quot;;[.D364])" office:value-type="string" office:string-value="#2A00A8">
            <text:p>#2A00A8</text:p>
          </table:table-cell>
          <table:table-cell office:value-type="string">
            <text:p>363 Strong indigo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table:formula="of:=CONCATENATE(DEC2HEX([.A365];2);DEC2HEX([.B365];2);DEC2HEX([.C365];2))" office:value-type="string" office:string-value="484259">
            <text:p>484259</text:p>
          </table:table-cell>
          <table:table-cell table:formula="of:=CONCATENATE(&quot;#&quot;;[.D365])" office:value-type="string" office:string-value="#484259">
            <text:p>#484259</text:p>
          </table:table-cell>
          <table:table-cell office:value-type="string">
            <text:p>364 Dark grayish indigo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table:formula="of:=CONCATENATE(DEC2HEX([.A366];2);DEC2HEX([.B366];2);DEC2HEX([.C366];2))" office:value-type="string" office:string-value="342759">
            <text:p>342759</text:p>
          </table:table-cell>
          <table:table-cell table:formula="of:=CONCATENATE(&quot;#&quot;;[.D366])" office:value-type="string" office:string-value="#342759">
            <text:p>#342759</text:p>
          </table:table-cell>
          <table:table-cell office:value-type="string">
            <text:p>365 Dark indigo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CONCATENATE(DEC2HEX([.A367];2);DEC2HEX([.B367];2);DEC2HEX([.C367];2))" office:value-type="string" office:string-value="160059">
            <text:p>160059</text:p>
          </table:table-cell>
          <table:table-cell table:formula="of:=CONCATENATE(&quot;#&quot;;[.D367])" office:value-type="string" office:string-value="#160059">
            <text:p>#160059</text:p>
          </table:table-cell>
          <table:table-cell office:value-type="string">
            <text:p>366 Deep indigo</text:p>
          </table:table-cell>
          <table:table-cell table:number-columns-repeated="1017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table:formula="of:=CONCATENATE(DEC2HEX([.A368];2);DEC2HEX([.B368];2);DEC2HEX([.C368];2))" office:value-type="string" office:string-value="FBF6FF">
            <text:p>FBF6FF</text:p>
          </table:table-cell>
          <table:table-cell table:formula="of:=CONCATENATE(&quot;#&quot;;[.D368])" office:value-type="string" office:string-value="#FBF6FF">
            <text:p>#FBF6FF</text:p>
          </table:table-cell>
          <table:table-cell office:value-type="string">
            <text:p>367 Violetish white</text:p>
          </table:table-cell>
          <table:table-cell table:number-columns-repeated="1017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table:formula="of:=CONCATENATE(DEC2HEX([.A369];2);DEC2HEX([.B369];2);DEC2HEX([.C369];2))" office:value-type="string" office:string-value="F0E2FF">
            <text:p>F0E2FF</text:p>
          </table:table-cell>
          <table:table-cell table:formula="of:=CONCATENATE(&quot;#&quot;;[.D369])" office:value-type="string" office:string-value="#F0E2FF">
            <text:p>#F0E2FF</text:p>
          </table:table-cell>
          <table:table-cell office:value-type="string">
            <text:p>368 Very pale violet</text:p>
          </table:table-cell>
          <table:table-cell table:number-columns-repeated="1017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table:formula="of:=CONCATENATE(DEC2HEX([.A370];2);DEC2HEX([.B370];2);DEC2HEX([.C370];2))" office:value-type="string" office:string-value="E0C2FF">
            <text:p>E0C2FF</text:p>
          </table:table-cell>
          <table:table-cell table:formula="of:=CONCATENATE(&quot;#&quot;;[.D370])" office:value-type="string" office:string-value="#E0C2FF">
            <text:p>#E0C2FF</text:p>
          </table:table-cell>
          <table:table-cell office:value-type="string">
            <text:p>369 Pale violet</text:p>
          </table:table-cell>
          <table:table-cell table:number-columns-repeated="1017"/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table:formula="of:=CONCATENATE(DEC2HEX([.A371];2);DEC2HEX([.B371];2);DEC2HEX([.C371];2))" office:value-type="string" office:string-value="CF9EFF">
            <text:p>CF9EFF</text:p>
          </table:table-cell>
          <table:table-cell table:formula="of:=CONCATENATE(&quot;#&quot;;[.D371])" office:value-type="string" office:string-value="#CF9EFF">
            <text:p>#CF9EFF</text:p>
          </table:table-cell>
          <table:table-cell office:value-type="string">
            <text:p>370 Very light violet</text:p>
          </table:table-cell>
          <table:table-cell table:number-columns-repeated="1017"/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101">
            <text:p>101</text:p>
          </table:table-cell>
          <table:table-cell office:value-type="float" office:value="255">
            <text:p>255</text:p>
          </table:table-cell>
          <table:table-cell table:formula="of:=CONCATENATE(DEC2HEX([.A372];2);DEC2HEX([.B372];2);DEC2HEX([.C372];2))" office:value-type="string" office:string-value="B265FF">
            <text:p>B265FF</text:p>
          </table:table-cell>
          <table:table-cell table:formula="of:=CONCATENATE(&quot;#&quot;;[.D372])" office:value-type="string" office:string-value="#B265FF">
            <text:p>#B265FF</text:p>
          </table:table-cell>
          <table:table-cell office:value-type="string">
            <text:p>371 Light brilliant violet</text:p>
          </table:table-cell>
          <table:table-cell table:number-columns-repeated="1017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DEC2HEX([.A373];2);DEC2HEX([.B373];2);DEC2HEX([.C373];2))" office:value-type="string" office:string-value="8000FF">
            <text:p>8000FF</text:p>
          </table:table-cell>
          <table:table-cell table:formula="of:=CONCATENATE(&quot;#&quot;;[.D373])" office:value-type="string" office:string-value="#8000FF">
            <text:p>#8000FF</text:p>
          </table:table-cell>
          <table:table-cell office:value-type="string">
            <text:p>372 Luminous vivid violet</text:p>
          </table:table-cell>
          <table:table-cell table:number-columns-repeated="1017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 table:formula="of:=CONCATENATE(DEC2HEX([.A374];2);DEC2HEX([.B374];2);DEC2HEX([.C374];2))" office:value-type="string" office:string-value="E0DAE7">
            <text:p>E0DAE7</text:p>
          </table:table-cell>
          <table:table-cell table:formula="of:=CONCATENATE(&quot;#&quot;;[.D374])" office:value-type="string" office:string-value="#E0DAE7">
            <text:p>#E0DAE7</text:p>
          </table:table-cell>
          <table:table-cell office:value-type="string">
            <text:p>373 Light violetish gray</text:p>
          </table:table-cell>
          <table:table-cell table:number-columns-repeated="1017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table:formula="of:=CONCATENATE(DEC2HEX([.A375];2);DEC2HEX([.B375];2);DEC2HEX([.C375];2))" office:value-type="string" office:string-value="D0B8E7">
            <text:p>D0B8E7</text:p>
          </table:table-cell>
          <table:table-cell table:formula="of:=CONCATENATE(&quot;#&quot;;[.D375])" office:value-type="string" office:string-value="#D0B8E7">
            <text:p>#D0B8E7</text:p>
          </table:table-cell>
          <table:table-cell office:value-type="string">
            <text:p>374 Pale, light grayish violet</text:p>
          </table:table-cell>
          <table:table-cell table:number-columns-repeated="1017"/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139">
            <text:p>139</text:p>
          </table:table-cell>
          <table:table-cell office:value-type="float" office:value="231">
            <text:p>231</text:p>
          </table:table-cell>
          <table:table-cell table:formula="of:=CONCATENATE(DEC2HEX([.A376];2);DEC2HEX([.B376];2);DEC2HEX([.C376];2))" office:value-type="string" office:string-value="B98BE7">
            <text:p>B98BE7</text:p>
          </table:table-cell>
          <table:table-cell table:formula="of:=CONCATENATE(&quot;#&quot;;[.D376])" office:value-type="string" office:string-value="#B98BE7">
            <text:p>#B98BE7</text:p>
          </table:table-cell>
          <table:table-cell office:value-type="string">
            <text:p>375 Light violet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81">
            <text:p>81</text:p>
          </table:table-cell>
          <table:table-cell office:value-type="float" office:value="231">
            <text:p>231</text:p>
          </table:table-cell>
          <table:table-cell table:formula="of:=CONCATENATE(DEC2HEX([.A377];2);DEC2HEX([.B377];2);DEC2HEX([.C377];2))" office:value-type="string" office:string-value="9C51E7">
            <text:p>9C51E7</text:p>
          </table:table-cell>
          <table:table-cell table:formula="of:=CONCATENATE(&quot;#&quot;;[.D377])" office:value-type="string" office:string-value="#9C51E7">
            <text:p>#9C51E7</text:p>
          </table:table-cell>
          <table:table-cell office:value-type="string">
            <text:p>376 Brilliant violet</text:p>
          </table:table-cell>
          <table:table-cell table:number-columns-repeated="1017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table:formula="of:=CONCATENATE(DEC2HEX([.A378];2);DEC2HEX([.B378];2);DEC2HEX([.C378];2))" office:value-type="string" office:string-value="7400E7">
            <text:p>7400E7</text:p>
          </table:table-cell>
          <table:table-cell table:formula="of:=CONCATENATE(&quot;#&quot;;[.D378])" office:value-type="string" office:string-value="#7400E7">
            <text:p>#7400E7</text:p>
          </table:table-cell>
          <table:table-cell office:value-type="string">
            <text:p>377 Vivid violet</text:p>
          </table:table-cell>
          <table:table-cell table:number-columns-repeated="1017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56">
            <text:p>156</text:p>
          </table:table-cell>
          <table:table-cell office:value-type="float" office:value="168">
            <text:p>168</text:p>
          </table:table-cell>
          <table:table-cell table:formula="of:=CONCATENATE(DEC2HEX([.A379];2);DEC2HEX([.B379];2);DEC2HEX([.C379];2))" office:value-type="string" office:string-value="A29CA8">
            <text:p>A29CA8</text:p>
          </table:table-cell>
          <table:table-cell table:formula="of:=CONCATENATE(&quot;#&quot;;[.D379])" office:value-type="string" office:string-value="#A29CA8">
            <text:p>#A29CA8</text:p>
          </table:table-cell>
          <table:table-cell office:value-type="string">
            <text:p>378 Violetish gray</text:p>
          </table:table-cell>
          <table:table-cell table:number-columns-repeated="1017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  <table:table-cell table:formula="of:=CONCATENATE(DEC2HEX([.A380];2);DEC2HEX([.B380];2);DEC2HEX([.C380];2))" office:value-type="string" office:string-value="937DA8">
            <text:p>937DA8</text:p>
          </table:table-cell>
          <table:table-cell table:formula="of:=CONCATENATE(&quot;#&quot;;[.D380])" office:value-type="string" office:string-value="#937DA8">
            <text:p>#937DA8</text:p>
          </table:table-cell>
          <table:table-cell office:value-type="string">
            <text:p>379 Grayish violet</text:p>
          </table:table-cell>
          <table:table-cell table:number-columns-repeated="1017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74">
            <text:p>74</text:p>
          </table:table-cell>
          <table:table-cell office:value-type="float" office:value="168">
            <text:p>168</text:p>
          </table:table-cell>
          <table:table-cell table:formula="of:=CONCATENATE(DEC2HEX([.A381];2);DEC2HEX([.B381];2);DEC2HEX([.C381];2))" office:value-type="string" office:string-value="794AA8">
            <text:p>794AA8</text:p>
          </table:table-cell>
          <table:table-cell table:formula="of:=CONCATENATE(&quot;#&quot;;[.D381])" office:value-type="string" office:string-value="#794AA8">
            <text:p>#794AA8</text:p>
          </table:table-cell>
          <table:table-cell office:value-type="string">
            <text:p>380 Moderate violet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table:formula="of:=CONCATENATE(DEC2HEX([.A382];2);DEC2HEX([.B382];2);DEC2HEX([.C382];2))" office:value-type="string" office:string-value="5400A8">
            <text:p>5400A8</text:p>
          </table:table-cell>
          <table:table-cell table:formula="of:=CONCATENATE(&quot;#&quot;;[.D382])" office:value-type="string" office:string-value="#5400A8">
            <text:p>#5400A8</text:p>
          </table:table-cell>
          <table:table-cell office:value-type="string">
            <text:p>381 Strong violet</text:p>
          </table:table-cell>
          <table:table-cell table:number-columns-repeated="1017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table:formula="of:=CONCATENATE(DEC2HEX([.A383];2);DEC2HEX([.B383];2);DEC2HEX([.C383];2))" office:value-type="string" office:string-value="565359">
            <text:p>565359</text:p>
          </table:table-cell>
          <table:table-cell table:formula="of:=CONCATENATE(&quot;#&quot;;[.D383])" office:value-type="string" office:string-value="#565359">
            <text:p>#565359</text:p>
          </table:table-cell>
          <table:table-cell office:value-type="string">
            <text:p>382 Dark violetish gray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table:formula="of:=CONCATENATE(DEC2HEX([.A384];2);DEC2HEX([.B384];2);DEC2HEX([.C384];2))" office:value-type="string" office:string-value="4E4259">
            <text:p>4E4259</text:p>
          </table:table-cell>
          <table:table-cell table:formula="of:=CONCATENATE(&quot;#&quot;;[.D384])" office:value-type="string" office:string-value="#4E4259">
            <text:p>#4E4259</text:p>
          </table:table-cell>
          <table:table-cell office:value-type="string">
            <text:p>383 Dark grayish violet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table:formula="of:=CONCATENATE(DEC2HEX([.A385];2);DEC2HEX([.B385];2);DEC2HEX([.C385];2))" office:value-type="string" office:string-value="402759">
            <text:p>402759</text:p>
          </table:table-cell>
          <table:table-cell table:formula="of:=CONCATENATE(&quot;#&quot;;[.D385])" office:value-type="string" office:string-value="#402759">
            <text:p>#402759</text:p>
          </table:table-cell>
          <table:table-cell office:value-type="string">
            <text:p>384 Dark violet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CONCATENATE(DEC2HEX([.A386];2);DEC2HEX([.B386];2);DEC2HEX([.C386];2))" office:value-type="string" office:string-value="2D0059">
            <text:p>2D0059</text:p>
          </table:table-cell>
          <table:table-cell table:formula="of:=CONCATENATE(&quot;#&quot;;[.D386])" office:value-type="string" office:string-value="#2D0059">
            <text:p>#2D0059</text:p>
          </table:table-cell>
          <table:table-cell office:value-type="string">
            <text:p>385 Deep violet</text:p>
          </table:table-cell>
          <table:table-cell table:number-columns-repeated="1017"/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table:formula="of:=CONCATENATE(DEC2HEX([.A387];2);DEC2HEX([.B387];2);DEC2HEX([.C387];2))" office:value-type="string" office:string-value="F8E2FF">
            <text:p>F8E2FF</text:p>
          </table:table-cell>
          <table:table-cell table:formula="of:=CONCATENATE(&quot;#&quot;;[.D387])" office:value-type="string" office:string-value="#F8E2FF">
            <text:p>#F8E2FF</text:p>
          </table:table-cell>
          <table:table-cell office:value-type="string">
            <text:p>386 Very pale purple</text:p>
          </table:table-cell>
          <table:table-cell table:number-columns-repeated="1017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table:formula="of:=CONCATENATE(DEC2HEX([.A388];2);DEC2HEX([.B388];2);DEC2HEX([.C388];2))" office:value-type="string" office:string-value="F0C2FF">
            <text:p>F0C2FF</text:p>
          </table:table-cell>
          <table:table-cell table:formula="of:=CONCATENATE(&quot;#&quot;;[.D388])" office:value-type="string" office:string-value="#F0C2FF">
            <text:p>#F0C2FF</text:p>
          </table:table-cell>
          <table:table-cell office:value-type="string">
            <text:p>387 Pale purpl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table:formula="of:=CONCATENATE(DEC2HEX([.A389];2);DEC2HEX([.B389];2);DEC2HEX([.C389];2))" office:value-type="string" office:string-value="E79EFF">
            <text:p>E79EFF</text:p>
          </table:table-cell>
          <table:table-cell table:formula="of:=CONCATENATE(&quot;#&quot;;[.D389])" office:value-type="string" office:string-value="#E79EFF">
            <text:p>#E79EFF</text:p>
          </table:table-cell>
          <table:table-cell office:value-type="string">
            <text:p>388 Very light purple</text:p>
          </table:table-cell>
          <table:table-cell table:number-columns-repeated="1017"/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101">
            <text:p>101</text:p>
          </table:table-cell>
          <table:table-cell office:value-type="float" office:value="255">
            <text:p>255</text:p>
          </table:table-cell>
          <table:table-cell table:formula="of:=CONCATENATE(DEC2HEX([.A390];2);DEC2HEX([.B390];2);DEC2HEX([.C390];2))" office:value-type="string" office:string-value="D865FF">
            <text:p>D865FF</text:p>
          </table:table-cell>
          <table:table-cell table:formula="of:=CONCATENATE(&quot;#&quot;;[.D390])" office:value-type="string" office:string-value="#D865FF">
            <text:p>#D865FF</text:p>
          </table:table-cell>
          <table:table-cell office:value-type="string">
            <text:p>389 Light brilliant purple</text:p>
          </table:table-cell>
          <table:table-cell table:number-columns-repeated="1017"/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DEC2HEX([.A391];2);DEC2HEX([.B391];2);DEC2HEX([.C391];2))" office:value-type="string" office:string-value="BF00FF">
            <text:p>BF00FF</text:p>
          </table:table-cell>
          <table:table-cell table:formula="of:=CONCATENATE(&quot;#&quot;;[.D391])" office:value-type="string" office:string-value="#BF00FF">
            <text:p>#BF00FF</text:p>
          </table:table-cell>
          <table:table-cell office:value-type="string">
            <text:p>390 Luminous vivid purple</text:p>
          </table:table-cell>
          <table:table-cell table:number-columns-repeated="1017"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table:formula="of:=CONCATENATE(DEC2HEX([.A392];2);DEC2HEX([.B392];2);DEC2HEX([.C392];2))" office:value-type="string" office:string-value="DCB8E7">
            <text:p>DCB8E7</text:p>
          </table:table-cell>
          <table:table-cell table:formula="of:=CONCATENATE(&quot;#&quot;;[.D392])" office:value-type="string" office:string-value="#DCB8E7">
            <text:p>#DCB8E7</text:p>
          </table:table-cell>
          <table:table-cell office:value-type="string">
            <text:p>391 Pale, light grayish purple</text:p>
          </table:table-cell>
          <table:table-cell table:number-columns-repeated="1017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139">
            <text:p>139</text:p>
          </table:table-cell>
          <table:table-cell office:value-type="float" office:value="231">
            <text:p>231</text:p>
          </table:table-cell>
          <table:table-cell table:formula="of:=CONCATENATE(DEC2HEX([.A393];2);DEC2HEX([.B393];2);DEC2HEX([.C393];2))" office:value-type="string" office:string-value="D08BE7">
            <text:p>D08BE7</text:p>
          </table:table-cell>
          <table:table-cell table:formula="of:=CONCATENATE(&quot;#&quot;;[.D393])" office:value-type="string" office:string-value="#D08BE7">
            <text:p>#D08BE7</text:p>
          </table:table-cell>
          <table:table-cell office:value-type="string">
            <text:p>392 Light purple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81">
            <text:p>81</text:p>
          </table:table-cell>
          <table:table-cell office:value-type="float" office:value="231">
            <text:p>231</text:p>
          </table:table-cell>
          <table:table-cell table:formula="of:=CONCATENATE(DEC2HEX([.A394];2);DEC2HEX([.B394];2);DEC2HEX([.C394];2))" office:value-type="string" office:string-value="C251E7">
            <text:p>C251E7</text:p>
          </table:table-cell>
          <table:table-cell table:formula="of:=CONCATENATE(&quot;#&quot;;[.D394])" office:value-type="string" office:string-value="#C251E7">
            <text:p>#C251E7</text:p>
          </table:table-cell>
          <table:table-cell office:value-type="string">
            <text:p>393 Brilliant purple</text:p>
          </table:table-cell>
          <table:table-cell table:number-columns-repeated="1017"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table:formula="of:=CONCATENATE(DEC2HEX([.A395];2);DEC2HEX([.B395];2);DEC2HEX([.C395];2))" office:value-type="string" office:string-value="AE00E7">
            <text:p>AE00E7</text:p>
          </table:table-cell>
          <table:table-cell table:formula="of:=CONCATENATE(&quot;#&quot;;[.D395])" office:value-type="string" office:string-value="#AE00E7">
            <text:p>#AE00E7</text:p>
          </table:table-cell>
          <table:table-cell office:value-type="string">
            <text:p>394 Vivid purple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  <table:table-cell table:formula="of:=CONCATENATE(DEC2HEX([.A396];2);DEC2HEX([.B396];2);DEC2HEX([.C396];2))" office:value-type="string" office:string-value="9E7DA8">
            <text:p>9E7DA8</text:p>
          </table:table-cell>
          <table:table-cell table:formula="of:=CONCATENATE(&quot;#&quot;;[.D396])" office:value-type="string" office:string-value="#9E7DA8">
            <text:p>#9E7DA8</text:p>
          </table:table-cell>
          <table:table-cell office:value-type="string">
            <text:p>395 Grayish purple</text:p>
          </table:table-cell>
          <table:table-cell table:number-columns-repeated="1017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74">
            <text:p>74</text:p>
          </table:table-cell>
          <table:table-cell office:value-type="float" office:value="168">
            <text:p>168</text:p>
          </table:table-cell>
          <table:table-cell table:formula="of:=CONCATENATE(DEC2HEX([.A397];2);DEC2HEX([.B397];2);DEC2HEX([.C397];2))" office:value-type="string" office:string-value="914AA8">
            <text:p>914AA8</text:p>
          </table:table-cell>
          <table:table-cell table:formula="of:=CONCATENATE(&quot;#&quot;;[.D397])" office:value-type="string" office:string-value="#914AA8">
            <text:p>#914AA8</text:p>
          </table:table-cell>
          <table:table-cell office:value-type="string">
            <text:p>396 Moderate purple</text:p>
          </table:table-cell>
          <table:table-cell table:number-columns-repeated="1017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table:formula="of:=CONCATENATE(DEC2HEX([.A398];2);DEC2HEX([.B398];2);DEC2HEX([.C398];2))" office:value-type="string" office:string-value="7E00A8">
            <text:p>7E00A8</text:p>
          </table:table-cell>
          <table:table-cell table:formula="of:=CONCATENATE(&quot;#&quot;;[.D398])" office:value-type="string" office:string-value="#7E00A8">
            <text:p>#7E00A8</text:p>
          </table:table-cell>
          <table:table-cell office:value-type="string">
            <text:p>397 Strong purple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table:formula="of:=CONCATENATE(DEC2HEX([.A399];2);DEC2HEX([.B399];2);DEC2HEX([.C399];2))" office:value-type="string" office:string-value="544259">
            <text:p>544259</text:p>
          </table:table-cell>
          <table:table-cell table:formula="of:=CONCATENATE(&quot;#&quot;;[.D399])" office:value-type="string" office:string-value="#544259">
            <text:p>#544259</text:p>
          </table:table-cell>
          <table:table-cell office:value-type="string">
            <text:p>398 Dark grayish purple</text:p>
          </table:table-cell>
          <table:table-cell table:number-columns-repeated="1017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table:formula="of:=CONCATENATE(DEC2HEX([.A400];2);DEC2HEX([.B400];2);DEC2HEX([.C400];2))" office:value-type="string" office:string-value="4D2759">
            <text:p>4D2759</text:p>
          </table:table-cell>
          <table:table-cell table:formula="of:=CONCATENATE(&quot;#&quot;;[.D400])" office:value-type="string" office:string-value="#4D2759">
            <text:p>#4D2759</text:p>
          </table:table-cell>
          <table:table-cell office:value-type="string">
            <text:p>399 Dark purple</text:p>
          </table:table-cell>
          <table:table-cell table:number-columns-repeated="1017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CONCATENATE(DEC2HEX([.A401];2);DEC2HEX([.B401];2);DEC2HEX([.C401];2))" office:value-type="string" office:string-value="430059">
            <text:p>430059</text:p>
          </table:table-cell>
          <table:table-cell table:formula="of:=CONCATENATE(&quot;#&quot;;[.D401])" office:value-type="string" office:string-value="#430059">
            <text:p>#430059</text:p>
          </table:table-cell>
          <table:table-cell office:value-type="string">
            <text:p>400 Deep purpl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table:formula="of:=CONCATENATE(DEC2HEX([.A402];2);DEC2HEX([.B402];2);DEC2HEX([.C402];2))" office:value-type="string" office:string-value="FFF6FF">
            <text:p>FFF6FF</text:p>
          </table:table-cell>
          <table:table-cell table:formula="of:=CONCATENATE(&quot;#&quot;;[.D402])" office:value-type="string" office:string-value="#FFF6FF">
            <text:p>#FFF6FF</text:p>
          </table:table-cell>
          <table:table-cell office:value-type="string">
            <text:p>401 Magentaish whit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table:formula="of:=CONCATENATE(DEC2HEX([.A403];2);DEC2HEX([.B403];2);DEC2HEX([.C403];2))" office:value-type="string" office:string-value="FFE2FF">
            <text:p>FFE2FF</text:p>
          </table:table-cell>
          <table:table-cell table:formula="of:=CONCATENATE(&quot;#&quot;;[.D403])" office:value-type="string" office:string-value="#FFE2FF">
            <text:p>#FFE2FF</text:p>
          </table:table-cell>
          <table:table-cell office:value-type="string">
            <text:p>402 Very pale magent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office:value-type="float" office:value="255">
            <text:p>255</text:p>
          </table:table-cell>
          <table:table-cell table:formula="of:=CONCATENATE(DEC2HEX([.A404];2);DEC2HEX([.B404];2);DEC2HEX([.C404];2))" office:value-type="string" office:string-value="FFC2FF">
            <text:p>FFC2FF</text:p>
          </table:table-cell>
          <table:table-cell table:formula="of:=CONCATENATE(&quot;#&quot;;[.D404])" office:value-type="string" office:string-value="#FFC2FF">
            <text:p>#FFC2FF</text:p>
          </table:table-cell>
          <table:table-cell office:value-type="string">
            <text:p>403 Pale magent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office:value-type="float" office:value="255">
            <text:p>255</text:p>
          </table:table-cell>
          <table:table-cell table:formula="of:=CONCATENATE(DEC2HEX([.A405];2);DEC2HEX([.B405];2);DEC2HEX([.C405];2))" office:value-type="string" office:string-value="FF9EFF">
            <text:p>FF9EFF</text:p>
          </table:table-cell>
          <table:table-cell table:formula="of:=CONCATENATE(&quot;#&quot;;[.D405])" office:value-type="string" office:string-value="#FF9EFF">
            <text:p>#FF9EFF</text:p>
          </table:table-cell>
          <table:table-cell office:value-type="string">
            <text:p>404 Very light magent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office:value-type="float" office:value="255">
            <text:p>255</text:p>
          </table:table-cell>
          <table:table-cell table:formula="of:=CONCATENATE(DEC2HEX([.A406];2);DEC2HEX([.B406];2);DEC2HEX([.C406];2))" office:value-type="string" office:string-value="FF65FF">
            <text:p>FF65FF</text:p>
          </table:table-cell>
          <table:table-cell table:formula="of:=CONCATENATE(&quot;#&quot;;[.D406])" office:value-type="string" office:string-value="#FF65FF">
            <text:p>#FF65FF</text:p>
          </table:table-cell>
          <table:table-cell office:value-type="string">
            <text:p>405 Light brilliant magent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DEC2HEX([.A407];2);DEC2HEX([.B407];2);DEC2HEX([.C407];2))" office:value-type="string" office:string-value="FF00FF">
            <text:p>FF00FF</text:p>
          </table:table-cell>
          <table:table-cell table:formula="of:=CONCATENATE(&quot;#&quot;;[.D407])" office:value-type="string" office:string-value="#FF00FF">
            <text:p>#FF00FF</text:p>
          </table:table-cell>
          <table:table-cell office:value-type="string">
            <text:p>406 Luminous vivid magenta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 table:formula="of:=CONCATENATE(DEC2HEX([.A408];2);DEC2HEX([.B408];2);DEC2HEX([.C408];2))" office:value-type="string" office:string-value="E7DAE7">
            <text:p>E7DAE7</text:p>
          </table:table-cell>
          <table:table-cell table:formula="of:=CONCATENATE(&quot;#&quot;;[.D408])" office:value-type="string" office:string-value="#E7DAE7">
            <text:p>#E7DAE7</text:p>
          </table:table-cell>
          <table:table-cell office:value-type="string">
            <text:p>407 Light magentaish gray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table:formula="of:=CONCATENATE(DEC2HEX([.A409];2);DEC2HEX([.B409];2);DEC2HEX([.C409];2))" office:value-type="string" office:string-value="E7B8E7">
            <text:p>E7B8E7</text:p>
          </table:table-cell>
          <table:table-cell table:formula="of:=CONCATENATE(&quot;#&quot;;[.D409])" office:value-type="string" office:string-value="#E7B8E7">
            <text:p>#E7B8E7</text:p>
          </table:table-cell>
          <table:table-cell office:value-type="string">
            <text:p>408 Pale, light grayish magenta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office:value-type="float" office:value="231">
            <text:p>231</text:p>
          </table:table-cell>
          <table:table-cell table:formula="of:=CONCATENATE(DEC2HEX([.A410];2);DEC2HEX([.B410];2);DEC2HEX([.C410];2))" office:value-type="string" office:string-value="E78BE7">
            <text:p>E78BE7</text:p>
          </table:table-cell>
          <table:table-cell table:formula="of:=CONCATENATE(&quot;#&quot;;[.D410])" office:value-type="string" office:string-value="#E78BE7">
            <text:p>#E78BE7</text:p>
          </table:table-cell>
          <table:table-cell office:value-type="string">
            <text:p>409 Light magenta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office:value-type="float" office:value="231">
            <text:p>231</text:p>
          </table:table-cell>
          <table:table-cell table:formula="of:=CONCATENATE(DEC2HEX([.A411];2);DEC2HEX([.B411];2);DEC2HEX([.C411];2))" office:value-type="string" office:string-value="E751E7">
            <text:p>E751E7</text:p>
          </table:table-cell>
          <table:table-cell table:formula="of:=CONCATENATE(&quot;#&quot;;[.D411])" office:value-type="string" office:string-value="#E751E7">
            <text:p>#E751E7</text:p>
          </table:table-cell>
          <table:table-cell office:value-type="string">
            <text:p>410 Brilliant magenta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table:formula="of:=CONCATENATE(DEC2HEX([.A412];2);DEC2HEX([.B412];2);DEC2HEX([.C412];2))" office:value-type="string" office:string-value="E700E7">
            <text:p>E700E7</text:p>
          </table:table-cell>
          <table:table-cell table:formula="of:=CONCATENATE(&quot;#&quot;;[.D412])" office:value-type="string" office:string-value="#E700E7">
            <text:p>#E700E7</text:p>
          </table:table-cell>
          <table:table-cell office:value-type="string">
            <text:p>411 Vivid magenta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56">
            <text:p>156</text:p>
          </table:table-cell>
          <table:table-cell office:value-type="float" office:value="168">
            <text:p>168</text:p>
          </table:table-cell>
          <table:table-cell table:formula="of:=CONCATENATE(DEC2HEX([.A413];2);DEC2HEX([.B413];2);DEC2HEX([.C413];2))" office:value-type="string" office:string-value="A89CA8">
            <text:p>A89CA8</text:p>
          </table:table-cell>
          <table:table-cell table:formula="of:=CONCATENATE(&quot;#&quot;;[.D413])" office:value-type="string" office:string-value="#A89CA8">
            <text:p>#A89CA8</text:p>
          </table:table-cell>
          <table:table-cell office:value-type="string">
            <text:p>412 Magentaish gray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  <table:table-cell table:formula="of:=CONCATENATE(DEC2HEX([.A414];2);DEC2HEX([.B414];2);DEC2HEX([.C414];2))" office:value-type="string" office:string-value="A87DA8">
            <text:p>A87DA8</text:p>
          </table:table-cell>
          <table:table-cell table:formula="of:=CONCATENATE(&quot;#&quot;;[.D414])" office:value-type="string" office:string-value="#A87DA8">
            <text:p>#A87DA8</text:p>
          </table:table-cell>
          <table:table-cell office:value-type="string">
            <text:p>413 Grayish magenta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office:value-type="float" office:value="168">
            <text:p>168</text:p>
          </table:table-cell>
          <table:table-cell table:formula="of:=CONCATENATE(DEC2HEX([.A415];2);DEC2HEX([.B415];2);DEC2HEX([.C415];2))" office:value-type="string" office:string-value="A84AA8">
            <text:p>A84AA8</text:p>
          </table:table-cell>
          <table:table-cell table:formula="of:=CONCATENATE(&quot;#&quot;;[.D415])" office:value-type="string" office:string-value="#A84AA8">
            <text:p>#A84AA8</text:p>
          </table:table-cell>
          <table:table-cell office:value-type="string">
            <text:p>414 Moderate magenta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table:formula="of:=CONCATENATE(DEC2HEX([.A416];2);DEC2HEX([.B416];2);DEC2HEX([.C416];2))" office:value-type="string" office:string-value="A800A8">
            <text:p>A800A8</text:p>
          </table:table-cell>
          <table:table-cell table:formula="of:=CONCATENATE(&quot;#&quot;;[.D416])" office:value-type="string" office:string-value="#A800A8">
            <text:p>#A800A8</text:p>
          </table:table-cell>
          <table:table-cell office:value-type="string">
            <text:p>415 Strong magenta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table:formula="of:=CONCATENATE(DEC2HEX([.A417];2);DEC2HEX([.B417];2);DEC2HEX([.C417];2))" office:value-type="string" office:string-value="595359">
            <text:p>595359</text:p>
          </table:table-cell>
          <table:table-cell table:formula="of:=CONCATENATE(&quot;#&quot;;[.D417])" office:value-type="string" office:string-value="#595359">
            <text:p>#595359</text:p>
          </table:table-cell>
          <table:table-cell office:value-type="string">
            <text:p>416 Dark magentaish gray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table:formula="of:=CONCATENATE(DEC2HEX([.A418];2);DEC2HEX([.B418];2);DEC2HEX([.C418];2))" office:value-type="string" office:string-value="594259">
            <text:p>594259</text:p>
          </table:table-cell>
          <table:table-cell table:formula="of:=CONCATENATE(&quot;#&quot;;[.D418])" office:value-type="string" office:string-value="#594259">
            <text:p>#594259</text:p>
          </table:table-cell>
          <table:table-cell office:value-type="string">
            <text:p>417 Dark grayish magenta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table:formula="of:=CONCATENATE(DEC2HEX([.A419];2);DEC2HEX([.B419];2);DEC2HEX([.C419];2))" office:value-type="string" office:string-value="592759">
            <text:p>592759</text:p>
          </table:table-cell>
          <table:table-cell table:formula="of:=CONCATENATE(&quot;#&quot;;[.D419])" office:value-type="string" office:string-value="#592759">
            <text:p>#592759</text:p>
          </table:table-cell>
          <table:table-cell office:value-type="string">
            <text:p>418 Dark magenta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CONCATENATE(DEC2HEX([.A420];2);DEC2HEX([.B420];2);DEC2HEX([.C420];2))" office:value-type="string" office:string-value="590059">
            <text:p>590059</text:p>
          </table:table-cell>
          <table:table-cell table:formula="of:=CONCATENATE(&quot;#&quot;;[.D420])" office:value-type="string" office:string-value="#590059">
            <text:p>#590059</text:p>
          </table:table-cell>
          <table:table-cell office:value-type="string">
            <text:p>419 Deep magenta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formula="of:=CONCATENATE(DEC2HEX([.A421];2);DEC2HEX([.B421];2);DEC2HEX([.C421];2))" office:value-type="string" office:string-value="1D1A1D">
            <text:p>1D1A1D</text:p>
          </table:table-cell>
          <table:table-cell table:formula="of:=CONCATENATE(&quot;#&quot;;[.D421])" office:value-type="string" office:string-value="#1D1A1D">
            <text:p>#1D1A1D</text:p>
          </table:table-cell>
          <table:table-cell office:value-type="string">
            <text:p>420 Magentaish black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formula="of:=CONCATENATE(DEC2HEX([.A422];2);DEC2HEX([.B422];2);DEC2HEX([.C422];2))" office:value-type="string" office:string-value="1D111D">
            <text:p>1D111D</text:p>
          </table:table-cell>
          <table:table-cell table:formula="of:=CONCATENATE(&quot;#&quot;;[.D422])" office:value-type="string" office:string-value="#1D111D">
            <text:p>#1D111D</text:p>
          </table:table-cell>
          <table:table-cell office:value-type="string">
            <text:p>421 Very dark magenta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CONCATENATE(DEC2HEX([.A423];2);DEC2HEX([.B423];2);DEC2HEX([.C423];2))" office:value-type="string" office:string-value="1D001D">
            <text:p>1D001D</text:p>
          </table:table-cell>
          <table:table-cell table:formula="of:=CONCATENATE(&quot;#&quot;;[.D423])" office:value-type="string" office:string-value="#1D001D">
            <text:p>#1D001D</text:p>
          </table:table-cell>
          <table:table-cell office:value-type="string">
            <text:p>422 Very deep magent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office:value-type="float" office:value="248">
            <text:p>248</text:p>
          </table:table-cell>
          <table:table-cell table:formula="of:=CONCATENATE(DEC2HEX([.A424];2);DEC2HEX([.B424];2);DEC2HEX([.C424];2))" office:value-type="string" office:string-value="FFE2F8">
            <text:p>FFE2F8</text:p>
          </table:table-cell>
          <table:table-cell table:formula="of:=CONCATENATE(&quot;#&quot;;[.D424])" office:value-type="string" office:string-value="#FFE2F8">
            <text:p>#FFE2F8</text:p>
          </table:table-cell>
          <table:table-cell office:value-type="string">
            <text:p>423 Very pale fuchsi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office:value-type="float" office:value="240">
            <text:p>240</text:p>
          </table:table-cell>
          <table:table-cell table:formula="of:=CONCATENATE(DEC2HEX([.A425];2);DEC2HEX([.B425];2);DEC2HEX([.C425];2))" office:value-type="string" office:string-value="FFC2F0">
            <text:p>FFC2F0</text:p>
          </table:table-cell>
          <table:table-cell table:formula="of:=CONCATENATE(&quot;#&quot;;[.D425])" office:value-type="string" office:string-value="#FFC2F0">
            <text:p>#FFC2F0</text:p>
          </table:table-cell>
          <table:table-cell office:value-type="string">
            <text:p>424 Pale fuchsi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office:value-type="float" office:value="231">
            <text:p>231</text:p>
          </table:table-cell>
          <table:table-cell table:formula="of:=CONCATENATE(DEC2HEX([.A426];2);DEC2HEX([.B426];2);DEC2HEX([.C426];2))" office:value-type="string" office:string-value="FF9EE7">
            <text:p>FF9EE7</text:p>
          </table:table-cell>
          <table:table-cell table:formula="of:=CONCATENATE(&quot;#&quot;;[.D426])" office:value-type="string" office:string-value="#FF9EE7">
            <text:p>#FF9EE7</text:p>
          </table:table-cell>
          <table:table-cell office:value-type="string">
            <text:p>425 Very light fuchsi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office:value-type="float" office:value="216">
            <text:p>216</text:p>
          </table:table-cell>
          <table:table-cell table:formula="of:=CONCATENATE(DEC2HEX([.A427];2);DEC2HEX([.B427];2);DEC2HEX([.C427];2))" office:value-type="string" office:string-value="FF65D8">
            <text:p>FF65D8</text:p>
          </table:table-cell>
          <table:table-cell table:formula="of:=CONCATENATE(&quot;#&quot;;[.D427])" office:value-type="string" office:string-value="#FF65D8">
            <text:p>#FF65D8</text:p>
          </table:table-cell>
          <table:table-cell office:value-type="string">
            <text:p>426 Light brilliant fuchsi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table:formula="of:=CONCATENATE(DEC2HEX([.A428];2);DEC2HEX([.B428];2);DEC2HEX([.C428];2))" office:value-type="string" office:string-value="FF00BF">
            <text:p>FF00BF</text:p>
          </table:table-cell>
          <table:table-cell table:formula="of:=CONCATENATE(&quot;#&quot;;[.D428])" office:value-type="string" office:string-value="#FF00BF">
            <text:p>#FF00BF</text:p>
          </table:table-cell>
          <table:table-cell office:value-type="string">
            <text:p>427 Luminous vivid fuchsia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office:value-type="float" office:value="220">
            <text:p>220</text:p>
          </table:table-cell>
          <table:table-cell table:formula="of:=CONCATENATE(DEC2HEX([.A429];2);DEC2HEX([.B429];2);DEC2HEX([.C429];2))" office:value-type="string" office:string-value="E7B8DC">
            <text:p>E7B8DC</text:p>
          </table:table-cell>
          <table:table-cell table:formula="of:=CONCATENATE(&quot;#&quot;;[.D429])" office:value-type="string" office:string-value="#E7B8DC">
            <text:p>#E7B8DC</text:p>
          </table:table-cell>
          <table:table-cell office:value-type="string">
            <text:p>428 Pale, light grayish fuchsia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office:value-type="float" office:value="208">
            <text:p>208</text:p>
          </table:table-cell>
          <table:table-cell table:formula="of:=CONCATENATE(DEC2HEX([.A430];2);DEC2HEX([.B430];2);DEC2HEX([.C430];2))" office:value-type="string" office:string-value="E78BD0">
            <text:p>E78BD0</text:p>
          </table:table-cell>
          <table:table-cell table:formula="of:=CONCATENATE(&quot;#&quot;;[.D430])" office:value-type="string" office:string-value="#E78BD0">
            <text:p>#E78BD0</text:p>
          </table:table-cell>
          <table:table-cell office:value-type="string">
            <text:p>429 Light fuchsia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office:value-type="float" office:value="194">
            <text:p>194</text:p>
          </table:table-cell>
          <table:table-cell table:formula="of:=CONCATENATE(DEC2HEX([.A431];2);DEC2HEX([.B431];2);DEC2HEX([.C431];2))" office:value-type="string" office:string-value="E751C2">
            <text:p>E751C2</text:p>
          </table:table-cell>
          <table:table-cell table:formula="of:=CONCATENATE(&quot;#&quot;;[.D431])" office:value-type="string" office:string-value="#E751C2">
            <text:p>#E751C2</text:p>
          </table:table-cell>
          <table:table-cell office:value-type="string">
            <text:p>430 Brilliant fuchsia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table:formula="of:=CONCATENATE(DEC2HEX([.A432];2);DEC2HEX([.B432];2);DEC2HEX([.C432];2))" office:value-type="string" office:string-value="E700AE">
            <text:p>E700AE</text:p>
          </table:table-cell>
          <table:table-cell table:formula="of:=CONCATENATE(&quot;#&quot;;[.D432])" office:value-type="string" office:string-value="#E700AE">
            <text:p>#E700AE</text:p>
          </table:table-cell>
          <table:table-cell office:value-type="string">
            <text:p>431 Vivid fuchsia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office:value-type="float" office:value="158">
            <text:p>158</text:p>
          </table:table-cell>
          <table:table-cell table:formula="of:=CONCATENATE(DEC2HEX([.A433];2);DEC2HEX([.B433];2);DEC2HEX([.C433];2))" office:value-type="string" office:string-value="A87D9E">
            <text:p>A87D9E</text:p>
          </table:table-cell>
          <table:table-cell table:formula="of:=CONCATENATE(&quot;#&quot;;[.D433])" office:value-type="string" office:string-value="#A87D9E">
            <text:p>#A87D9E</text:p>
          </table:table-cell>
          <table:table-cell office:value-type="string">
            <text:p>432 Grayish fuchsia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office:value-type="float" office:value="145">
            <text:p>145</text:p>
          </table:table-cell>
          <table:table-cell table:formula="of:=CONCATENATE(DEC2HEX([.A434];2);DEC2HEX([.B434];2);DEC2HEX([.C434];2))" office:value-type="string" office:string-value="A84A91">
            <text:p>A84A91</text:p>
          </table:table-cell>
          <table:table-cell table:formula="of:=CONCATENATE(&quot;#&quot;;[.D434])" office:value-type="string" office:string-value="#A84A91">
            <text:p>#A84A91</text:p>
          </table:table-cell>
          <table:table-cell office:value-type="string">
            <text:p>433 Moderate fuchsia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table:formula="of:=CONCATENATE(DEC2HEX([.A435];2);DEC2HEX([.B435];2);DEC2HEX([.C435];2))" office:value-type="string" office:string-value="A8007E">
            <text:p>A8007E</text:p>
          </table:table-cell>
          <table:table-cell table:formula="of:=CONCATENATE(&quot;#&quot;;[.D435])" office:value-type="string" office:string-value="#A8007E">
            <text:p>#A8007E</text:p>
          </table:table-cell>
          <table:table-cell office:value-type="string">
            <text:p>434 Strong fuchsia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formula="of:=CONCATENATE(DEC2HEX([.A436];2);DEC2HEX([.B436];2);DEC2HEX([.C436];2))" office:value-type="string" office:string-value="594254">
            <text:p>594254</text:p>
          </table:table-cell>
          <table:table-cell table:formula="of:=CONCATENATE(&quot;#&quot;;[.D436])" office:value-type="string" office:string-value="#594254">
            <text:p>#594254</text:p>
          </table:table-cell>
          <table:table-cell office:value-type="string">
            <text:p>435 Dark grayish fuchsia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office:value-type="float" office:value="77">
            <text:p>77</text:p>
          </table:table-cell>
          <table:table-cell table:formula="of:=CONCATENATE(DEC2HEX([.A437];2);DEC2HEX([.B437];2);DEC2HEX([.C437];2))" office:value-type="string" office:string-value="59274D">
            <text:p>59274D</text:p>
          </table:table-cell>
          <table:table-cell table:formula="of:=CONCATENATE(&quot;#&quot;;[.D437])" office:value-type="string" office:string-value="#59274D">
            <text:p>#59274D</text:p>
          </table:table-cell>
          <table:table-cell office:value-type="string">
            <text:p>436 Dark fuchsia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table:formula="of:=CONCATENATE(DEC2HEX([.A438];2);DEC2HEX([.B438];2);DEC2HEX([.C438];2))" office:value-type="string" office:string-value="590043">
            <text:p>590043</text:p>
          </table:table-cell>
          <table:table-cell table:formula="of:=CONCATENATE(&quot;#&quot;;[.D438])" office:value-type="string" office:string-value="#590043">
            <text:p>#590043</text:p>
          </table:table-cell>
          <table:table-cell office:value-type="string">
            <text:p>437 Deep fuchsia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46">
            <text:p>246</text:p>
          </table:table-cell>
          <table:table-cell office:value-type="float" office:value="251">
            <text:p>251</text:p>
          </table:table-cell>
          <table:table-cell table:formula="of:=CONCATENATE(DEC2HEX([.A439];2);DEC2HEX([.B439];2);DEC2HEX([.C439];2))" office:value-type="string" office:string-value="FFF6FB">
            <text:p>FFF6FB</text:p>
          </table:table-cell>
          <table:table-cell table:formula="of:=CONCATENATE(&quot;#&quot;;[.D439])" office:value-type="string" office:string-value="#FFF6FB">
            <text:p>#FFF6FB</text:p>
          </table:table-cell>
          <table:table-cell office:value-type="string">
            <text:p>438 Roseish whit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office:value-type="float" office:value="240">
            <text:p>240</text:p>
          </table:table-cell>
          <table:table-cell table:formula="of:=CONCATENATE(DEC2HEX([.A440];2);DEC2HEX([.B440];2);DEC2HEX([.C440];2))" office:value-type="string" office:string-value="FFE2F0">
            <text:p>FFE2F0</text:p>
          </table:table-cell>
          <table:table-cell table:formula="of:=CONCATENATE(&quot;#&quot;;[.D440])" office:value-type="string" office:string-value="#FFE2F0">
            <text:p>#FFE2F0</text:p>
          </table:table-cell>
          <table:table-cell office:value-type="string">
            <text:p>439 Very pale ros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office:value-type="float" office:value="224">
            <text:p>224</text:p>
          </table:table-cell>
          <table:table-cell table:formula="of:=CONCATENATE(DEC2HEX([.A441];2);DEC2HEX([.B441];2);DEC2HEX([.C441];2))" office:value-type="string" office:string-value="FFC2E0">
            <text:p>FFC2E0</text:p>
          </table:table-cell>
          <table:table-cell table:formula="of:=CONCATENATE(&quot;#&quot;;[.D441])" office:value-type="string" office:string-value="#FFC2E0">
            <text:p>#FFC2E0</text:p>
          </table:table-cell>
          <table:table-cell office:value-type="string">
            <text:p>440 Pale ros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office:value-type="float" office:value="207">
            <text:p>207</text:p>
          </table:table-cell>
          <table:table-cell table:formula="of:=CONCATENATE(DEC2HEX([.A442];2);DEC2HEX([.B442];2);DEC2HEX([.C442];2))" office:value-type="string" office:string-value="FF9ECF">
            <text:p>FF9ECF</text:p>
          </table:table-cell>
          <table:table-cell table:formula="of:=CONCATENATE(&quot;#&quot;;[.D442])" office:value-type="string" office:string-value="#FF9ECF">
            <text:p>#FF9ECF</text:p>
          </table:table-cell>
          <table:table-cell office:value-type="string">
            <text:p>441 Very light ros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office:value-type="float" office:value="178">
            <text:p>178</text:p>
          </table:table-cell>
          <table:table-cell table:formula="of:=CONCATENATE(DEC2HEX([.A443];2);DEC2HEX([.B443];2);DEC2HEX([.C443];2))" office:value-type="string" office:string-value="FF65B2">
            <text:p>FF65B2</text:p>
          </table:table-cell>
          <table:table-cell table:formula="of:=CONCATENATE(&quot;#&quot;;[.D443])" office:value-type="string" office:string-value="#FF65B2">
            <text:p>#FF65B2</text:p>
          </table:table-cell>
          <table:table-cell office:value-type="string">
            <text:p>442 Light brilliant ros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DEC2HEX([.A444];2);DEC2HEX([.B444];2);DEC2HEX([.C444];2))" office:value-type="string" office:string-value="FF0080">
            <text:p>FF0080</text:p>
          </table:table-cell>
          <table:table-cell table:formula="of:=CONCATENATE(&quot;#&quot;;[.D444])" office:value-type="string" office:string-value="#FF0080">
            <text:p>#FF0080</text:p>
          </table:table-cell>
          <table:table-cell office:value-type="string">
            <text:p>443 Luminous vivid ros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office:value-type="float" office:value="224">
            <text:p>224</text:p>
          </table:table-cell>
          <table:table-cell table:formula="of:=CONCATENATE(DEC2HEX([.A445];2);DEC2HEX([.B445];2);DEC2HEX([.C445];2))" office:value-type="string" office:string-value="E7DAE0">
            <text:p>E7DAE0</text:p>
          </table:table-cell>
          <table:table-cell table:formula="of:=CONCATENATE(&quot;#&quot;;[.D445])" office:value-type="string" office:string-value="#E7DAE0">
            <text:p>#E7DAE0</text:p>
          </table:table-cell>
          <table:table-cell office:value-type="string">
            <text:p>444 Light roseish gray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office:value-type="float" office:value="208">
            <text:p>208</text:p>
          </table:table-cell>
          <table:table-cell table:formula="of:=CONCATENATE(DEC2HEX([.A446];2);DEC2HEX([.B446];2);DEC2HEX([.C446];2))" office:value-type="string" office:string-value="E7B8D0">
            <text:p>E7B8D0</text:p>
          </table:table-cell>
          <table:table-cell table:formula="of:=CONCATENATE(&quot;#&quot;;[.D446])" office:value-type="string" office:string-value="#E7B8D0">
            <text:p>#E7B8D0</text:p>
          </table:table-cell>
          <table:table-cell office:value-type="string">
            <text:p>445 Pale, light grayish ros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office:value-type="float" office:value="185">
            <text:p>185</text:p>
          </table:table-cell>
          <table:table-cell table:formula="of:=CONCATENATE(DEC2HEX([.A447];2);DEC2HEX([.B447];2);DEC2HEX([.C447];2))" office:value-type="string" office:string-value="E78BB9">
            <text:p>E78BB9</text:p>
          </table:table-cell>
          <table:table-cell table:formula="of:=CONCATENATE(&quot;#&quot;;[.D447])" office:value-type="string" office:string-value="#E78BB9">
            <text:p>#E78BB9</text:p>
          </table:table-cell>
          <table:table-cell office:value-type="string">
            <text:p>446 Light ros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office:value-type="float" office:value="156">
            <text:p>156</text:p>
          </table:table-cell>
          <table:table-cell table:formula="of:=CONCATENATE(DEC2HEX([.A448];2);DEC2HEX([.B448];2);DEC2HEX([.C448];2))" office:value-type="string" office:string-value="E7519C">
            <text:p>E7519C</text:p>
          </table:table-cell>
          <table:table-cell table:formula="of:=CONCATENATE(&quot;#&quot;;[.D448])" office:value-type="string" office:string-value="#E7519C">
            <text:p>#E7519C</text:p>
          </table:table-cell>
          <table:table-cell office:value-type="string">
            <text:p>447 Brilliant rose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table:formula="of:=CONCATENATE(DEC2HEX([.A449];2);DEC2HEX([.B449];2);DEC2HEX([.C449];2))" office:value-type="string" office:string-value="E70074">
            <text:p>E70074</text:p>
          </table:table-cell>
          <table:table-cell table:formula="of:=CONCATENATE(&quot;#&quot;;[.D449])" office:value-type="string" office:string-value="#E70074">
            <text:p>#E70074</text:p>
          </table:table-cell>
          <table:table-cell office:value-type="string">
            <text:p>448 Vivid rose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56">
            <text:p>156</text:p>
          </table:table-cell>
          <table:table-cell office:value-type="float" office:value="162">
            <text:p>162</text:p>
          </table:table-cell>
          <table:table-cell table:formula="of:=CONCATENATE(DEC2HEX([.A450];2);DEC2HEX([.B450];2);DEC2HEX([.C450];2))" office:value-type="string" office:string-value="A89CA2">
            <text:p>A89CA2</text:p>
          </table:table-cell>
          <table:table-cell table:formula="of:=CONCATENATE(&quot;#&quot;;[.D450])" office:value-type="string" office:string-value="#A89CA2">
            <text:p>#A89CA2</text:p>
          </table:table-cell>
          <table:table-cell office:value-type="string">
            <text:p>449 Roseish gray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office:value-type="float" office:value="147">
            <text:p>147</text:p>
          </table:table-cell>
          <table:table-cell table:formula="of:=CONCATENATE(DEC2HEX([.A451];2);DEC2HEX([.B451];2);DEC2HEX([.C451];2))" office:value-type="string" office:string-value="A87D93">
            <text:p>A87D93</text:p>
          </table:table-cell>
          <table:table-cell table:formula="of:=CONCATENATE(&quot;#&quot;;[.D451])" office:value-type="string" office:string-value="#A87D93">
            <text:p>#A87D93</text:p>
          </table:table-cell>
          <table:table-cell office:value-type="string">
            <text:p>450 Grayish rose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office:value-type="float" office:value="121">
            <text:p>121</text:p>
          </table:table-cell>
          <table:table-cell table:formula="of:=CONCATENATE(DEC2HEX([.A452];2);DEC2HEX([.B452];2);DEC2HEX([.C452];2))" office:value-type="string" office:string-value="A84A79">
            <text:p>A84A79</text:p>
          </table:table-cell>
          <table:table-cell table:formula="of:=CONCATENATE(&quot;#&quot;;[.D452])" office:value-type="string" office:string-value="#A84A79">
            <text:p>#A84A79</text:p>
          </table:table-cell>
          <table:table-cell office:value-type="string">
            <text:p>451 Moderate rose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CONCATENATE(DEC2HEX([.A453];2);DEC2HEX([.B453];2);DEC2HEX([.C453];2))" office:value-type="string" office:string-value="A80054">
            <text:p>A80054</text:p>
          </table:table-cell>
          <table:table-cell table:formula="of:=CONCATENATE(&quot;#&quot;;[.D453])" office:value-type="string" office:string-value="#A80054">
            <text:p>#A80054</text:p>
          </table:table-cell>
          <table:table-cell office:value-type="string">
            <text:p>452 Strong rose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table:formula="of:=CONCATENATE(DEC2HEX([.A454];2);DEC2HEX([.B454];2);DEC2HEX([.C454];2))" office:value-type="string" office:string-value="595356">
            <text:p>595356</text:p>
          </table:table-cell>
          <table:table-cell table:formula="of:=CONCATENATE(&quot;#&quot;;[.D454])" office:value-type="string" office:string-value="#595356">
            <text:p>#595356</text:p>
          </table:table-cell>
          <table:table-cell office:value-type="string">
            <text:p>453 Dark roseish gray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table:formula="of:=CONCATENATE(DEC2HEX([.A455];2);DEC2HEX([.B455];2);DEC2HEX([.C455];2))" office:value-type="string" office:string-value="59424E">
            <text:p>59424E</text:p>
          </table:table-cell>
          <table:table-cell table:formula="of:=CONCATENATE(&quot;#&quot;;[.D455])" office:value-type="string" office:string-value="#59424E">
            <text:p>#59424E</text:p>
          </table:table-cell>
          <table:table-cell office:value-type="string">
            <text:p>454 Dark grayish rose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office:value-type="float" office:value="64">
            <text:p>64</text:p>
          </table:table-cell>
          <table:table-cell table:formula="of:=CONCATENATE(DEC2HEX([.A456];2);DEC2HEX([.B456];2);DEC2HEX([.C456];2))" office:value-type="string" office:string-value="592740">
            <text:p>592740</text:p>
          </table:table-cell>
          <table:table-cell table:formula="of:=CONCATENATE(&quot;#&quot;;[.D456])" office:value-type="string" office:string-value="#592740">
            <text:p>#592740</text:p>
          </table:table-cell>
          <table:table-cell office:value-type="string">
            <text:p>455 Dark rose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formula="of:=CONCATENATE(DEC2HEX([.A457];2);DEC2HEX([.B457];2);DEC2HEX([.C457];2))" office:value-type="string" office:string-value="59002D">
            <text:p>59002D</text:p>
          </table:table-cell>
          <table:table-cell table:formula="of:=CONCATENATE(&quot;#&quot;;[.D457])" office:value-type="string" office:string-value="#59002D">
            <text:p>#59002D</text:p>
          </table:table-cell>
          <table:table-cell office:value-type="string">
            <text:p>456 Deep rose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office:value-type="float" office:value="233">
            <text:p>233</text:p>
          </table:table-cell>
          <table:table-cell table:formula="of:=CONCATENATE(DEC2HEX([.A458];2);DEC2HEX([.B458];2);DEC2HEX([.C458];2))" office:value-type="string" office:string-value="FFE2E9">
            <text:p>FFE2E9</text:p>
          </table:table-cell>
          <table:table-cell table:formula="of:=CONCATENATE(&quot;#&quot;;[.D458])" office:value-type="string" office:string-value="#FFE2E9">
            <text:p>#FFE2E9</text:p>
          </table:table-cell>
          <table:table-cell office:value-type="string">
            <text:p>457 Very pale crimson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94">
            <text:p>194</text:p>
          </table:table-cell>
          <table:table-cell office:value-type="float" office:value="209">
            <text:p>209</text:p>
          </table:table-cell>
          <table:table-cell table:formula="of:=CONCATENATE(DEC2HEX([.A459];2);DEC2HEX([.B459];2);DEC2HEX([.C459];2))" office:value-type="string" office:string-value="FFC2D1">
            <text:p>FFC2D1</text:p>
          </table:table-cell>
          <table:table-cell table:formula="of:=CONCATENATE(&quot;#&quot;;[.D459])" office:value-type="string" office:string-value="#FFC2D1">
            <text:p>#FFC2D1</text:p>
          </table:table-cell>
          <table:table-cell office:value-type="string">
            <text:p>458 Pale crimson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office:value-type="float" office:value="182">
            <text:p>182</text:p>
          </table:table-cell>
          <table:table-cell table:formula="of:=CONCATENATE(DEC2HEX([.A460];2);DEC2HEX([.B460];2);DEC2HEX([.C460];2))" office:value-type="string" office:string-value="FF9EB6">
            <text:p>FF9EB6</text:p>
          </table:table-cell>
          <table:table-cell table:formula="of:=CONCATENATE(&quot;#&quot;;[.D460])" office:value-type="string" office:string-value="#FF9EB6">
            <text:p>#FF9EB6</text:p>
          </table:table-cell>
          <table:table-cell office:value-type="string">
            <text:p>459 Very light crimson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01">
            <text:p>101</text:p>
          </table:table-cell>
          <table:table-cell office:value-type="float" office:value="139">
            <text:p>139</text:p>
          </table:table-cell>
          <table:table-cell table:formula="of:=CONCATENATE(DEC2HEX([.A461];2);DEC2HEX([.B461];2);DEC2HEX([.C461];2))" office:value-type="string" office:string-value="FF658B">
            <text:p>FF658B</text:p>
          </table:table-cell>
          <table:table-cell table:formula="of:=CONCATENATE(&quot;#&quot;;[.D461])" office:value-type="string" office:string-value="#FF658B">
            <text:p>#FF658B</text:p>
          </table:table-cell>
          <table:table-cell office:value-type="string">
            <text:p>460 Light brilliant crimson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formula="of:=CONCATENATE(DEC2HEX([.A462];2);DEC2HEX([.B462];2);DEC2HEX([.C462];2))" office:value-type="string" office:string-value="FF0040">
            <text:p>FF0040</text:p>
          </table:table-cell>
          <table:table-cell table:formula="of:=CONCATENATE(&quot;#&quot;;[.D462])" office:value-type="string" office:string-value="#FF0040">
            <text:p>#FF0040</text:p>
          </table:table-cell>
          <table:table-cell office:value-type="string">
            <text:p>461 Luminous vivid crimson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84">
            <text:p>184</text:p>
          </table:table-cell>
          <table:table-cell office:value-type="float" office:value="196">
            <text:p>196</text:p>
          </table:table-cell>
          <table:table-cell table:formula="of:=CONCATENATE(DEC2HEX([.A463];2);DEC2HEX([.B463];2);DEC2HEX([.C463];2))" office:value-type="string" office:string-value="E7B8C4">
            <text:p>E7B8C4</text:p>
          </table:table-cell>
          <table:table-cell table:formula="of:=CONCATENATE(&quot;#&quot;;[.D463])" office:value-type="string" office:string-value="#E7B8C4">
            <text:p>#E7B8C4</text:p>
          </table:table-cell>
          <table:table-cell office:value-type="string">
            <text:p>462 Pale, light grayish crimson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39">
            <text:p>139</text:p>
          </table:table-cell>
          <table:table-cell office:value-type="float" office:value="162">
            <text:p>162</text:p>
          </table:table-cell>
          <table:table-cell table:formula="of:=CONCATENATE(DEC2HEX([.A464];2);DEC2HEX([.B464];2);DEC2HEX([.C464];2))" office:value-type="string" office:string-value="E78BA2">
            <text:p>E78BA2</text:p>
          </table:table-cell>
          <table:table-cell table:formula="of:=CONCATENATE(&quot;#&quot;;[.D464])" office:value-type="string" office:string-value="#E78BA2">
            <text:p>#E78BA2</text:p>
          </table:table-cell>
          <table:table-cell office:value-type="string">
            <text:p>463 Light crimson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81">
            <text:p>81</text:p>
          </table:table-cell>
          <table:table-cell office:value-type="float" office:value="119">
            <text:p>119</text:p>
          </table:table-cell>
          <table:table-cell table:formula="of:=CONCATENATE(DEC2HEX([.A465];2);DEC2HEX([.B465];2);DEC2HEX([.C465];2))" office:value-type="string" office:string-value="E75177">
            <text:p>E75177</text:p>
          </table:table-cell>
          <table:table-cell table:formula="of:=CONCATENATE(&quot;#&quot;;[.D465])" office:value-type="string" office:string-value="#E75177">
            <text:p>#E75177</text:p>
          </table:table-cell>
          <table:table-cell office:value-type="string">
            <text:p>464 Brilliant crimson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formula="of:=CONCATENATE(DEC2HEX([.A466];2);DEC2HEX([.B466];2);DEC2HEX([.C466];2))" office:value-type="string" office:string-value="E7003A">
            <text:p>E7003A</text:p>
          </table:table-cell>
          <table:table-cell table:formula="of:=CONCATENATE(&quot;#&quot;;[.D466])" office:value-type="string" office:string-value="#E7003A">
            <text:p>#E7003A</text:p>
          </table:table-cell>
          <table:table-cell office:value-type="string">
            <text:p>465 Vivid crimson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25">
            <text:p>125</text:p>
          </table:table-cell>
          <table:table-cell office:value-type="float" office:value="136">
            <text:p>136</text:p>
          </table:table-cell>
          <table:table-cell table:formula="of:=CONCATENATE(DEC2HEX([.A467];2);DEC2HEX([.B467];2);DEC2HEX([.C467];2))" office:value-type="string" office:string-value="A87D88">
            <text:p>A87D88</text:p>
          </table:table-cell>
          <table:table-cell table:formula="of:=CONCATENATE(&quot;#&quot;;[.D467])" office:value-type="string" office:string-value="#A87D88">
            <text:p>#A87D88</text:p>
          </table:table-cell>
          <table:table-cell office:value-type="string">
            <text:p>466 Grayish crimson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table:formula="of:=CONCATENATE(DEC2HEX([.A468];2);DEC2HEX([.B468];2);DEC2HEX([.C468];2))" office:value-type="string" office:string-value="A84A61">
            <text:p>A84A61</text:p>
          </table:table-cell>
          <table:table-cell table:formula="of:=CONCATENATE(&quot;#&quot;;[.D468])" office:value-type="string" office:string-value="#A84A61">
            <text:p>#A84A61</text:p>
          </table:table-cell>
          <table:table-cell office:value-type="string">
            <text:p>467 Moderate crimson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CONCATENATE(DEC2HEX([.A469];2);DEC2HEX([.B469];2);DEC2HEX([.C469];2))" office:value-type="string" office:string-value="A8002A">
            <text:p>A8002A</text:p>
          </table:table-cell>
          <table:table-cell table:formula="of:=CONCATENATE(&quot;#&quot;;[.D469])" office:value-type="string" office:string-value="#A8002A">
            <text:p>#A8002A</text:p>
          </table:table-cell>
          <table:table-cell office:value-type="string">
            <text:p>468 Strong crimson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table:formula="of:=CONCATENATE(DEC2HEX([.A470];2);DEC2HEX([.B470];2);DEC2HEX([.C470];2))" office:value-type="string" office:string-value="594248">
            <text:p>594248</text:p>
          </table:table-cell>
          <table:table-cell table:formula="of:=CONCATENATE(&quot;#&quot;;[.D470])" office:value-type="string" office:string-value="#594248">
            <text:p>#594248</text:p>
          </table:table-cell>
          <table:table-cell office:value-type="string">
            <text:p>469 Dark grayish crimson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table:formula="of:=CONCATENATE(DEC2HEX([.A471];2);DEC2HEX([.B471];2);DEC2HEX([.C471];2))" office:value-type="string" office:string-value="592734">
            <text:p>592734</text:p>
          </table:table-cell>
          <table:table-cell table:formula="of:=CONCATENATE(&quot;#&quot;;[.D471])" office:value-type="string" office:string-value="#592734">
            <text:p>#592734</text:p>
          </table:table-cell>
          <table:table-cell office:value-type="string">
            <text:p>470 Dark crimson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CONCATENATE(DEC2HEX([.A472];2);DEC2HEX([.B472];2);DEC2HEX([.C472];2))" office:value-type="string" office:string-value="590016">
            <text:p>590016</text:p>
          </table:table-cell>
          <table:table-cell table:formula="of:=CONCATENATE(&quot;#&quot;;[.D472])" office:value-type="string" office:string-value="#590016">
            <text:p>#590016</text:p>
          </table:table-cell>
          <table:table-cell office:value-type="string">
            <text:p>471 Deep crimson</text:p>
          </table:table-cell>
          <table:table-cell table:number-columns-repeated="1017"/>
        </table:table-row>
        <table:table-row table:style-name="ro2" table:number-rows-repeated="104810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2T20:57:33</dc:date>
    <dc:creator>markus </dc:creator>
    <meta:generator>LibreOffice/3.5$Linux_X86_64 LibreOffice_project/350m1$Build-202</meta:generator>
    <meta:editing-duration>P2DT15H45M22S</meta:editing-duration>
    <meta:editing-cycles>41</meta:editing-cycles>
    <meta:document-statistic meta:table-count="3" meta:cell-count="6145" meta:object-count="0"/>
  </office:meta>
</office:document-meta>
</file>

<file path=Basic/Standard/export.xml><?xml version="1.0" encoding="utf-8"?>
<!DOCTYPE module  PUBLIC '-//OpenOffice.org//DTD OfficeDocument 1.0//EN'  'module.dtd'>
<script:module xmlns:script="http://openoffice.org/2000/script" script:name="export" script:language="StarBasic">REM  *****  BASIC  *****


sub Highway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1

dispatcher.executeDispatch(document, ".uno:JumpToTable", "", 0, args1())

rem ----------------------------------------------------------------------
dim args2(2) as new com.sun.star.beans.PropertyValue
args2(0).Name = "URL"
args2(0).Value = "file:///home/markus/.gvfs/sftp%20for%20markus%20on%2046.4.66.144/home/markus/osm/bin/trunk/mapnik/inc/style-highways.csv"
args2(1).Name = "FilterName"
args2(1).Value = "Text - txt - csv (StarCalc)"
args2(2).Name = "FilterOptions"
args2(2).Value = "44,34,76,1"

dispatcher.executeDispatch(document, ".uno:SaveAs", "", 0, args2())

rem ----------------------------------------------------------------------
dim args3(1) as new com.sun.star.beans.PropertyValue
args3(0).Name = "URL"
args3(0).Value = "file:///home/markus/.gvfs/sftp%20for%20markus%20on%2046.4.66.144/home/markus/osm/bin/trunk/mapnik/inc/spreadnik-styles.ods"
args3(1).Name = "FilterName"
args3(1).Value = "calc8"

dispatcher.executeDispatch(document, ".uno:SaveAs", "", 0, args3())


end sub



sub Cycleway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/home/markus/.gvfs/sftp%20for%20markus%20on%2046.4.66.144/home/markus/osm/bin/trunk/mapnik/inc/style-cycleways.csv"
args2(1).Name = "FilterName"
args2(1).Value = "Text - txt - csv (StarCalc)"
args2(2).Name = "FilterOptions"
args2(2).Value = "44,34,76,1"

dispatcher.executeDispatch(document, ".uno:SaveAs", "", 0, args2())

rem ----------------------------------------------------------------------
dim args3(1) as new com.sun.star.beans.PropertyValue
args3(0).Name = "URL"
args3(0).Value = "file:///home/markus/.gvfs/sftp%20for%20markus%20on%2046.4.66.144/home/markus/osm/bin/trunk/mapnik/inc/spreadnik-styles.ods"
args3(1).Name = "FilterName"
args3(1).Value = "calc8"

dispatcher.executeDispatch(document, ".uno:SaveAs", "", 0, args3())


end sub


sub Railway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3

dispatcher.executeDispatch(document, ".uno:JumpToTable", "", 0, args1())

rem ----------------------------------------------------------------------
dim args2(2) as new com.sun.star.beans.PropertyValue
args2(0).Name = "URL"
args2(0).Value = "file:///home/markus/.gvfs/sftp%20for%20markus%20on%2046.4.66.144/home/markus/osm/bin/trunk/mapnik/inc/style-railways.csv"
args2(1).Name = "FilterName"
args2(1).Value = "Text - txt - csv (StarCalc)"
args2(2).Name = "FilterOptions"
args2(2).Value = "44,34,76,1"

dispatcher.executeDispatch(document, ".uno:SaveAs", "", 0, args2())

rem ----------------------------------------------------------------------
dim args3(1) as new com.sun.star.beans.PropertyValue
args3(0).Name = "URL"
args3(0).Value = "file:///home/markus/.gvfs/sftp%20for%20markus%20on%2046.4.66.144/home/markus/osm/bin/trunk/mapnik/inc/spreadnik-styles.ods"
args3(1).Name = "FilterName"
args3(1).Value = "calc8"

dispatcher.executeDispatch(document, ".uno:SaveAs", "", 0, args3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